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Times New Roman" svg:font-family="'Times New Roman'" style:font-family-generic="swiss"/>
    <style:font-face style:name="Akkadian" svg:font-family="Akkadian" style:font-family-generic="roman" style:font-pitch="variable"/>
    <style:font-face style:name="Assyrian" svg:font-family="Assyrian" style:font-family-generic="roman" style:font-pitch="variable"/>
    <style:font-face style:name="Assyrian:aalt" svg:font-family="Assyrian:aalt" style:font-family-generic="roman" style:font-pitch="variable"/>
    <style:font-face style:name="Assyrian:aalt=2" svg:font-family="Assyrian:aalt=2" style:font-family-generic="roman" style:font-pitch="variable"/>
    <style:font-face style:name="Assyrian:liga=0" svg:font-family="Assyrian:liga=0" style:font-family-generic="roman" style:font-pitch="variable"/>
    <style:font-face style:name="Assyrian:ornm" svg:font-family="Assyrian:ornm" style:font-family-generic="roman" style:font-pitch="variable"/>
    <style:font-face style:name="Assyrian:salt" svg:font-family="Assyrian:salt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Πίνακας1" style:family="table">
      <style:table-properties style:width="16.808cm" table:align="left" style:writing-mode="lr-tb"/>
    </style:style>
    <style:style style:name="Πίνακας1.A" style:family="table-column">
      <style:table-column-properties style:column-width="0.709cm"/>
    </style:style>
    <style:style style:name="Πίνακας1.B" style:family="table-column">
      <style:table-column-properties style:column-width="0.914cm"/>
    </style:style>
    <style:style style:name="Πίνακας1.C" style:family="table-column">
      <style:table-column-properties style:column-width="0.878cm"/>
    </style:style>
    <style:style style:name="Πίνακας1.D" style:family="table-column">
      <style:table-column-properties style:column-width="2.48cm"/>
    </style:style>
    <style:style style:name="Πίνακας1.E" style:family="table-column">
      <style:table-column-properties style:column-width="5.096cm"/>
    </style:style>
    <style:style style:name="Πίνακας1.F" style:family="table-column">
      <style:table-column-properties style:column-width="5.362cm"/>
    </style:style>
    <style:style style:name="Πίνακας1.G" style:family="table-column">
      <style:table-column-properties style:column-width="1.369cm"/>
    </style:style>
    <style:style style:name="Πίνακας1.1" style:family="table-row">
      <style:table-row-properties fo:keep-together="always"/>
    </style:style>
    <style:style style:name="Πίνακας1.A1" style:family="table-cell">
      <style:table-cell-properties style:vertical-align="middle" fo:padding-left="0.049cm" fo:padding-right="0.049cm" fo:padding-top="0.199cm" fo:padding-bottom="0cm" fo:border-left="none" fo:border-right="none" fo:border-top="0.05pt solid #000000" fo:border-bottom="0.05pt solid #000000"/>
    </style:style>
    <style:style style:name="Πίνακας1.A2" style:family="table-cell">
      <style:table-cell-properties style:vertical-align="middle" fo:padding-left="0.049cm" fo:padding-right="0.049cm" fo:padding-top="0.199cm" fo:padding-bottom="0cm" fo:border-left="none" fo:border-right="none" fo:border-top="none" fo:border-bottom="0.05pt solid #000000"/>
    </style:style>
    <style:style style:name="P1" style:family="paragraph" style:parent-style-name="Standard">
      <style:paragraph-properties fo:line-height="100%"/>
      <style:text-properties style:use-window-font-color="true" style:font-name="Calibri1" fo:font-size="8pt" fo:language="en" fo:country="US" style:font-size-asian="8pt" style:font-name-complex="Calibri1" style:font-size-complex="8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8pt" fo:language="en" fo:country="US" style:font-size-asian="8pt" style:font-name-complex="Calibri1" style:font-size-complex="8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8pt" fo:language="en" fo:country="US" officeooo:rsid="001bdb6b" officeooo:paragraph-rsid="001bdb6b" style:font-size-asian="8pt" style:font-name-complex="Calibri1" style:font-size-complex="8pt"/>
    </style:style>
    <style:style style:name="P4" style:family="paragraph" style:parent-style-name="Standard">
      <style:paragraph-properties fo:line-height="100%"/>
      <style:text-properties style:use-window-font-color="true" style:font-name="Calibri1" fo:font-size="8pt" fo:language="en" fo:country="US" officeooo:rsid="0020b7a8" officeooo:paragraph-rsid="0020b7a8" style:font-size-asian="8pt" style:font-name-complex="Calibri1" style:font-size-complex="8pt"/>
    </style:style>
    <style:style style:name="P5" style:family="paragraph" style:parent-style-name="Standard">
      <style:paragraph-properties fo:line-height="100%"/>
      <style:text-properties style:use-window-font-color="true" style:font-name="Calibri1" fo:font-size="8pt" fo:language="en" fo:country="US" officeooo:rsid="002954e8" officeooo:paragraph-rsid="002954e8" style:font-size-asian="8pt" style:font-name-complex="Calibri1" style:font-size-complex="8pt"/>
    </style:style>
    <style:style style:name="P6" style:family="paragraph" style:parent-style-name="Standard">
      <style:paragraph-properties fo:line-height="100%"/>
      <style:text-properties style:use-window-font-color="true" style:font-name="Calibri1" fo:font-size="8pt" fo:language="en" fo:country="US" officeooo:rsid="00338a08" officeooo:paragraph-rsid="00338a08" style:font-size-asian="8pt" style:font-name-complex="Calibri1" style:font-size-complex="8pt"/>
    </style:style>
    <style:style style:name="P7" style:family="paragraph" style:parent-style-name="Standard">
      <style:paragraph-properties fo:line-height="100%"/>
      <style:text-properties style:use-window-font-color="true" style:font-name="Calibri1" fo:font-size="8pt" fo:language="en" fo:country="US" officeooo:rsid="002eb3ee" officeooo:paragraph-rsid="002eb3ee" style:font-name-asian="Calibri" style:font-size-asian="8pt" style:font-name-complex="Calibri" style:font-size-complex="8pt"/>
    </style:style>
    <style:style style:name="P8" style:family="paragraph" style:parent-style-name="Standard">
      <style:paragraph-properties fo:line-height="115%"/>
      <style:text-properties style:use-window-font-color="true" style:font-name="Calibri1" fo:font-size="9pt" fo:language="en" fo:country="US" officeooo:rsid="0015e83c" officeooo:paragraph-rsid="0017c8ff" style:font-size-asian="9pt" style:font-name-complex="Assyrian" style:font-size-complex="9pt"/>
    </style:style>
    <style:style style:name="P9" style:family="paragraph" style:parent-style-name="Standard">
      <style:paragraph-properties fo:line-height="100%"/>
      <style:text-properties style:use-window-font-color="true" style:font-name="Akkadian" fo:font-size="16pt" fo:language="en" fo:country="US" style:font-size-asian="16pt" style:font-name-complex="Akkadian" style:font-size-complex="16pt"/>
    </style:style>
    <style:style style:name="P10" style:family="paragraph" style:parent-style-name="Standard">
      <style:paragraph-properties fo:line-height="100%"/>
      <style:text-properties style:use-window-font-color="true" style:font-name="Assyrian" fo:font-size="16pt" fo:language="en" fo:country="US" style:font-size-asian="16pt" style:font-name-complex="Assyrian" style:font-size-complex="16pt"/>
    </style:style>
    <style:style style:name="P11" style:family="paragraph" style:parent-style-name="Standard">
      <style:paragraph-properties fo:line-height="100%"/>
      <style:text-properties style:use-window-font-color="true" style:font-name="Assyrian" fo:font-size="16pt" fo:language="en" fo:country="US" officeooo:rsid="0020b7a8" style:font-size-asian="16pt" style:font-name-complex="Assyrian" style:font-size-complex="16pt"/>
    </style:style>
    <style:style style:name="P12" style:family="paragraph" style:parent-style-name="Standard">
      <style:paragraph-properties fo:line-height="100%"/>
      <style:text-properties style:use-window-font-color="true" style:font-name="Assyrian" fo:font-size="16pt" fo:language="en" fo:country="US" style:font-size-asian="16pt" style:font-name-complex="Assyrian:aalt" style:font-size-complex="16pt"/>
    </style:style>
    <style:style style:name="P13" style:family="paragraph" style:parent-style-name="Standard">
      <style:paragraph-properties fo:line-height="100%"/>
      <style:text-properties style:use-window-font-color="true" style:font-name="Assyrian" fo:font-size="16pt" fo:language="en" fo:country="US" style:font-size-asian="16pt" style:font-name-complex="Assyrian:aalt=2" style:font-size-complex="16pt"/>
    </style:style>
    <style:style style:name="P14" style:family="paragraph" style:parent-style-name="Standard">
      <style:paragraph-properties fo:line-height="100%"/>
      <style:text-properties style:use-window-font-color="true" style:font-name="Assyrian" fo:font-size="16pt" fo:language="en" fo:country="US" style:font-size-asian="16pt" style:font-name-complex="Assyrian:salt" style:font-size-complex="16pt"/>
    </style:style>
    <style:style style:name="P15" style:family="paragraph" style:parent-style-name="Standard">
      <style:paragraph-properties fo:line-height="100%"/>
      <style:text-properties style:use-window-font-color="true" style:font-name="Assyrian" fo:font-size="16pt" fo:language="en" fo:country="US" style:font-size-asian="16pt" style:font-name-complex="Assyrian:liga=0" style:font-size-complex="16pt"/>
    </style:style>
    <style:style style:name="P16" style:family="paragraph" style:parent-style-name="Standard">
      <style:paragraph-properties fo:line-height="100%"/>
      <style:text-properties style:use-window-font-color="true" style:font-name="Assyrian" fo:font-size="16pt" fo:language="en" fo:country="US" style:letter-kerning="true" style:font-size-asian="16pt" style:font-name-complex="Assyrian" style:font-size-complex="16pt"/>
    </style:style>
    <style:style style:name="P17" style:family="paragraph" style:parent-style-name="Standard">
      <style:paragraph-properties fo:line-height="100%"/>
      <style:text-properties style:use-window-font-color="true" style:font-name="Assyrian" fo:font-size="16pt" fo:language="en" fo:country="US" officeooo:paragraph-rsid="003310b2" style:letter-kerning="true" style:font-size-asian="16pt" style:font-name-complex="Assyrian" style:font-size-complex="16pt"/>
    </style:style>
    <style:style style:name="P18" style:family="paragraph" style:parent-style-name="Standard">
      <style:paragraph-properties fo:line-height="100%"/>
      <style:text-properties style:use-window-font-color="true" style:font-name="Assyrian" fo:font-size="16pt" fo:language="en" fo:country="US" style:letter-kerning="true" style:font-size-asian="16pt" style:font-name-complex="Assyrian:liga=0" style:font-size-complex="16pt"/>
    </style:style>
    <style:style style:name="P19" style:family="paragraph" style:parent-style-name="Standard">
      <style:paragraph-properties fo:line-height="100%"/>
      <style:text-properties style:use-window-font-color="true" fo:font-size="8pt" style:font-size-asian="7pt" style:font-size-complex="8pt"/>
    </style:style>
    <style:style style:name="P20" style:family="paragraph" style:parent-style-name="Standard">
      <style:paragraph-properties fo:line-height="115%" fo:text-align="justify" style:justify-single-word="false"/>
      <style:text-properties style:use-window-font-color="true" fo:font-size="9pt" officeooo:paragraph-rsid="004b57b5" style:font-size-asian="9pt" style:font-size-complex="9pt"/>
    </style:style>
    <style:style style:name="P21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fo:font-size="44pt" fo:language="en" fo:country="US" officeooo:rsid="0041f094" officeooo:paragraph-rsid="0041f094" style:font-size-asian="44pt" style:font-size-complex="44pt"/>
    </style:style>
    <style:style style:name="P22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font-size="12pt" fo:language="en" fo:country="US" officeooo:rsid="00abd4f4" officeooo:paragraph-rsid="0041f094" style:font-size-asian="12pt" style:font-size-complex="12pt"/>
    </style:style>
    <style:style style:name="P23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0474f5c"/>
    </style:style>
    <style:style style:name="P24" style:family="paragraph" style:parent-style-name="Βασικό">
      <style:paragraph-properties fo:margin-top="0cm" fo:margin-bottom="0cm" loext:contextual-spacing="false" fo:line-height="100%" fo:text-align="start" style:justify-single-word="false"/>
      <style:text-properties style:font-name="Calibri Light" fo:font-size="12pt" fo:language="en" fo:country="US" officeooo:rsid="00abd4f4" officeooo:paragraph-rsid="0041f094" style:font-size-asian="12pt" style:font-size-complex="12pt"/>
    </style:style>
    <style:style style:name="P25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" fo:font-size="12pt" fo:language="en" fo:country="US" officeooo:paragraph-rsid="0041f094" style:font-size-asian="12pt" style:font-size-complex="12pt"/>
    </style:style>
    <style:style style:name="P26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" fo:font-size="13pt" fo:language="en" fo:country="US" officeooo:rsid="00351fda" officeooo:paragraph-rsid="0041f094" style:font-size-asian="13pt" style:font-size-complex="13pt"/>
    </style:style>
    <style:style style:name="P27" style:family="paragraph" style:parent-style-name="Standard">
      <style:paragraph-properties fo:margin-top="0cm" fo:margin-bottom="0.051cm" loext:contextual-spacing="false" fo:line-height="100%" fo:text-align="start" style:justify-single-word="false"/>
      <style:text-properties style:use-window-font-color="true" style:font-name="Calibri1" fo:font-size="4pt" fo:language="en" fo:country="US" officeooo:rsid="0018a290" officeooo:paragraph-rsid="0018a290" style:font-size-asian="4pt" style:font-name-complex="Calibri1" style:font-size-complex="4pt"/>
    </style:style>
    <style:style style:name="P28" style:family="paragraph" style:parent-style-name="Standard">
      <style:paragraph-properties fo:margin-top="0cm" fo:margin-bottom="0.051cm" loext:contextual-spacing="false" fo:line-height="100%"/>
      <style:text-properties style:use-window-font-color="true" style:font-name="Calibri1" fo:font-size="4pt" fo:language="en" fo:country="US" style:font-size-asian="4pt" style:font-name-complex="Calibri1" style:font-size-complex="4pt"/>
    </style:style>
    <style:style style:name="P29" style:family="paragraph" style:parent-style-name="Standard">
      <style:paragraph-properties fo:margin-top="0cm" fo:margin-bottom="0.051cm" loext:contextual-spacing="false" fo:line-height="100%" fo:text-align="start" style:justify-single-word="false"/>
      <style:text-properties style:use-window-font-color="true" style:font-name="Calibri1" fo:font-size="4pt" fo:language="en" fo:country="US" officeooo:rsid="002eb3ee" officeooo:paragraph-rsid="002eb3ee" style:font-size-asian="4pt" style:font-name-complex="Calibri1" style:font-size-complex="4pt"/>
    </style:style>
    <style:style style:name="P30" style:family="paragraph" style:parent-style-name="Standard">
      <style:paragraph-properties fo:margin-top="0cm" fo:margin-bottom="0.051cm" loext:contextual-spacing="false" fo:line-height="100%"/>
      <style:text-properties style:use-window-font-color="true" style:font-name="Calibri1" fo:font-size="4pt" fo:language="en" fo:country="US" officeooo:rsid="002eb3ee" officeooo:paragraph-rsid="002eb3ee" style:font-size-asian="4pt" style:font-name-complex="Calibri1" style:font-size-complex="4pt"/>
    </style:style>
    <style:style style:name="P31" style:family="paragraph" style:parent-style-name="Βασικό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191970" style:font-name="Assyrian:ornm" fo:font-size="48pt" fo:language="en" fo:country="US" officeooo:rsid="003c5d36" officeooo:paragraph-rsid="0041f094" fo:background-color="transparent" style:font-size-asian="48pt" style:font-size-complex="48pt" fo:hyphenate="false" fo:hyphenation-remain-char-count="2" fo:hyphenation-push-char-count="2"/>
    </style:style>
    <style:style style:name="P32" style:family="paragraph" style:parent-style-name="Βασικό" style:master-page-name="Standard">
      <style:paragraph-properties fo:margin-top="0cm" fo:margin-bottom="0cm" loext:contextual-spacing="false" fo:line-height="100%" fo:text-align="start" style:justify-single-word="false" style:page-number="auto" fo:break-before="page"/>
      <style:text-properties style:font-name="Calibri Light" fo:font-size="12pt" fo:language="en" fo:country="US" officeooo:rsid="00abd4f4" officeooo:paragraph-rsid="0041f094" style:font-size-asian="12pt" style:font-size-complex="12pt"/>
    </style:style>
    <style:style style:name="T1" style:family="text">
      <style:text-properties style:font-name="Calibri1" fo:language="en" fo:country="US" officeooo:rsid="001e3703" style:font-name-complex="Assyrian"/>
    </style:style>
    <style:style style:name="T2" style:family="text">
      <style:text-properties style:font-name="Calibri1" fo:language="en" fo:country="US" officeooo:rsid="004c6f0c" style:font-name-complex="Assyrian"/>
    </style:style>
    <style:style style:name="T3" style:family="text">
      <style:text-properties style:font-name="Calibri1" fo:language="en" fo:country="US" officeooo:rsid="0015e83c" style:font-name-complex="Assyrian"/>
    </style:style>
    <style:style style:name="T4" style:family="text">
      <style:text-properties style:use-window-font-color="true" style:font-name="Calibri1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5" style:family="text">
      <style:text-properties style:use-window-font-color="true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language="en" fo:country="US" fo:font-weight="normal" officeooo:rsid="010e3bf4" style:letter-kerning="true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language="en" fo:country="US" fo:font-weight="normal" officeooo:rsid="0041f094" style:letter-kerning="true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Calibri:onum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Calibri:onum" fo:font-size="12pt" fo:language="en" fo:country="US" fo:font-weight="normal" officeooo:rsid="01068d98" style:letter-kerning="true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Calibri:onum" fo:font-size="12pt" fo:language="en" fo:country="US" fo:font-weight="normal" officeooo:rsid="002d6133" style:letter-kerning="true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Calibri:onum" fo:font-size="12pt" fo:language="en" fo:country="US" fo:font-weight="normal" officeooo:rsid="0073b80a" style:letter-kerning="true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Calibri:onum" fo:font-size="12pt" fo:language="en" fo:country="US" fo:font-weight="normal" officeooo:rsid="004f49c7" style:letter-kerning="true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Calibri:onum" fo:font-size="9pt" fo:language="en" fo:country="US" fo:font-weight="normal" officeooo:rsid="010c69f5" style:letter-kerning="true" style:font-size-asian="9pt" style:font-weight-asian="normal" style:font-size-complex="9pt" style:font-weight-complex="normal"/>
    </style:style>
    <style:style style:name="T14" style:family="text">
      <style:text-properties style:use-window-font-color="true" style:font-name="Calibri:onum" fo:font-size="9pt" fo:language="en" fo:country="US" fo:font-weight="normal" officeooo:rsid="0018d778" style:letter-kerning="true" style:font-size-asian="9pt" style:font-weight-asian="normal" style:font-size-complex="9pt" style:font-weight-complex="normal"/>
    </style:style>
    <style:style style:name="T15" style:family="text">
      <style:text-properties style:use-window-font-color="true" style:font-name="Calibri:onum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16" style:family="text">
      <style:text-properties style:use-window-font-color="true" style:font-name="Calibri:onum" fo:font-size="9pt" fo:language="en" fo:country="US" fo:font-weight="normal" officeooo:rsid="0032469a" style:letter-kerning="true" style:font-size-asian="9pt" style:font-weight-asian="normal" style:font-size-complex="9pt" style:font-weight-complex="normal"/>
    </style:style>
    <style:style style:name="T17" style:family="text">
      <style:text-properties style:use-window-font-color="true" style:font-name="Calibri:onum" fo:font-size="9pt" fo:language="fr" fo:country="FR" style:text-underline-style="none" fo:font-weight="normal" officeooo:rsid="00557358" style:letter-kerning="true" style:font-size-asian="9pt" style:font-weight-asian="normal" style:font-size-complex="9pt" style:font-weight-complex="normal"/>
    </style:style>
    <style:style style:name="T18" style:family="text">
      <style:text-properties style:use-window-font-color="true" style:font-name="Calibri:smcp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19" style:family="text">
      <style:text-properties style:use-window-font-color="true" style:font-name="Calibri:smcp" fo:font-size="8pt" fo:language="fr" fo:country="FR" style:text-underline-style="none" fo:font-weight="normal" officeooo:rsid="00557358" style:letter-kerning="true" style:font-size-asian="8pt" style:font-weight-asian="normal" style:font-size-complex="8pt" style:font-weight-complex="normal"/>
    </style:style>
    <style:style style:name="T20" style:family="text">
      <style:text-properties officeooo:rsid="002eb3ee"/>
    </style:style>
    <style:style style:name="T21" style:family="text">
      <style:text-properties style:font-name-complex="Assyrian:aalt"/>
    </style:style>
    <style:style style:name="T22" style:family="text">
      <style:text-properties officeooo:rsid="0034f028"/>
    </style:style>
    <style:style style:name="T23" style:family="text">
      <style:text-properties style:font-name="Calibri:smcp" fo:language="en" fo:country="US" officeooo:rsid="001e3703" style:font-name-complex="Assyrian"/>
    </style:style>
    <style:style style:name="T24" style:family="text">
      <style:text-properties fo:color="#000080" style:font-name="Calibri Light" fo:font-size="12pt" fo:language="en" fo:country="US" style:text-underline-style="none" style:font-size-asian="12pt" style:font-size-complex="12pt"/>
    </style:style>
    <style:style style:name="T25" style:family="text">
      <style:text-properties officeooo:rsid="00495b5d"/>
    </style:style>
    <style:style style:name="T26" style:family="text">
      <style:text-properties officeooo:rsid="00551d3a"/>
    </style:style>
    <style:style style:name="T27" style:family="text">
      <style:text-properties officeooo:rsid="00560a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4"/>
      <text:p text:style-name="P21">Assyri<text:span text:style-name="T27">a</text:span>n</text:p>
      <text:p text:style-name="P25"/>
      <text:p text:style-name="P25"/>
      <text:p text:style-name="P25"/>
      <text:p text:style-name="P26">Neo-Assyrian cuneif<text:span text:style-name="T26">o</text:span>rm sign<text:span text:style-name="T25">s</text:span> in Unicod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12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Προεπιλεγμένη_20_γραμματοσειρά"><text:span text:style-name="T6">Assyria</text:span></text:span><text:span text:style-name="Προεπιλεγμένη_20_γραμματοσειρά"><text:span text:style-name="T7">n</text:span></text:span><text:span text:style-name="Προεπιλεγμένη_20_γραμματοσειρά"><text:span text:style-name="T5">, </text:span></text:span><text:span text:style-name="Προεπιλεγμένη_20_γραμματοσειρά"><text:span text:style-name="T4">version </text:span></text:span><text:span text:style-name="Προεπιλεγμένη_20_γραμματοσειρά"><text:span text:style-name="T12">13</text:span></text:span><text:span text:style-name="Προεπιλεγμένη_20_γραμματοσειρά"><text:span text:style-name="T9">.</text:span></text:span><text:span text:style-name="Προεπιλεγμένη_20_γραμματοσειρά"><text:span text:style-name="T12">0</text:span></text:span><text:span text:style-name="Προεπιλεγμένη_20_γραμματοσειρά"><text:span text:style-name="T9">0</text:span></text:span><text:span text:style-name="Προεπιλεγμένη_20_γραμματοσειρά"><text:span text:style-name="T8">, </text:span></text:span><text:span text:style-name="Προεπιλεγμένη_20_γραμματοσειρά"><text:span text:style-name="T12">March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8">20</text:span></text:span><text:span text:style-name="Προεπιλεγμένη_20_γραμματοσειρά"><text:span text:style-name="T10">20</text:span></text:span><text:span text:style-name="Προεπιλεγμένη_20_γραμματοσειρά"><text:span text:style-name="T5"><text:line-break/></text:span></text:span><text:span text:style-name="Προεπιλεγμένη_20_γραμματοσειρά"><text:span text:style-name="T13">free strictly</text:span></text:span><text:span text:style-name="Προεπιλεγμένη_20_γραμματοσειρά"><text:span text:style-name="T14"> </text:span></text:span><text:span text:style-name="Προεπιλεγμένη_20_γραμματοσειρά"><text:span text:style-name="T13">for </text:span></text:span><text:span text:style-name="Προεπιλεγμένη_20_γραμματοσειρά"><text:span text:style-name="T14">personal, non-commercial use<text:line-break/></text:span></text:span><text:span text:style-name="Προεπιλεγμένη_20_γραμματοσειρά"><text:span text:style-name="T15">available under the</text:span></text:span><text:span text:style-name="Προεπιλεγμένη_20_γραμματοσειρά"><text:span text:style-name="T16"> </text:span></text:span><text:span text:style-name="Προεπιλεγμένη_20_γραμματοσειρά"><text:span text:style-name="T15">general </text:span></text:span><text:span text:style-name="Προεπιλεγμένη_20_γραμματοσειρά"><text:span text:style-name="T18">ufas</text:span></text:span><text:span text:style-name="Προεπιλεγμένη_20_γραμματοσειρά"><text:span text:style-name="T15"> </text:span></text:span><text:span text:style-name="Υπερ-σύνδεση"><text:span text:style-name="T17">licence<text:line-break/></text:span></text:span><text:span text:style-name="Υπερ-σύνδεση"><text:span text:style-name="T19">Unicode Fonts for Ancient Scripts</text:span></text:span><text:span text:style-name="Προεπιλεγμένη_20_γραμματοσειρά"><text:span text:style-name="T19"><text:line-break/></text:span></text:span><text:span text:style-name="Υπερ-σύνδεση"><text:span text:style-name="T19">George Douros</text:span></text:span></text:p>
      <text:p text:style-name="P25"/>
      <text:p text:style-name="P22"><text:span text:style-name="Υπερ-σύνδεση"><text:span text:style-name="T24"/></text:span></text:p>
      <text:p text:style-name="P20"><text:soft-page-break/><text:span text:style-name="T1">Assyrian provides </text:span><text:span text:style-name="T2">the </text:span><text:span text:style-name="T1">signs </text:span><text:span text:style-name="T2">missing from </text:span><text:span text:style-name="T1">the fifth column of ‘List of cuneiform signs’ in Wikipedia.</text:span><text:span text:style-name="T2"> </text:span><text:span text:style-name="T1">The actual shapes are based on “List of Neo-Assyrian Cuneiform Signs” by Studt, Borger and Ellermeier.</text:span><text:span text:style-name="T2"> </text:span><text:span text:style-name="T3">Neo-Assyrian cuneiform signs are encoded in Unicode’s Cuneiform blocks, or are available through OpenType features: liga, salt and aalt.</text:span><text:span text:style-name="T2"> </text:span><text:span text:style-name="T1">See </text:span><text:span text:style-name="T23">Assyrian.ods</text:span><text:span text:style-name="T1"> for more details.</text:span></text:p>
      <text:p text:style-name="P8"/>
      <text:p text:style-name="P8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column table:style-name="Πίνακας1.E"/>
        <table:table-column table:style-name="Πίνακας1.F"/>
        <table:table-column table:style-name="Πίνακας1.G"/>
        <table:table-row table:style-name="Πίνακας1.1">
          <table:table-cell table:style-name="Πίνακας1.A1" office:value-type="string">
            <text:p text:style-name="P7">№</text:p>
          </table:table-cell>
          <table:table-cell table:style-name="Πίνακας1.A1" office:value-type="string">
            <text:p text:style-name="P3">Hex</text:p>
          </table:table-cell>
          <table:table-cell table:style-name="Πίνακας1.A1" office:value-type="string">
            <text:p text:style-name="P1">MesZL</text:p>
          </table:table-cell>
          <table:table-cell table:style-name="Πίνακας1.A1" office:value-type="string">
            <text:p text:style-name="P1">Akkadian</text:p>
          </table:table-cell>
          <table:table-cell table:style-name="Πίνακας1.A1" office:value-type="string">
            <text:p text:style-name="P4">Assyrian</text:p>
          </table:table-cell>
          <table:table-cell table:style-name="Πίνακας1.A1" office:value-type="string">
            <text:p text:style-name="P5"><text:span text:style-name="T20">Unicode parts</text:span> of signs <text:span text:style-name="T20">available through OT</text:span></text:p>
          </table:table-cell>
          <table:table-cell table:style-name="Πίνακας1.A1" office:value-type="string">
            <text:p text:style-name="P5">OT<text:span text:style-name="T20"> feature</text:span></text:p>
          </table:table-cell>
        </table:table-row>
        <table:table-row table:style-name="Πίνακας1.1">
          <table:table-cell table:style-name="Πίνακας1.A2" office:value-type="string">
            <text:p text:style-name="P29"/>
          </table:table-cell>
          <table:table-cell table:style-name="Πίνακας1.A2" office:value-type="string">
            <text:p text:style-name="P27"/>
          </table:table-cell>
          <table:table-cell table:style-name="Πίνακας1.A2" office:value-type="string">
            <text:p text:style-name="P28"/>
          </table:table-cell>
          <table:table-cell table:style-name="Πίνακας1.A2" office:value-type="string">
            <text:p text:style-name="P28"/>
          </table:table-cell>
          <table:table-cell table:style-name="Πίνακας1.A2" office:value-type="string">
            <text:p text:style-name="P28"/>
          </table:table-cell>
          <table:table-cell table:style-name="Πίνακας1.A2" office:value-type="string">
            <text:p text:style-name="P30"/>
          </table:table-cell>
          <table:table-cell table:style-name="Πίνακας1.A2" office:value-type="string">
            <text:p text:style-name="P28"/>
          </table:table-cell>
        </table:table-row>
        <table:table-row table:style-name="Πίνακας1.1">
          <table:table-cell table:style-name="Πίνακας1.A2" office:value-type="string">
            <text:p text:style-name="P1">1</text:p>
          </table:table-cell>
          <table:table-cell table:style-name="Πίνακας1.A2" office:value-type="string">
            <text:p text:style-name="P2">12038</text:p>
          </table:table-cell>
          <table:table-cell table:style-name="Πίνακας1.A2" office:value-type="string">
            <text:p text:style-name="P2">1</text:p>
          </table:table-cell>
          <table:table-cell table:style-name="Πίνακας1.A2" office:value-type="string">
            <text:p text:style-name="P9">𒀸</text:p>
          </table:table-cell>
          <table:table-cell table:style-name="Πίνακας1.A2" office:value-type="string">
            <text:p text:style-name="P10">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</text:p>
          </table:table-cell>
          <table:table-cell table:style-name="Πίνακας1.A2" office:value-type="string">
            <text:p text:style-name="P2">12400</text:p>
          </table:table-cell>
          <table:table-cell table:style-name="Πίνακας1.A2" office:value-type="string">
            <text:p text:style-name="P2">2</text:p>
          </table:table-cell>
          <table:table-cell table:style-name="Πίνακας1.A2" office:value-type="string">
            <text:p text:style-name="P9">𒐀</text:p>
          </table:table-cell>
          <table:table-cell table:style-name="Πίνακας1.A2" office:value-type="string">
            <text:p text:style-name="P10">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</text:p>
          </table:table-cell>
          <table:table-cell table:style-name="Πίνακας1.A2" office:value-type="string">
            <text:p text:style-name="P2">1212C</text:p>
          </table:table-cell>
          <table:table-cell table:style-name="Πίνακας1.A2" office:value-type="string">
            <text:p text:style-name="P2">3</text:p>
          </table:table-cell>
          <table:table-cell table:style-name="Πίνακας1.A2" office:value-type="string">
            <text:p text:style-name="P9">𒄬</text:p>
          </table:table-cell>
          <table:table-cell table:style-name="Πίνακας1.A2" office:value-type="string">
            <text:p text:style-name="P10">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</text:p>
          </table:table-cell>
          <table:table-cell table:style-name="Πίνακας1.A2" office:value-type="string">
            <text:p text:style-name="P2">12401</text:p>
          </table:table-cell>
          <table:table-cell table:style-name="Πίνακας1.A2" office:value-type="string">
            <text:p text:style-name="P2">4</text:p>
          </table:table-cell>
          <table:table-cell table:style-name="Πίνακας1.A2" office:value-type="string">
            <text:p text:style-name="P9">𒐁</text:p>
          </table:table-cell>
          <table:table-cell table:style-name="Πίνακας1.A2" office:value-type="string">
            <text:p text:style-name="P10">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</text:p>
          </table:table-cell>
          <table:table-cell table:style-name="Πίνακας1.A2" office:value-type="string">
            <text:p text:style-name="P2">12044</text:p>
          </table:table-cell>
          <table:table-cell table:style-name="Πίνακας1.A2" office:value-type="string">
            <text:p text:style-name="P2">5</text:p>
          </table:table-cell>
          <table:table-cell table:style-name="Πίνακας1.A2" office:value-type="string">
            <text:p text:style-name="P9">𒁄</text:p>
          </table:table-cell>
          <table:table-cell table:style-name="Πίνακας1.A2" office:value-type="string">
            <text:p text:style-name="P10">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</text:p>
          </table:table-cell>
          <table:table-cell table:style-name="Πίνακας1.A2" office:value-type="string">
            <text:p text:style-name="P2">12108</text:p>
          </table:table-cell>
          <table:table-cell table:style-name="Πίνακας1.A2" office:value-type="string">
            <text:p text:style-name="P2">6</text:p>
          </table:table-cell>
          <table:table-cell table:style-name="Πίνακας1.A2" office:value-type="string">
            <text:p text:style-name="P9">𒄈</text:p>
          </table:table-cell>
          <table:table-cell table:style-name="Πίνακας1.A2" office:value-type="string">
            <text:p text:style-name="P10">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</text:p>
          </table:table-cell>
          <table:table-cell table:style-name="Πίνακας1.A2" office:value-type="string">
            <text:p text:style-name="P2">12109</text:p>
          </table:table-cell>
          <table:table-cell table:style-name="Πίνακας1.A2" office:value-type="string">
            <text:p text:style-name="P2">7</text:p>
          </table:table-cell>
          <table:table-cell table:style-name="Πίνακας1.A2" office:value-type="string">
            <text:p text:style-name="P9">𒄉</text:p>
          </table:table-cell>
          <table:table-cell table:style-name="Πίνακας1.A2" office:value-type="string">
            <text:p text:style-name="P10">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</text:p>
          </table:table-cell>
          <table:table-cell table:style-name="Πίνακας1.A2" office:value-type="string">
            <text:p text:style-name="P2">12054</text:p>
          </table:table-cell>
          <table:table-cell table:style-name="Πίνακας1.A2" office:value-type="string">
            <text:p text:style-name="P2">8</text:p>
          </table:table-cell>
          <table:table-cell table:style-name="Πίνακας1.A2" office:value-type="string">
            <text:p text:style-name="P9">𒁔</text:p>
          </table:table-cell>
          <table:table-cell table:style-name="Πίνακας1.A2" office:value-type="string">
            <text:p text:style-name="P10">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</text:p>
          </table:table-cell>
          <table:table-cell table:style-name="Πίνακας1.A2" office:value-type="string">
            <text:p text:style-name="P2">122FB</text:p>
          </table:table-cell>
          <table:table-cell table:style-name="Πίνακας1.A2" office:value-type="string">
            <text:p text:style-name="P2">9</text:p>
          </table:table-cell>
          <table:table-cell table:style-name="Πίνακας1.A2" office:value-type="string">
            <text:p text:style-name="P9">𒋻</text:p>
          </table:table-cell>
          <table:table-cell table:style-name="Πίνακας1.A2" office:value-type="string">
            <text:p text:style-name="P10">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<text:span text:style-name="T22">0</text:span></text:p>
          </table:table-cell>
          <table:table-cell table:style-name="Πίνακας1.A2" office:value-type="string">
            <text:p text:style-name="P2">1202D</text:p>
          </table:table-cell>
          <table:table-cell table:style-name="Πίνακας1.A2" office:value-type="string">
            <text:p text:style-name="P2">10</text:p>
          </table:table-cell>
          <table:table-cell table:style-name="Πίνακας1.A2" office:value-type="string">
            <text:p text:style-name="P9">𒀭</text:p>
          </table:table-cell>
          <table:table-cell table:style-name="Πίνακας1.A2" office:value-type="string">
            <text:p text:style-name="P10">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1</text:p>
          </table:table-cell>
          <table:table-cell table:style-name="Πίνακας1.A2" office:value-type="string">
            <text:p text:style-name="P9">𒀸𒋩</text:p>
          </table:table-cell>
          <table:table-cell table:style-name="Πίνακας1.A2" office:value-type="string">
            <text:p text:style-name="P10">𒀸𒋩</text:p>
          </table:table-cell>
          <table:table-cell table:style-name="Πίνακας1.A2" office:value-type="string">
            <text:p text:style-name="P15">𒀸𒋩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2</text:p>
          </table:table-cell>
          <table:table-cell table:style-name="Πίνακας1.A2" office:value-type="string">
            <text:p text:style-name="P2">1222E</text:p>
          </table:table-cell>
          <table:table-cell table:style-name="Πίνακας1.A2" office:value-type="string">
            <text:p text:style-name="P2">12</text:p>
          </table:table-cell>
          <table:table-cell table:style-name="Πίνακας1.A2" office:value-type="string">
            <text:p text:style-name="P9">𒈮</text:p>
          </table:table-cell>
          <table:table-cell table:style-name="Πίνακας1.A2" office:value-type="string">
            <text:p text:style-name="P10">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</text:p>
          </table:table-cell>
          <table:table-cell table:style-name="Πίνακας1.A2" office:value-type="string">
            <text:p text:style-name="P2">1222F</text:p>
          </table:table-cell>
          <table:table-cell table:style-name="Πίνακας1.A2" office:value-type="string">
            <text:p text:style-name="P2">13</text:p>
          </table:table-cell>
          <table:table-cell table:style-name="Πίνακας1.A2" office:value-type="string">
            <text:p text:style-name="P9">𒈯</text:p>
          </table:table-cell>
          <table:table-cell table:style-name="Πίνακας1.A2" office:value-type="string">
            <text:p text:style-name="P10">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4</text:p>
          </table:table-cell>
          <table:table-cell table:style-name="Πίνακας1.A2" office:value-type="string">
            <text:p text:style-name="P2">12040</text:p>
          </table:table-cell>
          <table:table-cell table:style-name="Πίνακας1.A2" office:value-type="string">
            <text:p text:style-name="P2">14</text:p>
          </table:table-cell>
          <table:table-cell table:style-name="Πίνακας1.A2" office:value-type="string">
            <text:p text:style-name="P9">𒁀</text:p>
          </table:table-cell>
          <table:table-cell table:style-name="Πίνακας1.A2" office:value-type="string">
            <text:p text:style-name="P10">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5</text:p>
          </table:table-cell>
          <table:table-cell table:style-name="Πίνακας1.A2" office:value-type="string">
            <text:p text:style-name="P2">1236A</text:p>
          </table:table-cell>
          <table:table-cell table:style-name="Πίνακας1.A2" office:value-type="string">
            <text:p text:style-name="P2">15</text:p>
          </table:table-cell>
          <table:table-cell table:style-name="Πίνακας1.A2" office:value-type="string">
            <text:p text:style-name="P9">𒍪</text:p>
          </table:table-cell>
          <table:table-cell table:style-name="Πίνακας1.A2" office:value-type="string">
            <text:p text:style-name="P10">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</text:p>
          </table:table-cell>
          <table:table-cell table:style-name="Πίνακας1.A2" office:value-type="string">
            <text:p text:style-name="P2">122E2</text:p>
          </table:table-cell>
          <table:table-cell table:style-name="Πίνακας1.A2" office:value-type="string">
            <text:p text:style-name="P2">16</text:p>
          </table:table-cell>
          <table:table-cell table:style-name="Πίνακας1.A2" office:value-type="string">
            <text:p text:style-name="P9">𒋢</text:p>
          </table:table-cell>
          <table:table-cell table:style-name="Πίνακας1.A2" office:value-type="string">
            <text:p text:style-name="P10">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𒋢</text:p>
          </table:table-cell>
          <table:table-cell table:style-name="Πίνακας1.A2" office:value-type="string">
            <text:p text:style-name="P10">𒋢𒋢</text:p>
          </table:table-cell>
          <table:table-cell table:style-name="Πίνακας1.A2" office:value-type="string">
            <text:p text:style-name="P15">𒋢𒋢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8</text:p>
          </table:table-cell>
          <table:table-cell table:style-name="Πίνακας1.A2" office:value-type="string">
            <text:p text:style-name="P2">122BF</text:p>
          </table:table-cell>
          <table:table-cell table:style-name="Πίνακας1.A2" office:value-type="string">
            <text:p text:style-name="P2">17</text:p>
          </table:table-cell>
          <table:table-cell table:style-name="Πίνακας1.A2" office:value-type="string">
            <text:p text:style-name="P9">𒊿</text:p>
          </table:table-cell>
          <table:table-cell table:style-name="Πίνακας1.A2" office:value-type="string">
            <text:p text:style-name="P10">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</text:p>
          </table:table-cell>
          <table:table-cell table:style-name="Πίνακας1.A2" office:value-type="string">
            <text:p text:style-name="P2">12034</text:p>
          </table:table-cell>
          <table:table-cell table:style-name="Πίνακας1.A2" office:value-type="string">
            <text:p text:style-name="P2">18</text:p>
          </table:table-cell>
          <table:table-cell table:style-name="Πίνακας1.A2" office:value-type="string">
            <text:p text:style-name="P9">𒀴</text:p>
          </table:table-cell>
          <table:table-cell table:style-name="Πίνακας1.A2" office:value-type="string">
            <text:p text:style-name="P10">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</text:p>
          </table:table-cell>
          <table:table-cell table:style-name="Πίνακας1.A2" office:value-type="string">
            <text:p text:style-name="P2">12035</text:p>
          </table:table-cell>
          <table:table-cell table:style-name="Πίνακας1.A2" office:value-type="string">
            <text:p text:style-name="P2">19</text:p>
          </table:table-cell>
          <table:table-cell table:style-name="Πίνακας1.A2" office:value-type="string">
            <text:p text:style-name="P9">𒀵</text:p>
          </table:table-cell>
          <table:table-cell table:style-name="Πίνακας1.A2" office:value-type="string">
            <text:p text:style-name="P10">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</text:p>
          </table:table-cell>
          <table:table-cell table:style-name="Πίνακας1.A2" office:value-type="string">
            <text:p text:style-name="P2">12317</text:p>
          </table:table-cell>
          <table:table-cell table:style-name="Πίνακας1.A2" office:value-type="string">
            <text:p text:style-name="P2">20</text:p>
          </table:table-cell>
          <table:table-cell table:style-name="Πίνακας1.A2" office:value-type="string">
            <text:p text:style-name="P9">𒌗</text:p>
          </table:table-cell>
          <table:table-cell table:style-name="Πίνακας1.A2" office:value-type="string">
            <text:p text:style-name="P10">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</text:p>
          </table:table-cell>
          <table:table-cell table:style-name="Πίνακας1.A2" office:value-type="string">
            <text:p text:style-name="P2">1231A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𒌚</text:p>
          </table:table-cell>
          <table:table-cell table:style-name="Πίνακας1.A2" office:value-type="string">
            <text:p text:style-name="P10">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</text:p>
          </table:table-cell>
          <table:table-cell table:style-name="Πίνακας1.A2" office:value-type="string">
            <text:p text:style-name="P2">1231B</text:p>
          </table:table-cell>
          <table:table-cell table:style-name="Πίνακας1.A2" office:value-type="string">
            <text:p text:style-name="P2">21</text:p>
          </table:table-cell>
          <table:table-cell table:style-name="Πίνακας1.A2" office:value-type="string">
            <text:p text:style-name="P9">𒌛</text:p>
          </table:table-cell>
          <table:table-cell table:style-name="Πίνακας1.A2" office:value-type="string">
            <text:p text:style-name="P10">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4</text:p>
          </table:table-cell>
          <table:table-cell table:style-name="Πίνακας1.A2" office:value-type="string">
            <text:p text:style-name="P2">122DA</text:p>
          </table:table-cell>
          <table:table-cell table:style-name="Πίνακας1.A2" office:value-type="string">
            <text:p text:style-name="P2">22</text:p>
          </table:table-cell>
          <table:table-cell table:style-name="Πίνακας1.A2" office:value-type="string">
            <text:p text:style-name="P9">𒋚</text:p>
          </table:table-cell>
          <table:table-cell table:style-name="Πίνακας1.A2" office:value-type="string">
            <text:p text:style-name="P10">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</text:p>
          </table:table-cell>
          <table:table-cell table:style-name="Πίνακας1.A2" office:value-type="string">
            <text:p text:style-name="P2">122DA</text:p>
          </table:table-cell>
          <table:table-cell table:style-name="Πίνακας1.A2" office:value-type="string">
            <text:p text:style-name="P2">23</text:p>
          </table:table-cell>
          <table:table-cell table:style-name="Πίνακας1.A2" office:value-type="string">
            <text:p text:style-name="P9">𒋚</text:p>
          </table:table-cell>
          <table:table-cell table:style-name="Πίνακας1.A2" office:value-type="string">
            <text:p text:style-name="P10">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</text:p>
          </table:table-cell>
          <table:table-cell table:style-name="Πίνακας1.A2" office:value-type="string">
            <text:p text:style-name="P2">12157</text:p>
          </table:table-cell>
          <table:table-cell table:style-name="Πίνακας1.A2" office:value-type="string">
            <text:p text:style-name="P2">24</text:p>
          </table:table-cell>
          <table:table-cell table:style-name="Πίνακας1.A2" office:value-type="string">
            <text:p text:style-name="P9">𒅗</text:p>
          </table:table-cell>
          <table:table-cell table:style-name="Πίνακας1.A2" office:value-type="string">
            <text:p text:style-name="P10">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7</text:p>
          </table:table-cell>
          <table:table-cell table:style-name="Πίνακας1.A2" office:value-type="string">
            <text:p text:style-name="P2">12168</text:p>
          </table:table-cell>
          <table:table-cell table:style-name="Πίνακας1.A2" office:value-type="string">
            <text:p text:style-name="P2">25</text:p>
          </table:table-cell>
          <table:table-cell table:style-name="Πίνακας1.A2" office:value-type="string">
            <text:p text:style-name="P9">𒅨</text:p>
          </table:table-cell>
          <table:table-cell table:style-name="Πίνακας1.A2" office:value-type="string">
            <text:p text:style-name="P10">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8</text:p>
          </table:table-cell>
          <table:table-cell table:style-name="Πίνακας1.A2" office:value-type="string">
            <text:p text:style-name="P2">12172</text:p>
          </table:table-cell>
          <table:table-cell table:style-name="Πίνακας1.A2" office:value-type="string">
            <text:p text:style-name="P2">26</text:p>
          </table:table-cell>
          <table:table-cell table:style-name="Πίνακας1.A2" office:value-type="string">
            <text:p text:style-name="P9">𒅲</text:p>
          </table:table-cell>
          <table:table-cell table:style-name="Πίνακας1.A2" office:value-type="string">
            <text:p text:style-name="P10">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7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𒍋</text:p>
          </table:table-cell>
          <table:table-cell table:style-name="Πίνακας1.A2" office:value-type="string">
            <text:p text:style-name="P15">𒍋</text:p>
          </table:table-cell>
          <table:table-cell table:style-name="Πίνακας1.A2" office:value-type="string">
            <text:p text:style-name="P1">salt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0</text:p>
          </table:table-cell>
          <table:table-cell table:style-name="Πίνακας1.A2" office:value-type="string">
            <text:p text:style-name="P2">1217D</text:p>
          </table:table-cell>
          <table:table-cell table:style-name="Πίνακας1.A2" office:value-type="string">
            <text:p text:style-name="P2">28</text:p>
          </table:table-cell>
          <table:table-cell table:style-name="Πίνακας1.A2" office:value-type="string">
            <text:p text:style-name="P9">𒅽</text:p>
          </table:table-cell>
          <table:table-cell table:style-name="Πίνακας1.A2" office:value-type="string">
            <text:p text:style-name="P10">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1</text:p>
          </table:table-cell>
          <table:table-cell table:style-name="Πίνακας1.A2" office:value-type="string">
            <text:p text:style-name="P2">1215C</text:p>
          </table:table-cell>
          <table:table-cell table:style-name="Πίνακας1.A2" office:value-type="string">
            <text:p text:style-name="P2">29</text:p>
          </table:table-cell>
          <table:table-cell table:style-name="Πίνακας1.A2" office:value-type="string">
            <text:p text:style-name="P9">𒅜</text:p>
          </table:table-cell>
          <table:table-cell table:style-name="Πίνακας1.A2" office:value-type="string">
            <text:p text:style-name="P10">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</text:p>
          </table:table-cell>
          <table:table-cell table:style-name="Πίνακας1.A2" office:value-type="string">
            <text:p text:style-name="P2">1215E</text:p>
          </table:table-cell>
          <table:table-cell table:style-name="Πίνακας1.A2" office:value-type="string">
            <text:p text:style-name="P2">30</text:p>
          </table:table-cell>
          <table:table-cell table:style-name="Πίνακας1.A2" office:value-type="string">
            <text:p text:style-name="P9">𒅞</text:p>
          </table:table-cell>
          <table:table-cell table:style-name="Πίνακας1.A2" office:value-type="string">
            <text:p text:style-name="P10">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</text:p>
          </table:table-cell>
          <table:table-cell table:style-name="Πίνακας1.A2" office:value-type="string">
            <text:p text:style-name="P2">1217B</text:p>
          </table:table-cell>
          <table:table-cell table:style-name="Πίνακας1.A2" office:value-type="string">
            <text:p text:style-name="P2">31</text:p>
          </table:table-cell>
          <table:table-cell table:style-name="Πίνακας1.A2" office:value-type="string">
            <text:p text:style-name="P9">𒅻</text:p>
          </table:table-cell>
          <table:table-cell table:style-name="Πίνακας1.A2" office:value-type="string">
            <text:p text:style-name="P10">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</text:p>
          </table:table-cell>
          <table:table-cell table:style-name="Πίνακας1.A2" office:value-type="string">
            <text:p text:style-name="P2">1217E</text:p>
          </table:table-cell>
          <table:table-cell table:style-name="Πίνακας1.A2" office:value-type="string">
            <text:p text:style-name="P2">32</text:p>
          </table:table-cell>
          <table:table-cell table:style-name="Πίνακας1.A2" office:value-type="string">
            <text:p text:style-name="P9">𒅾</text:p>
          </table:table-cell>
          <table:table-cell table:style-name="Πίνακας1.A2" office:value-type="string">
            <text:p text:style-name="P10">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5</text:p>
          </table:table-cell>
          <table:table-cell table:style-name="Πίνακας1.A2" office:value-type="string">
            <text:p text:style-name="P2">12164</text:p>
          </table:table-cell>
          <table:table-cell table:style-name="Πίνακας1.A2" office:value-type="string">
            <text:p text:style-name="P2">33</text:p>
          </table:table-cell>
          <table:table-cell table:style-name="Πίνακας1.A2" office:value-type="string">
            <text:p text:style-name="P9">𒅤</text:p>
          </table:table-cell>
          <table:table-cell table:style-name="Πίνακας1.A2" office:value-type="string">
            <text:p text:style-name="P10">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6</text:p>
          </table:table-cell>
          <table:table-cell table:style-name="Πίνακας1.A2" office:value-type="string">
            <text:p text:style-name="P2">1215A</text:p>
          </table:table-cell>
          <table:table-cell table:style-name="Πίνακας1.A2" office:value-type="string">
            <text:p text:style-name="P2">34</text:p>
          </table:table-cell>
          <table:table-cell table:style-name="Πίνακας1.A2" office:value-type="string">
            <text:p text:style-name="P9">𒅚</text:p>
          </table:table-cell>
          <table:table-cell table:style-name="Πίνακας1.A2" office:value-type="string">
            <text:p text:style-name="P10">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</text:p>
          </table:table-cell>
          <table:table-cell table:style-name="Πίνακας1.A2" office:value-type="string">
            <text:p text:style-name="P2">1217A</text:p>
          </table:table-cell>
          <table:table-cell table:style-name="Πίνακας1.A2" office:value-type="string">
            <text:p text:style-name="P2">35</text:p>
          </table:table-cell>
          <table:table-cell table:style-name="Πίνακας1.A2" office:value-type="string">
            <text:p text:style-name="P9">𒅺</text:p>
          </table:table-cell>
          <table:table-cell table:style-name="Πίνακας1.A2" office:value-type="string">
            <text:p text:style-name="P10">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𒅗𒌫</text:p>
          </table:table-cell>
          <table:table-cell table:style-name="Πίνακας1.A2" office:value-type="string">
            <text:p text:style-name="P15">𒅗𒌫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9</text:p>
          </table:table-cell>
          <table:table-cell table:style-name="Πίνακας1.A2" office:value-type="string">
            <text:p text:style-name="P2">1216A</text:p>
          </table:table-cell>
          <table:table-cell table:style-name="Πίνακας1.A2" office:value-type="string">
            <text:p text:style-name="P2">37</text:p>
          </table:table-cell>
          <table:table-cell table:style-name="Πίνακας1.A2" office:value-type="string">
            <text:p text:style-name="P9">𒅪</text:p>
          </table:table-cell>
          <table:table-cell table:style-name="Πίνακας1.A2" office:value-type="string">
            <text:p text:style-name="P10">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</text:p>
          </table:table-cell>
          <table:table-cell table:style-name="Πίνακας1.A2" office:value-type="string">
            <text:p text:style-name="P2">1216F</text:p>
          </table:table-cell>
          <table:table-cell table:style-name="Πίνακας1.A2" office:value-type="string">
            <text:p text:style-name="P2">38</text:p>
          </table:table-cell>
          <table:table-cell table:style-name="Πίνακας1.A2" office:value-type="string">
            <text:p text:style-name="P9">𒅯</text:p>
          </table:table-cell>
          <table:table-cell table:style-name="Πίνακας1.A2" office:value-type="string">
            <text:p text:style-name="P10">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</text:p>
          </table:table-cell>
          <table:table-cell table:style-name="Πίνακας1.A2" office:value-type="string">
            <text:p text:style-name="P2">1218B</text:p>
          </table:table-cell>
          <table:table-cell table:style-name="Πίνακας1.A2" office:value-type="string">
            <text:p text:style-name="P2">39</text:p>
          </table:table-cell>
          <table:table-cell table:style-name="Πίνακας1.A2" office:value-type="string">
            <text:p text:style-name="P9">𒆋</text:p>
          </table:table-cell>
          <table:table-cell table:style-name="Πίνακας1.A2" office:value-type="string">
            <text:p text:style-name="P10">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0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𒅗𒉺</text:p>
          </table:table-cell>
          <table:table-cell table:style-name="Πίνακας1.A2" office:value-type="string">
            <text:p text:style-name="P15">𒅗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1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𒅗𒄑</text:p>
          </table:table-cell>
          <table:table-cell table:style-name="Πίνακας1.A2" office:value-type="string">
            <text:p text:style-name="P15">𒅗𒄑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4</text:p>
          </table:table-cell>
          <table:table-cell table:style-name="Πίνακας1.A2" office:value-type="string">
            <text:p text:style-name="P2">12182</text:p>
          </table:table-cell>
          <table:table-cell table:style-name="Πίνακας1.A2" office:value-type="string">
            <text:p text:style-name="P2">42</text:p>
          </table:table-cell>
          <table:table-cell table:style-name="Πίνακας1.A2" office:value-type="string">
            <text:p text:style-name="P9">𒆂</text:p>
          </table:table-cell>
          <table:table-cell table:style-name="Πίνακας1.A2" office:value-type="string">
            <text:p text:style-name="P10">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</text:p>
          </table:table-cell>
          <table:table-cell table:style-name="Πίνακας1.A2" office:value-type="string">
            <text:p text:style-name="P2">12188</text:p>
          </table:table-cell>
          <table:table-cell table:style-name="Πίνακας1.A2" office:value-type="string">
            <text:p text:style-name="P2">43</text:p>
          </table:table-cell>
          <table:table-cell table:style-name="Πίνακας1.A2" office:value-type="string">
            <text:p text:style-name="P9">𒆈</text:p>
          </table:table-cell>
          <table:table-cell table:style-name="Πίνακας1.A2" office:value-type="string">
            <text:p text:style-name="P10">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46</text:p>
          </table:table-cell>
          <table:table-cell table:style-name="Πίνακας1.A2" office:value-type="string">
            <text:p text:style-name="P2">12162</text:p>
          </table:table-cell>
          <table:table-cell table:style-name="Πίνακας1.A2" office:value-type="string">
            <text:p text:style-name="P2">44</text:p>
          </table:table-cell>
          <table:table-cell table:style-name="Πίνακας1.A2" office:value-type="string">
            <text:p text:style-name="P9">𒅢</text:p>
          </table:table-cell>
          <table:table-cell table:style-name="Πίνακας1.A2" office:value-type="string">
            <text:p text:style-name="P10">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</text:p>
          </table:table-cell>
          <table:table-cell table:style-name="Πίνακας1.A2" office:value-type="string">
            <text:p text:style-name="P2">1217F</text:p>
          </table:table-cell>
          <table:table-cell table:style-name="Πίνακας1.A2" office:value-type="string">
            <text:p text:style-name="P2">45</text:p>
          </table:table-cell>
          <table:table-cell table:style-name="Πίνακας1.A2" office:value-type="string">
            <text:p text:style-name="P9">𒅿</text:p>
          </table:table-cell>
          <table:table-cell table:style-name="Πίνακας1.A2" office:value-type="string">
            <text:p text:style-name="P10">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</text:p>
          </table:table-cell>
          <table:table-cell table:style-name="Πίνακας1.A2" office:value-type="string">
            <text:p text:style-name="P2">1215B</text:p>
          </table:table-cell>
          <table:table-cell table:style-name="Πίνακας1.A2" office:value-type="string">
            <text:p text:style-name="P2">46</text:p>
          </table:table-cell>
          <table:table-cell table:style-name="Πίνακας1.A2" office:value-type="string">
            <text:p text:style-name="P9">𒅛</text:p>
          </table:table-cell>
          <table:table-cell table:style-name="Πίνακας1.A2" office:value-type="string">
            <text:p text:style-name="P10">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</text:p>
          </table:table-cell>
          <table:table-cell table:style-name="Πίνακας1.A2" office:value-type="string">
            <text:p text:style-name="P2">1215D</text:p>
          </table:table-cell>
          <table:table-cell table:style-name="Πίνακας1.A2" office:value-type="string">
            <text:p text:style-name="P2">47</text:p>
          </table:table-cell>
          <table:table-cell table:style-name="Πίνακας1.A2" office:value-type="string">
            <text:p text:style-name="P9">𒅝</text:p>
          </table:table-cell>
          <table:table-cell table:style-name="Πίνακας1.A2" office:value-type="string">
            <text:p text:style-name="P10">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</text:p>
          </table:table-cell>
          <table:table-cell table:style-name="Πίνακας1.A2" office:value-type="string">
            <text:p text:style-name="P2">12180</text:p>
          </table:table-cell>
          <table:table-cell table:style-name="Πίνακας1.A2" office:value-type="string">
            <text:p text:style-name="P2">48</text:p>
          </table:table-cell>
          <table:table-cell table:style-name="Πίνακας1.A2" office:value-type="string">
            <text:p text:style-name="P9">𒆀</text:p>
          </table:table-cell>
          <table:table-cell table:style-name="Πίνακας1.A2" office:value-type="string">
            <text:p text:style-name="P10">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</text:p>
          </table:table-cell>
          <table:table-cell table:style-name="Πίνακας1.A2" office:value-type="string">
            <text:p text:style-name="P2">12183</text:p>
          </table:table-cell>
          <table:table-cell table:style-name="Πίνακας1.A2" office:value-type="string">
            <text:p text:style-name="P2">49</text:p>
          </table:table-cell>
          <table:table-cell table:style-name="Πίνακας1.A2" office:value-type="string">
            <text:p text:style-name="P9">𒆃</text:p>
          </table:table-cell>
          <table:table-cell table:style-name="Πίνακας1.A2" office:value-type="string">
            <text:p text:style-name="P10">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</text:p>
          </table:table-cell>
          <table:table-cell table:style-name="Πίνακας1.A2" office:value-type="string">
            <text:p text:style-name="P2">12181</text:p>
          </table:table-cell>
          <table:table-cell table:style-name="Πίνακας1.A2" office:value-type="string">
            <text:p text:style-name="P2">50</text:p>
          </table:table-cell>
          <table:table-cell table:style-name="Πίνακας1.A2" office:value-type="string">
            <text:p text:style-name="P9">𒆁</text:p>
          </table:table-cell>
          <table:table-cell table:style-name="Πίνακας1.A2" office:value-type="string">
            <text:p text:style-name="P10">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</text:p>
          </table:table-cell>
          <table:table-cell table:style-name="Πίνακας1.A2" office:value-type="string">
            <text:p text:style-name="P2">12189</text:p>
          </table:table-cell>
          <table:table-cell table:style-name="Πίνακας1.A2" office:value-type="string">
            <text:p text:style-name="P2">51</text:p>
          </table:table-cell>
          <table:table-cell table:style-name="Πίνακας1.A2" office:value-type="string">
            <text:p text:style-name="P9">𒆉</text:p>
          </table:table-cell>
          <table:table-cell table:style-name="Πίνακας1.A2" office:value-type="string">
            <text:p text:style-name="P10">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4</text:p>
          </table:table-cell>
          <table:table-cell table:style-name="Πίνακας1.A2" office:value-type="string">
            <text:p text:style-name="P2">1217C</text:p>
          </table:table-cell>
          <table:table-cell table:style-name="Πίνακας1.A2" office:value-type="string">
            <text:p text:style-name="P2">52</text:p>
          </table:table-cell>
          <table:table-cell table:style-name="Πίνακας1.A2" office:value-type="string">
            <text:p text:style-name="P9">𒅼</text:p>
          </table:table-cell>
          <table:table-cell table:style-name="Πίνακας1.A2" office:value-type="string">
            <text:p text:style-name="P10">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</text:p>
          </table:table-cell>
          <table:table-cell table:style-name="Πίνακας1.A2" office:value-type="string">
            <text:p text:style-name="P2">12160</text:p>
          </table:table-cell>
          <table:table-cell table:style-name="Πίνακας1.A2" office:value-type="string">
            <text:p text:style-name="P2">53</text:p>
          </table:table-cell>
          <table:table-cell table:style-name="Πίνακας1.A2" office:value-type="string">
            <text:p text:style-name="P9">𒅠</text:p>
          </table:table-cell>
          <table:table-cell table:style-name="Πίνακας1.A2" office:value-type="string">
            <text:p text:style-name="P10">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</text:p>
          </table:table-cell>
          <table:table-cell table:style-name="Πίνακας1.A2" office:value-type="string">
            <text:p text:style-name="P2">1216E</text:p>
          </table:table-cell>
          <table:table-cell table:style-name="Πίνακας1.A2" office:value-type="string">
            <text:p text:style-name="P2">54</text:p>
          </table:table-cell>
          <table:table-cell table:style-name="Πίνακας1.A2" office:value-type="string">
            <text:p text:style-name="P9">𒅮</text:p>
          </table:table-cell>
          <table:table-cell table:style-name="Πίνακας1.A2" office:value-type="string">
            <text:p text:style-name="P10">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5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𒅗𒄯</text:p>
          </table:table-cell>
          <table:table-cell table:style-name="Πίνακας1.A2" office:value-type="string">
            <text:p text:style-name="P15">𒅗𒄯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8</text:p>
          </table:table-cell>
          <table:table-cell table:style-name="Πίνακας1.A2" office:value-type="string">
            <text:p text:style-name="P2">12187</text:p>
          </table:table-cell>
          <table:table-cell table:style-name="Πίνακας1.A2" office:value-type="string">
            <text:p text:style-name="P2">56</text:p>
          </table:table-cell>
          <table:table-cell table:style-name="Πίνακας1.A2" office:value-type="string">
            <text:p text:style-name="P9">𒆇</text:p>
          </table:table-cell>
          <table:table-cell table:style-name="Πίνακας1.A2" office:value-type="string">
            <text:p text:style-name="P10">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</text:p>
          </table:table-cell>
          <table:table-cell table:style-name="Πίνακας1.A2" office:value-type="string">
            <text:p text:style-name="P2">12178</text:p>
          </table:table-cell>
          <table:table-cell table:style-name="Πίνακας1.A2" office:value-type="string">
            <text:p text:style-name="P2">57</text:p>
          </table:table-cell>
          <table:table-cell table:style-name="Πίνακας1.A2" office:value-type="string">
            <text:p text:style-name="P9">𒅸</text:p>
          </table:table-cell>
          <table:table-cell table:style-name="Πίνακας1.A2" office:value-type="string">
            <text:p text:style-name="P10">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𒅗𒌍</text:p>
          </table:table-cell>
          <table:table-cell table:style-name="Πίνακας1.A2" office:value-type="string">
            <text:p text:style-name="P15">𒅗𒌍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61</text:p>
          </table:table-cell>
          <table:table-cell table:style-name="Πίνακας1.A2" office:value-type="string">
            <text:p text:style-name="P2">1216D</text:p>
          </table:table-cell>
          <table:table-cell table:style-name="Πίνακας1.A2" office:value-type="string">
            <text:p text:style-name="P2">59</text:p>
          </table:table-cell>
          <table:table-cell table:style-name="Πίνακας1.A2" office:value-type="string">
            <text:p text:style-name="P9">𒅭</text:p>
          </table:table-cell>
          <table:table-cell table:style-name="Πίνακας1.A2" office:value-type="string">
            <text:p text:style-name="P10">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62</text:p>
          </table:table-cell>
          <table:table-cell table:style-name="Πίνακας1.A2" office:value-type="string">
            <text:p text:style-name="P2">12170</text:p>
          </table:table-cell>
          <table:table-cell table:style-name="Πίνακας1.A2" office:value-type="string">
            <text:p text:style-name="P2">60</text:p>
          </table:table-cell>
          <table:table-cell table:style-name="Πίνακας1.A2" office:value-type="string">
            <text:p text:style-name="P9">𒅰</text:p>
          </table:table-cell>
          <table:table-cell table:style-name="Πίνακας1.A2" office:value-type="string">
            <text:p text:style-name="P10">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</text:p>
          </table:table-cell>
          <table:table-cell table:style-name="Πίνακας1.A2" office:value-type="string">
            <text:p text:style-name="P2">12174</text:p>
          </table:table-cell>
          <table:table-cell table:style-name="Πίνακας1.A2" office:value-type="string">
            <text:p text:style-name="P2">61</text:p>
          </table:table-cell>
          <table:table-cell table:style-name="Πίνακας1.A2" office:value-type="string">
            <text:p text:style-name="P9">𒅴</text:p>
          </table:table-cell>
          <table:table-cell table:style-name="Πίνακας1.A2" office:value-type="string">
            <text:p text:style-name="P10">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</text:p>
          </table:table-cell>
          <table:table-cell table:style-name="Πίνακας1.A2" office:value-type="string">
            <text:p text:style-name="P2">1217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𒅶</text:p>
          </table:table-cell>
          <table:table-cell table:style-name="Πίνακας1.A2" office:value-type="string">
            <text:p text:style-name="P10">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</text:p>
          </table:table-cell>
          <table:table-cell table:style-name="Πίνακας1.A2" office:value-type="string">
            <text:p text:style-name="P2">1217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𒅵</text:p>
          </table:table-cell>
          <table:table-cell table:style-name="Πίνακας1.A2" office:value-type="string">
            <text:p text:style-name="P10">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</text:p>
          </table:table-cell>
          <table:table-cell table:style-name="Πίνακας1.A2" office:value-type="string">
            <text:p text:style-name="P2">1217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𒅷</text:p>
          </table:table-cell>
          <table:table-cell table:style-name="Πίνακας1.A2" office:value-type="string">
            <text:p text:style-name="P10">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</text:p>
          </table:table-cell>
          <table:table-cell table:style-name="Πίνακας1.A2" office:value-type="string">
            <text:p text:style-name="P2">12161</text:p>
          </table:table-cell>
          <table:table-cell table:style-name="Πίνακας1.A2" office:value-type="string">
            <text:p text:style-name="P2">62</text:p>
          </table:table-cell>
          <table:table-cell table:style-name="Πίνακας1.A2" office:value-type="string">
            <text:p text:style-name="P9">𒅡</text:p>
          </table:table-cell>
          <table:table-cell table:style-name="Πίνακας1.A2" office:value-type="string">
            <text:p text:style-name="P10">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</text:p>
          </table:table-cell>
          <table:table-cell table:style-name="Πίνακας1.A2" office:value-type="string">
            <text:p text:style-name="P2">1216C</text:p>
          </table:table-cell>
          <table:table-cell table:style-name="Πίνακας1.A2" office:value-type="string">
            <text:p text:style-name="P2">63</text:p>
          </table:table-cell>
          <table:table-cell table:style-name="Πίνακας1.A2" office:value-type="string">
            <text:p text:style-name="P9">𒅬</text:p>
          </table:table-cell>
          <table:table-cell table:style-name="Πίνακας1.A2" office:value-type="string">
            <text:p text:style-name="P10">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</text:p>
          </table:table-cell>
          <table:table-cell table:style-name="Πίνακας1.A2" office:value-type="string">
            <text:p text:style-name="P2">12158</text:p>
          </table:table-cell>
          <table:table-cell table:style-name="Πίνακας1.A2" office:value-type="string">
            <text:p text:style-name="P2">64</text:p>
          </table:table-cell>
          <table:table-cell table:style-name="Πίνακας1.A2" office:value-type="string">
            <text:p text:style-name="P9">𒅘</text:p>
          </table:table-cell>
          <table:table-cell table:style-name="Πίνακας1.A2" office:value-type="string">
            <text:p text:style-name="P10">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</text:p>
          </table:table-cell>
          <table:table-cell table:style-name="Πίνακας1.A2" office:value-type="string">
            <text:p text:style-name="P2">12165</text:p>
          </table:table-cell>
          <table:table-cell table:style-name="Πίνακας1.A2" office:value-type="string">
            <text:p text:style-name="P2">65</text:p>
          </table:table-cell>
          <table:table-cell table:style-name="Πίνακας1.A2" office:value-type="string">
            <text:p text:style-name="P9">𒅥</text:p>
          </table:table-cell>
          <table:table-cell table:style-name="Πίνακας1.A2" office:value-type="string">
            <text:p text:style-name="P10">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1</text:p>
          </table:table-cell>
          <table:table-cell table:style-name="Πίνακας1.A2" office:value-type="string">
            <text:p text:style-name="P2">12166</text:p>
          </table:table-cell>
          <table:table-cell table:style-name="Πίνακας1.A2" office:value-type="string">
            <text:p text:style-name="P2">66</text:p>
          </table:table-cell>
          <table:table-cell table:style-name="Πίνακας1.A2" office:value-type="string">
            <text:p text:style-name="P9">𒅦</text:p>
          </table:table-cell>
          <table:table-cell table:style-name="Πίνακας1.A2" office:value-type="string">
            <text:p text:style-name="P10">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7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𒅗𒐋</text:p>
          </table:table-cell>
          <table:table-cell table:style-name="Πίνακας1.A2" office:value-type="string">
            <text:p text:style-name="P15">𒅗𒐋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3</text:p>
          </table:table-cell>
          <table:table-cell table:style-name="Πίνακας1.A2" office:value-type="string">
            <text:p text:style-name="P2">12184</text:p>
          </table:table-cell>
          <table:table-cell table:style-name="Πίνακας1.A2" office:value-type="string">
            <text:p text:style-name="P2">68</text:p>
          </table:table-cell>
          <table:table-cell table:style-name="Πίνακας1.A2" office:value-type="string">
            <text:p text:style-name="P9">𒆄</text:p>
          </table:table-cell>
          <table:table-cell table:style-name="Πίνακας1.A2" office:value-type="string">
            <text:p text:style-name="P10">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</text:p>
          </table:table-cell>
          <table:table-cell table:style-name="Πίνακας1.A2" office:value-type="string">
            <text:p text:style-name="P2">1216B</text:p>
          </table:table-cell>
          <table:table-cell table:style-name="Πίνακας1.A2" office:value-type="string">
            <text:p text:style-name="P2">69</text:p>
          </table:table-cell>
          <table:table-cell table:style-name="Πίνακας1.A2" office:value-type="string">
            <text:p text:style-name="P9">𒅫</text:p>
          </table:table-cell>
          <table:table-cell table:style-name="Πίνακας1.A2" office:value-type="string">
            <text:p text:style-name="P10">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0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𒅗𒈝</text:p>
          </table:table-cell>
          <table:table-cell table:style-name="Πίνακας1.A2" office:value-type="string">
            <text:p text:style-name="P15">𒅗𒈝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6</text:p>
          </table:table-cell>
          <table:table-cell table:style-name="Πίνακας1.A2" office:value-type="string">
            <text:p text:style-name="P2">12337</text:p>
          </table:table-cell>
          <table:table-cell table:style-name="Πίνακας1.A2" office:value-type="string">
            <text:p text:style-name="P2">71</text:p>
          </table:table-cell>
          <table:table-cell table:style-name="Πίνακας1.A2" office:value-type="string">
            <text:p text:style-name="P9">𒌷</text:p>
          </table:table-cell>
          <table:table-cell table:style-name="Πίνακας1.A2" office:value-type="string">
            <text:p text:style-name="P10">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7</text:p>
          </table:table-cell>
          <table:table-cell table:style-name="Πίνακας1.A2" office:value-type="string">
            <text:p text:style-name="P2">1234B</text:p>
          </table:table-cell>
          <table:table-cell table:style-name="Πίνακας1.A2" office:value-type="string">
            <text:p text:style-name="P2">72</text:p>
          </table:table-cell>
          <table:table-cell table:style-name="Πίνακας1.A2" office:value-type="string">
            <text:p text:style-name="P9">𒍋</text:p>
          </table:table-cell>
          <table:table-cell table:style-name="Πίνακας1.A2" office:value-type="string">
            <text:p text:style-name="P10">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8</text:p>
          </table:table-cell>
          <table:table-cell table:style-name="Πίνακας1.A2" office:value-type="string">
            <text:p text:style-name="P2">1233A</text:p>
          </table:table-cell>
          <table:table-cell table:style-name="Πίνακας1.A2" office:value-type="string">
            <text:p text:style-name="P2">73</text:p>
          </table:table-cell>
          <table:table-cell table:style-name="Πίνακας1.A2" office:value-type="string">
            <text:p text:style-name="P9">𒌺</text:p>
          </table:table-cell>
          <table:table-cell table:style-name="Πίνακας1.A2" office:value-type="string">
            <text:p text:style-name="P10">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</text:p>
          </table:table-cell>
          <table:table-cell table:style-name="Πίνακας1.A2" office:value-type="string">
            <text:p text:style-name="P2">1233E</text:p>
          </table:table-cell>
          <table:table-cell table:style-name="Πίνακας1.A2" office:value-type="string">
            <text:p text:style-name="P2">74</text:p>
          </table:table-cell>
          <table:table-cell table:style-name="Πίνακας1.A2" office:value-type="string">
            <text:p text:style-name="P9">𒌾</text:p>
          </table:table-cell>
          <table:table-cell table:style-name="Πίνακας1.A2" office:value-type="string">
            <text:p text:style-name="P10">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0</text:p>
          </table:table-cell>
          <table:table-cell table:style-name="Πίνακας1.A2" office:value-type="string">
            <text:p text:style-name="P2">1234E</text:p>
          </table:table-cell>
          <table:table-cell table:style-name="Πίνακας1.A2" office:value-type="string">
            <text:p text:style-name="P2">75</text:p>
          </table:table-cell>
          <table:table-cell table:style-name="Πίνακας1.A2" office:value-type="string">
            <text:p text:style-name="P9">𒍎</text:p>
          </table:table-cell>
          <table:table-cell table:style-name="Πίνακας1.A2" office:value-type="string">
            <text:p text:style-name="P10">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1</text:p>
          </table:table-cell>
          <table:table-cell table:style-name="Πίνακας1.A2" office:value-type="string">
            <text:p text:style-name="P2">1233C</text:p>
          </table:table-cell>
          <table:table-cell table:style-name="Πίνακας1.A2" office:value-type="string">
            <text:p text:style-name="P2">76</text:p>
          </table:table-cell>
          <table:table-cell table:style-name="Πίνακας1.A2" office:value-type="string">
            <text:p text:style-name="P9">𒌼</text:p>
          </table:table-cell>
          <table:table-cell table:style-name="Πίνακας1.A2" office:value-type="string">
            <text:p text:style-name="P10">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2</text:p>
          </table:table-cell>
          <table:table-cell table:style-name="Πίνακας1.A2" office:value-type="string">
            <text:p text:style-name="P2">1234D</text:p>
          </table:table-cell>
          <table:table-cell table:style-name="Πίνακας1.A2" office:value-type="string">
            <text:p text:style-name="P2">77</text:p>
          </table:table-cell>
          <table:table-cell table:style-name="Πίνακας1.A2" office:value-type="string">
            <text:p text:style-name="P9">𒍍</text:p>
          </table:table-cell>
          <table:table-cell table:style-name="Πίνακας1.A2" office:value-type="string">
            <text:p text:style-name="P10">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</text:p>
          </table:table-cell>
          <table:table-cell table:style-name="Πίνακας1.A2" office:value-type="string">
            <text:p text:style-name="P2">1234C</text:p>
          </table:table-cell>
          <table:table-cell table:style-name="Πίνακας1.A2" office:value-type="string">
            <text:p text:style-name="P2">78</text:p>
          </table:table-cell>
          <table:table-cell table:style-name="Πίνακας1.A2" office:value-type="string">
            <text:p text:style-name="P9">𒍌</text:p>
          </table:table-cell>
          <table:table-cell table:style-name="Πίνακας1.A2" office:value-type="string">
            <text:p text:style-name="P10">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4</text:p>
          </table:table-cell>
          <table:table-cell table:style-name="Πίνακας1.A2" office:value-type="string">
            <text:p text:style-name="P2">12342</text:p>
          </table:table-cell>
          <table:table-cell table:style-name="Πίνακας1.A2" office:value-type="string">
            <text:p text:style-name="P2">79</text:p>
          </table:table-cell>
          <table:table-cell table:style-name="Πίνακας1.A2" office:value-type="string">
            <text:p text:style-name="P9">𒍂</text:p>
          </table:table-cell>
          <table:table-cell table:style-name="Πίνακας1.A2" office:value-type="string">
            <text:p text:style-name="P10">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5</text:p>
          </table:table-cell>
          <table:table-cell table:style-name="Πίνακας1.A2" office:value-type="string">
            <text:p text:style-name="P2">12347</text:p>
          </table:table-cell>
          <table:table-cell table:style-name="Πίνακας1.A2" office:value-type="string">
            <text:p text:style-name="P2">80</text:p>
          </table:table-cell>
          <table:table-cell table:style-name="Πίνακας1.A2" office:value-type="string">
            <text:p text:style-name="P9">𒍇</text:p>
          </table:table-cell>
          <table:table-cell table:style-name="Πίνακας1.A2" office:value-type="string">
            <text:p text:style-name="P10">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</text:p>
          </table:table-cell>
          <table:table-cell table:style-name="Πίνακας1.A2" office:value-type="string">
            <text:p text:style-name="P2">12338</text:p>
          </table:table-cell>
          <table:table-cell table:style-name="Πίνακας1.A2" office:value-type="string">
            <text:p text:style-name="P2">81</text:p>
          </table:table-cell>
          <table:table-cell table:style-name="Πίνακας1.A2" office:value-type="string">
            <text:p text:style-name="P9">𒌸</text:p>
          </table:table-cell>
          <table:table-cell table:style-name="Πίνακας1.A2" office:value-type="string">
            <text:p text:style-name="P10">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7</text:p>
          </table:table-cell>
          <table:table-cell table:style-name="Πίνακας1.A2" office:value-type="string">
            <text:p text:style-name="P2">12341</text:p>
          </table:table-cell>
          <table:table-cell table:style-name="Πίνακας1.A2" office:value-type="string">
            <text:p text:style-name="P2">82</text:p>
          </table:table-cell>
          <table:table-cell table:style-name="Πίνακας1.A2" office:value-type="string">
            <text:p text:style-name="P9">𒍁</text:p>
          </table:table-cell>
          <table:table-cell table:style-name="Πίνακας1.A2" office:value-type="string">
            <text:p text:style-name="P10">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8</text:p>
          </table:table-cell>
          <table:table-cell table:style-name="Πίνακας1.A2" office:value-type="string">
            <text:p text:style-name="P2">1233F</text:p>
          </table:table-cell>
          <table:table-cell table:style-name="Πίνακας1.A2" office:value-type="string">
            <text:p text:style-name="P2">83</text:p>
          </table:table-cell>
          <table:table-cell table:style-name="Πίνακας1.A2" office:value-type="string">
            <text:p text:style-name="P9">𒌿</text:p>
          </table:table-cell>
          <table:table-cell table:style-name="Πίνακας1.A2" office:value-type="string">
            <text:p text:style-name="P10">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</text:p>
          </table:table-cell>
          <table:table-cell table:style-name="Πίνακας1.A2" office:value-type="string">
            <text:p text:style-name="P2">12340</text:p>
          </table:table-cell>
          <table:table-cell table:style-name="Πίνακας1.A2" office:value-type="string">
            <text:p text:style-name="P2">84</text:p>
          </table:table-cell>
          <table:table-cell table:style-name="Πίνακας1.A2" office:value-type="string">
            <text:p text:style-name="P9">𒍀</text:p>
          </table:table-cell>
          <table:table-cell table:style-name="Πίνακας1.A2" office:value-type="string">
            <text:p text:style-name="P10">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</text:p>
          </table:table-cell>
          <table:table-cell table:style-name="Πίνακας1.A2" office:value-type="string">
            <text:p text:style-name="P2">121F7</text:p>
          </table:table-cell>
          <table:table-cell table:style-name="Πίνακας1.A2" office:value-type="string">
            <text:p text:style-name="P2">85</text:p>
          </table:table-cell>
          <table:table-cell table:style-name="Πίνακας1.A2" office:value-type="string">
            <text:p text:style-name="P9">𒇷</text:p>
          </table:table-cell>
          <table:table-cell table:style-name="Πίνακας1.A2" office:value-type="string">
            <text:p text:style-name="P10">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</text:p>
          </table:table-cell>
          <table:table-cell table:style-name="Πίνακας1.A2" office:value-type="string">
            <text:p text:style-name="P2">12305</text:p>
          </table:table-cell>
          <table:table-cell table:style-name="Πίνακας1.A2" office:value-type="string">
            <text:p text:style-name="P2">86</text:p>
          </table:table-cell>
          <table:table-cell table:style-name="Πίνακας1.A2" office:value-type="string">
            <text:p text:style-name="P9">𒌅</text:p>
          </table:table-cell>
          <table:table-cell table:style-name="Πίνακας1.A2" office:value-type="string">
            <text:p text:style-name="P10">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</text:p>
          </table:table-cell>
          <table:table-cell table:style-name="Πίνακας1.A2" office:value-type="string">
            <text:p text:style-name="P2">121AD</text:p>
          </table:table-cell>
          <table:table-cell table:style-name="Πίνακας1.A2" office:value-type="string">
            <text:p text:style-name="P2">87</text:p>
          </table:table-cell>
          <table:table-cell table:style-name="Πίνακας1.A2" office:value-type="string">
            <text:p text:style-name="P9">𒆭</text:p>
          </table:table-cell>
          <table:table-cell table:style-name="Πίνακας1.A2" office:value-type="string">
            <text:p text:style-name="P10">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</text:p>
          </table:table-cell>
          <table:table-cell table:style-name="Πίνακας1.A2" office:value-type="string">
            <text:p text:style-name="P2">122FD</text:p>
          </table:table-cell>
          <table:table-cell table:style-name="Πίνακας1.A2" office:value-type="string">
            <text:p text:style-name="P2">88</text:p>
          </table:table-cell>
          <table:table-cell table:style-name="Πίνακας1.A2" office:value-type="string">
            <text:p text:style-name="P9">𒋽</text:p>
          </table:table-cell>
          <table:table-cell table:style-name="Πίνακας1.A2" office:value-type="string">
            <text:p text:style-name="P10">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94</text:p>
          </table:table-cell>
          <table:table-cell table:style-name="Πίνακας1.A2" office:value-type="string">
            <text:p text:style-name="P2">121B7</text:p>
          </table:table-cell>
          <table:table-cell table:style-name="Πίνακας1.A2" office:value-type="string">
            <text:p text:style-name="P2">89</text:p>
          </table:table-cell>
          <table:table-cell table:style-name="Πίνακας1.A2" office:value-type="string">
            <text:p text:style-name="P9">𒆷</text:p>
          </table:table-cell>
          <table:table-cell table:style-name="Πίνακας1.A2" office:value-type="string">
            <text:p text:style-name="P10">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</text:p>
          </table:table-cell>
          <table:table-cell table:style-name="Πίνακας1.A2" office:value-type="string">
            <text:p text:style-name="P2">12033</text:p>
          </table:table-cell>
          <table:table-cell table:style-name="Πίνακας1.A2" office:value-type="string">
            <text:p text:style-name="P2">90</text:p>
          </table:table-cell>
          <table:table-cell table:style-name="Πίνακας1.A2" office:value-type="string">
            <text:p text:style-name="P9">𒀳</text:p>
          </table:table-cell>
          <table:table-cell table:style-name="Πίνακας1.A2" office:value-type="string">
            <text:p text:style-name="P10">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</text:p>
          </table:table-cell>
          <table:table-cell table:style-name="Πίνακας1.A2" office:value-type="string">
            <text:p text:style-name="P2">12224</text:p>
          </table:table-cell>
          <table:table-cell table:style-name="Πίνακας1.A2" office:value-type="string">
            <text:p text:style-name="P2">91</text:p>
          </table:table-cell>
          <table:table-cell table:style-name="Πίνακας1.A2" office:value-type="string">
            <text:p text:style-name="P9">𒈤</text:p>
          </table:table-cell>
          <table:table-cell table:style-name="Πίνακας1.A2" office:value-type="string">
            <text:p text:style-name="P10">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7</text:p>
          </table:table-cell>
          <table:table-cell table:style-name="Πίνακας1.A2" office:value-type="string">
            <text:p text:style-name="P2">1227D</text:p>
          </table:table-cell>
          <table:table-cell table:style-name="Πίνακας1.A2" office:value-type="string">
            <text:p text:style-name="P2">92</text:p>
          </table:table-cell>
          <table:table-cell table:style-name="Πίνακας1.A2" office:value-type="string">
            <text:p text:style-name="P9">𒉽</text:p>
          </table:table-cell>
          <table:table-cell table:style-name="Πίνακας1.A2" office:value-type="string">
            <text:p text:style-name="P10">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</text:p>
          </table:table-cell>
          <table:table-cell table:style-name="Πίνακας1.A2" office:value-type="string">
            <text:p text:style-name="P2">1235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𒍙</text:p>
          </table:table-cell>
          <table:table-cell table:style-name="Πίνακας1.A2" office:value-type="string">
            <text:p text:style-name="P10">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93</text:p>
          </table:table-cell>
          <table:table-cell table:style-name="Πίνακας1.A2" office:value-type="string">
            <text:p text:style-name="P9">𒉽𒄬</text:p>
          </table:table-cell>
          <table:table-cell table:style-name="Πίνακας1.A2" office:value-type="string">
            <text:p text:style-name="P10">𒉽𒄬</text:p>
          </table:table-cell>
          <table:table-cell table:style-name="Πίνακας1.A2" office:value-type="string">
            <text:p text:style-name="P15">𒉽𒄬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94</text:p>
          </table:table-cell>
          <table:table-cell table:style-name="Πίνακας1.A2" office:value-type="string">
            <text:p text:style-name="P9">𒉽𒉽</text:p>
          </table:table-cell>
          <table:table-cell table:style-name="Πίνακας1.A2" office:value-type="string">
            <text:p text:style-name="P10">𒉽𒉽</text:p>
          </table:table-cell>
          <table:table-cell table:style-name="Πίνακας1.A2" office:value-type="string">
            <text:p text:style-name="P15">𒉽𒉽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95</text:p>
          </table:table-cell>
          <table:table-cell table:style-name="Πίνακας1.A2" office:value-type="string">
            <text:p text:style-name="P9">𒉽𒅖</text:p>
          </table:table-cell>
          <table:table-cell table:style-name="Πίνακας1.A2" office:value-type="string">
            <text:p text:style-name="P10">𒉽𒅖</text:p>
          </table:table-cell>
          <table:table-cell table:style-name="Πίνακας1.A2" office:value-type="string">
            <text:p text:style-name="P15">𒉽𒅖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96</text:p>
          </table:table-cell>
          <table:table-cell table:style-name="Πίνακας1.A2" office:value-type="string">
            <text:p text:style-name="P9">𒉽𒂊</text:p>
          </table:table-cell>
          <table:table-cell table:style-name="Πίνακας1.A2" office:value-type="string">
            <text:p text:style-name="P10">𒉽𒂊</text:p>
          </table:table-cell>
          <table:table-cell table:style-name="Πίνακας1.A2" office:value-type="string">
            <text:p text:style-name="P15">𒉽𒂊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3</text:p>
          </table:table-cell>
          <table:table-cell table:style-name="Πίνακας1.A2" office:value-type="string">
            <text:p text:style-name="P2">1208B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𒂋</text:p>
          </table:table-cell>
          <table:table-cell table:style-name="Πίνακας1.A2" office:value-type="string">
            <text:p text:style-name="P10">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4</text:p>
          </table:table-cell>
          <table:table-cell table:style-name="Πίνακας1.A2" office:value-type="string">
            <text:p text:style-name="P2">1219B</text:p>
          </table:table-cell>
          <table:table-cell table:style-name="Πίνακας1.A2" office:value-type="string">
            <text:p text:style-name="P2">97</text:p>
          </table:table-cell>
          <table:table-cell table:style-name="Πίνακας1.A2" office:value-type="string">
            <text:p text:style-name="P9">𒆛</text:p>
          </table:table-cell>
          <table:table-cell table:style-name="Πίνακας1.A2" office:value-type="string">
            <text:p text:style-name="P10">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5</text:p>
          </table:table-cell>
          <table:table-cell table:style-name="Πίνακας1.A2" office:value-type="string">
            <text:p text:style-name="P2">1222C</text:p>
          </table:table-cell>
          <table:table-cell table:style-name="Πίνακας1.A2" office:value-type="string">
            <text:p text:style-name="P2">98</text:p>
          </table:table-cell>
          <table:table-cell table:style-name="Πίνακας1.A2" office:value-type="string">
            <text:p text:style-name="P9">𒈬</text:p>
          </table:table-cell>
          <table:table-cell table:style-name="Πίνακας1.A2" office:value-type="string">
            <text:p text:style-name="P10">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</text:p>
          </table:table-cell>
          <table:table-cell table:style-name="Πίνακας1.A2" office:value-type="string">
            <text:p text:style-name="P2">122E1</text:p>
          </table:table-cell>
          <table:table-cell table:style-name="Πίνακας1.A2" office:value-type="string">
            <text:p text:style-name="P2">99</text:p>
          </table:table-cell>
          <table:table-cell table:style-name="Πίνακας1.A2" office:value-type="string">
            <text:p text:style-name="P9">𒋡</text:p>
          </table:table-cell>
          <table:table-cell table:style-name="Πίνακας1.A2" office:value-type="string">
            <text:p text:style-name="P10">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7</text:p>
          </table:table-cell>
          <table:table-cell table:style-name="Πίνακας1.A2" office:value-type="string">
            <text:p text:style-name="P2">122C2</text:p>
          </table:table-cell>
          <table:table-cell table:style-name="Πίνακας1.A2" office:value-type="string">
            <text:p text:style-name="P2">100</text:p>
          </table:table-cell>
          <table:table-cell table:style-name="Πίνακας1.A2" office:value-type="string">
            <text:p text:style-name="P9">𒋂</text:p>
          </table:table-cell>
          <table:table-cell table:style-name="Πίνακας1.A2" office:value-type="string">
            <text:p text:style-name="P10">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8</text:p>
          </table:table-cell>
          <table:table-cell table:style-name="Πίνακας1.A2" office:value-type="string">
            <text:p text:style-name="P2">12364</text:p>
          </table:table-cell>
          <table:table-cell table:style-name="Πίνακας1.A2" office:value-type="string">
            <text:p text:style-name="P2">101</text:p>
          </table:table-cell>
          <table:table-cell table:style-name="Πίνακας1.A2" office:value-type="string">
            <text:p text:style-name="P9">𒍤</text:p>
          </table:table-cell>
          <table:table-cell table:style-name="Πίνακας1.A2" office:value-type="string">
            <text:p text:style-name="P10">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02</text:p>
          </table:table-cell>
          <table:table-cell table:style-name="Πίνακας1.A2" office:value-type="string">
            <text:p text:style-name="P9">𒍤𒆸</text:p>
          </table:table-cell>
          <table:table-cell table:style-name="Πίνακας1.A2" office:value-type="string">
            <text:p text:style-name="P10">𒍤𒆸</text:p>
          </table:table-cell>
          <table:table-cell table:style-name="Πίνακας1.A2" office:value-type="string">
            <text:p text:style-name="P15">𒍤𒆸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1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03</text:p>
          </table:table-cell>
          <table:table-cell table:style-name="Πίνακας1.A2" office:value-type="string">
            <text:p text:style-name="P9">𒍤𒂠</text:p>
          </table:table-cell>
          <table:table-cell table:style-name="Πίνακας1.A2" office:value-type="string">
            <text:p text:style-name="P10">𒍤𒂠</text:p>
          </table:table-cell>
          <table:table-cell table:style-name="Πίνακας1.A2" office:value-type="string">
            <text:p text:style-name="P15">𒍤𒂠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1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04</text:p>
          </table:table-cell>
          <table:table-cell table:style-name="Πίνακας1.A2" office:value-type="string">
            <text:p text:style-name="P9">𒍤𒀀</text:p>
          </table:table-cell>
          <table:table-cell table:style-name="Πίνακας1.A2" office:value-type="string">
            <text:p text:style-name="P10">𒍤𒀀</text:p>
          </table:table-cell>
          <table:table-cell table:style-name="Πίνακας1.A2" office:value-type="string">
            <text:p text:style-name="P15">𒍤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12</text:p>
          </table:table-cell>
          <table:table-cell table:style-name="Πίνακας1.A2" office:value-type="string">
            <text:p text:style-name="P2">12103</text:p>
          </table:table-cell>
          <table:table-cell table:style-name="Πίνακας1.A2" office:value-type="string">
            <text:p text:style-name="P2">105</text:p>
          </table:table-cell>
          <table:table-cell table:style-name="Πίνακας1.A2" office:value-type="string">
            <text:p text:style-name="P9">𒄃</text:p>
          </table:table-cell>
          <table:table-cell table:style-name="Πίνακας1.A2" office:value-type="string">
            <text:p text:style-name="P10">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3</text:p>
          </table:table-cell>
          <table:table-cell table:style-name="Πίνακας1.A2" office:value-type="string">
            <text:p text:style-name="P2">122FA</text:p>
          </table:table-cell>
          <table:table-cell table:style-name="Πίνακας1.A2" office:value-type="string">
            <text:p text:style-name="P2">106</text:p>
          </table:table-cell>
          <table:table-cell table:style-name="Πίνακας1.A2" office:value-type="string">
            <text:p text:style-name="P9">𒋺</text:p>
          </table:table-cell>
          <table:table-cell table:style-name="Πίνακας1.A2" office:value-type="string">
            <text:p text:style-name="P10">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4</text:p>
          </table:table-cell>
          <table:table-cell table:style-name="Πίνακας1.A2" office:value-type="string">
            <text:p text:style-name="P2">1226B</text:p>
          </table:table-cell>
          <table:table-cell table:style-name="Πίνακας1.A2" office:value-type="string">
            <text:p text:style-name="P2">107</text:p>
          </table:table-cell>
          <table:table-cell table:style-name="Πίνακας1.A2" office:value-type="string">
            <text:p text:style-name="P9">𒉫</text:p>
          </table:table-cell>
          <table:table-cell table:style-name="Πίνακας1.A2" office:value-type="string">
            <text:p text:style-name="P10">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5</text:p>
          </table:table-cell>
          <table:table-cell table:style-name="Πίνακας1.A2" office:value-type="string">
            <text:p text:style-name="P2">12190</text:p>
          </table:table-cell>
          <table:table-cell table:style-name="Πίνακας1.A2" office:value-type="string">
            <text:p text:style-name="P2">108</text:p>
          </table:table-cell>
          <table:table-cell table:style-name="Πίνακας1.A2" office:value-type="string">
            <text:p text:style-name="P9">𒆐</text:p>
          </table:table-cell>
          <table:table-cell table:style-name="Πίνακας1.A2" office:value-type="string">
            <text:p text:style-name="P10">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6</text:p>
          </table:table-cell>
          <table:table-cell table:style-name="Πίνακας1.A2" office:value-type="string">
            <text:p text:style-name="P2">12191</text:p>
          </table:table-cell>
          <table:table-cell table:style-name="Πίνακας1.A2" office:value-type="string">
            <text:p text:style-name="P2">109</text:p>
          </table:table-cell>
          <table:table-cell table:style-name="Πίνακας1.A2" office:value-type="string">
            <text:p text:style-name="P9">𒆑</text:p>
          </table:table-cell>
          <table:table-cell table:style-name="Πίνακας1.A2" office:value-type="string">
            <text:p text:style-name="P10">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7</text:p>
          </table:table-cell>
          <table:table-cell table:style-name="Πίνακας1.A2" office:value-type="string">
            <text:p text:style-name="P2">1223E</text:p>
          </table:table-cell>
          <table:table-cell table:style-name="Πίνακας1.A2" office:value-type="string">
            <text:p text:style-name="P2">110</text:p>
          </table:table-cell>
          <table:table-cell table:style-name="Πίνακας1.A2" office:value-type="string">
            <text:p text:style-name="P9">𒈾</text:p>
          </table:table-cell>
          <table:table-cell table:style-name="Πίνακας1.A2" office:value-type="string">
            <text:p text:style-name="P10">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8</text:p>
          </table:table-cell>
          <table:table-cell table:style-name="Πίνακας1.A2" office:value-type="string">
            <text:p text:style-name="P2">12292</text:p>
          </table:table-cell>
          <table:table-cell table:style-name="Πίνακας1.A2" office:value-type="string">
            <text:p text:style-name="P2">111</text:p>
          </table:table-cell>
          <table:table-cell table:style-name="Πίνακας1.A2" office:value-type="string">
            <text:p text:style-name="P9">𒊒</text:p>
          </table:table-cell>
          <table:table-cell table:style-name="Πίνακας1.A2" office:value-type="string">
            <text:p text:style-name="P10">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19</text:p>
          </table:table-cell>
          <table:table-cell table:style-name="Πίνακας1.A2" office:value-type="string">
            <text:p text:style-name="P2">12261</text:p>
          </table:table-cell>
          <table:table-cell table:style-name="Πίνακας1.A2" office:value-type="string">
            <text:p text:style-name="P2">112</text:p>
          </table:table-cell>
          <table:table-cell table:style-name="Πίνακας1.A2" office:value-type="string">
            <text:p text:style-name="P9">𒉡</text:p>
          </table:table-cell>
          <table:table-cell table:style-name="Πίνακας1.A2" office:value-type="string">
            <text:p text:style-name="P10">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0</text:p>
          </table:table-cell>
          <table:table-cell table:style-name="Πίνακας1.A2" office:value-type="string">
            <text:p text:style-name="P2">12041</text:p>
          </table:table-cell>
          <table:table-cell table:style-name="Πίνακας1.A2" office:value-type="string">
            <text:p text:style-name="P2">113</text:p>
          </table:table-cell>
          <table:table-cell table:style-name="Πίνακας1.A2" office:value-type="string">
            <text:p text:style-name="P9">𒁁</text:p>
          </table:table-cell>
          <table:table-cell table:style-name="Πίνακας1.A2" office:value-type="string">
            <text:p text:style-name="P10">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1</text:p>
          </table:table-cell>
          <table:table-cell table:style-name="Πίνακας1.A2" office:value-type="string">
            <text:p text:style-name="P2">1214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𒅂</text:p>
          </table:table-cell>
          <table:table-cell table:style-name="Πίνακας1.A2" office:value-type="string">
            <text:p text:style-name="P10">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2</text:p>
          </table:table-cell>
          <table:table-cell table:style-name="Πίνακας1.A2" office:value-type="string">
            <text:p text:style-name="P2">1230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𒌀</text:p>
          </table:table-cell>
          <table:table-cell table:style-name="Πίνακας1.A2" office:value-type="string">
            <text:p text:style-name="P10">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3</text:p>
          </table:table-cell>
          <table:table-cell table:style-name="Πίνακας1.A2" office:value-type="string">
            <text:p text:style-name="P2">1235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𒍗</text:p>
          </table:table-cell>
          <table:table-cell table:style-name="Πίνακας1.A2" office:value-type="string">
            <text:p text:style-name="P10">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4</text:p>
          </table:table-cell>
          <table:table-cell table:style-name="Πίνακας1.A2" office:value-type="string">
            <text:p text:style-name="P2">12458</text:p>
          </table:table-cell>
          <table:table-cell table:style-name="Πίνακας1.A2" office:value-type="string">
            <text:p text:style-name="P2">114</text:p>
          </table:table-cell>
          <table:table-cell table:style-name="Πίνακας1.A2" office:value-type="string">
            <text:p text:style-name="P9">𒑘</text:p>
          </table:table-cell>
          <table:table-cell table:style-name="Πίνακας1.A2" office:value-type="string">
            <text:p text:style-name="P10">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5</text:p>
          </table:table-cell>
          <table:table-cell table:style-name="Πίνακας1.A2" office:value-type="string">
            <text:p text:style-name="P2">122D3</text:p>
          </table:table-cell>
          <table:table-cell table:style-name="Πίνακας1.A2" office:value-type="string">
            <text:p text:style-name="P2">115</text:p>
          </table:table-cell>
          <table:table-cell table:style-name="Πίνακας1.A2" office:value-type="string">
            <text:p text:style-name="P9">𒋓</text:p>
          </table:table-cell>
          <table:table-cell table:style-name="Πίνακας1.A2" office:value-type="string">
            <text:p text:style-name="P10">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26</text:p>
          </table:table-cell>
          <table:table-cell table:style-name="Πίνακας1.A2" office:value-type="string">
            <text:p text:style-name="P2">1226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𒉢</text:p>
          </table:table-cell>
          <table:table-cell table:style-name="Πίνακας1.A2" office:value-type="string">
            <text:p text:style-name="P10">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7</text:p>
          </table:table-cell>
          <table:table-cell table:style-name="Πίνακας1.A2" office:value-type="string">
            <text:p text:style-name="P2">122D4</text:p>
          </table:table-cell>
          <table:table-cell table:style-name="Πίνακας1.A2" office:value-type="string">
            <text:p text:style-name="P2">116</text:p>
          </table:table-cell>
          <table:table-cell table:style-name="Πίνακας1.A2" office:value-type="string">
            <text:p text:style-name="P9">𒋔</text:p>
          </table:table-cell>
          <table:table-cell table:style-name="Πίνακας1.A2" office:value-type="string">
            <text:p text:style-name="P10">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8</text:p>
          </table:table-cell>
          <table:table-cell table:style-name="Πίνακας1.A2" office:value-type="string">
            <text:p text:style-name="P2">121B0</text:p>
          </table:table-cell>
          <table:table-cell table:style-name="Πίνακας1.A2" office:value-type="string">
            <text:p text:style-name="P2">117</text:p>
          </table:table-cell>
          <table:table-cell table:style-name="Πίνακας1.A2" office:value-type="string">
            <text:p text:style-name="P9">𒆰</text:p>
          </table:table-cell>
          <table:table-cell table:style-name="Πίνακας1.A2" office:value-type="string">
            <text:p text:style-name="P10">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29</text:p>
          </table:table-cell>
          <table:table-cell table:style-name="Πίνακας1.A2" office:value-type="string">
            <text:p text:style-name="P2">121B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𒆱</text:p>
          </table:table-cell>
          <table:table-cell table:style-name="Πίνακας1.A2" office:value-type="string">
            <text:p text:style-name="P10">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0</text:p>
          </table:table-cell>
          <table:table-cell table:style-name="Πίνακας1.A2" office:value-type="string">
            <text:p text:style-name="P2">122FE</text:p>
          </table:table-cell>
          <table:table-cell table:style-name="Πίνακας1.A2" office:value-type="string">
            <text:p text:style-name="P2">118</text:p>
          </table:table-cell>
          <table:table-cell table:style-name="Πίνακας1.A2" office:value-type="string">
            <text:p text:style-name="P9">𒋾</text:p>
          </table:table-cell>
          <table:table-cell table:style-name="Πίνακας1.A2" office:value-type="string">
            <text:p text:style-name="P10">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𒋾</text:p>
          </table:table-cell>
          <table:table-cell table:style-name="Πίνακας1.A2" office:value-type="string">
            <text:p text:style-name="P14">𒋾</text:p>
          </table:table-cell>
          <table:table-cell table:style-name="Πίνακας1.A2" office:value-type="string">
            <text:p text:style-name="P15">𒋾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132</text:p>
          </table:table-cell>
          <table:table-cell table:style-name="Πίνακας1.A2" office:value-type="string">
            <text:p text:style-name="P2">12077</text:p>
          </table:table-cell>
          <table:table-cell table:style-name="Πίνακας1.A2" office:value-type="string">
            <text:p text:style-name="P2">119</text:p>
          </table:table-cell>
          <table:table-cell table:style-name="Πίνακας1.A2" office:value-type="string">
            <text:p text:style-name="P9">𒁷</text:p>
          </table:table-cell>
          <table:table-cell table:style-name="Πίνακας1.A2" office:value-type="string">
            <text:p text:style-name="P10">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3</text:p>
          </table:table-cell>
          <table:table-cell table:style-name="Πίνακας1.A2" office:value-type="string">
            <text:p text:style-name="P2">1207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𒁸</text:p>
          </table:table-cell>
          <table:table-cell table:style-name="Πίνακας1.A2" office:value-type="string">
            <text:p text:style-name="P10">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𒁸</text:p>
          </table:table-cell>
          <table:table-cell table:style-name="Πίνακας1.A2" office:value-type="string">
            <text:p text:style-name="P15">𒁸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135</text:p>
          </table:table-cell>
          <table:table-cell table:style-name="Πίνακας1.A2" office:value-type="string">
            <text:p text:style-name="P2">12226</text:p>
          </table:table-cell>
          <table:table-cell table:style-name="Πίνακας1.A2" office:value-type="string">
            <text:p text:style-name="P2">120</text:p>
          </table:table-cell>
          <table:table-cell table:style-name="Πίνακας1.A2" office:value-type="string">
            <text:p text:style-name="P9">𒈦</text:p>
          </table:table-cell>
          <table:table-cell table:style-name="Πίνακας1.A2" office:value-type="string">
            <text:p text:style-name="P10">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6</text:p>
          </table:table-cell>
          <table:table-cell table:style-name="Πίνακας1.A2" office:value-type="string">
            <text:p text:style-name="P2">12047</text:p>
          </table:table-cell>
          <table:table-cell table:style-name="Πίνακας1.A2" office:value-type="string">
            <text:p text:style-name="P2">121</text:p>
          </table:table-cell>
          <table:table-cell table:style-name="Πίνακας1.A2" office:value-type="string">
            <text:p text:style-name="P9">𒁇</text:p>
          </table:table-cell>
          <table:table-cell table:style-name="Πίνακας1.A2" office:value-type="string">
            <text:p text:style-name="P10">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7</text:p>
          </table:table-cell>
          <table:table-cell table:style-name="Πίνακας1.A2" office:value-type="string">
            <text:p text:style-name="P2">1244F</text:p>
          </table:table-cell>
          <table:table-cell table:style-name="Πίνακας1.A2" office:value-type="string">
            <text:p text:style-name="P2">122</text:p>
          </table:table-cell>
          <table:table-cell table:style-name="Πίνακας1.A2" office:value-type="string">
            <text:p text:style-name="P9">𒑏</text:p>
          </table:table-cell>
          <table:table-cell table:style-name="Πίνακας1.A2" office:value-type="string">
            <text:p text:style-name="P10">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3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23</text:p>
          </table:table-cell>
          <table:table-cell table:style-name="Πίνακας1.A2" office:value-type="string">
            <text:p text:style-name="P9">𒁇𒀭</text:p>
          </table:table-cell>
          <table:table-cell table:style-name="Πίνακας1.A2" office:value-type="string">
            <text:p text:style-name="P10">𒁇𒀭</text:p>
          </table:table-cell>
          <table:table-cell table:style-name="Πίνακας1.A2" office:value-type="string">
            <text:p text:style-name="P15">𒁇𒀭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3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24</text:p>
          </table:table-cell>
          <table:table-cell table:style-name="Πίνακας1.A2" office:value-type="string">
            <text:p text:style-name="P9">𒈦𒄘𒃼</text:p>
          </table:table-cell>
          <table:table-cell table:style-name="Πίνακας1.A2" office:value-type="string">
            <text:p text:style-name="P10">𒈦𒄘𒃼</text:p>
          </table:table-cell>
          <table:table-cell table:style-name="Πίνακας1.A2" office:value-type="string">
            <text:p text:style-name="P15">𒈦𒄘𒃼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4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25</text:p>
          </table:table-cell>
          <table:table-cell table:style-name="Πίνακας1.A2" office:value-type="string">
            <text:p text:style-name="P9">𒈦𒌋</text:p>
          </table:table-cell>
          <table:table-cell table:style-name="Πίνακας1.A2" office:value-type="string">
            <text:p text:style-name="P10">𒈦𒌋</text:p>
          </table:table-cell>
          <table:table-cell table:style-name="Πίνακας1.A2" office:value-type="string">
            <text:p text:style-name="P15">𒈦𒌋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4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26</text:p>
          </table:table-cell>
          <table:table-cell table:style-name="Πίνακας1.A2" office:value-type="string">
            <text:p text:style-name="P9">𒈦𒎙</text:p>
          </table:table-cell>
          <table:table-cell table:style-name="Πίνακας1.A2" office:value-type="string">
            <text:p text:style-name="P10">𒈦𒎙</text:p>
          </table:table-cell>
          <table:table-cell table:style-name="Πίνακας1.A2" office:value-type="string">
            <text:p text:style-name="P15">𒈦𒎙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42</text:p>
          </table:table-cell>
          <table:table-cell table:style-name="Πίνακας1.A2" office:value-type="string">
            <text:p text:style-name="P2">1201D</text:p>
          </table:table-cell>
          <table:table-cell table:style-name="Πίνακας1.A2" office:value-type="string">
            <text:p text:style-name="P2">127</text:p>
          </table:table-cell>
          <table:table-cell table:style-name="Πίνακας1.A2" office:value-type="string">
            <text:p text:style-name="P9">𒀝</text:p>
          </table:table-cell>
          <table:table-cell table:style-name="Πίνακας1.A2" office:value-type="string">
            <text:p text:style-name="P10">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43</text:p>
          </table:table-cell>
          <table:table-cell table:style-name="Πίνακας1.A2" office:value-type="string">
            <text:p text:style-name="P2">1201F</text:p>
          </table:table-cell>
          <table:table-cell table:style-name="Πίνακας1.A2" office:value-type="string">
            <text:p text:style-name="P2">128</text:p>
          </table:table-cell>
          <table:table-cell table:style-name="Πίνακας1.A2" office:value-type="string">
            <text:p text:style-name="P9">𒀟</text:p>
          </table:table-cell>
          <table:table-cell table:style-name="Πίνακας1.A2" office:value-type="string">
            <text:p text:style-name="P10">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44</text:p>
          </table:table-cell>
          <table:table-cell table:style-name="Πίνακας1.A2" office:value-type="string">
            <text:p text:style-name="P2">1201E</text:p>
          </table:table-cell>
          <table:table-cell table:style-name="Πίνακας1.A2" office:value-type="string">
            <text:p text:style-name="P2">129</text:p>
          </table:table-cell>
          <table:table-cell table:style-name="Πίνακας1.A2" office:value-type="string">
            <text:p text:style-name="P9">𒀞</text:p>
          </table:table-cell>
          <table:table-cell table:style-name="Πίνακας1.A2" office:value-type="string">
            <text:p text:style-name="P10">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45</text:p>
          </table:table-cell>
          <table:table-cell table:style-name="Πίνακας1.A2" office:value-type="string">
            <text:p text:style-name="P2">12227</text:p>
          </table:table-cell>
          <table:table-cell table:style-name="Πίνακας1.A2" office:value-type="string">
            <text:p text:style-name="P2">130</text:p>
          </table:table-cell>
          <table:table-cell table:style-name="Πίνακας1.A2" office:value-type="string">
            <text:p text:style-name="P9">𒈧</text:p>
          </table:table-cell>
          <table:table-cell table:style-name="Πίνακας1.A2" office:value-type="string">
            <text:p text:style-name="P10">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46</text:p>
          </table:table-cell>
          <table:table-cell table:style-name="Πίνακας1.A2" office:value-type="string">
            <text:p text:style-name="P2">121B2</text:p>
          </table:table-cell>
          <table:table-cell table:style-name="Πίνακας1.A2" office:value-type="string">
            <text:p text:style-name="P2">131</text:p>
          </table:table-cell>
          <table:table-cell table:style-name="Πίνακας1.A2" office:value-type="string">
            <text:p text:style-name="P9">𒆲</text:p>
          </table:table-cell>
          <table:table-cell table:style-name="Πίνακας1.A2" office:value-type="string">
            <text:p text:style-name="P10">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47</text:p>
          </table:table-cell>
          <table:table-cell table:style-name="Πίνακας1.A2" office:value-type="string">
            <text:p text:style-name="P2">12137</text:p>
          </table:table-cell>
          <table:table-cell table:style-name="Πίνακας1.A2" office:value-type="string">
            <text:p text:style-name="P2">132</text:p>
          </table:table-cell>
          <table:table-cell table:style-name="Πίνακας1.A2" office:value-type="string">
            <text:p text:style-name="P9">𒄷</text:p>
          </table:table-cell>
          <table:table-cell table:style-name="Πίνακας1.A2" office:value-type="string">
            <text:p text:style-name="P10">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4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3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𒄷𒋛</text:p>
          </table:table-cell>
          <table:table-cell table:style-name="Πίνακας1.A2" office:value-type="string">
            <text:p text:style-name="P15">𒄷𒋛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49</text:p>
          </table:table-cell>
          <table:table-cell table:style-name="Πίνακας1.A2" office:value-type="string">
            <text:p text:style-name="P2">12246</text:p>
          </table:table-cell>
          <table:table-cell table:style-name="Πίνακας1.A2" office:value-type="string">
            <text:p text:style-name="P2">134</text:p>
          </table:table-cell>
          <table:table-cell table:style-name="Πίνακας1.A2" office:value-type="string">
            <text:p text:style-name="P9">𒉆</text:p>
          </table:table-cell>
          <table:table-cell table:style-name="Πίνακας1.A2" office:value-type="string">
            <text:p text:style-name="P10">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5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35</text:p>
          </table:table-cell>
          <table:table-cell table:style-name="Πίνακας1.A2" office:value-type="string">
            <text:p text:style-name="P9">𒉆𒂟</text:p>
          </table:table-cell>
          <table:table-cell table:style-name="Πίνακας1.A2" office:value-type="string">
            <text:p text:style-name="P10">𒉆𒂟</text:p>
          </table:table-cell>
          <table:table-cell table:style-name="Πίνακας1.A2" office:value-type="string">
            <text:p text:style-name="P15">𒉆𒂟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51</text:p>
          </table:table-cell>
          <table:table-cell table:style-name="Πίνακας1.A2" office:value-type="string">
            <text:p text:style-name="P2">1224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𒉅</text:p>
          </table:table-cell>
          <table:table-cell table:style-name="Πίνακας1.A2" office:value-type="string">
            <text:p text:style-name="P10">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52</text:p>
          </table:table-cell>
          <table:table-cell table:style-name="Πίνακας1.A2" office:value-type="string">
            <text:p text:style-name="P2">12145</text:p>
          </table:table-cell>
          <table:table-cell table:style-name="Πίνακας1.A2" office:value-type="string">
            <text:p text:style-name="P2">136</text:p>
          </table:table-cell>
          <table:table-cell table:style-name="Πίνακας1.A2" office:value-type="string">
            <text:p text:style-name="P9">𒅅</text:p>
          </table:table-cell>
          <table:table-cell table:style-name="Πίνακας1.A2" office:value-type="string">
            <text:p text:style-name="P10">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5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37</text:p>
          </table:table-cell>
          <table:table-cell table:style-name="Πίνακας1.A2" office:value-type="string">
            <text:p text:style-name="P9">𒄷𒄭</text:p>
          </table:table-cell>
          <table:table-cell table:style-name="Πίνακας1.A2" office:value-type="string">
            <text:p text:style-name="P10">𒄷𒄭</text:p>
          </table:table-cell>
          <table:table-cell table:style-name="Πίνακας1.A2" office:value-type="string">
            <text:p text:style-name="P15">𒄷𒄭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5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38</text:p>
          </table:table-cell>
          <table:table-cell table:style-name="Πίνακας1.A2" office:value-type="string">
            <text:p text:style-name="P9">𒄷𒈿</text:p>
          </table:table-cell>
          <table:table-cell table:style-name="Πίνακας1.A2" office:value-type="string">
            <text:p text:style-name="P10">𒄷𒈿</text:p>
          </table:table-cell>
          <table:table-cell table:style-name="Πίνακας1.A2" office:value-type="string">
            <text:p text:style-name="P15">𒄷𒈿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55</text:p>
          </table:table-cell>
          <table:table-cell table:style-name="Πίνακας1.A2" office:value-type="string">
            <text:p text:style-name="P2">122E5</text:p>
          </table:table-cell>
          <table:table-cell table:style-name="Πίνακας1.A2" office:value-type="string">
            <text:p text:style-name="P2">139</text:p>
          </table:table-cell>
          <table:table-cell table:style-name="Πίνακας1.A2" office:value-type="string">
            <text:p text:style-name="P9">𒋥</text:p>
          </table:table-cell>
          <table:table-cell table:style-name="Πίνακας1.A2" office:value-type="string">
            <text:p text:style-name="P10">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56</text:p>
          </table:table-cell>
          <table:table-cell table:style-name="Πίνακας1.A2" office:value-type="string">
            <text:p text:style-name="P2">12363</text:p>
          </table:table-cell>
          <table:table-cell table:style-name="Πίνακας1.A2" office:value-type="string">
            <text:p text:style-name="P2">140</text:p>
          </table:table-cell>
          <table:table-cell table:style-name="Πίνακας1.A2" office:value-type="string">
            <text:p text:style-name="P9">𒍣</text:p>
          </table:table-cell>
          <table:table-cell table:style-name="Πίνακας1.A2" office:value-type="string">
            <text:p text:style-name="P10">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57</text:p>
          </table:table-cell>
          <table:table-cell table:style-name="Πίνακας1.A2" office:value-type="string">
            <text:p text:style-name="P2">12100</text:p>
          </table:table-cell>
          <table:table-cell table:style-name="Πίνακας1.A2" office:value-type="string">
            <text:p text:style-name="P2">141</text:p>
          </table:table-cell>
          <table:table-cell table:style-name="Πίνακας1.A2" office:value-type="string">
            <text:p text:style-name="P9">𒄀</text:p>
          </table:table-cell>
          <table:table-cell table:style-name="Πίνακας1.A2" office:value-type="string">
            <text:p text:style-name="P10">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58</text:p>
          </table:table-cell>
          <table:table-cell table:style-name="Πίνακας1.A2" office:value-type="string">
            <text:p text:style-name="P2">1210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𒄁</text:p>
          </table:table-cell>
          <table:table-cell table:style-name="Πίνακας1.A2" office:value-type="string">
            <text:p text:style-name="P10">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5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𒄁</text:p>
          </table:table-cell>
          <table:table-cell table:style-name="Πίνακας1.A2" office:value-type="string">
            <text:p text:style-name="P15">𒄁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160</text:p>
          </table:table-cell>
          <table:table-cell table:style-name="Πίνακας1.A2" office:value-type="string">
            <text:p text:style-name="P2">12291</text:p>
          </table:table-cell>
          <table:table-cell table:style-name="Πίνακας1.A2" office:value-type="string">
            <text:p text:style-name="P2">142</text:p>
          </table:table-cell>
          <table:table-cell table:style-name="Πίνακας1.A2" office:value-type="string">
            <text:p text:style-name="P9">𒊑</text:p>
          </table:table-cell>
          <table:table-cell table:style-name="Πίνακας1.A2" office:value-type="string">
            <text:p text:style-name="P10">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1</text:p>
          </table:table-cell>
          <table:table-cell table:style-name="Πίνακας1.A2" office:value-type="string">
            <text:p text:style-name="P2">12263</text:p>
          </table:table-cell>
          <table:table-cell table:style-name="Πίνακας1.A2" office:value-type="string">
            <text:p text:style-name="P2">143</text:p>
          </table:table-cell>
          <table:table-cell table:style-name="Πίνακας1.A2" office:value-type="string">
            <text:p text:style-name="P9">𒉣</text:p>
          </table:table-cell>
          <table:table-cell table:style-name="Πίνακας1.A2" office:value-type="string">
            <text:p text:style-name="P10">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2</text:p>
          </table:table-cell>
          <table:table-cell table:style-name="Πίνακας1.A2" office:value-type="string">
            <text:p text:style-name="P2">12269</text:p>
          </table:table-cell>
          <table:table-cell table:style-name="Πίνακας1.A2" office:value-type="string">
            <text:p text:style-name="P2">144</text:p>
          </table:table-cell>
          <table:table-cell table:style-name="Πίνακας1.A2" office:value-type="string">
            <text:p text:style-name="P9">𒉩</text:p>
          </table:table-cell>
          <table:table-cell table:style-name="Πίνακας1.A2" office:value-type="string">
            <text:p text:style-name="P10">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45</text:p>
          </table:table-cell>
          <table:table-cell table:style-name="Πίνακας1.A2" office:value-type="string">
            <text:p text:style-name="P9">𒉣𒇬</text:p>
          </table:table-cell>
          <table:table-cell table:style-name="Πίνακας1.A2" office:value-type="string">
            <text:p text:style-name="P10">𒉣𒇬</text:p>
          </table:table-cell>
          <table:table-cell table:style-name="Πίνακας1.A2" office:value-type="string">
            <text:p text:style-name="P15">𒉣𒇬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64</text:p>
          </table:table-cell>
          <table:table-cell table:style-name="Πίνακας1.A2" office:value-type="string">
            <text:p text:style-name="P2">1226C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𒉬</text:p>
          </table:table-cell>
          <table:table-cell table:style-name="Πίνακας1.A2" office:value-type="string">
            <text:p text:style-name="P10">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5</text:p>
          </table:table-cell>
          <table:table-cell table:style-name="Πίνακας1.A2" office:value-type="string">
            <text:p text:style-name="P2">12265</text:p>
          </table:table-cell>
          <table:table-cell table:style-name="Πίνακας1.A2" office:value-type="string">
            <text:p text:style-name="P2">146</text:p>
          </table:table-cell>
          <table:table-cell table:style-name="Πίνακας1.A2" office:value-type="string">
            <text:p text:style-name="P9">𒉥</text:p>
          </table:table-cell>
          <table:table-cell table:style-name="Πίνακας1.A2" office:value-type="string">
            <text:p text:style-name="P10">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46,1</text:p>
          </table:table-cell>
          <table:table-cell table:style-name="Πίνακας1.A2" office:value-type="string">
            <text:p text:style-name="P9">𒉥</text:p>
          </table:table-cell>
          <table:table-cell table:style-name="Πίνακας1.A2" office:value-type="string">
            <text:p text:style-name="P10">𒉣𒇬𒍑</text:p>
          </table:table-cell>
          <table:table-cell table:style-name="Πίνακας1.A2" office:value-type="string">
            <text:p text:style-name="P15">𒉣𒇬𒍑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67</text:p>
          </table:table-cell>
          <table:table-cell table:style-name="Πίνακας1.A2" office:value-type="string">
            <text:p text:style-name="P2">12264</text:p>
          </table:table-cell>
          <table:table-cell table:style-name="Πίνακας1.A2" office:value-type="string">
            <text:p text:style-name="P2">146,2</text:p>
          </table:table-cell>
          <table:table-cell table:style-name="Πίνακας1.A2" office:value-type="string">
            <text:p text:style-name="P9">𒉤</text:p>
          </table:table-cell>
          <table:table-cell table:style-name="Πίνακας1.A2" office:value-type="string">
            <text:p text:style-name="P10">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8</text:p>
          </table:table-cell>
          <table:table-cell table:style-name="Πίνακας1.A2" office:value-type="string">
            <text:p text:style-name="P2">12266</text:p>
          </table:table-cell>
          <table:table-cell table:style-name="Πίνακας1.A2" office:value-type="string">
            <text:p text:style-name="P2">147</text:p>
          </table:table-cell>
          <table:table-cell table:style-name="Πίνακας1.A2" office:value-type="string">
            <text:p text:style-name="P9">𒉦</text:p>
          </table:table-cell>
          <table:table-cell table:style-name="Πίνακας1.A2" office:value-type="string">
            <text:p text:style-name="P10">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69</text:p>
          </table:table-cell>
          <table:table-cell table:style-name="Πίνακας1.A2" office:value-type="string">
            <text:p text:style-name="P2">1226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𒉧</text:p>
          </table:table-cell>
          <table:table-cell table:style-name="Πίνακας1.A2" office:value-type="string">
            <text:p text:style-name="P10">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0</text:p>
          </table:table-cell>
          <table:table-cell table:style-name="Πίνακας1.A2" office:value-type="string">
            <text:p text:style-name="P2">1218F</text:p>
          </table:table-cell>
          <table:table-cell table:style-name="Πίνακας1.A2" office:value-type="string">
            <text:p text:style-name="P2">148</text:p>
          </table:table-cell>
          <table:table-cell table:style-name="Πίνακας1.A2" office:value-type="string">
            <text:p text:style-name="P9">𒆏</text:p>
          </table:table-cell>
          <table:table-cell table:style-name="Πίνακας1.A2" office:value-type="string">
            <text:p text:style-name="P10">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1</text:p>
          </table:table-cell>
          <table:table-cell table:style-name="Πίνακας1.A2" office:value-type="string">
            <text:p text:style-name="P2">12138</text:p>
          </table:table-cell>
          <table:table-cell table:style-name="Πίνακας1.A2" office:value-type="string">
            <text:p text:style-name="P2">149</text:p>
          </table:table-cell>
          <table:table-cell table:style-name="Πίνακας1.A2" office:value-type="string">
            <text:p text:style-name="P9">𒄸</text:p>
          </table:table-cell>
          <table:table-cell table:style-name="Πίνακας1.A2" office:value-type="string">
            <text:p text:style-name="P10">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2</text:p>
          </table:table-cell>
          <table:table-cell table:style-name="Πίνακας1.A2" office:value-type="string">
            <text:p text:style-name="P2">1213D</text:p>
          </table:table-cell>
          <table:table-cell table:style-name="Πίνακας1.A2" office:value-type="string">
            <text:p text:style-name="P2">150</text:p>
          </table:table-cell>
          <table:table-cell table:style-name="Πίνακας1.A2" office:value-type="string">
            <text:p text:style-name="P9">𒄽</text:p>
          </table:table-cell>
          <table:table-cell table:style-name="Πίνακας1.A2" office:value-type="string">
            <text:p text:style-name="P10">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3</text:p>
          </table:table-cell>
          <table:table-cell table:style-name="Πίνακας1.A2" office:value-type="string">
            <text:p text:style-name="P2">122E9</text:p>
          </table:table-cell>
          <table:table-cell table:style-name="Πίνακας1.A2" office:value-type="string">
            <text:p text:style-name="P2">151</text:p>
          </table:table-cell>
          <table:table-cell table:style-name="Πίνακας1.A2" office:value-type="string">
            <text:p text:style-name="P9">𒋩</text:p>
          </table:table-cell>
          <table:table-cell table:style-name="Πίνακας1.A2" office:value-type="string">
            <text:p text:style-name="P10">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74</text:p>
          </table:table-cell>
          <table:table-cell table:style-name="Πίνακας1.A2" office:value-type="string">
            <text:p text:style-name="P2">1223D</text:p>
          </table:table-cell>
          <table:table-cell table:style-name="Πίνακας1.A2" office:value-type="string">
            <text:p text:style-name="P2">152</text:p>
          </table:table-cell>
          <table:table-cell table:style-name="Πίνακας1.A2" office:value-type="string">
            <text:p text:style-name="P9">𒈽</text:p>
          </table:table-cell>
          <table:table-cell table:style-name="Πίνακας1.A2" office:value-type="string">
            <text:p text:style-name="P10">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5</text:p>
          </table:table-cell>
          <table:table-cell table:style-name="Πίνακας1.A2" office:value-type="string">
            <text:p text:style-name="P2">12239</text:p>
          </table:table-cell>
          <table:table-cell table:style-name="Πίνακας1.A2" office:value-type="string">
            <text:p text:style-name="P2">153</text:p>
          </table:table-cell>
          <table:table-cell table:style-name="Πίνακας1.A2" office:value-type="string">
            <text:p text:style-name="P9">𒈹</text:p>
          </table:table-cell>
          <table:table-cell table:style-name="Πίνακας1.A2" office:value-type="string">
            <text:p text:style-name="P10">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6</text:p>
          </table:table-cell>
          <table:table-cell table:style-name="Πίνακας1.A2" office:value-type="string">
            <text:p text:style-name="P2">1223A</text:p>
          </table:table-cell>
          <table:table-cell table:style-name="Πίνακας1.A2" office:value-type="string">
            <text:p text:style-name="P2">154</text:p>
          </table:table-cell>
          <table:table-cell table:style-name="Πίνακας1.A2" office:value-type="string">
            <text:p text:style-name="P9">𒈺</text:p>
          </table:table-cell>
          <table:table-cell table:style-name="Πίνακας1.A2" office:value-type="string">
            <text:p text:style-name="P10">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7</text:p>
          </table:table-cell>
          <table:table-cell table:style-name="Πίνακας1.A2" office:value-type="string">
            <text:p text:style-name="P2">1223B</text:p>
          </table:table-cell>
          <table:table-cell table:style-name="Πίνακας1.A2" office:value-type="string">
            <text:p text:style-name="P2">155</text:p>
          </table:table-cell>
          <table:table-cell table:style-name="Πίνακας1.A2" office:value-type="string">
            <text:p text:style-name="P9">𒈻</text:p>
          </table:table-cell>
          <table:table-cell table:style-name="Πίνακας1.A2" office:value-type="string">
            <text:p text:style-name="P10">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7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5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𒋩𒍝</text:p>
          </table:table-cell>
          <table:table-cell table:style-name="Πίνακας1.A2" office:value-type="string">
            <text:p text:style-name="P15">𒋩𒍝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79</text:p>
          </table:table-cell>
          <table:table-cell table:style-name="Πίνακας1.A2" office:value-type="string">
            <text:p text:style-name="P2">120F0</text:p>
          </table:table-cell>
          <table:table-cell table:style-name="Πίνακας1.A2" office:value-type="string">
            <text:p text:style-name="P2">157</text:p>
          </table:table-cell>
          <table:table-cell table:style-name="Πίνακας1.A2" office:value-type="string">
            <text:p text:style-name="P9">𒃰</text:p>
          </table:table-cell>
          <table:table-cell table:style-name="Πίνακας1.A2" office:value-type="string">
            <text:p text:style-name="P10">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8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58</text:p>
          </table:table-cell>
          <table:table-cell table:style-name="Πίνακας1.A2" office:value-type="string">
            <text:p text:style-name="P9">𒃰𒋺</text:p>
          </table:table-cell>
          <table:table-cell table:style-name="Πίνακας1.A2" office:value-type="string">
            <text:p text:style-name="P10">𒃰𒋺</text:p>
          </table:table-cell>
          <table:table-cell table:style-name="Πίνακας1.A2" office:value-type="string">
            <text:p text:style-name="P15">𒃰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8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59</text:p>
          </table:table-cell>
          <table:table-cell table:style-name="Πίνακας1.A2" office:value-type="string">
            <text:p text:style-name="P9">𒃰𒋺𒋛</text:p>
          </table:table-cell>
          <table:table-cell table:style-name="Πίνακας1.A2" office:value-type="string">
            <text:p text:style-name="P10">𒃰𒋺𒋛</text:p>
          </table:table-cell>
          <table:table-cell table:style-name="Πίνακας1.A2" office:value-type="string">
            <text:p text:style-name="P15">𒃰𒋺𒋛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82</text:p>
          </table:table-cell>
          <table:table-cell table:style-name="Πίνακας1.A2" office:value-type="string">
            <text:p text:style-name="P2">12322</text:p>
          </table:table-cell>
          <table:table-cell table:style-name="Πίνακας1.A2" office:value-type="string">
            <text:p text:style-name="P2">160</text:p>
          </table:table-cell>
          <table:table-cell table:style-name="Πίνακας1.A2" office:value-type="string">
            <text:p text:style-name="P9">𒌢</text:p>
          </table:table-cell>
          <table:table-cell table:style-name="Πίνακας1.A2" office:value-type="string">
            <text:p text:style-name="P10">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8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61</text:p>
          </table:table-cell>
          <table:table-cell table:style-name="Πίνακας1.A2" office:value-type="string">
            <text:p text:style-name="P9">𒃰𒋺𒄑</text:p>
          </table:table-cell>
          <table:table-cell table:style-name="Πίνακας1.A2" office:value-type="string">
            <text:p text:style-name="P10">𒃰𒋺𒄑</text:p>
          </table:table-cell>
          <table:table-cell table:style-name="Πίνακας1.A2" office:value-type="string">
            <text:p text:style-name="P15">𒃰𒋺𒄑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84</text:p>
          </table:table-cell>
          <table:table-cell table:style-name="Πίνακας1.A2" office:value-type="string">
            <text:p text:style-name="P2">122D2</text:p>
          </table:table-cell>
          <table:table-cell table:style-name="Πίνακας1.A2" office:value-type="string">
            <text:p text:style-name="P2">162</text:p>
          </table:table-cell>
          <table:table-cell table:style-name="Πίνακας1.A2" office:value-type="string">
            <text:p text:style-name="P9">𒋒</text:p>
          </table:table-cell>
          <table:table-cell table:style-name="Πίνακας1.A2" office:value-type="string">
            <text:p text:style-name="P10">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85</text:p>
          </table:table-cell>
          <table:table-cell table:style-name="Πίνακας1.A2" office:value-type="string">
            <text:p text:style-name="P2">120F1</text:p>
          </table:table-cell>
          <table:table-cell table:style-name="Πίνακας1.A2" office:value-type="string">
            <text:p text:style-name="P2">163</text:p>
          </table:table-cell>
          <table:table-cell table:style-name="Πίνακας1.A2" office:value-type="string">
            <text:p text:style-name="P9">𒃱</text:p>
          </table:table-cell>
          <table:table-cell table:style-name="Πίνακας1.A2" office:value-type="string">
            <text:p text:style-name="P10">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86</text:p>
          </table:table-cell>
          <table:table-cell table:style-name="Πίνακας1.A2" office:value-type="string">
            <text:p text:style-name="P2">12097</text:p>
          </table:table-cell>
          <table:table-cell table:style-name="Πίνακας1.A2" office:value-type="string">
            <text:p text:style-name="P2">164</text:p>
          </table:table-cell>
          <table:table-cell table:style-name="Πίνακας1.A2" office:value-type="string">
            <text:p text:style-name="P9">𒂗</text:p>
          </table:table-cell>
          <table:table-cell table:style-name="Πίνακας1.A2" office:value-type="string">
            <text:p text:style-name="P10">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87</text:p>
          </table:table-cell>
          <table:table-cell table:style-name="Πίνακας1.A2" office:value-type="string">
            <text:p text:style-name="P2">1209A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𒂚</text:p>
          </table:table-cell>
          <table:table-cell table:style-name="Πίνακας1.A2" office:value-type="string">
            <text:p text:style-name="P10">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88</text:p>
          </table:table-cell>
          <table:table-cell table:style-name="Πίνακας1.A2" office:value-type="string">
            <text:p text:style-name="P2">1209B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𒂛</text:p>
          </table:table-cell>
          <table:table-cell table:style-name="Πίνακας1.A2" office:value-type="string">
            <text:p text:style-name="P10">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89</text:p>
          </table:table-cell>
          <table:table-cell table:style-name="Πίνακας1.A2" office:value-type="string">
            <text:p text:style-name="P2">1209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𒂝</text:p>
          </table:table-cell>
          <table:table-cell table:style-name="Πίνακας1.A2" office:value-type="string">
            <text:p text:style-name="P10">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90</text:p>
          </table:table-cell>
          <table:table-cell table:style-name="Πίνακας1.A2" office:value-type="string">
            <text:p text:style-name="P2">121AB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𒆫</text:p>
          </table:table-cell>
          <table:table-cell table:style-name="Πίνακας1.A2" office:value-type="string">
            <text:p text:style-name="P10">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1</text:p>
          </table:table-cell>
          <table:table-cell table:style-name="Πίνακας1.A2" office:value-type="string">
            <text:p text:style-name="P2">1203B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𒀻</text:p>
          </table:table-cell>
          <table:table-cell table:style-name="Πίνακας1.A2" office:value-type="string">
            <text:p text:style-name="P10">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2</text:p>
          </table:table-cell>
          <table:table-cell table:style-name="Πίνακας1.A2" office:value-type="string">
            <text:p text:style-name="P2">12098</text:p>
          </table:table-cell>
          <table:table-cell table:style-name="Πίνακας1.A2" office:value-type="string">
            <text:p text:style-name="P2">165</text:p>
          </table:table-cell>
          <table:table-cell table:style-name="Πίνακας1.A2" office:value-type="string">
            <text:p text:style-name="P9">𒂘</text:p>
          </table:table-cell>
          <table:table-cell table:style-name="Πίνακας1.A2" office:value-type="string">
            <text:p text:style-name="P10">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3</text:p>
          </table:table-cell>
          <table:table-cell table:style-name="Πίνακας1.A2" office:value-type="string">
            <text:p text:style-name="P2">1209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𒂙</text:p>
          </table:table-cell>
          <table:table-cell table:style-name="Πίνακας1.A2" office:value-type="string">
            <text:p text:style-name="P10">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4</text:p>
          </table:table-cell>
          <table:table-cell table:style-name="Πίνακας1.A2" office:value-type="string">
            <text:p text:style-name="P2">12070</text:p>
          </table:table-cell>
          <table:table-cell table:style-name="Πίνακας1.A2" office:value-type="string">
            <text:p text:style-name="P2">166</text:p>
          </table:table-cell>
          <table:table-cell table:style-name="Πίνακας1.A2" office:value-type="string">
            <text:p text:style-name="P9">𒁰</text:p>
          </table:table-cell>
          <table:table-cell table:style-name="Πίνακας1.A2" office:value-type="string">
            <text:p text:style-name="P10">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5</text:p>
          </table:table-cell>
          <table:table-cell table:style-name="Πίνακας1.A2" office:value-type="string">
            <text:p text:style-name="P2">12074</text:p>
          </table:table-cell>
          <table:table-cell table:style-name="Πίνακας1.A2" office:value-type="string">
            <text:p text:style-name="P2">167</text:p>
          </table:table-cell>
          <table:table-cell table:style-name="Πίνακας1.A2" office:value-type="string">
            <text:p text:style-name="P9">𒁴</text:p>
          </table:table-cell>
          <table:table-cell table:style-name="Πίνακας1.A2" office:value-type="string">
            <text:p text:style-name="P10">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6</text:p>
          </table:table-cell>
          <table:table-cell table:style-name="Πίνακας1.A2" office:value-type="string">
            <text:p text:style-name="P2">12075</text:p>
          </table:table-cell>
          <table:table-cell table:style-name="Πίνακας1.A2" office:value-type="string">
            <text:p text:style-name="P2">168</text:p>
          </table:table-cell>
          <table:table-cell table:style-name="Πίνακας1.A2" office:value-type="string">
            <text:p text:style-name="P9">𒁵</text:p>
          </table:table-cell>
          <table:table-cell table:style-name="Πίνακας1.A2" office:value-type="string">
            <text:p text:style-name="P10">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𒁴𒆳</text:p>
          </table:table-cell>
          <table:table-cell table:style-name="Πίνακας1.A2" office:value-type="string">
            <text:p text:style-name="P15">𒁴𒆳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98</text:p>
          </table:table-cell>
          <table:table-cell table:style-name="Πίνακας1.A2" office:value-type="string">
            <text:p text:style-name="P2">12051</text:p>
          </table:table-cell>
          <table:table-cell table:style-name="Πίνακας1.A2" office:value-type="string">
            <text:p text:style-name="P2">169</text:p>
          </table:table-cell>
          <table:table-cell table:style-name="Πίνακας1.A2" office:value-type="string">
            <text:p text:style-name="P9">𒁑</text:p>
          </table:table-cell>
          <table:table-cell table:style-name="Πίνακας1.A2" office:value-type="string">
            <text:p text:style-name="P10">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9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𒁑</text:p>
          </table:table-cell>
          <table:table-cell table:style-name="Πίνακας1.A2" office:value-type="string">
            <text:p text:style-name="P10">𒁑𒁑</text:p>
          </table:table-cell>
          <table:table-cell table:style-name="Πίνακας1.A2" office:value-type="string">
            <text:p text:style-name="P15">𒁑𒁑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0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70</text:p>
          </table:table-cell>
          <table:table-cell table:style-name="Πίνακας1.A2" office:value-type="string">
            <text:p text:style-name="P9">𒋭</text:p>
          </table:table-cell>
          <table:table-cell table:style-name="Πίνακας1.A2" office:value-type="string">
            <text:p text:style-name="P14">𒋭</text:p>
          </table:table-cell>
          <table:table-cell table:style-name="Πίνακας1.A2" office:value-type="string">
            <text:p text:style-name="P15">𒋭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201</text:p>
          </table:table-cell>
          <table:table-cell table:style-name="Πίνακας1.A2" office:value-type="string">
            <text:p text:style-name="P2">121AF</text:p>
          </table:table-cell>
          <table:table-cell table:style-name="Πίνακας1.A2" office:value-type="string">
            <text:p text:style-name="P2">171</text:p>
          </table:table-cell>
          <table:table-cell table:style-name="Πίνακας1.A2" office:value-type="string">
            <text:p text:style-name="P9">𒆯</text:p>
          </table:table-cell>
          <table:table-cell table:style-name="Πίνακας1.A2" office:value-type="string">
            <text:p text:style-name="P10">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2</text:p>
          </table:table-cell>
          <table:table-cell table:style-name="Πίνακας1.A2" office:value-type="string">
            <text:p text:style-name="P2">12293</text:p>
          </table:table-cell>
          <table:table-cell table:style-name="Πίνακας1.A2" office:value-type="string">
            <text:p text:style-name="P2">172</text:p>
          </table:table-cell>
          <table:table-cell table:style-name="Πίνακας1.A2" office:value-type="string">
            <text:p text:style-name="P9">𒊓</text:p>
          </table:table-cell>
          <table:table-cell table:style-name="Πίνακας1.A2" office:value-type="string">
            <text:p text:style-name="P10">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3</text:p>
          </table:table-cell>
          <table:table-cell table:style-name="Πίνακας1.A2" office:value-type="string">
            <text:p text:style-name="P2">1203F</text:p>
          </table:table-cell>
          <table:table-cell table:style-name="Πίνακας1.A2" office:value-type="string">
            <text:p text:style-name="P2">173</text:p>
          </table:table-cell>
          <table:table-cell table:style-name="Πίνακας1.A2" office:value-type="string">
            <text:p text:style-name="P9">𒀿</text:p>
          </table:table-cell>
          <table:table-cell table:style-name="Πίνακας1.A2" office:value-type="string">
            <text:p text:style-name="P10">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4</text:p>
          </table:table-cell>
          <table:table-cell table:style-name="Πίνακας1.A2" office:value-type="string">
            <text:p text:style-name="P2">120F7</text:p>
          </table:table-cell>
          <table:table-cell table:style-name="Πίνακας1.A2" office:value-type="string">
            <text:p text:style-name="P2">174</text:p>
          </table:table-cell>
          <table:table-cell table:style-name="Πίνακας1.A2" office:value-type="string">
            <text:p text:style-name="P9">𒃷</text:p>
          </table:table-cell>
          <table:table-cell table:style-name="Πίνακας1.A2" office:value-type="string">
            <text:p text:style-name="P10">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5</text:p>
          </table:table-cell>
          <table:table-cell table:style-name="Πίνακας1.A2" office:value-type="string">
            <text:p text:style-name="P2">120F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𒃹</text:p>
          </table:table-cell>
          <table:table-cell table:style-name="Πίνακας1.A2" office:value-type="string">
            <text:p text:style-name="P10">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206</text:p>
          </table:table-cell>
          <table:table-cell table:style-name="Πίνακας1.A2" office:value-type="string">
            <text:p text:style-name="P2">120F8</text:p>
          </table:table-cell>
          <table:table-cell table:style-name="Πίνακας1.A2" office:value-type="string">
            <text:p text:style-name="P2">175</text:p>
          </table:table-cell>
          <table:table-cell table:style-name="Πίνακας1.A2" office:value-type="string">
            <text:p text:style-name="P9">𒃸</text:p>
          </table:table-cell>
          <table:table-cell table:style-name="Πίνακας1.A2" office:value-type="string">
            <text:p text:style-name="P10">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7</text:p>
          </table:table-cell>
          <table:table-cell table:style-name="Πίνακας1.A2" office:value-type="string">
            <text:p text:style-name="P2">12118</text:p>
          </table:table-cell>
          <table:table-cell table:style-name="Πίνακας1.A2" office:value-type="string">
            <text:p text:style-name="P2">176</text:p>
          </table:table-cell>
          <table:table-cell table:style-name="Πίνακας1.A2" office:value-type="string">
            <text:p text:style-name="P9">𒄘</text:p>
          </table:table-cell>
          <table:table-cell table:style-name="Πίνακας1.A2" office:value-type="string">
            <text:p text:style-name="P10">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8</text:p>
          </table:table-cell>
          <table:table-cell table:style-name="Πίνακας1.A2" office:value-type="string">
            <text:p text:style-name="P2">1211B</text:p>
          </table:table-cell>
          <table:table-cell table:style-name="Πίνακας1.A2" office:value-type="string">
            <text:p text:style-name="P2">177</text:p>
          </table:table-cell>
          <table:table-cell table:style-name="Πίνακας1.A2" office:value-type="string">
            <text:p text:style-name="P9">𒄛</text:p>
          </table:table-cell>
          <table:table-cell table:style-name="Πίνακας1.A2" office:value-type="string">
            <text:p text:style-name="P10">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09</text:p>
          </table:table-cell>
          <table:table-cell table:style-name="Πίνακας1.A2" office:value-type="string">
            <text:p text:style-name="P2">12119</text:p>
          </table:table-cell>
          <table:table-cell table:style-name="Πίνακας1.A2" office:value-type="string">
            <text:p text:style-name="P2">178</text:p>
          </table:table-cell>
          <table:table-cell table:style-name="Πίνακας1.A2" office:value-type="string">
            <text:p text:style-name="P9">𒄙</text:p>
          </table:table-cell>
          <table:table-cell table:style-name="Πίνακας1.A2" office:value-type="string">
            <text:p text:style-name="P10">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79</text:p>
          </table:table-cell>
          <table:table-cell table:style-name="Πίνακας1.A2" office:value-type="string">
            <text:p text:style-name="P9">𒄘𒌧</text:p>
          </table:table-cell>
          <table:table-cell table:style-name="Πίνακας1.A2" office:value-type="string">
            <text:p text:style-name="P10">𒄘𒌧</text:p>
          </table:table-cell>
          <table:table-cell table:style-name="Πίνακας1.A2" office:value-type="string">
            <text:p text:style-name="P15">𒄘𒌧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11</text:p>
          </table:table-cell>
          <table:table-cell table:style-name="Πίνακας1.A2" office:value-type="string">
            <text:p text:style-name="P2">12125</text:p>
          </table:table-cell>
          <table:table-cell table:style-name="Πίνακας1.A2" office:value-type="string">
            <text:p text:style-name="P2">180</text:p>
          </table:table-cell>
          <table:table-cell table:style-name="Πίνακας1.A2" office:value-type="string">
            <text:p text:style-name="P9">𒄥</text:p>
          </table:table-cell>
          <table:table-cell table:style-name="Πίνακας1.A2" office:value-type="string">
            <text:p text:style-name="P10">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2</text:p>
          </table:table-cell>
          <table:table-cell table:style-name="Πίνακας1.A2" office:value-type="string">
            <text:p text:style-name="P2">122DB</text:p>
          </table:table-cell>
          <table:table-cell table:style-name="Πίνακας1.A2" office:value-type="string">
            <text:p text:style-name="P2">181</text:p>
          </table:table-cell>
          <table:table-cell table:style-name="Πίνακας1.A2" office:value-type="string">
            <text:p text:style-name="P9">𒋛</text:p>
          </table:table-cell>
          <table:table-cell table:style-name="Πίνακας1.A2" office:value-type="string">
            <text:p text:style-name="P10">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3</text:p>
          </table:table-cell>
          <table:table-cell table:style-name="Πίνακας1.A2" office:value-type="string">
            <text:p text:style-name="P2">122DC</text:p>
          </table:table-cell>
          <table:table-cell table:style-name="Πίνακας1.A2" office:value-type="string">
            <text:p text:style-name="P2">182</text:p>
          </table:table-cell>
          <table:table-cell table:style-name="Πίνακας1.A2" office:value-type="string">
            <text:p text:style-name="P9">𒋜</text:p>
          </table:table-cell>
          <table:table-cell table:style-name="Πίνακας1.A2" office:value-type="string">
            <text:p text:style-name="P10">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4</text:p>
          </table:table-cell>
          <table:table-cell table:style-name="Πίνακας1.A2" office:value-type="string">
            <text:p text:style-name="P2">1206F</text:p>
          </table:table-cell>
          <table:table-cell table:style-name="Πίνακας1.A2" office:value-type="string">
            <text:p text:style-name="P2">183</text:p>
          </table:table-cell>
          <table:table-cell table:style-name="Πίνακας1.A2" office:value-type="string">
            <text:p text:style-name="P9">𒁯</text:p>
          </table:table-cell>
          <table:table-cell table:style-name="Πίνακας1.A2" office:value-type="string">
            <text:p text:style-name="P10">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𒁯</text:p>
          </table:table-cell>
          <table:table-cell table:style-name="Πίνακας1.A2" office:value-type="string">
            <text:p text:style-name="P15">𒁯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216</text:p>
          </table:table-cell>
          <table:table-cell table:style-name="Πίνακας1.A2" office:value-type="string">
            <text:p text:style-name="P2">12295</text:p>
          </table:table-cell>
          <table:table-cell table:style-name="Πίνακας1.A2" office:value-type="string">
            <text:p text:style-name="P2">184</text:p>
          </table:table-cell>
          <table:table-cell table:style-name="Πίνακας1.A2" office:value-type="string">
            <text:p text:style-name="P9">𒊕</text:p>
          </table:table-cell>
          <table:table-cell table:style-name="Πίνακας1.A2" office:value-type="string">
            <text:p text:style-name="P10">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7</text:p>
          </table:table-cell>
          <table:table-cell table:style-name="Πίνακας1.A2" office:value-type="string">
            <text:p text:style-name="P2">122A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𒊧</text:p>
          </table:table-cell>
          <table:table-cell table:style-name="Πίνακας1.A2" office:value-type="string">
            <text:p text:style-name="P10">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8</text:p>
          </table:table-cell>
          <table:table-cell table:style-name="Πίνακας1.A2" office:value-type="string">
            <text:p text:style-name="P2">1229E</text:p>
          </table:table-cell>
          <table:table-cell table:style-name="Πίνακας1.A2" office:value-type="string">
            <text:p text:style-name="P2">185</text:p>
          </table:table-cell>
          <table:table-cell table:style-name="Πίνακας1.A2" office:value-type="string">
            <text:p text:style-name="P9">𒊞</text:p>
          </table:table-cell>
          <table:table-cell table:style-name="Πίνακας1.A2" office:value-type="string">
            <text:p text:style-name="P10">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19</text:p>
          </table:table-cell>
          <table:table-cell table:style-name="Πίνακας1.A2" office:value-type="string">
            <text:p text:style-name="P2">122A4</text:p>
          </table:table-cell>
          <table:table-cell table:style-name="Πίνακας1.A2" office:value-type="string">
            <text:p text:style-name="P2">186</text:p>
          </table:table-cell>
          <table:table-cell table:style-name="Πίνακας1.A2" office:value-type="string">
            <text:p text:style-name="P9">𒊤</text:p>
          </table:table-cell>
          <table:table-cell table:style-name="Πίνακας1.A2" office:value-type="string">
            <text:p text:style-name="P10">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0</text:p>
          </table:table-cell>
          <table:table-cell table:style-name="Πίνακας1.A2" office:value-type="string">
            <text:p text:style-name="P2">12297</text:p>
          </table:table-cell>
          <table:table-cell table:style-name="Πίνακας1.A2" office:value-type="string">
            <text:p text:style-name="P2">187</text:p>
          </table:table-cell>
          <table:table-cell table:style-name="Πίνακας1.A2" office:value-type="string">
            <text:p text:style-name="P9">𒊗</text:p>
          </table:table-cell>
          <table:table-cell table:style-name="Πίνακας1.A2" office:value-type="string">
            <text:p text:style-name="P10">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1</text:p>
          </table:table-cell>
          <table:table-cell table:style-name="Πίνακας1.A2" office:value-type="string">
            <text:p text:style-name="P2">1229A</text:p>
          </table:table-cell>
          <table:table-cell table:style-name="Πίνακας1.A2" office:value-type="string">
            <text:p text:style-name="P2">188</text:p>
          </table:table-cell>
          <table:table-cell table:style-name="Πίνακας1.A2" office:value-type="string">
            <text:p text:style-name="P9">𒊚</text:p>
          </table:table-cell>
          <table:table-cell table:style-name="Πίνακας1.A2" office:value-type="string">
            <text:p text:style-name="P10">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22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89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𒊕𒉌</text:p>
          </table:table-cell>
          <table:table-cell table:style-name="Πίνακας1.A2" office:value-type="string">
            <text:p text:style-name="P15">𒊕𒉌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23</text:p>
          </table:table-cell>
          <table:table-cell table:style-name="Πίνακας1.A2" office:value-type="string">
            <text:p text:style-name="P2">122A6</text:p>
          </table:table-cell>
          <table:table-cell table:style-name="Πίνακας1.A2" office:value-type="string">
            <text:p text:style-name="P2">190</text:p>
          </table:table-cell>
          <table:table-cell table:style-name="Πίνακας1.A2" office:value-type="string">
            <text:p text:style-name="P9">𒊦</text:p>
          </table:table-cell>
          <table:table-cell table:style-name="Πίνακας1.A2" office:value-type="string">
            <text:p text:style-name="P10">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4</text:p>
          </table:table-cell>
          <table:table-cell table:style-name="Πίνακας1.A2" office:value-type="string">
            <text:p text:style-name="P2">122A0</text:p>
          </table:table-cell>
          <table:table-cell table:style-name="Πίνακας1.A2" office:value-type="string">
            <text:p text:style-name="P2">191</text:p>
          </table:table-cell>
          <table:table-cell table:style-name="Πίνακας1.A2" office:value-type="string">
            <text:p text:style-name="P9">𒊠</text:p>
          </table:table-cell>
          <table:table-cell table:style-name="Πίνακας1.A2" office:value-type="string">
            <text:p text:style-name="P10">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5</text:p>
          </table:table-cell>
          <table:table-cell table:style-name="Πίνακας1.A2" office:value-type="string">
            <text:p text:style-name="P2">122A2</text:p>
          </table:table-cell>
          <table:table-cell table:style-name="Πίνακας1.A2" office:value-type="string">
            <text:p text:style-name="P2">192</text:p>
          </table:table-cell>
          <table:table-cell table:style-name="Πίνακας1.A2" office:value-type="string">
            <text:p text:style-name="P9">𒊢</text:p>
          </table:table-cell>
          <table:table-cell table:style-name="Πίνακας1.A2" office:value-type="string">
            <text:p text:style-name="P10">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6</text:p>
          </table:table-cell>
          <table:table-cell table:style-name="Πίνακας1.A2" office:value-type="string">
            <text:p text:style-name="P2">122A3</text:p>
          </table:table-cell>
          <table:table-cell table:style-name="Πίνακας1.A2" office:value-type="string">
            <text:p text:style-name="P2">193</text:p>
          </table:table-cell>
          <table:table-cell table:style-name="Πίνακας1.A2" office:value-type="string">
            <text:p text:style-name="P9">𒊣</text:p>
          </table:table-cell>
          <table:table-cell table:style-name="Πίνακας1.A2" office:value-type="string">
            <text:p text:style-name="P10">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19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𒊕𒅊</text:p>
          </table:table-cell>
          <table:table-cell table:style-name="Πίνακας1.A2" office:value-type="string">
            <text:p text:style-name="P15">𒊕𒅊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28</text:p>
          </table:table-cell>
          <table:table-cell table:style-name="Πίνακας1.A2" office:value-type="string">
            <text:p text:style-name="P2">1229D</text:p>
          </table:table-cell>
          <table:table-cell table:style-name="Πίνακας1.A2" office:value-type="string">
            <text:p text:style-name="P2">195</text:p>
          </table:table-cell>
          <table:table-cell table:style-name="Πίνακας1.A2" office:value-type="string">
            <text:p text:style-name="P9">𒊝</text:p>
          </table:table-cell>
          <table:table-cell table:style-name="Πίνακας1.A2" office:value-type="string">
            <text:p text:style-name="P10">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29</text:p>
          </table:table-cell>
          <table:table-cell table:style-name="Πίνακας1.A2" office:value-type="string">
            <text:p text:style-name="P2">122A5</text:p>
          </table:table-cell>
          <table:table-cell table:style-name="Πίνακας1.A2" office:value-type="string">
            <text:p text:style-name="P2">196</text:p>
          </table:table-cell>
          <table:table-cell table:style-name="Πίνακας1.A2" office:value-type="string">
            <text:p text:style-name="P9">𒊥</text:p>
          </table:table-cell>
          <table:table-cell table:style-name="Πίνακας1.A2" office:value-type="string">
            <text:p text:style-name="P10">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0</text:p>
          </table:table-cell>
          <table:table-cell table:style-name="Πίνακας1.A2" office:value-type="string">
            <text:p text:style-name="P2">12296</text:p>
          </table:table-cell>
          <table:table-cell table:style-name="Πίνακας1.A2" office:value-type="string">
            <text:p text:style-name="P2">197</text:p>
          </table:table-cell>
          <table:table-cell table:style-name="Πίνακας1.A2" office:value-type="string">
            <text:p text:style-name="P9">𒊖</text:p>
          </table:table-cell>
          <table:table-cell table:style-name="Πίνακας1.A2" office:value-type="string">
            <text:p text:style-name="P10">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1</text:p>
          </table:table-cell>
          <table:table-cell table:style-name="Πίνακας1.A2" office:value-type="string">
            <text:p text:style-name="P2">12299</text:p>
          </table:table-cell>
          <table:table-cell table:style-name="Πίνακας1.A2" office:value-type="string">
            <text:p text:style-name="P2">198</text:p>
          </table:table-cell>
          <table:table-cell table:style-name="Πίνακας1.A2" office:value-type="string">
            <text:p text:style-name="P9">𒊙</text:p>
          </table:table-cell>
          <table:table-cell table:style-name="Πίνακας1.A2" office:value-type="string">
            <text:p text:style-name="P10">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2</text:p>
          </table:table-cell>
          <table:table-cell table:style-name="Πίνακας1.A2" office:value-type="string">
            <text:p text:style-name="P2">1229F</text:p>
          </table:table-cell>
          <table:table-cell table:style-name="Πίνακας1.A2" office:value-type="string">
            <text:p text:style-name="P2">199</text:p>
          </table:table-cell>
          <table:table-cell table:style-name="Πίνακας1.A2" office:value-type="string">
            <text:p text:style-name="P9">𒊟</text:p>
          </table:table-cell>
          <table:table-cell table:style-name="Πίνακας1.A2" office:value-type="string">
            <text:p text:style-name="P10">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3</text:p>
          </table:table-cell>
          <table:table-cell table:style-name="Πίνακας1.A2" office:value-type="string">
            <text:p text:style-name="P2">1229C</text:p>
          </table:table-cell>
          <table:table-cell table:style-name="Πίνακας1.A2" office:value-type="string">
            <text:p text:style-name="P2">200</text:p>
          </table:table-cell>
          <table:table-cell table:style-name="Πίνακας1.A2" office:value-type="string">
            <text:p text:style-name="P9">𒊜</text:p>
          </table:table-cell>
          <table:table-cell table:style-name="Πίνακας1.A2" office:value-type="string">
            <text:p text:style-name="P10">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4</text:p>
          </table:table-cell>
          <table:table-cell table:style-name="Πίνακας1.A2" office:value-type="string">
            <text:p text:style-name="P2">12223</text:p>
          </table:table-cell>
          <table:table-cell table:style-name="Πίνακας1.A2" office:value-type="string">
            <text:p text:style-name="P2">201</text:p>
          </table:table-cell>
          <table:table-cell table:style-name="Πίνακας1.A2" office:value-type="string">
            <text:p text:style-name="P9">𒈣</text:p>
          </table:table-cell>
          <table:table-cell table:style-name="Πίνακας1.A2" office:value-type="string">
            <text:p text:style-name="P10">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02</text:p>
          </table:table-cell>
          <table:table-cell table:style-name="Πίνακας1.A2" office:value-type="string">
            <text:p text:style-name="P9">𒈣𒈮</text:p>
          </table:table-cell>
          <table:table-cell table:style-name="Πίνακας1.A2" office:value-type="string">
            <text:p text:style-name="P10">𒈣𒈮</text:p>
          </table:table-cell>
          <table:table-cell table:style-name="Πίνακας1.A2" office:value-type="string">
            <text:p text:style-name="P15">𒈣𒈮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36</text:p>
          </table:table-cell>
          <table:table-cell table:style-name="Πίνακας1.A2" office:value-type="string">
            <text:p text:style-name="P2">1235A</text:p>
          </table:table-cell>
          <table:table-cell table:style-name="Πίνακας1.A2" office:value-type="string">
            <text:p text:style-name="P2">203</text:p>
          </table:table-cell>
          <table:table-cell table:style-name="Πίνακας1.A2" office:value-type="string">
            <text:p text:style-name="P9">𒍚</text:p>
          </table:table-cell>
          <table:table-cell table:style-name="Πίνακας1.A2" office:value-type="string">
            <text:p text:style-name="P10">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7</text:p>
          </table:table-cell>
          <table:table-cell table:style-name="Πίνακας1.A2" office:value-type="string">
            <text:p text:style-name="P2">1235B</text:p>
          </table:table-cell>
          <table:table-cell table:style-name="Πίνακας1.A2" office:value-type="string">
            <text:p text:style-name="P2">204</text:p>
          </table:table-cell>
          <table:table-cell table:style-name="Πίνακας1.A2" office:value-type="string">
            <text:p text:style-name="P9">𒍛</text:p>
          </table:table-cell>
          <table:table-cell table:style-name="Πίνακας1.A2" office:value-type="string">
            <text:p text:style-name="P10">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238</text:p>
          </table:table-cell>
          <table:table-cell table:style-name="Πίνακας1.A2" office:value-type="string">
            <text:p text:style-name="P2">122EA</text:p>
          </table:table-cell>
          <table:table-cell table:style-name="Πίνακας1.A2" office:value-type="string">
            <text:p text:style-name="P2">205</text:p>
          </table:table-cell>
          <table:table-cell table:style-name="Πίνακας1.A2" office:value-type="string">
            <text:p text:style-name="P9">𒋪</text:p>
          </table:table-cell>
          <table:table-cell table:style-name="Πίνακας1.A2" office:value-type="string">
            <text:p text:style-name="P10">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3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0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𒈣𒅊</text:p>
          </table:table-cell>
          <table:table-cell table:style-name="Πίνακας1.A2" office:value-type="string">
            <text:p text:style-name="P15">𒈣𒅊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4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07</text:p>
          </table:table-cell>
          <table:table-cell table:style-name="Πίνακας1.A2" office:value-type="string">
            <text:p text:style-name="P9">𒋛𒀀</text:p>
          </table:table-cell>
          <table:table-cell table:style-name="Πίνακας1.A2" office:value-type="string">
            <text:p text:style-name="P10">𒋛𒀀</text:p>
          </table:table-cell>
          <table:table-cell table:style-name="Πίνακας1.A2" office:value-type="string">
            <text:p text:style-name="P15">𒋛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4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0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2">𒋛𒀀</text:p>
          </table:table-cell>
          <table:table-cell table:style-name="Πίνακας1.A2" office:value-type="string">
            <text:p text:style-name="P15">𒋛𒀀</text:p>
          </table:table-cell>
          <table:table-cell table:style-name="Πίνακας1.A2" office:value-type="string">
            <text:p text:style-name="P1">liga, aalt</text:p>
          </table:table-cell>
        </table:table-row>
        <table:table-row table:style-name="Πίνακας1.1">
          <table:table-cell table:style-name="Πίνακας1.A2" office:value-type="string">
            <text:p text:style-name="P1">242</text:p>
          </table:table-cell>
          <table:table-cell table:style-name="Πίνακας1.A2" office:value-type="string">
            <text:p text:style-name="P2">122F0</text:p>
          </table:table-cell>
          <table:table-cell table:style-name="Πίνακας1.A2" office:value-type="string">
            <text:p text:style-name="P2">209</text:p>
          </table:table-cell>
          <table:table-cell table:style-name="Πίνακας1.A2" office:value-type="string">
            <text:p text:style-name="P9">𒋰</text:p>
          </table:table-cell>
          <table:table-cell table:style-name="Πίνακας1.A2" office:value-type="string">
            <text:p text:style-name="P10">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43</text:p>
          </table:table-cell>
          <table:table-cell table:style-name="Πίνακας1.A2" office:value-type="string">
            <text:p text:style-name="P2">122F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𒋲</text:p>
          </table:table-cell>
          <table:table-cell table:style-name="Πίνακας1.A2" office:value-type="string">
            <text:p text:style-name="P10">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44</text:p>
          </table:table-cell>
          <table:table-cell table:style-name="Πίνακας1.A2" office:value-type="string">
            <text:p text:style-name="P2">122F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𒋱</text:p>
          </table:table-cell>
          <table:table-cell table:style-name="Πίνακας1.A2" office:value-type="string">
            <text:p text:style-name="P10">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45</text:p>
          </table:table-cell>
          <table:table-cell table:style-name="Πίνακας1.A2" office:value-type="string">
            <text:p text:style-name="P2">1243B</text:p>
          </table:table-cell>
          <table:table-cell table:style-name="Πίνακας1.A2" office:value-type="string">
            <text:p text:style-name="P2">210</text:p>
          </table:table-cell>
          <table:table-cell table:style-name="Πίνακας1.A2" office:value-type="string">
            <text:p text:style-name="P9">𒐻</text:p>
          </table:table-cell>
          <table:table-cell table:style-name="Πίνακας1.A2" office:value-type="string">
            <text:p text:style-name="P10">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4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11</text:p>
          </table:table-cell>
          <table:table-cell table:style-name="Πίνακας1.A2" office:value-type="string">
            <text:p text:style-name="P9">𒋰𒋾</text:p>
          </table:table-cell>
          <table:table-cell table:style-name="Πίνακας1.A2" office:value-type="string">
            <text:p text:style-name="P10">𒋰𒋾</text:p>
          </table:table-cell>
          <table:table-cell table:style-name="Πίνακας1.A2" office:value-type="string">
            <text:p text:style-name="P15">𒋰𒋾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47</text:p>
          </table:table-cell>
          <table:table-cell table:style-name="Πίνακας1.A2" office:value-type="string">
            <text:p text:style-name="P2">120FE</text:p>
          </table:table-cell>
          <table:table-cell table:style-name="Πίνακας1.A2" office:value-type="string">
            <text:p text:style-name="P2">212</text:p>
          </table:table-cell>
          <table:table-cell table:style-name="Πίνακας1.A2" office:value-type="string">
            <text:p text:style-name="P9">𒃾</text:p>
          </table:table-cell>
          <table:table-cell table:style-name="Πίνακας1.A2" office:value-type="string">
            <text:p text:style-name="P10">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48</text:p>
          </table:table-cell>
          <table:table-cell table:style-name="Πίνακας1.A2" office:value-type="string">
            <text:p text:style-name="P2">120FF</text:p>
          </table:table-cell>
          <table:table-cell table:style-name="Πίνακας1.A2" office:value-type="string">
            <text:p text:style-name="P2">213</text:p>
          </table:table-cell>
          <table:table-cell table:style-name="Πίνακας1.A2" office:value-type="string">
            <text:p text:style-name="P9">𒃿</text:p>
          </table:table-cell>
          <table:table-cell table:style-name="Πίνακας1.A2" office:value-type="string">
            <text:p text:style-name="P10">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4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14</text:p>
          </table:table-cell>
          <table:table-cell table:style-name="Πίνακας1.A2" office:value-type="string">
            <text:p text:style-name="P9">𒋰𒆲</text:p>
          </table:table-cell>
          <table:table-cell table:style-name="Πίνακας1.A2" office:value-type="string">
            <text:p text:style-name="P10">𒋰𒆲</text:p>
          </table:table-cell>
          <table:table-cell table:style-name="Πίνακας1.A2" office:value-type="string">
            <text:p text:style-name="P15">𒋰𒆲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50</text:p>
          </table:table-cell>
          <table:table-cell table:style-name="Πίνακας1.A2" office:value-type="string">
            <text:p text:style-name="P2">121F9</text:p>
          </table:table-cell>
          <table:table-cell table:style-name="Πίνακας1.A2" office:value-type="string">
            <text:p text:style-name="P2">215</text:p>
          </table:table-cell>
          <table:table-cell table:style-name="Πίνακας1.A2" office:value-type="string">
            <text:p text:style-name="P9">𒇹</text:p>
          </table:table-cell>
          <table:table-cell table:style-name="Πίνακας1.A2" office:value-type="string">
            <text:p text:style-name="P10">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1</text:p>
          </table:table-cell>
          <table:table-cell table:style-name="Πίνακας1.A2" office:value-type="string">
            <text:p text:style-name="P2">1240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𒐂</text:p>
          </table:table-cell>
          <table:table-cell table:style-name="Πίνακας1.A2" office:value-type="string">
            <text:p text:style-name="P10">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2</text:p>
          </table:table-cell>
          <table:table-cell table:style-name="Πίνακας1.A2" office:value-type="string">
            <text:p text:style-name="P2">12403</text:p>
          </table:table-cell>
          <table:table-cell table:style-name="Πίνακας1.A2" office:value-type="string">
            <text:p text:style-name="P2">216</text:p>
          </table:table-cell>
          <table:table-cell table:style-name="Πίνακας1.A2" office:value-type="string">
            <text:p text:style-name="P9">𒐃</text:p>
          </table:table-cell>
          <table:table-cell table:style-name="Πίνακας1.A2" office:value-type="string">
            <text:p text:style-name="P10">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3</text:p>
          </table:table-cell>
          <table:table-cell table:style-name="Πίνακας1.A2" office:value-type="string">
            <text:p text:style-name="P2">12404</text:p>
          </table:table-cell>
          <table:table-cell table:style-name="Πίνακας1.A2" office:value-type="string">
            <text:p text:style-name="P2">217</text:p>
          </table:table-cell>
          <table:table-cell table:style-name="Πίνακας1.A2" office:value-type="string">
            <text:p text:style-name="P9">𒐄</text:p>
          </table:table-cell>
          <table:table-cell table:style-name="Πίνακας1.A2" office:value-type="string">
            <text:p text:style-name="P10">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254</text:p>
          </table:table-cell>
          <table:table-cell table:style-name="Πίνακας1.A2" office:value-type="string">
            <text:p text:style-name="P2">12405</text:p>
          </table:table-cell>
          <table:table-cell table:style-name="Πίνακας1.A2" office:value-type="string">
            <text:p text:style-name="P2">218</text:p>
          </table:table-cell>
          <table:table-cell table:style-name="Πίνακας1.A2" office:value-type="string">
            <text:p text:style-name="P9">𒐅</text:p>
          </table:table-cell>
          <table:table-cell table:style-name="Πίνακας1.A2" office:value-type="string">
            <text:p text:style-name="P10">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5</text:p>
          </table:table-cell>
          <table:table-cell table:style-name="Πίνακας1.A2" office:value-type="string">
            <text:p text:style-name="P2">12406</text:p>
          </table:table-cell>
          <table:table-cell table:style-name="Πίνακας1.A2" office:value-type="string">
            <text:p text:style-name="P2">219</text:p>
          </table:table-cell>
          <table:table-cell table:style-name="Πίνακας1.A2" office:value-type="string">
            <text:p text:style-name="P9">𒐆</text:p>
          </table:table-cell>
          <table:table-cell table:style-name="Πίνακας1.A2" office:value-type="string">
            <text:p text:style-name="P10">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6</text:p>
          </table:table-cell>
          <table:table-cell table:style-name="Πίνακας1.A2" office:value-type="string">
            <text:p text:style-name="P2">12407</text:p>
          </table:table-cell>
          <table:table-cell table:style-name="Πίνακας1.A2" office:value-type="string">
            <text:p text:style-name="P2">220</text:p>
          </table:table-cell>
          <table:table-cell table:style-name="Πίνακας1.A2" office:value-type="string">
            <text:p text:style-name="P9">𒐇</text:p>
          </table:table-cell>
          <table:table-cell table:style-name="Πίνακας1.A2" office:value-type="string">
            <text:p text:style-name="P10">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7</text:p>
          </table:table-cell>
          <table:table-cell table:style-name="Πίνακας1.A2" office:value-type="string">
            <text:p text:style-name="P2">122F3</text:p>
          </table:table-cell>
          <table:table-cell table:style-name="Πίνακας1.A2" office:value-type="string">
            <text:p text:style-name="P2">221</text:p>
          </table:table-cell>
          <table:table-cell table:style-name="Πίνακας1.A2" office:value-type="string">
            <text:p text:style-name="P9">𒋳</text:p>
          </table:table-cell>
          <table:table-cell table:style-name="Πίνακας1.A2" office:value-type="string">
            <text:p text:style-name="P10">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8</text:p>
          </table:table-cell>
          <table:table-cell table:style-name="Πίνακας1.A2" office:value-type="string">
            <text:p text:style-name="P2">122F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𒋵</text:p>
          </table:table-cell>
          <table:table-cell table:style-name="Πίνακας1.A2" office:value-type="string">
            <text:p text:style-name="P10">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59</text:p>
          </table:table-cell>
          <table:table-cell table:style-name="Πίνακας1.A2" office:value-type="string">
            <text:p text:style-name="P2">122F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𒋷</text:p>
          </table:table-cell>
          <table:table-cell table:style-name="Πίνακας1.A2" office:value-type="string">
            <text:p text:style-name="P10">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0</text:p>
          </table:table-cell>
          <table:table-cell table:style-name="Πίνακας1.A2" office:value-type="string">
            <text:p text:style-name="P2">122F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𒋹</text:p>
          </table:table-cell>
          <table:table-cell table:style-name="Πίνακας1.A2" office:value-type="string">
            <text:p text:style-name="P10">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1</text:p>
          </table:table-cell>
          <table:table-cell table:style-name="Πίνακας1.A2" office:value-type="string">
            <text:p text:style-name="P2">122F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𒋸</text:p>
          </table:table-cell>
          <table:table-cell table:style-name="Πίνακας1.A2" office:value-type="string">
            <text:p text:style-name="P10">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2</text:p>
          </table:table-cell>
          <table:table-cell table:style-name="Πίνακας1.A2" office:value-type="string">
            <text:p text:style-name="P2">1218D</text:p>
          </table:table-cell>
          <table:table-cell table:style-name="Πίνακας1.A2" office:value-type="string">
            <text:p text:style-name="P2">222</text:p>
          </table:table-cell>
          <table:table-cell table:style-name="Πίνακας1.A2" office:value-type="string">
            <text:p text:style-name="P9">𒆍</text:p>
          </table:table-cell>
          <table:table-cell table:style-name="Πίνακας1.A2" office:value-type="string">
            <text:p text:style-name="P10">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3</text:p>
          </table:table-cell>
          <table:table-cell table:style-name="Πίνακας1.A2" office:value-type="string">
            <text:p text:style-name="P2">1200A</text:p>
          </table:table-cell>
          <table:table-cell table:style-name="Πίνακας1.A2" office:value-type="string">
            <text:p text:style-name="P2">223</text:p>
          </table:table-cell>
          <table:table-cell table:style-name="Πίνακας1.A2" office:value-type="string">
            <text:p text:style-name="P9">𒀊</text:p>
          </table:table-cell>
          <table:table-cell table:style-name="Πίνακας1.A2" office:value-type="string">
            <text:p text:style-name="P10">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2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𒀊𒉣</text:p>
          </table:table-cell>
          <table:table-cell table:style-name="Πίνακας1.A2" office:value-type="string">
            <text:p text:style-name="P15">𒀊𒉣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65</text:p>
          </table:table-cell>
          <table:table-cell table:style-name="Πίνακας1.A2" office:value-type="string">
            <text:p text:style-name="P2">1200E</text:p>
          </table:table-cell>
          <table:table-cell table:style-name="Πίνακας1.A2" office:value-type="string">
            <text:p text:style-name="P2">225</text:p>
          </table:table-cell>
          <table:table-cell table:style-name="Πίνακας1.A2" office:value-type="string">
            <text:p text:style-name="P9">𒀎</text:p>
          </table:table-cell>
          <table:table-cell table:style-name="Πίνακας1.A2" office:value-type="string">
            <text:p text:style-name="P10">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6</text:p>
          </table:table-cell>
          <table:table-cell table:style-name="Πίνακας1.A2" office:value-type="string">
            <text:p text:style-name="P2">12013</text:p>
          </table:table-cell>
          <table:table-cell table:style-name="Πίνακας1.A2" office:value-type="string">
            <text:p text:style-name="P2">226</text:p>
          </table:table-cell>
          <table:table-cell table:style-name="Πίνακας1.A2" office:value-type="string">
            <text:p text:style-name="P9">𒀓</text:p>
          </table:table-cell>
          <table:table-cell table:style-name="Πίνακας1.A2" office:value-type="string">
            <text:p text:style-name="P10">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7</text:p>
          </table:table-cell>
          <table:table-cell table:style-name="Πίνακας1.A2" office:value-type="string">
            <text:p text:style-name="P2">1200B</text:p>
          </table:table-cell>
          <table:table-cell table:style-name="Πίνακας1.A2" office:value-type="string">
            <text:p text:style-name="P2">227</text:p>
          </table:table-cell>
          <table:table-cell table:style-name="Πίνακας1.A2" office:value-type="string">
            <text:p text:style-name="P9">𒀋</text:p>
          </table:table-cell>
          <table:table-cell table:style-name="Πίνακας1.A2" office:value-type="string">
            <text:p text:style-name="P10">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8</text:p>
          </table:table-cell>
          <table:table-cell table:style-name="Πίνακας1.A2" office:value-type="string">
            <text:p text:style-name="P2">1200D</text:p>
          </table:table-cell>
          <table:table-cell table:style-name="Πίνακας1.A2" office:value-type="string">
            <text:p text:style-name="P2">228</text:p>
          </table:table-cell>
          <table:table-cell table:style-name="Πίνακας1.A2" office:value-type="string">
            <text:p text:style-name="P9">𒀍</text:p>
          </table:table-cell>
          <table:table-cell table:style-name="Πίνακας1.A2" office:value-type="string">
            <text:p text:style-name="P10">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69</text:p>
          </table:table-cell>
          <table:table-cell table:style-name="Πίνακας1.A2" office:value-type="string">
            <text:p text:style-name="P2">12010</text:p>
          </table:table-cell>
          <table:table-cell table:style-name="Πίνακας1.A2" office:value-type="string">
            <text:p text:style-name="P2">229</text:p>
          </table:table-cell>
          <table:table-cell table:style-name="Πίνακας1.A2" office:value-type="string">
            <text:p text:style-name="P9">𒀐</text:p>
          </table:table-cell>
          <table:table-cell table:style-name="Πίνακας1.A2" office:value-type="string">
            <text:p text:style-name="P10">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270</text:p>
          </table:table-cell>
          <table:table-cell table:style-name="Πίνακας1.A2" office:value-type="string">
            <text:p text:style-name="P2">1234F</text:p>
          </table:table-cell>
          <table:table-cell table:style-name="Πίνακας1.A2" office:value-type="string">
            <text:p text:style-name="P2">230</text:p>
          </table:table-cell>
          <table:table-cell table:style-name="Πίνακας1.A2" office:value-type="string">
            <text:p text:style-name="P9">𒍏</text:p>
          </table:table-cell>
          <table:table-cell table:style-name="Πίνακας1.A2" office:value-type="string">
            <text:p text:style-name="P10">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7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31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𒀊𒌋</text:p>
          </table:table-cell>
          <table:table-cell table:style-name="Πίνακας1.A2" office:value-type="string">
            <text:p text:style-name="P15">𒀊𒌋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7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𒀊𒀸</text:p>
          </table:table-cell>
          <table:table-cell table:style-name="Πίνακας1.A2" office:value-type="string">
            <text:p text:style-name="P15">𒀊𒀸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73</text:p>
          </table:table-cell>
          <table:table-cell table:style-name="Πίνακας1.A2" office:value-type="string">
            <text:p text:style-name="P2">12015</text:p>
          </table:table-cell>
          <table:table-cell table:style-name="Πίνακας1.A2" office:value-type="string">
            <text:p text:style-name="P2">232</text:p>
          </table:table-cell>
          <table:table-cell table:style-name="Πίνακας1.A2" office:value-type="string">
            <text:p text:style-name="P9">𒀕</text:p>
          </table:table-cell>
          <table:table-cell table:style-name="Πίνακας1.A2" office:value-type="string">
            <text:p text:style-name="P10">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74</text:p>
          </table:table-cell>
          <table:table-cell table:style-name="Πίνακας1.A2" office:value-type="string">
            <text:p text:style-name="P2">1201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𒀔</text:p>
          </table:table-cell>
          <table:table-cell table:style-name="Πίνακας1.A2" office:value-type="string">
            <text:p text:style-name="P10">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7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3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𒀊𒆠</text:p>
          </table:table-cell>
          <table:table-cell table:style-name="Πίνακας1.A2" office:value-type="string">
            <text:p text:style-name="P15">𒀊𒆠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76</text:p>
          </table:table-cell>
          <table:table-cell table:style-name="Πίνακας1.A2" office:value-type="string">
            <text:p text:style-name="P2">12012</text:p>
          </table:table-cell>
          <table:table-cell table:style-name="Πίνακας1.A2" office:value-type="string">
            <text:p text:style-name="P2">234</text:p>
          </table:table-cell>
          <table:table-cell table:style-name="Πίνακας1.A2" office:value-type="string">
            <text:p text:style-name="P9">𒀒</text:p>
          </table:table-cell>
          <table:table-cell table:style-name="Πίνακας1.A2" office:value-type="string">
            <text:p text:style-name="P10">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77</text:p>
          </table:table-cell>
          <table:table-cell table:style-name="Πίνακας1.A2" office:value-type="string">
            <text:p text:style-name="P2">1200C</text:p>
          </table:table-cell>
          <table:table-cell table:style-name="Πίνακας1.A2" office:value-type="string">
            <text:p text:style-name="P2">235</text:p>
          </table:table-cell>
          <table:table-cell table:style-name="Πίνακας1.A2" office:value-type="string">
            <text:p text:style-name="P9">𒀌</text:p>
          </table:table-cell>
          <table:table-cell table:style-name="Πίνακας1.A2" office:value-type="string">
            <text:p text:style-name="P10">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78</text:p>
          </table:table-cell>
          <table:table-cell table:style-name="Πίνακας1.A2" office:value-type="string">
            <text:p text:style-name="P2">1200F</text:p>
          </table:table-cell>
          <table:table-cell table:style-name="Πίνακας1.A2" office:value-type="string">
            <text:p text:style-name="P2">236</text:p>
          </table:table-cell>
          <table:table-cell table:style-name="Πίνακας1.A2" office:value-type="string">
            <text:p text:style-name="P9">𒀏</text:p>
          </table:table-cell>
          <table:table-cell table:style-name="Πίνακας1.A2" office:value-type="string">
            <text:p text:style-name="P10">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79</text:p>
          </table:table-cell>
          <table:table-cell table:style-name="Πίνακας1.A2" office:value-type="string">
            <text:p text:style-name="P2">12011</text:p>
          </table:table-cell>
          <table:table-cell table:style-name="Πίνακας1.A2" office:value-type="string">
            <text:p text:style-name="P2">237</text:p>
          </table:table-cell>
          <table:table-cell table:style-name="Πίνακας1.A2" office:value-type="string">
            <text:p text:style-name="P9">𒀑</text:p>
          </table:table-cell>
          <table:table-cell table:style-name="Πίνακας1.A2" office:value-type="string">
            <text:p text:style-name="P10">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80</text:p>
          </table:table-cell>
          <table:table-cell table:style-name="Πίνακας1.A2" office:value-type="string">
            <text:p text:style-name="P2">1231D</text:p>
          </table:table-cell>
          <table:table-cell table:style-name="Πίνακας1.A2" office:value-type="string">
            <text:p text:style-name="P2">238</text:p>
          </table:table-cell>
          <table:table-cell table:style-name="Πίνακας1.A2" office:value-type="string">
            <text:p text:style-name="P9">𒌝</text:p>
          </table:table-cell>
          <table:table-cell table:style-name="Πίνακας1.A2" office:value-type="string">
            <text:p text:style-name="P10">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81</text:p>
          </table:table-cell>
          <table:table-cell table:style-name="Πίνακας1.A2" office:value-type="string">
            <text:p text:style-name="P2">12321</text:p>
          </table:table-cell>
          <table:table-cell table:style-name="Πίνακας1.A2" office:value-type="string">
            <text:p text:style-name="P2">239</text:p>
          </table:table-cell>
          <table:table-cell table:style-name="Πίνακας1.A2" office:value-type="string">
            <text:p text:style-name="P9">𒌡</text:p>
          </table:table-cell>
          <table:table-cell table:style-name="Πίνακας1.A2" office:value-type="string">
            <text:p text:style-name="P10">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82</text:p>
          </table:table-cell>
          <table:table-cell table:style-name="Πίνακας1.A2" office:value-type="string">
            <text:p text:style-name="P2">1235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𒍐</text:p>
          </table:table-cell>
          <table:table-cell table:style-name="Πίνακας1.A2" office:value-type="string">
            <text:p text:style-name="P10">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8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40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𒌝𒌋𒆸</text:p>
          </table:table-cell>
          <table:table-cell table:style-name="Πίνακας1.A2" office:value-type="string">
            <text:p text:style-name="P15">𒌝𒌋𒆸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8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𒍏𒌋𒆸</text:p>
          </table:table-cell>
          <table:table-cell table:style-name="Πίνακας1.A2" office:value-type="string">
            <text:p text:style-name="P15">𒍏𒌋𒆸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85</text:p>
          </table:table-cell>
          <table:table-cell table:style-name="Πίνακας1.A2" office:value-type="string">
            <text:p text:style-name="P2">1231F</text:p>
          </table:table-cell>
          <table:table-cell table:style-name="Πίνακας1.A2" office:value-type="string">
            <text:p text:style-name="P2">241</text:p>
          </table:table-cell>
          <table:table-cell table:style-name="Πίνακας1.A2" office:value-type="string">
            <text:p text:style-name="P9">𒌟</text:p>
          </table:table-cell>
          <table:table-cell table:style-name="Πίνακας1.A2" office:value-type="string">
            <text:p text:style-name="P10">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286</text:p>
          </table:table-cell>
          <table:table-cell table:style-name="Πίνακας1.A2" office:value-type="string">
            <text:p text:style-name="P2">1207E</text:p>
          </table:table-cell>
          <table:table-cell table:style-name="Πίνακας1.A2" office:value-type="string">
            <text:p text:style-name="P2">242</text:p>
          </table:table-cell>
          <table:table-cell table:style-name="Πίνακας1.A2" office:value-type="string">
            <text:p text:style-name="P9">𒁾</text:p>
          </table:table-cell>
          <table:table-cell table:style-name="Πίνακας1.A2" office:value-type="string">
            <text:p text:style-name="P10">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8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4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𒁾𒊺</text:p>
          </table:table-cell>
          <table:table-cell table:style-name="Πίνακας1.A2" office:value-type="string">
            <text:p text:style-name="P15">𒁾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288</text:p>
          </table:table-cell>
          <table:table-cell table:style-name="Πίνακας1.A2" office:value-type="string">
            <text:p text:style-name="P2">12320</text:p>
          </table:table-cell>
          <table:table-cell table:style-name="Πίνακας1.A2" office:value-type="string">
            <text:p text:style-name="P2">244</text:p>
          </table:table-cell>
          <table:table-cell table:style-name="Πίνακας1.A2" office:value-type="string">
            <text:p text:style-name="P9">𒌠</text:p>
          </table:table-cell>
          <table:table-cell table:style-name="Πίνακας1.A2" office:value-type="string">
            <text:p text:style-name="P10">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89</text:p>
          </table:table-cell>
          <table:table-cell table:style-name="Πίνακας1.A2" office:value-type="string">
            <text:p text:style-name="P2">1231E</text:p>
          </table:table-cell>
          <table:table-cell table:style-name="Πίνακας1.A2" office:value-type="string">
            <text:p text:style-name="P2">245</text:p>
          </table:table-cell>
          <table:table-cell table:style-name="Πίνακας1.A2" office:value-type="string">
            <text:p text:style-name="P9">𒌞</text:p>
          </table:table-cell>
          <table:table-cell table:style-name="Πίνακας1.A2" office:value-type="string">
            <text:p text:style-name="P10">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0</text:p>
          </table:table-cell>
          <table:table-cell table:style-name="Πίνακας1.A2" office:value-type="string">
            <text:p text:style-name="P2">1202E</text:p>
          </table:table-cell>
          <table:table-cell table:style-name="Πίνακας1.A2" office:value-type="string">
            <text:p text:style-name="P2">246</text:p>
          </table:table-cell>
          <table:table-cell table:style-name="Πίνακας1.A2" office:value-type="string">
            <text:p text:style-name="P9">𒀮</text:p>
          </table:table-cell>
          <table:table-cell table:style-name="Πίνακας1.A2" office:value-type="string">
            <text:p text:style-name="P10">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1</text:p>
          </table:table-cell>
          <table:table-cell table:style-name="Πίνακας1.A2" office:value-type="string">
            <text:p text:style-name="P2">1202F</text:p>
          </table:table-cell>
          <table:table-cell table:style-name="Πίνακας1.A2" office:value-type="string">
            <text:p text:style-name="P2">247</text:p>
          </table:table-cell>
          <table:table-cell table:style-name="Πίνακας1.A2" office:value-type="string">
            <text:p text:style-name="P9">𒀯</text:p>
          </table:table-cell>
          <table:table-cell table:style-name="Πίνακας1.A2" office:value-type="string">
            <text:p text:style-name="P10">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2</text:p>
          </table:table-cell>
          <table:table-cell table:style-name="Πίνακας1.A2" office:value-type="string">
            <text:p text:style-name="P2">122EB</text:p>
          </table:table-cell>
          <table:table-cell table:style-name="Πίνακας1.A2" office:value-type="string">
            <text:p text:style-name="P2">248</text:p>
          </table:table-cell>
          <table:table-cell table:style-name="Πίνακας1.A2" office:value-type="string">
            <text:p text:style-name="P9">𒋫</text:p>
          </table:table-cell>
          <table:table-cell table:style-name="Πίνακας1.A2" office:value-type="string">
            <text:p text:style-name="P10">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3</text:p>
          </table:table-cell>
          <table:table-cell table:style-name="Πίνακας1.A2" office:value-type="string">
            <text:p text:style-name="P2">122EC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𒋬</text:p>
          </table:table-cell>
          <table:table-cell table:style-name="Πίνακας1.A2" office:value-type="string">
            <text:p text:style-name="P10">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4</text:p>
          </table:table-cell>
          <table:table-cell table:style-name="Πίνακας1.A2" office:value-type="string">
            <text:p text:style-name="P2">122EF</text:p>
          </table:table-cell>
          <table:table-cell table:style-name="Πίνακας1.A2" office:value-type="string">
            <text:p text:style-name="P2">249</text:p>
          </table:table-cell>
          <table:table-cell table:style-name="Πίνακας1.A2" office:value-type="string">
            <text:p text:style-name="P9">𒋯</text:p>
          </table:table-cell>
          <table:table-cell table:style-name="Πίνακας1.A2" office:value-type="string">
            <text:p text:style-name="P10">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5</text:p>
          </table:table-cell>
          <table:table-cell table:style-name="Πίνακας1.A2" office:value-type="string">
            <text:p text:style-name="P2">122ED</text:p>
          </table:table-cell>
          <table:table-cell table:style-name="Πίνακας1.A2" office:value-type="string">
            <text:p text:style-name="P2">250</text:p>
          </table:table-cell>
          <table:table-cell table:style-name="Πίνακας1.A2" office:value-type="string">
            <text:p text:style-name="P9">𒋭</text:p>
          </table:table-cell>
          <table:table-cell table:style-name="Πίνακας1.A2" office:value-type="string">
            <text:p text:style-name="P10">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6</text:p>
          </table:table-cell>
          <table:table-cell table:style-name="Πίνακας1.A2" office:value-type="string">
            <text:p text:style-name="P2">122EE</text:p>
          </table:table-cell>
          <table:table-cell table:style-name="Πίνακας1.A2" office:value-type="string">
            <text:p text:style-name="P2">251</text:p>
          </table:table-cell>
          <table:table-cell table:style-name="Πίνακας1.A2" office:value-type="string">
            <text:p text:style-name="P9">𒋮</text:p>
          </table:table-cell>
          <table:table-cell table:style-name="Πίνακας1.A2" office:value-type="string">
            <text:p text:style-name="P10">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7</text:p>
          </table:table-cell>
          <table:table-cell table:style-name="Πίνακας1.A2" office:value-type="string">
            <text:p text:style-name="P2">1213F</text:p>
          </table:table-cell>
          <table:table-cell table:style-name="Πίνακας1.A2" office:value-type="string">
            <text:p text:style-name="P2">252</text:p>
          </table:table-cell>
          <table:table-cell table:style-name="Πίνακας1.A2" office:value-type="string">
            <text:p text:style-name="P9">𒄿</text:p>
          </table:table-cell>
          <table:table-cell table:style-name="Πίνακας1.A2" office:value-type="string">
            <text:p text:style-name="P10">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8</text:p>
          </table:table-cell>
          <table:table-cell table:style-name="Πίνακας1.A2" office:value-type="string">
            <text:p text:style-name="P2">120F6</text:p>
          </table:table-cell>
          <table:table-cell table:style-name="Πίνακας1.A2" office:value-type="string">
            <text:p text:style-name="P2">253</text:p>
          </table:table-cell>
          <table:table-cell table:style-name="Πίνακας1.A2" office:value-type="string">
            <text:p text:style-name="P9">𒃶</text:p>
          </table:table-cell>
          <table:table-cell table:style-name="Πίνακας1.A2" office:value-type="string">
            <text:p text:style-name="P10">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299</text:p>
          </table:table-cell>
          <table:table-cell table:style-name="Πίνακας1.A2" office:value-type="string">
            <text:p text:style-name="P2">120F6</text:p>
          </table:table-cell>
          <table:table-cell table:style-name="Πίνακας1.A2" office:value-type="string">
            <text:p text:style-name="P2">25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0</text:p>
          </table:table-cell>
          <table:table-cell table:style-name="Πίνακας1.A2" office:value-type="string">
            <text:p text:style-name="P2">12309</text:p>
          </table:table-cell>
          <table:table-cell table:style-name="Πίνακας1.A2" office:value-type="string">
            <text:p text:style-name="P2">255</text:p>
          </table:table-cell>
          <table:table-cell table:style-name="Πίνακας1.A2" office:value-type="string">
            <text:p text:style-name="P9">𒌉</text:p>
          </table:table-cell>
          <table:table-cell table:style-name="Πίνακας1.A2" office:value-type="string">
            <text:p text:style-name="P10">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56</text:p>
          </table:table-cell>
          <table:table-cell table:style-name="Πίνακας1.A2" office:value-type="string">
            <text:p text:style-name="P9">𒌉𒁹</text:p>
          </table:table-cell>
          <table:table-cell table:style-name="Πίνακας1.A2" office:value-type="string">
            <text:p text:style-name="P10">𒌉𒁹</text:p>
          </table:table-cell>
          <table:table-cell table:style-name="Πίνακας1.A2" office:value-type="string">
            <text:p text:style-name="P15">𒌉𒁹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02</text:p>
          </table:table-cell>
          <table:table-cell table:style-name="Πίνακας1.A2" office:value-type="string">
            <text:p text:style-name="P2">1230A</text:p>
          </table:table-cell>
          <table:table-cell table:style-name="Πίνακας1.A2" office:value-type="string">
            <text:p text:style-name="P2">257</text:p>
          </table:table-cell>
          <table:table-cell table:style-name="Πίνακας1.A2" office:value-type="string">
            <text:p text:style-name="P9">𒌊</text:p>
          </table:table-cell>
          <table:table-cell table:style-name="Πίνακας1.A2" office:value-type="string">
            <text:p text:style-name="P10">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3</text:p>
          </table:table-cell>
          <table:table-cell table:style-name="Πίνακας1.A2" office:value-type="string">
            <text:p text:style-name="P2">1201C</text:p>
          </table:table-cell>
          <table:table-cell table:style-name="Πίνακας1.A2" office:value-type="string">
            <text:p text:style-name="P2">258</text:p>
          </table:table-cell>
          <table:table-cell table:style-name="Πίνακας1.A2" office:value-type="string">
            <text:p text:style-name="P9">𒀜</text:p>
          </table:table-cell>
          <table:table-cell table:style-name="Πίνακας1.A2" office:value-type="string">
            <text:p text:style-name="P10">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4</text:p>
          </table:table-cell>
          <table:table-cell table:style-name="Πίνακας1.A2" office:value-type="string">
            <text:p text:style-name="P2">12362</text:p>
          </table:table-cell>
          <table:table-cell table:style-name="Πίνακας1.A2" office:value-type="string">
            <text:p text:style-name="P2">259</text:p>
          </table:table-cell>
          <table:table-cell table:style-name="Πίνακας1.A2" office:value-type="string">
            <text:p text:style-name="P9">𒍢</text:p>
          </table:table-cell>
          <table:table-cell table:style-name="Πίνακας1.A2" office:value-type="string">
            <text:p text:style-name="P10">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5</text:p>
          </table:table-cell>
          <table:table-cell table:style-name="Πίνακας1.A2" office:value-type="string">
            <text:p text:style-name="P2">12140</text:p>
          </table:table-cell>
          <table:table-cell table:style-name="Πίνακας1.A2" office:value-type="string">
            <text:p text:style-name="P2">260</text:p>
          </table:table-cell>
          <table:table-cell table:style-name="Πίνακας1.A2" office:value-type="string">
            <text:p text:style-name="P9">𒅀</text:p>
          </table:table-cell>
          <table:table-cell table:style-name="Πίνακας1.A2" office:value-type="string">
            <text:p text:style-name="P10">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6</text:p>
          </table:table-cell>
          <table:table-cell table:style-name="Πίνακας1.A2" office:value-type="string">
            <text:p text:style-name="P2">12154</text:p>
          </table:table-cell>
          <table:table-cell table:style-name="Πίνακας1.A2" office:value-type="string">
            <text:p text:style-name="P2">261</text:p>
          </table:table-cell>
          <table:table-cell table:style-name="Πίνακας1.A2" office:value-type="string">
            <text:p text:style-name="P9">𒅔</text:p>
          </table:table-cell>
          <table:table-cell table:style-name="Πίνακας1.A2" office:value-type="string">
            <text:p text:style-name="P10">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7</text:p>
          </table:table-cell>
          <table:table-cell table:style-name="Πίνακας1.A2" office:value-type="string">
            <text:p text:style-name="P2">12290</text:p>
          </table:table-cell>
          <table:table-cell table:style-name="Πίνακας1.A2" office:value-type="string">
            <text:p text:style-name="P2">262</text:p>
          </table:table-cell>
          <table:table-cell table:style-name="Πίνακας1.A2" office:value-type="string">
            <text:p text:style-name="P9">𒊐</text:p>
          </table:table-cell>
          <table:table-cell table:style-name="Πίνακας1.A2" office:value-type="string">
            <text:p text:style-name="P10">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0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63</text:p>
          </table:table-cell>
          <table:table-cell table:style-name="Πίνακας1.A2" office:value-type="string">
            <text:p text:style-name="P9">𒊐𒃶</text:p>
          </table:table-cell>
          <table:table-cell table:style-name="Πίνακας1.A2" office:value-type="string">
            <text:p text:style-name="P10">𒊐𒃶</text:p>
          </table:table-cell>
          <table:table-cell table:style-name="Πίνακας1.A2" office:value-type="string">
            <text:p text:style-name="P15">𒊐𒃶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0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64</text:p>
          </table:table-cell>
          <table:table-cell table:style-name="Πίνακας1.A2" office:value-type="string">
            <text:p text:style-name="P9">𒊐𒃵</text:p>
          </table:table-cell>
          <table:table-cell table:style-name="Πίνακας1.A2" office:value-type="string">
            <text:p text:style-name="P10">𒊐𒃵</text:p>
          </table:table-cell>
          <table:table-cell table:style-name="Πίνακας1.A2" office:value-type="string">
            <text:p text:style-name="P15">𒊐𒃵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1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65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𒊐𒆚</text:p>
          </table:table-cell>
          <table:table-cell table:style-name="Πίνακας1.A2" office:value-type="string">
            <text:p text:style-name="P15">𒊐𒆚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11</text:p>
          </table:table-cell>
          <table:table-cell table:style-name="Πίνακας1.A2" office:value-type="string">
            <text:p text:style-name="P2">12217</text:p>
          </table:table-cell>
          <table:table-cell table:style-name="Πίνακας1.A2" office:value-type="string">
            <text:p text:style-name="P2">266</text:p>
          </table:table-cell>
          <table:table-cell table:style-name="Πίνακας1.A2" office:value-type="string">
            <text:p text:style-name="P9">𒈗</text:p>
          </table:table-cell>
          <table:table-cell table:style-name="Πίνακας1.A2" office:value-type="string">
            <text:p text:style-name="P10">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12</text:p>
          </table:table-cell>
          <table:table-cell table:style-name="Πίνακας1.A2" office:value-type="string">
            <text:p text:style-name="P2">1221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𒈘</text:p>
          </table:table-cell>
          <table:table-cell table:style-name="Πίνακας1.A2" office:value-type="string">
            <text:p text:style-name="P10">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1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67</text:p>
          </table:table-cell>
          <table:table-cell table:style-name="Πίνακας1.A2" office:value-type="string">
            <text:p text:style-name="P9">𒈗𒃶</text:p>
          </table:table-cell>
          <table:table-cell table:style-name="Πίνακας1.A2" office:value-type="string">
            <text:p text:style-name="P10">𒈗𒃶</text:p>
          </table:table-cell>
          <table:table-cell table:style-name="Πίνακας1.A2" office:value-type="string">
            <text:p text:style-name="P15">𒈗𒃶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14</text:p>
          </table:table-cell>
          <table:table-cell table:style-name="Πίνακας1.A2" office:value-type="string">
            <text:p text:style-name="P2">12219</text:p>
          </table:table-cell>
          <table:table-cell table:style-name="Πίνακας1.A2" office:value-type="string">
            <text:p text:style-name="P2">268</text:p>
          </table:table-cell>
          <table:table-cell table:style-name="Πίνακας1.A2" office:value-type="string">
            <text:p text:style-name="P9">𒈙</text:p>
          </table:table-cell>
          <table:table-cell table:style-name="Πίνακας1.A2" office:value-type="string">
            <text:p text:style-name="P10">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1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69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𒈗𒆚</text:p>
          </table:table-cell>
          <table:table-cell table:style-name="Πίνακας1.A2" office:value-type="string">
            <text:p text:style-name="P15">𒈗𒆚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16</text:p>
          </table:table-cell>
          <table:table-cell table:style-name="Πίνακας1.A2" office:value-type="string">
            <text:p text:style-name="P2">12222</text:p>
          </table:table-cell>
          <table:table-cell table:style-name="Πίνακας1.A2" office:value-type="string">
            <text:p text:style-name="P2">270</text:p>
          </table:table-cell>
          <table:table-cell table:style-name="Πίνακας1.A2" office:value-type="string">
            <text:p text:style-name="P9">𒈢</text:p>
          </table:table-cell>
          <table:table-cell table:style-name="Πίνακας1.A2" office:value-type="string">
            <text:p text:style-name="P10">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17</text:p>
          </table:table-cell>
          <table:table-cell table:style-name="Πίνακας1.A2" office:value-type="string">
            <text:p text:style-name="P2">120A1</text:p>
          </table:table-cell>
          <table:table-cell table:style-name="Πίνακας1.A2" office:value-type="string">
            <text:p text:style-name="P2">271</text:p>
          </table:table-cell>
          <table:table-cell table:style-name="Πίνακας1.A2" office:value-type="string">
            <text:p text:style-name="P9">𒂡</text:p>
          </table:table-cell>
          <table:table-cell table:style-name="Πίνακας1.A2" office:value-type="string">
            <text:p text:style-name="P10">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18</text:p>
          </table:table-cell>
          <table:table-cell table:style-name="Πίνακας1.A2" office:value-type="string">
            <text:p text:style-name="P2">1219F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𒆟</text:p>
          </table:table-cell>
          <table:table-cell table:style-name="Πίνακας1.A2" office:value-type="string">
            <text:p text:style-name="P10">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1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72</text:p>
          </table:table-cell>
          <table:table-cell table:style-name="Πίνακας1.A2" office:value-type="string">
            <text:p text:style-name="P9">𒂡</text:p>
          </table:table-cell>
          <table:table-cell table:style-name="Πίνακας1.A2" office:value-type="string">
            <text:p text:style-name="P10">𒂡𒀭</text:p>
          </table:table-cell>
          <table:table-cell table:style-name="Πίνακας1.A2" office:value-type="string">
            <text:p text:style-name="P15">𒂡𒀭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20</text:p>
          </table:table-cell>
          <table:table-cell table:style-name="Πίνακας1.A2" office:value-type="string">
            <text:p text:style-name="P2">120B1</text:p>
          </table:table-cell>
          <table:table-cell table:style-name="Πίνακας1.A2" office:value-type="string">
            <text:p text:style-name="P2">273</text:p>
          </table:table-cell>
          <table:table-cell table:style-name="Πίνακας1.A2" office:value-type="string">
            <text:p text:style-name="P9">𒂱</text:p>
          </table:table-cell>
          <table:table-cell table:style-name="Πίνακας1.A2" office:value-type="string">
            <text:p text:style-name="P10">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1</text:p>
          </table:table-cell>
          <table:table-cell table:style-name="Πίνακας1.A2" office:value-type="string">
            <text:p text:style-name="P2">120AF</text:p>
          </table:table-cell>
          <table:table-cell table:style-name="Πίνακας1.A2" office:value-type="string">
            <text:p text:style-name="P2">274</text:p>
          </table:table-cell>
          <table:table-cell table:style-name="Πίνακας1.A2" office:value-type="string">
            <text:p text:style-name="P9">𒂯</text:p>
          </table:table-cell>
          <table:table-cell table:style-name="Πίνακας1.A2" office:value-type="string">
            <text:p text:style-name="P10">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2</text:p>
          </table:table-cell>
          <table:table-cell table:style-name="Πίνακας1.A2" office:value-type="string">
            <text:p text:style-name="P2">120A6</text:p>
          </table:table-cell>
          <table:table-cell table:style-name="Πίνακας1.A2" office:value-type="string">
            <text:p text:style-name="P2">275</text:p>
          </table:table-cell>
          <table:table-cell table:style-name="Πίνακας1.A2" office:value-type="string">
            <text:p text:style-name="P9">𒂦</text:p>
          </table:table-cell>
          <table:table-cell table:style-name="Πίνακας1.A2" office:value-type="string">
            <text:p text:style-name="P10">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7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𒂡𒋛</text:p>
          </table:table-cell>
          <table:table-cell table:style-name="Πίνακας1.A2" office:value-type="string">
            <text:p text:style-name="P15">𒂡𒋛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24</text:p>
          </table:table-cell>
          <table:table-cell table:style-name="Πίνακας1.A2" office:value-type="string">
            <text:p text:style-name="P2">120AC</text:p>
          </table:table-cell>
          <table:table-cell table:style-name="Πίνακας1.A2" office:value-type="string">
            <text:p text:style-name="P2">277</text:p>
          </table:table-cell>
          <table:table-cell table:style-name="Πίνακας1.A2" office:value-type="string">
            <text:p text:style-name="P9">𒂬</text:p>
          </table:table-cell>
          <table:table-cell table:style-name="Πίνακας1.A2" office:value-type="string">
            <text:p text:style-name="P10">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5</text:p>
          </table:table-cell>
          <table:table-cell table:style-name="Πίνακας1.A2" office:value-type="string">
            <text:p text:style-name="P2">120A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𒂭</text:p>
          </table:table-cell>
          <table:table-cell table:style-name="Πίνακας1.A2" office:value-type="string">
            <text:p text:style-name="P10">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7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𒂡𒄞</text:p>
          </table:table-cell>
          <table:table-cell table:style-name="Πίνακας1.A2" office:value-type="string">
            <text:p text:style-name="P15">𒂡𒄞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27</text:p>
          </table:table-cell>
          <table:table-cell table:style-name="Πίνακας1.A2" office:value-type="string">
            <text:p text:style-name="P2">120B3</text:p>
          </table:table-cell>
          <table:table-cell table:style-name="Πίνακας1.A2" office:value-type="string">
            <text:p text:style-name="P2">279</text:p>
          </table:table-cell>
          <table:table-cell table:style-name="Πίνακας1.A2" office:value-type="string">
            <text:p text:style-name="P9">𒂳</text:p>
          </table:table-cell>
          <table:table-cell table:style-name="Πίνακας1.A2" office:value-type="string">
            <text:p text:style-name="P10">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8</text:p>
          </table:table-cell>
          <table:table-cell table:style-name="Πίνακας1.A2" office:value-type="string">
            <text:p text:style-name="P2">120A8</text:p>
          </table:table-cell>
          <table:table-cell table:style-name="Πίνακας1.A2" office:value-type="string">
            <text:p text:style-name="P2">280</text:p>
          </table:table-cell>
          <table:table-cell table:style-name="Πίνακας1.A2" office:value-type="string">
            <text:p text:style-name="P9">𒂨</text:p>
          </table:table-cell>
          <table:table-cell table:style-name="Πίνακας1.A2" office:value-type="string">
            <text:p text:style-name="P10">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29</text:p>
          </table:table-cell>
          <table:table-cell table:style-name="Πίνακας1.A2" office:value-type="string">
            <text:p text:style-name="P2">120AB</text:p>
          </table:table-cell>
          <table:table-cell table:style-name="Πίνακας1.A2" office:value-type="string">
            <text:p text:style-name="P2">281</text:p>
          </table:table-cell>
          <table:table-cell table:style-name="Πίνακας1.A2" office:value-type="string">
            <text:p text:style-name="P9">𒂫</text:p>
          </table:table-cell>
          <table:table-cell table:style-name="Πίνακας1.A2" office:value-type="string">
            <text:p text:style-name="P10">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82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𒂡𒊺</text:p>
          </table:table-cell>
          <table:table-cell table:style-name="Πίνακας1.A2" office:value-type="string">
            <text:p text:style-name="P15">𒂡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31</text:p>
          </table:table-cell>
          <table:table-cell table:style-name="Πίνακας1.A2" office:value-type="string">
            <text:p text:style-name="P2">120B4</text:p>
          </table:table-cell>
          <table:table-cell table:style-name="Πίνακας1.A2" office:value-type="string">
            <text:p text:style-name="P2">283</text:p>
          </table:table-cell>
          <table:table-cell table:style-name="Πίνακας1.A2" office:value-type="string">
            <text:p text:style-name="P9">𒂴</text:p>
          </table:table-cell>
          <table:table-cell table:style-name="Πίνακας1.A2" office:value-type="string">
            <text:p text:style-name="P10">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2</text:p>
          </table:table-cell>
          <table:table-cell table:style-name="Πίνακας1.A2" office:value-type="string">
            <text:p text:style-name="P2">120AE</text:p>
          </table:table-cell>
          <table:table-cell table:style-name="Πίνακας1.A2" office:value-type="string">
            <text:p text:style-name="P2">284</text:p>
          </table:table-cell>
          <table:table-cell table:style-name="Πίνακας1.A2" office:value-type="string">
            <text:p text:style-name="P9">𒂮</text:p>
          </table:table-cell>
          <table:table-cell table:style-name="Πίνακας1.A2" office:value-type="string">
            <text:p text:style-name="P10">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3</text:p>
          </table:table-cell>
          <table:table-cell table:style-name="Πίνακας1.A2" office:value-type="string">
            <text:p text:style-name="P2">120B0</text:p>
          </table:table-cell>
          <table:table-cell table:style-name="Πίνακας1.A2" office:value-type="string">
            <text:p text:style-name="P2">285</text:p>
          </table:table-cell>
          <table:table-cell table:style-name="Πίνακας1.A2" office:value-type="string">
            <text:p text:style-name="P9">𒂰</text:p>
          </table:table-cell>
          <table:table-cell table:style-name="Πίνακας1.A2" office:value-type="string">
            <text:p text:style-name="P10">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34</text:p>
          </table:table-cell>
          <table:table-cell table:style-name="Πίνακας1.A2" office:value-type="string">
            <text:p text:style-name="P2">120B2</text:p>
          </table:table-cell>
          <table:table-cell table:style-name="Πίνακας1.A2" office:value-type="string">
            <text:p text:style-name="P2">286</text:p>
          </table:table-cell>
          <table:table-cell table:style-name="Πίνακας1.A2" office:value-type="string">
            <text:p text:style-name="P9">𒂲</text:p>
          </table:table-cell>
          <table:table-cell table:style-name="Πίνακας1.A2" office:value-type="string">
            <text:p text:style-name="P10">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5</text:p>
          </table:table-cell>
          <table:table-cell table:style-name="Πίνακας1.A2" office:value-type="string">
            <text:p text:style-name="P2">120A7</text:p>
          </table:table-cell>
          <table:table-cell table:style-name="Πίνακας1.A2" office:value-type="string">
            <text:p text:style-name="P2">287</text:p>
          </table:table-cell>
          <table:table-cell table:style-name="Πίνακας1.A2" office:value-type="string">
            <text:p text:style-name="P9">𒂧</text:p>
          </table:table-cell>
          <table:table-cell table:style-name="Πίνακας1.A2" office:value-type="string">
            <text:p text:style-name="P10">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6</text:p>
          </table:table-cell>
          <table:table-cell table:style-name="Πίνακας1.A2" office:value-type="string">
            <text:p text:style-name="P2">120A2</text:p>
          </table:table-cell>
          <table:table-cell table:style-name="Πίνακας1.A2" office:value-type="string">
            <text:p text:style-name="P2">288</text:p>
          </table:table-cell>
          <table:table-cell table:style-name="Πίνακας1.A2" office:value-type="string">
            <text:p text:style-name="P9">𒂢</text:p>
          </table:table-cell>
          <table:table-cell table:style-name="Πίνακας1.A2" office:value-type="string">
            <text:p text:style-name="P10">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7</text:p>
          </table:table-cell>
          <table:table-cell table:style-name="Πίνακας1.A2" office:value-type="string">
            <text:p text:style-name="P2">120A3</text:p>
          </table:table-cell>
          <table:table-cell table:style-name="Πίνακας1.A2" office:value-type="string">
            <text:p text:style-name="P2">289</text:p>
          </table:table-cell>
          <table:table-cell table:style-name="Πίνακας1.A2" office:value-type="string">
            <text:p text:style-name="P9">𒂣</text:p>
          </table:table-cell>
          <table:table-cell table:style-name="Πίνακας1.A2" office:value-type="string">
            <text:p text:style-name="P10">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8</text:p>
          </table:table-cell>
          <table:table-cell table:style-name="Πίνακας1.A2" office:value-type="string">
            <text:p text:style-name="P2">120A4</text:p>
          </table:table-cell>
          <table:table-cell table:style-name="Πίνακας1.A2" office:value-type="string">
            <text:p text:style-name="P2">290</text:p>
          </table:table-cell>
          <table:table-cell table:style-name="Πίνακας1.A2" office:value-type="string">
            <text:p text:style-name="P9">𒂤</text:p>
          </table:table-cell>
          <table:table-cell table:style-name="Πίνακας1.A2" office:value-type="string">
            <text:p text:style-name="P10">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39</text:p>
          </table:table-cell>
          <table:table-cell table:style-name="Πίνακας1.A2" office:value-type="string">
            <text:p text:style-name="P2">120A9</text:p>
          </table:table-cell>
          <table:table-cell table:style-name="Πίνακας1.A2" office:value-type="string">
            <text:p text:style-name="P2">291</text:p>
          </table:table-cell>
          <table:table-cell table:style-name="Πίνακας1.A2" office:value-type="string">
            <text:p text:style-name="P9">𒂩</text:p>
          </table:table-cell>
          <table:table-cell table:style-name="Πίνακας1.A2" office:value-type="string">
            <text:p text:style-name="P10">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0</text:p>
          </table:table-cell>
          <table:table-cell table:style-name="Πίνακας1.A2" office:value-type="string">
            <text:p text:style-name="P2">122E7</text:p>
          </table:table-cell>
          <table:table-cell table:style-name="Πίνακας1.A2" office:value-type="string">
            <text:p text:style-name="P2">292</text:p>
          </table:table-cell>
          <table:table-cell table:style-name="Πίνακας1.A2" office:value-type="string">
            <text:p text:style-name="P9">𒋧</text:p>
          </table:table-cell>
          <table:table-cell table:style-name="Πίνακας1.A2" office:value-type="string">
            <text:p text:style-name="P10">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1</text:p>
          </table:table-cell>
          <table:table-cell table:style-name="Πίνακας1.A2" office:value-type="string">
            <text:p text:style-name="P2">12240</text:p>
          </table:table-cell>
          <table:table-cell table:style-name="Πίνακας1.A2" office:value-type="string">
            <text:p text:style-name="P2">293</text:p>
          </table:table-cell>
          <table:table-cell table:style-name="Πίνακας1.A2" office:value-type="string">
            <text:p text:style-name="P9">𒉀</text:p>
          </table:table-cell>
          <table:table-cell table:style-name="Πίνακας1.A2" office:value-type="string">
            <text:p text:style-name="P10">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2</text:p>
          </table:table-cell>
          <table:table-cell table:style-name="Πίνακας1.A2" office:value-type="string">
            <text:p text:style-name="P2">1203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𒀰</text:p>
          </table:table-cell>
          <table:table-cell table:style-name="Πίνακας1.A2" office:value-type="string">
            <text:p text:style-name="P17">𒀰<text:span text:style-name="T21">𒀰</text:span>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6">kern</text:p>
          </table:table-cell>
        </table:table-row>
        <table:table-row table:style-name="Πίνακας1.1">
          <table:table-cell table:style-name="Πίνακας1.A2" office:value-type="string">
            <text:p text:style-name="P1">343</text:p>
          </table:table-cell>
          <table:table-cell table:style-name="Πίνακας1.A2" office:value-type="string">
            <text:p text:style-name="P2">1203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𒀱</text:p>
          </table:table-cell>
          <table:table-cell table:style-name="Πίνακας1.A2" office:value-type="string">
            <text:p text:style-name="P10">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4</text:p>
          </table:table-cell>
          <table:table-cell table:style-name="Πίνακας1.A2" office:value-type="string">
            <text:p text:style-name="P2">1224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𒉁</text:p>
          </table:table-cell>
          <table:table-cell table:style-name="Πίνακας1.A2" office:value-type="string">
            <text:p text:style-name="P10">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5</text:p>
          </table:table-cell>
          <table:table-cell table:style-name="Πίνακας1.A2" office:value-type="string">
            <text:p text:style-name="P2">1224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𒉃</text:p>
          </table:table-cell>
          <table:table-cell table:style-name="Πίνακας1.A2" office:value-type="string">
            <text:p text:style-name="P10">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6</text:p>
          </table:table-cell>
          <table:table-cell table:style-name="Πίνακας1.A2" office:value-type="string">
            <text:p text:style-name="P2">12242</text:p>
          </table:table-cell>
          <table:table-cell table:style-name="Πίνακας1.A2" office:value-type="string">
            <text:p text:style-name="P2">294</text:p>
          </table:table-cell>
          <table:table-cell table:style-name="Πίνακας1.A2" office:value-type="string">
            <text:p text:style-name="P9">𒉂</text:p>
          </table:table-cell>
          <table:table-cell table:style-name="Πίνακας1.A2" office:value-type="string">
            <text:p text:style-name="P10">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7</text:p>
          </table:table-cell>
          <table:table-cell table:style-name="Πίνακας1.A2" office:value-type="string">
            <text:p text:style-name="P2">1228B</text:p>
          </table:table-cell>
          <table:table-cell table:style-name="Πίνακας1.A2" office:value-type="string">
            <text:p text:style-name="P2">295</text:p>
          </table:table-cell>
          <table:table-cell table:style-name="Πίνακας1.A2" office:value-type="string">
            <text:p text:style-name="P9">𒊋</text:p>
          </table:table-cell>
          <table:table-cell table:style-name="Πίνακας1.A2" office:value-type="string">
            <text:p text:style-name="P10">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8</text:p>
          </table:table-cell>
          <table:table-cell table:style-name="Πίνακας1.A2" office:value-type="string">
            <text:p text:style-name="P2">1228C</text:p>
          </table:table-cell>
          <table:table-cell table:style-name="Πίνακας1.A2" office:value-type="string">
            <text:p text:style-name="P2">296</text:p>
          </table:table-cell>
          <table:table-cell table:style-name="Πίνακας1.A2" office:value-type="string">
            <text:p text:style-name="P9">𒊌</text:p>
          </table:table-cell>
          <table:table-cell table:style-name="Πίνακας1.A2" office:value-type="string">
            <text:p text:style-name="P10">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49</text:p>
          </table:table-cell>
          <table:table-cell table:style-name="Πίνακας1.A2" office:value-type="string">
            <text:p text:style-name="P2">1228D</text:p>
          </table:table-cell>
          <table:table-cell table:style-name="Πίνακας1.A2" office:value-type="string">
            <text:p text:style-name="P2">297</text:p>
          </table:table-cell>
          <table:table-cell table:style-name="Πίνακας1.A2" office:value-type="string">
            <text:p text:style-name="P9">𒊍</text:p>
          </table:table-cell>
          <table:table-cell table:style-name="Πίνακας1.A2" office:value-type="string">
            <text:p text:style-name="P10">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50</text:p>
          </table:table-cell>
          <table:table-cell table:style-name="Πίνακας1.A2" office:value-type="string">
            <text:p text:style-name="P2">12083</text:p>
          </table:table-cell>
          <table:table-cell table:style-name="Πίνακας1.A2" office:value-type="string">
            <text:p text:style-name="P2">298</text:p>
          </table:table-cell>
          <table:table-cell table:style-name="Πίνακας1.A2" office:value-type="string">
            <text:p text:style-name="P9">𒂃</text:p>
          </table:table-cell>
          <table:table-cell table:style-name="Πίνακας1.A2" office:value-type="string">
            <text:p text:style-name="P10">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51</text:p>
          </table:table-cell>
          <table:table-cell table:style-name="Πίνακας1.A2" office:value-type="string">
            <text:p text:style-name="P2">120EE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𒃮</text:p>
          </table:table-cell>
          <table:table-cell table:style-name="Πίνακας1.A2" office:value-type="string">
            <text:p text:style-name="P10">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5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299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𒂃𒇺</text:p>
          </table:table-cell>
          <table:table-cell table:style-name="Πίνακας1.A2" office:value-type="string">
            <text:p text:style-name="P15">𒂃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53</text:p>
          </table:table-cell>
          <table:table-cell table:style-name="Πίνακας1.A2" office:value-type="string">
            <text:p text:style-name="P2">12094</text:p>
          </table:table-cell>
          <table:table-cell table:style-name="Πίνακας1.A2" office:value-type="string">
            <text:p text:style-name="P2">300</text:p>
          </table:table-cell>
          <table:table-cell table:style-name="Πίνακας1.A2" office:value-type="string">
            <text:p text:style-name="P9">𒂔</text:p>
          </table:table-cell>
          <table:table-cell table:style-name="Πίνακας1.A2" office:value-type="string">
            <text:p text:style-name="P10">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54</text:p>
          </table:table-cell>
          <table:table-cell table:style-name="Πίνακας1.A2" office:value-type="string">
            <text:p text:style-name="P2">1222D</text:p>
          </table:table-cell>
          <table:table-cell table:style-name="Πίνακας1.A2" office:value-type="string">
            <text:p text:style-name="P2">301</text:p>
          </table:table-cell>
          <table:table-cell table:style-name="Πίνακας1.A2" office:value-type="string">
            <text:p text:style-name="P9">𒈭</text:p>
          </table:table-cell>
          <table:table-cell table:style-name="Πίνακας1.A2" office:value-type="string">
            <text:p text:style-name="P10">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55</text:p>
          </table:table-cell>
          <table:table-cell table:style-name="Πίνακας1.A2" office:value-type="string">
            <text:p text:style-name="P2">1219C</text:p>
          </table:table-cell>
          <table:table-cell table:style-name="Πίνακας1.A2" office:value-type="string">
            <text:p text:style-name="P2">302</text:p>
          </table:table-cell>
          <table:table-cell table:style-name="Πίνακας1.A2" office:value-type="string">
            <text:p text:style-name="P9">𒆜</text:p>
          </table:table-cell>
          <table:table-cell table:style-name="Πίνακας1.A2" office:value-type="string">
            <text:p text:style-name="P10">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5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03</text:p>
          </table:table-cell>
          <table:table-cell table:style-name="Πίνακας1.A2" office:value-type="string">
            <text:p text:style-name="P9">𒆜𒌚</text:p>
          </table:table-cell>
          <table:table-cell table:style-name="Πίνακας1.A2" office:value-type="string">
            <text:p text:style-name="P10">𒆜𒌚</text:p>
          </table:table-cell>
          <table:table-cell table:style-name="Πίνακας1.A2" office:value-type="string">
            <text:p text:style-name="P15">𒆜𒌚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5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04</text:p>
          </table:table-cell>
          <table:table-cell table:style-name="Πίνακας1.A2" office:value-type="string">
            <text:p text:style-name="P9">𒆜𒆳</text:p>
          </table:table-cell>
          <table:table-cell table:style-name="Πίνακας1.A2" office:value-type="string">
            <text:p text:style-name="P10">𒆜𒆳</text:p>
          </table:table-cell>
          <table:table-cell table:style-name="Πίνακας1.A2" office:value-type="string">
            <text:p text:style-name="P15">𒆜𒆳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5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05</text:p>
          </table:table-cell>
          <table:table-cell table:style-name="Πίνακας1.A2" office:value-type="string">
            <text:p text:style-name="P9">𒆜𒁍</text:p>
          </table:table-cell>
          <table:table-cell table:style-name="Πίνακας1.A2" office:value-type="string">
            <text:p text:style-name="P10">𒆜𒁍</text:p>
          </table:table-cell>
          <table:table-cell table:style-name="Πίνακας1.A2" office:value-type="string">
            <text:p text:style-name="P15">𒆜𒁍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5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06</text:p>
          </table:table-cell>
          <table:table-cell table:style-name="Πίνακας1.A2" office:value-type="string">
            <text:p text:style-name="P9">𒆜𒄴</text:p>
          </table:table-cell>
          <table:table-cell table:style-name="Πίνακας1.A2" office:value-type="string">
            <text:p text:style-name="P10">𒆜𒄴</text:p>
          </table:table-cell>
          <table:table-cell table:style-name="Πίνακας1.A2" office:value-type="string">
            <text:p text:style-name="P15">𒆜𒄴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6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07</text:p>
          </table:table-cell>
          <table:table-cell table:style-name="Πίνακας1.A2" office:value-type="string">
            <text:p text:style-name="P9">𒆜𒆸</text:p>
          </table:table-cell>
          <table:table-cell table:style-name="Πίνακας1.A2" office:value-type="string">
            <text:p text:style-name="P10">𒆜𒆸</text:p>
          </table:table-cell>
          <table:table-cell table:style-name="Πίνακας1.A2" office:value-type="string">
            <text:p text:style-name="P15">𒆜𒆸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61</text:p>
          </table:table-cell>
          <table:table-cell table:style-name="Πίνακας1.A2" office:value-type="string">
            <text:p text:style-name="P2">1219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𒆝</text:p>
          </table:table-cell>
          <table:table-cell table:style-name="Πίνακας1.A2" office:value-type="string">
            <text:p text:style-name="P10">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62</text:p>
          </table:table-cell>
          <table:table-cell table:style-name="Πίνακας1.A2" office:value-type="string">
            <text:p text:style-name="P2">1219E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𒆞</text:p>
          </table:table-cell>
          <table:table-cell table:style-name="Πίνακας1.A2" office:value-type="string">
            <text:p text:style-name="P10">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6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08</text:p>
          </table:table-cell>
          <table:table-cell table:style-name="Πίνακας1.A2" office:value-type="string">
            <text:p text:style-name="P9">𒆜𒐋</text:p>
          </table:table-cell>
          <table:table-cell table:style-name="Πίνακας1.A2" office:value-type="string">
            <text:p text:style-name="P10">𒆜𒐋</text:p>
          </table:table-cell>
          <table:table-cell table:style-name="Πίνακας1.A2" office:value-type="string">
            <text:p text:style-name="P15">𒆜𒐋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64</text:p>
          </table:table-cell>
          <table:table-cell table:style-name="Πίνακας1.A2" office:value-type="string">
            <text:p text:style-name="P2">12120</text:p>
          </table:table-cell>
          <table:table-cell table:style-name="Πίνακας1.A2" office:value-type="string">
            <text:p text:style-name="P2">309</text:p>
          </table:table-cell>
          <table:table-cell table:style-name="Πίνακας1.A2" office:value-type="string">
            <text:p text:style-name="P9">𒄠</text:p>
          </table:table-cell>
          <table:table-cell table:style-name="Πίνακας1.A2" office:value-type="string">
            <text:p text:style-name="P10">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65</text:p>
          </table:table-cell>
          <table:table-cell table:style-name="Πίνακας1.A2" office:value-type="string">
            <text:p text:style-name="P2">1211F</text:p>
          </table:table-cell>
          <table:table-cell table:style-name="Πίνακας1.A2" office:value-type="string">
            <text:p text:style-name="P2">310</text:p>
          </table:table-cell>
          <table:table-cell table:style-name="Πίνακας1.A2" office:value-type="string">
            <text:p text:style-name="P9">𒄟</text:p>
          </table:table-cell>
          <table:table-cell table:style-name="Πίνακας1.A2" office:value-type="string">
            <text:p text:style-name="P10">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66</text:p>
          </table:table-cell>
          <table:table-cell table:style-name="Πίνακας1.A2" office:value-type="string">
            <text:p text:style-name="P2">1235C</text:p>
          </table:table-cell>
          <table:table-cell table:style-name="Πίνακας1.A2" office:value-type="string">
            <text:p text:style-name="P2">311</text:p>
          </table:table-cell>
          <table:table-cell table:style-name="Πίνακας1.A2" office:value-type="string">
            <text:p text:style-name="P9">𒍜</text:p>
          </table:table-cell>
          <table:table-cell table:style-name="Πίνακας1.A2" office:value-type="string">
            <text:p text:style-name="P10">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67</text:p>
          </table:table-cell>
          <table:table-cell table:style-name="Πίνακας1.A2" office:value-type="string">
            <text:p text:style-name="P2">1224B</text:p>
          </table:table-cell>
          <table:table-cell table:style-name="Πίνακας1.A2" office:value-type="string">
            <text:p text:style-name="P2">312</text:p>
          </table:table-cell>
          <table:table-cell table:style-name="Πίνακας1.A2" office:value-type="string">
            <text:p text:style-name="P9">𒉋</text:p>
          </table:table-cell>
          <table:table-cell table:style-name="Πίνακας1.A2" office:value-type="string">
            <text:p text:style-name="P10">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68</text:p>
          </table:table-cell>
          <table:table-cell table:style-name="Πίνακας1.A2" office:value-type="string">
            <text:p text:style-name="P2">12248</text:p>
          </table:table-cell>
          <table:table-cell table:style-name="Πίνακας1.A2" office:value-type="string">
            <text:p text:style-name="P2">313</text:p>
          </table:table-cell>
          <table:table-cell table:style-name="Πίνακας1.A2" office:value-type="string">
            <text:p text:style-name="P9">𒉈</text:p>
          </table:table-cell>
          <table:table-cell table:style-name="Πίνακας1.A2" office:value-type="string">
            <text:p text:style-name="P10">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69</text:p>
          </table:table-cell>
          <table:table-cell table:style-name="Πίνακας1.A2" office:value-type="string">
            <text:p text:style-name="P2">1224A</text:p>
          </table:table-cell>
          <table:table-cell table:style-name="Πίνακας1.A2" office:value-type="string">
            <text:p text:style-name="P2">314</text:p>
          </table:table-cell>
          <table:table-cell table:style-name="Πίνακας1.A2" office:value-type="string">
            <text:p text:style-name="P9">𒉊</text:p>
          </table:table-cell>
          <table:table-cell table:style-name="Πίνακας1.A2" office:value-type="string">
            <text:p text:style-name="P10">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0</text:p>
          </table:table-cell>
          <table:table-cell table:style-name="Πίνακας1.A2" office:value-type="string">
            <text:p text:style-name="P2">12249</text:p>
          </table:table-cell>
          <table:table-cell table:style-name="Πίνακας1.A2" office:value-type="string">
            <text:p text:style-name="P2">315</text:p>
          </table:table-cell>
          <table:table-cell table:style-name="Πίνακας1.A2" office:value-type="string">
            <text:p text:style-name="P9">𒉉</text:p>
          </table:table-cell>
          <table:table-cell table:style-name="Πίνακας1.A2" office:value-type="string">
            <text:p text:style-name="P10">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1</text:p>
          </table:table-cell>
          <table:table-cell table:style-name="Πίνακας1.A2" office:value-type="string">
            <text:p text:style-name="P2">12252</text:p>
          </table:table-cell>
          <table:table-cell table:style-name="Πίνακας1.A2" office:value-type="string">
            <text:p text:style-name="P2">316</text:p>
          </table:table-cell>
          <table:table-cell table:style-name="Πίνακας1.A2" office:value-type="string">
            <text:p text:style-name="P9">𒉒</text:p>
          </table:table-cell>
          <table:table-cell table:style-name="Πίνακας1.A2" office:value-type="string">
            <text:p text:style-name="P10">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2</text:p>
          </table:table-cell>
          <table:table-cell table:style-name="Πίνακας1.A2" office:value-type="string">
            <text:p text:style-name="P2">12254</text:p>
          </table:table-cell>
          <table:table-cell table:style-name="Πίνακας1.A2" office:value-type="string">
            <text:p text:style-name="P2">317</text:p>
          </table:table-cell>
          <table:table-cell table:style-name="Πίνακας1.A2" office:value-type="string">
            <text:p text:style-name="P9">𒉔</text:p>
          </table:table-cell>
          <table:table-cell table:style-name="Πίνακας1.A2" office:value-type="string">
            <text:p text:style-name="P10">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3</text:p>
          </table:table-cell>
          <table:table-cell table:style-name="Πίνακας1.A2" office:value-type="string">
            <text:p text:style-name="P2">12255</text:p>
          </table:table-cell>
          <table:table-cell table:style-name="Πίνακας1.A2" office:value-type="string">
            <text:p text:style-name="P2">318</text:p>
          </table:table-cell>
          <table:table-cell table:style-name="Πίνακας1.A2" office:value-type="string">
            <text:p text:style-name="P9">𒉕</text:p>
          </table:table-cell>
          <table:table-cell table:style-name="Πίνακας1.A2" office:value-type="string">
            <text:p text:style-name="P10">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19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𒉕𒁄</text:p>
          </table:table-cell>
          <table:table-cell table:style-name="Πίνακας1.A2" office:value-type="string">
            <text:p text:style-name="P15">𒉕𒁄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75</text:p>
          </table:table-cell>
          <table:table-cell table:style-name="Πίνακας1.A2" office:value-type="string">
            <text:p text:style-name="P2">12253</text:p>
          </table:table-cell>
          <table:table-cell table:style-name="Πίνακας1.A2" office:value-type="string">
            <text:p text:style-name="P2">320</text:p>
          </table:table-cell>
          <table:table-cell table:style-name="Πίνακας1.A2" office:value-type="string">
            <text:p text:style-name="P9">𒉓</text:p>
          </table:table-cell>
          <table:table-cell table:style-name="Πίνακας1.A2" office:value-type="string">
            <text:p text:style-name="P10">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21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𒉕𒑏</text:p>
          </table:table-cell>
          <table:table-cell table:style-name="Πίνακας1.A2" office:value-type="string">
            <text:p text:style-name="P15">𒉕𒑏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7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22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𒉕𒄀</text:p>
          </table:table-cell>
          <table:table-cell table:style-name="Πίνακας1.A2" office:value-type="string">
            <text:p text:style-name="P15">𒉕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78</text:p>
          </table:table-cell>
          <table:table-cell table:style-name="Πίνακας1.A2" office:value-type="string">
            <text:p text:style-name="P2">122E8</text:p>
          </table:table-cell>
          <table:table-cell table:style-name="Πίνακας1.A2" office:value-type="string">
            <text:p text:style-name="P2">323</text:p>
          </table:table-cell>
          <table:table-cell table:style-name="Πίνακας1.A2" office:value-type="string">
            <text:p text:style-name="P9">𒋨</text:p>
          </table:table-cell>
          <table:table-cell table:style-name="Πίνακας1.A2" office:value-type="string">
            <text:p text:style-name="P10">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79</text:p>
          </table:table-cell>
          <table:table-cell table:style-name="Πίνακας1.A2" office:value-type="string">
            <text:p text:style-name="P2">12259</text:p>
          </table:table-cell>
          <table:table-cell table:style-name="Πίνακας1.A2" office:value-type="string">
            <text:p text:style-name="P2">324</text:p>
          </table:table-cell>
          <table:table-cell table:style-name="Πίνακας1.A2" office:value-type="string">
            <text:p text:style-name="P9">𒉙</text:p>
          </table:table-cell>
          <table:table-cell table:style-name="Πίνακας1.A2" office:value-type="string">
            <text:p text:style-name="P10">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80</text:p>
          </table:table-cell>
          <table:table-cell table:style-name="Πίνακας1.A2" office:value-type="string">
            <text:p text:style-name="P2">1236B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𒍫</text:p>
          </table:table-cell>
          <table:table-cell table:style-name="Πίνακας1.A2" office:value-type="string">
            <text:p text:style-name="P10">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81</text:p>
          </table:table-cell>
          <table:table-cell table:style-name="Πίνακας1.A2" office:value-type="string">
            <text:p text:style-name="P2">1236C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𒍬</text:p>
          </table:table-cell>
          <table:table-cell table:style-name="Πίνακας1.A2" office:value-type="string">
            <text:p text:style-name="P10">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8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25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𒉕𒁾</text:p>
          </table:table-cell>
          <table:table-cell table:style-name="Πίνακας1.A2" office:value-type="string">
            <text:p text:style-name="P15">𒉕𒁾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83</text:p>
          </table:table-cell>
          <table:table-cell table:style-name="Πίνακας1.A2" office:value-type="string">
            <text:p text:style-name="P2">12258</text:p>
          </table:table-cell>
          <table:table-cell table:style-name="Πίνακας1.A2" office:value-type="string">
            <text:p text:style-name="P2">326</text:p>
          </table:table-cell>
          <table:table-cell table:style-name="Πίνακας1.A2" office:value-type="string">
            <text:p text:style-name="P9">𒉘</text:p>
          </table:table-cell>
          <table:table-cell table:style-name="Πίνακας1.A2" office:value-type="string">
            <text:p text:style-name="P10">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84</text:p>
          </table:table-cell>
          <table:table-cell table:style-name="Πίνακας1.A2" office:value-type="string">
            <text:p text:style-name="P2">12256</text:p>
          </table:table-cell>
          <table:table-cell table:style-name="Πίνακας1.A2" office:value-type="string">
            <text:p text:style-name="P2">327</text:p>
          </table:table-cell>
          <table:table-cell table:style-name="Πίνακας1.A2" office:value-type="string">
            <text:p text:style-name="P9">𒉖</text:p>
          </table:table-cell>
          <table:table-cell table:style-name="Πίνακας1.A2" office:value-type="string">
            <text:p text:style-name="P10">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8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2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𒉕𒋃</text:p>
          </table:table-cell>
          <table:table-cell table:style-name="Πίνακας1.A2" office:value-type="string">
            <text:p text:style-name="P15">𒉕𒋃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8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29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𒉕𒌑</text:p>
          </table:table-cell>
          <table:table-cell table:style-name="Πίνακας1.A2" office:value-type="string">
            <text:p text:style-name="P15">𒉕𒌑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87</text:p>
          </table:table-cell>
          <table:table-cell table:style-name="Πίνακας1.A2" office:value-type="string">
            <text:p text:style-name="P2">1225E</text:p>
          </table:table-cell>
          <table:table-cell table:style-name="Πίνακας1.A2" office:value-type="string">
            <text:p text:style-name="P2">330</text:p>
          </table:table-cell>
          <table:table-cell table:style-name="Πίνακας1.A2" office:value-type="string">
            <text:p text:style-name="P9">𒉞</text:p>
          </table:table-cell>
          <table:table-cell table:style-name="Πίνακας1.A2" office:value-type="string">
            <text:p text:style-name="P10">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88</text:p>
          </table:table-cell>
          <table:table-cell table:style-name="Πίνακας1.A2" office:value-type="string">
            <text:p text:style-name="P2">1225C</text:p>
          </table:table-cell>
          <table:table-cell table:style-name="Πίνακας1.A2" office:value-type="string">
            <text:p text:style-name="P2">331</text:p>
          </table:table-cell>
          <table:table-cell table:style-name="Πίνακας1.A2" office:value-type="string">
            <text:p text:style-name="P9">𒉜</text:p>
          </table:table-cell>
          <table:table-cell table:style-name="Πίνακας1.A2" office:value-type="string">
            <text:p text:style-name="P10">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89</text:p>
          </table:table-cell>
          <table:table-cell table:style-name="Πίνακας1.A2" office:value-type="string">
            <text:p text:style-name="P2">1225D</text:p>
          </table:table-cell>
          <table:table-cell table:style-name="Πίνακας1.A2" office:value-type="string">
            <text:p text:style-name="P2">332</text:p>
          </table:table-cell>
          <table:table-cell table:style-name="Πίνακας1.A2" office:value-type="string">
            <text:p text:style-name="P9">𒉝</text:p>
          </table:table-cell>
          <table:table-cell table:style-name="Πίνακας1.A2" office:value-type="string">
            <text:p text:style-name="P10">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9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3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𒉛</text:p>
          </table:table-cell>
          <table:table-cell table:style-name="Πίνακας1.A2" office:value-type="string">
            <text:p text:style-name="P15">𒉛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391</text:p>
          </table:table-cell>
          <table:table-cell table:style-name="Πίνακας1.A2" office:value-type="string">
            <text:p text:style-name="P2">1225A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𒉚</text:p>
          </table:table-cell>
          <table:table-cell table:style-name="Πίνακας1.A2" office:value-type="string">
            <text:p text:style-name="P10">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92</text:p>
          </table:table-cell>
          <table:table-cell table:style-name="Πίνακας1.A2" office:value-type="string">
            <text:p text:style-name="P2">1225B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𒉛</text:p>
          </table:table-cell>
          <table:table-cell table:style-name="Πίνακας1.A2" office:value-type="string">
            <text:p text:style-name="P10">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9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3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𒉒𒌋</text:p>
          </table:table-cell>
          <table:table-cell table:style-name="Πίνακας1.A2" office:value-type="string">
            <text:p text:style-name="P15">𒉒𒌋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9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35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𒉒𒎙</text:p>
          </table:table-cell>
          <table:table-cell table:style-name="Πίνακας1.A2" office:value-type="string">
            <text:p text:style-name="P15">𒉒𒎙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95</text:p>
          </table:table-cell>
          <table:table-cell table:style-name="Πίνακας1.A2" office:value-type="string">
            <text:p text:style-name="P2">12368</text:p>
          </table:table-cell>
          <table:table-cell table:style-name="Πίνακας1.A2" office:value-type="string">
            <text:p text:style-name="P2">336</text:p>
          </table:table-cell>
          <table:table-cell table:style-name="Πίνακας1.A2" office:value-type="string">
            <text:p text:style-name="P9">𒍨</text:p>
          </table:table-cell>
          <table:table-cell table:style-name="Πίνακας1.A2" office:value-type="string">
            <text:p text:style-name="P10">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9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37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𒉒𒈨𒋺</text:p>
          </table:table-cell>
          <table:table-cell table:style-name="Πίνακας1.A2" office:value-type="string">
            <text:p text:style-name="P15">𒉒𒈨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397</text:p>
          </table:table-cell>
          <table:table-cell table:style-name="Πίνακας1.A2" office:value-type="string">
            <text:p text:style-name="P2">1225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𒉗</text:p>
          </table:table-cell>
          <table:table-cell table:style-name="Πίνακας1.A2" office:value-type="string">
            <text:p text:style-name="P10">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398</text:p>
          </table:table-cell>
          <table:table-cell table:style-name="Πίνακας1.A2" office:value-type="string">
            <text:p text:style-name="P2">120F4</text:p>
          </table:table-cell>
          <table:table-cell table:style-name="Πίνακας1.A2" office:value-type="string">
            <text:p text:style-name="P2">338</text:p>
          </table:table-cell>
          <table:table-cell table:style-name="Πίνακας1.A2" office:value-type="string">
            <text:p text:style-name="P9">𒃴</text:p>
          </table:table-cell>
          <table:table-cell table:style-name="Πίνακας1.A2" office:value-type="string">
            <text:p text:style-name="P10">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399</text:p>
          </table:table-cell>
          <table:table-cell table:style-name="Πίνακας1.A2" office:value-type="string">
            <text:p text:style-name="P2">12123</text:p>
          </table:table-cell>
          <table:table-cell table:style-name="Πίνακας1.A2" office:value-type="string">
            <text:p text:style-name="P2">339</text:p>
          </table:table-cell>
          <table:table-cell table:style-name="Πίνακας1.A2" office:value-type="string">
            <text:p text:style-name="P9">𒄣</text:p>
          </table:table-cell>
          <table:table-cell table:style-name="Πίνακας1.A2" office:value-type="string">
            <text:p text:style-name="P10">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0</text:p>
          </table:table-cell>
          <table:table-cell table:style-name="Πίνακας1.A2" office:value-type="string">
            <text:p text:style-name="P2">12124</text:p>
          </table:table-cell>
          <table:table-cell table:style-name="Πίνακας1.A2" office:value-type="string">
            <text:p text:style-name="P2">340</text:p>
          </table:table-cell>
          <table:table-cell table:style-name="Πίνακας1.A2" office:value-type="string">
            <text:p text:style-name="P9">𒄤</text:p>
          </table:table-cell>
          <table:table-cell table:style-name="Πίνακας1.A2" office:value-type="string">
            <text:p text:style-name="P10">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1</text:p>
          </table:table-cell>
          <table:table-cell table:style-name="Πίνακας1.A2" office:value-type="string">
            <text:p text:style-name="P2">1232B</text:p>
          </table:table-cell>
          <table:table-cell table:style-name="Πίνακας1.A2" office:value-type="string">
            <text:p text:style-name="P2">341</text:p>
          </table:table-cell>
          <table:table-cell table:style-name="Πίνακας1.A2" office:value-type="string">
            <text:p text:style-name="P9">𒌫</text:p>
          </table:table-cell>
          <table:table-cell table:style-name="Πίνακας1.A2" office:value-type="string">
            <text:p text:style-name="P10">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2</text:p>
          </table:table-cell>
          <table:table-cell table:style-name="Πίνακας1.A2" office:value-type="string">
            <text:p text:style-name="P2">12330</text:p>
          </table:table-cell>
          <table:table-cell table:style-name="Πίνακας1.A2" office:value-type="string">
            <text:p text:style-name="P2">342</text:p>
          </table:table-cell>
          <table:table-cell table:style-name="Πίνακας1.A2" office:value-type="string">
            <text:p text:style-name="P9">𒌰</text:p>
          </table:table-cell>
          <table:table-cell table:style-name="Πίνακας1.A2" office:value-type="string">
            <text:p text:style-name="P10">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3</text:p>
          </table:table-cell>
          <table:table-cell table:style-name="Πίνακας1.A2" office:value-type="string">
            <text:p text:style-name="P2">1232E</text:p>
          </table:table-cell>
          <table:table-cell table:style-name="Πίνακας1.A2" office:value-type="string">
            <text:p text:style-name="P2">343</text:p>
          </table:table-cell>
          <table:table-cell table:style-name="Πίνακας1.A2" office:value-type="string">
            <text:p text:style-name="P9">𒌮</text:p>
          </table:table-cell>
          <table:table-cell table:style-name="Πίνακας1.A2" office:value-type="string">
            <text:p text:style-name="P10">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4</text:p>
          </table:table-cell>
          <table:table-cell table:style-name="Πίνακας1.A2" office:value-type="string">
            <text:p text:style-name="P2">12331</text:p>
          </table:table-cell>
          <table:table-cell table:style-name="Πίνακας1.A2" office:value-type="string">
            <text:p text:style-name="P2">344</text:p>
          </table:table-cell>
          <table:table-cell table:style-name="Πίνακας1.A2" office:value-type="string">
            <text:p text:style-name="P9">𒌱</text:p>
          </table:table-cell>
          <table:table-cell table:style-name="Πίνακας1.A2" office:value-type="string">
            <text:p text:style-name="P10">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5</text:p>
          </table:table-cell>
          <table:table-cell table:style-name="Πίνακας1.A2" office:value-type="string">
            <text:p text:style-name="P2">12332</text:p>
          </table:table-cell>
          <table:table-cell table:style-name="Πίνακας1.A2" office:value-type="string">
            <text:p text:style-name="P2">345</text:p>
          </table:table-cell>
          <table:table-cell table:style-name="Πίνακας1.A2" office:value-type="string">
            <text:p text:style-name="P9">𒌲</text:p>
          </table:table-cell>
          <table:table-cell table:style-name="Πίνακας1.A2" office:value-type="string">
            <text:p text:style-name="P10">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6</text:p>
          </table:table-cell>
          <table:table-cell table:style-name="Πίνακας1.A2" office:value-type="string">
            <text:p text:style-name="P2">1232C</text:p>
          </table:table-cell>
          <table:table-cell table:style-name="Πίνακας1.A2" office:value-type="string">
            <text:p text:style-name="P2">346</text:p>
          </table:table-cell>
          <table:table-cell table:style-name="Πίνακας1.A2" office:value-type="string">
            <text:p text:style-name="P9">𒌬</text:p>
          </table:table-cell>
          <table:table-cell table:style-name="Πίνακας1.A2" office:value-type="string">
            <text:p text:style-name="P10">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7</text:p>
          </table:table-cell>
          <table:table-cell table:style-name="Πίνακας1.A2" office:value-type="string">
            <text:p text:style-name="P2">1232F</text:p>
          </table:table-cell>
          <table:table-cell table:style-name="Πίνακας1.A2" office:value-type="string">
            <text:p text:style-name="P2">347</text:p>
          </table:table-cell>
          <table:table-cell table:style-name="Πίνακας1.A2" office:value-type="string">
            <text:p text:style-name="P9">𒌯</text:p>
          </table:table-cell>
          <table:table-cell table:style-name="Πίνακας1.A2" office:value-type="string">
            <text:p text:style-name="P10">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8</text:p>
          </table:table-cell>
          <table:table-cell table:style-name="Πίνακας1.A2" office:value-type="string">
            <text:p text:style-name="P2">1214B</text:p>
          </table:table-cell>
          <table:table-cell table:style-name="Πίνακας1.A2" office:value-type="string">
            <text:p text:style-name="P2">348</text:p>
          </table:table-cell>
          <table:table-cell table:style-name="Πίνακας1.A2" office:value-type="string">
            <text:p text:style-name="P9">𒅋</text:p>
          </table:table-cell>
          <table:table-cell table:style-name="Πίνακας1.A2" office:value-type="string">
            <text:p text:style-name="P10">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09</text:p>
          </table:table-cell>
          <table:table-cell table:style-name="Πίνακας1.A2" office:value-type="string">
            <text:p text:style-name="P2">1214C</text:p>
          </table:table-cell>
          <table:table-cell table:style-name="Πίνακας1.A2" office:value-type="string">
            <text:p text:style-name="P2">349</text:p>
          </table:table-cell>
          <table:table-cell table:style-name="Πίνακας1.A2" office:value-type="string">
            <text:p text:style-name="P9">𒅌</text:p>
          </table:table-cell>
          <table:table-cell table:style-name="Πίνακας1.A2" office:value-type="string">
            <text:p text:style-name="P10">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0</text:p>
          </table:table-cell>
          <table:table-cell table:style-name="Πίνακας1.A2" office:value-type="string">
            <text:p text:style-name="P2">1207A</text:p>
          </table:table-cell>
          <table:table-cell table:style-name="Πίνακας1.A2" office:value-type="string">
            <text:p text:style-name="P2">350</text:p>
          </table:table-cell>
          <table:table-cell table:style-name="Πίνακας1.A2" office:value-type="string">
            <text:p text:style-name="P9">𒁺</text:p>
          </table:table-cell>
          <table:table-cell table:style-name="Πίνακας1.A2" office:value-type="string">
            <text:p text:style-name="P10">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1</text:p>
          </table:table-cell>
          <table:table-cell table:style-name="Πίνακας1.A2" office:value-type="string">
            <text:p text:style-name="P2">1207B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𒁻</text:p>
          </table:table-cell>
          <table:table-cell table:style-name="Πίνακας1.A2" office:value-type="string">
            <text:p text:style-name="P10">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2</text:p>
          </table:table-cell>
          <table:table-cell table:style-name="Πίνακας1.A2" office:value-type="string">
            <text:p text:style-name="P2">1207C</text:p>
          </table:table-cell>
          <table:table-cell table:style-name="Πίνακας1.A2" office:value-type="string">
            <text:p text:style-name="P2">351</text:p>
          </table:table-cell>
          <table:table-cell table:style-name="Πίνακας1.A2" office:value-type="string">
            <text:p text:style-name="P9">𒁼</text:p>
          </table:table-cell>
          <table:table-cell table:style-name="Πίνακας1.A2" office:value-type="string">
            <text:p text:style-name="P10">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3</text:p>
          </table:table-cell>
          <table:table-cell table:style-name="Πίνακας1.A2" office:value-type="string">
            <text:p text:style-name="P2">1207D</text:p>
          </table:table-cell>
          <table:table-cell table:style-name="Πίνακας1.A2" office:value-type="string">
            <text:p text:style-name="P2">352</text:p>
          </table:table-cell>
          <table:table-cell table:style-name="Πίνακας1.A2" office:value-type="string">
            <text:p text:style-name="P9">𒁽</text:p>
          </table:table-cell>
          <table:table-cell table:style-name="Πίνακας1.A2" office:value-type="string">
            <text:p text:style-name="P10">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414</text:p>
          </table:table-cell>
          <table:table-cell table:style-name="Πίνακας1.A2" office:value-type="string">
            <text:p text:style-name="P2">12032</text:p>
          </table:table-cell>
          <table:table-cell table:style-name="Πίνακας1.A2" office:value-type="string">
            <text:p text:style-name="P2">353</text:p>
          </table:table-cell>
          <table:table-cell table:style-name="Πίνακας1.A2" office:value-type="string">
            <text:p text:style-name="P9">𒀲</text:p>
          </table:table-cell>
          <table:table-cell table:style-name="Πίνακας1.A2" office:value-type="string">
            <text:p text:style-name="P10">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6</text:p>
          </table:table-cell>
          <table:table-cell table:style-name="Πίνακας1.A2" office:value-type="string">
            <text:p text:style-name="P2">12308</text:p>
          </table:table-cell>
          <table:table-cell table:style-name="Πίνακας1.A2" office:value-type="string">
            <text:p text:style-name="P2">354</text:p>
          </table:table-cell>
          <table:table-cell table:style-name="Πίνακας1.A2" office:value-type="string">
            <text:p text:style-name="P9">𒌈</text:p>
          </table:table-cell>
          <table:table-cell table:style-name="Πίνακας1.A2" office:value-type="string">
            <text:p text:style-name="P10">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55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𒌈𒃸</text:p>
          </table:table-cell>
          <table:table-cell table:style-name="Πίνακας1.A2" office:value-type="string">
            <text:p text:style-name="P15">𒌈𒃸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18</text:p>
          </table:table-cell>
          <table:table-cell table:style-name="Πίνακας1.A2" office:value-type="string">
            <text:p text:style-name="P2">12095</text:p>
          </table:table-cell>
          <table:table-cell table:style-name="Πίνακας1.A2" office:value-type="string">
            <text:p text:style-name="P2">356</text:p>
          </table:table-cell>
          <table:table-cell table:style-name="Πίνακας1.A2" office:value-type="string">
            <text:p text:style-name="P9">𒂕</text:p>
          </table:table-cell>
          <table:table-cell table:style-name="Πίνακας1.A2" office:value-type="string">
            <text:p text:style-name="P10">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19</text:p>
          </table:table-cell>
          <table:table-cell table:style-name="Πίνακας1.A2" office:value-type="string">
            <text:p text:style-name="P2">12156</text:p>
          </table:table-cell>
          <table:table-cell table:style-name="Πίνακας1.A2" office:value-type="string">
            <text:p text:style-name="P2">357</text:p>
          </table:table-cell>
          <table:table-cell table:style-name="Πίνακας1.A2" office:value-type="string">
            <text:p text:style-name="P9">𒅖</text:p>
          </table:table-cell>
          <table:table-cell table:style-name="Πίνακας1.A2" office:value-type="string">
            <text:p text:style-name="P10">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0</text:p>
          </table:table-cell>
          <table:table-cell table:style-name="Πίνακας1.A2" office:value-type="string">
            <text:p text:style-name="P2">12049</text:p>
          </table:table-cell>
          <table:table-cell table:style-name="Πίνακας1.A2" office:value-type="string">
            <text:p text:style-name="P2">358</text:p>
          </table:table-cell>
          <table:table-cell table:style-name="Πίνακας1.A2" office:value-type="string">
            <text:p text:style-name="P9">𒁉</text:p>
          </table:table-cell>
          <table:table-cell table:style-name="Πίνακας1.A2" office:value-type="string">
            <text:p text:style-name="P10">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1</text:p>
          </table:table-cell>
          <table:table-cell table:style-name="Πίνακας1.A2" office:value-type="string">
            <text:p text:style-name="P2">12459</text:p>
          </table:table-cell>
          <table:table-cell table:style-name="Πίνακας1.A2" office:value-type="string">
            <text:p text:style-name="P2">359</text:p>
          </table:table-cell>
          <table:table-cell table:style-name="Πίνακας1.A2" office:value-type="string">
            <text:p text:style-name="P9">𒑙</text:p>
          </table:table-cell>
          <table:table-cell table:style-name="Πίνακας1.A2" office:value-type="string">
            <text:p text:style-name="P10">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2</text:p>
          </table:table-cell>
          <table:table-cell table:style-name="Πίνακας1.A2" office:value-type="string">
            <text:p text:style-name="P2">1204C</text:p>
          </table:table-cell>
          <table:table-cell table:style-name="Πίνακας1.A2" office:value-type="string">
            <text:p text:style-name="P2">360</text:p>
          </table:table-cell>
          <table:table-cell table:style-name="Πίνακας1.A2" office:value-type="string">
            <text:p text:style-name="P9">𒁌</text:p>
          </table:table-cell>
          <table:table-cell table:style-name="Πίνακας1.A2" office:value-type="string">
            <text:p text:style-name="P10">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3</text:p>
          </table:table-cell>
          <table:table-cell table:style-name="Πίνακας1.A2" office:value-type="string">
            <text:p text:style-name="P2">1204B</text:p>
          </table:table-cell>
          <table:table-cell table:style-name="Πίνακας1.A2" office:value-type="string">
            <text:p text:style-name="P2">361</text:p>
          </table:table-cell>
          <table:table-cell table:style-name="Πίνακας1.A2" office:value-type="string">
            <text:p text:style-name="P9">𒁋</text:p>
          </table:table-cell>
          <table:table-cell table:style-name="Πίνακας1.A2" office:value-type="string">
            <text:p text:style-name="P10">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4</text:p>
          </table:table-cell>
          <table:table-cell table:style-name="Πίνακας1.A2" office:value-type="string">
            <text:p text:style-name="P2">122C6</text:p>
          </table:table-cell>
          <table:table-cell table:style-name="Πίνακας1.A2" office:value-type="string">
            <text:p text:style-name="P2">362</text:p>
          </table:table-cell>
          <table:table-cell table:style-name="Πίνακας1.A2" office:value-type="string">
            <text:p text:style-name="P9">𒋆</text:p>
          </table:table-cell>
          <table:table-cell table:style-name="Πίνακας1.A2" office:value-type="string">
            <text:p text:style-name="P10">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5</text:p>
          </table:table-cell>
          <table:table-cell table:style-name="Πίνακας1.A2" office:value-type="string">
            <text:p text:style-name="P2">122C8</text:p>
          </table:table-cell>
          <table:table-cell table:style-name="Πίνακας1.A2" office:value-type="string">
            <text:p text:style-name="P2">363</text:p>
          </table:table-cell>
          <table:table-cell table:style-name="Πίνακας1.A2" office:value-type="string">
            <text:p text:style-name="P9">𒋈</text:p>
          </table:table-cell>
          <table:table-cell table:style-name="Πίνακας1.A2" office:value-type="string">
            <text:p text:style-name="P10">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6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𒋆𒁔</text:p>
          </table:table-cell>
          <table:table-cell table:style-name="Πίνακας1.A2" office:value-type="string">
            <text:p text:style-name="P15">𒋆𒁔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27</text:p>
          </table:table-cell>
          <table:table-cell table:style-name="Πίνακας1.A2" office:value-type="string">
            <text:p text:style-name="P2">122D0</text:p>
          </table:table-cell>
          <table:table-cell table:style-name="Πίνακας1.A2" office:value-type="string">
            <text:p text:style-name="P2">365</text:p>
          </table:table-cell>
          <table:table-cell table:style-name="Πίνακας1.A2" office:value-type="string">
            <text:p text:style-name="P9">𒋐</text:p>
          </table:table-cell>
          <table:table-cell table:style-name="Πίνακας1.A2" office:value-type="string">
            <text:p text:style-name="P10">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8</text:p>
          </table:table-cell>
          <table:table-cell table:style-name="Πίνακας1.A2" office:value-type="string">
            <text:p text:style-name="P2">122CA</text:p>
          </table:table-cell>
          <table:table-cell table:style-name="Πίνακας1.A2" office:value-type="string">
            <text:p text:style-name="P2">366</text:p>
          </table:table-cell>
          <table:table-cell table:style-name="Πίνακας1.A2" office:value-type="string">
            <text:p text:style-name="P9">𒋊</text:p>
          </table:table-cell>
          <table:table-cell table:style-name="Πίνακας1.A2" office:value-type="string">
            <text:p text:style-name="P10">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29</text:p>
          </table:table-cell>
          <table:table-cell table:style-name="Πίνακας1.A2" office:value-type="string">
            <text:p text:style-name="P2">122C9</text:p>
          </table:table-cell>
          <table:table-cell table:style-name="Πίνακας1.A2" office:value-type="string">
            <text:p text:style-name="P2">367</text:p>
          </table:table-cell>
          <table:table-cell table:style-name="Πίνακας1.A2" office:value-type="string">
            <text:p text:style-name="P9">𒋉</text:p>
          </table:table-cell>
          <table:table-cell table:style-name="Πίνακας1.A2" office:value-type="string">
            <text:p text:style-name="P10">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430</text:p>
          </table:table-cell>
          <table:table-cell table:style-name="Πίνακας1.A2" office:value-type="string">
            <text:p text:style-name="P2">122CD</text:p>
          </table:table-cell>
          <table:table-cell table:style-name="Πίνακας1.A2" office:value-type="string">
            <text:p text:style-name="P2">368</text:p>
          </table:table-cell>
          <table:table-cell table:style-name="Πίνακας1.A2" office:value-type="string">
            <text:p text:style-name="P9">𒋍</text:p>
          </table:table-cell>
          <table:table-cell table:style-name="Πίνακας1.A2" office:value-type="string">
            <text:p text:style-name="P10">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1</text:p>
          </table:table-cell>
          <table:table-cell table:style-name="Πίνακας1.A2" office:value-type="string">
            <text:p text:style-name="P2">122CF</text:p>
          </table:table-cell>
          <table:table-cell table:style-name="Πίνακας1.A2" office:value-type="string">
            <text:p text:style-name="P2">369</text:p>
          </table:table-cell>
          <table:table-cell table:style-name="Πίνακας1.A2" office:value-type="string">
            <text:p text:style-name="P9">𒋏</text:p>
          </table:table-cell>
          <table:table-cell table:style-name="Πίνακας1.A2" office:value-type="string">
            <text:p text:style-name="P10">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70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𒋆𒉿</text:p>
          </table:table-cell>
          <table:table-cell table:style-name="Πίνακας1.A2" office:value-type="string">
            <text:p text:style-name="P15">𒋆𒉿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33</text:p>
          </table:table-cell>
          <table:table-cell table:style-name="Πίνακας1.A2" office:value-type="string">
            <text:p text:style-name="P2">122CC</text:p>
          </table:table-cell>
          <table:table-cell table:style-name="Πίνακας1.A2" office:value-type="string">
            <text:p text:style-name="P2">371</text:p>
          </table:table-cell>
          <table:table-cell table:style-name="Πίνακας1.A2" office:value-type="string">
            <text:p text:style-name="P9">𒋌</text:p>
          </table:table-cell>
          <table:table-cell table:style-name="Πίνακας1.A2" office:value-type="string">
            <text:p text:style-name="P10">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4</text:p>
          </table:table-cell>
          <table:table-cell table:style-name="Πίνακας1.A2" office:value-type="string">
            <text:p text:style-name="P2">122C7</text:p>
          </table:table-cell>
          <table:table-cell table:style-name="Πίνακας1.A2" office:value-type="string">
            <text:p text:style-name="P2">372</text:p>
          </table:table-cell>
          <table:table-cell table:style-name="Πίνακας1.A2" office:value-type="string">
            <text:p text:style-name="P9">𒋇</text:p>
          </table:table-cell>
          <table:table-cell table:style-name="Πίνακας1.A2" office:value-type="string">
            <text:p text:style-name="P10">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5</text:p>
          </table:table-cell>
          <table:table-cell table:style-name="Πίνακας1.A2" office:value-type="string">
            <text:p text:style-name="P2">122CB</text:p>
          </table:table-cell>
          <table:table-cell table:style-name="Πίνακας1.A2" office:value-type="string">
            <text:p text:style-name="P2">373</text:p>
          </table:table-cell>
          <table:table-cell table:style-name="Πίνακας1.A2" office:value-type="string">
            <text:p text:style-name="P9">𒋋</text:p>
          </table:table-cell>
          <table:table-cell table:style-name="Πίνακας1.A2" office:value-type="string">
            <text:p text:style-name="P10">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6</text:p>
          </table:table-cell>
          <table:table-cell table:style-name="Πίνακας1.A2" office:value-type="string">
            <text:p text:style-name="P2">122D1</text:p>
          </table:table-cell>
          <table:table-cell table:style-name="Πίνακας1.A2" office:value-type="string">
            <text:p text:style-name="P2">374</text:p>
          </table:table-cell>
          <table:table-cell table:style-name="Πίνακας1.A2" office:value-type="string">
            <text:p text:style-name="P9">𒋑</text:p>
          </table:table-cell>
          <table:table-cell table:style-name="Πίνακας1.A2" office:value-type="string">
            <text:p text:style-name="P10">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7</text:p>
          </table:table-cell>
          <table:table-cell table:style-name="Πίνακας1.A2" office:value-type="string">
            <text:p text:style-name="P2">122CE</text:p>
          </table:table-cell>
          <table:table-cell table:style-name="Πίνακας1.A2" office:value-type="string">
            <text:p text:style-name="P2">375</text:p>
          </table:table-cell>
          <table:table-cell table:style-name="Πίνακας1.A2" office:value-type="string">
            <text:p text:style-name="P9">𒋎</text:p>
          </table:table-cell>
          <table:table-cell table:style-name="Πίνακας1.A2" office:value-type="string">
            <text:p text:style-name="P10">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8</text:p>
          </table:table-cell>
          <table:table-cell table:style-name="Πίνακας1.A2" office:value-type="string">
            <text:p text:style-name="P2">12110</text:p>
          </table:table-cell>
          <table:table-cell table:style-name="Πίνακας1.A2" office:value-type="string">
            <text:p text:style-name="P2">376</text:p>
          </table:table-cell>
          <table:table-cell table:style-name="Πίνακας1.A2" office:value-type="string">
            <text:p text:style-name="P9">𒄐</text:p>
          </table:table-cell>
          <table:table-cell table:style-name="Πίνακας1.A2" office:value-type="string">
            <text:p text:style-name="P10">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39</text:p>
          </table:table-cell>
          <table:table-cell table:style-name="Πίνακας1.A2" office:value-type="string">
            <text:p text:style-name="P2">12143</text:p>
          </table:table-cell>
          <table:table-cell table:style-name="Πίνακας1.A2" office:value-type="string">
            <text:p text:style-name="P2">377</text:p>
          </table:table-cell>
          <table:table-cell table:style-name="Πίνακας1.A2" office:value-type="string">
            <text:p text:style-name="P9">𒅃</text:p>
          </table:table-cell>
          <table:table-cell table:style-name="Πίνακας1.A2" office:value-type="string">
            <text:p text:style-name="P10">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4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7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𒁉𒑖</text:p>
          </table:table-cell>
          <table:table-cell table:style-name="Πίνακας1.A2" office:value-type="string">
            <text:p text:style-name="P15">𒁉𒑖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41</text:p>
          </table:table-cell>
          <table:table-cell table:style-name="Πίνακας1.A2" office:value-type="string">
            <text:p text:style-name="P2">120FA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𒃺</text:p>
          </table:table-cell>
          <table:table-cell table:style-name="Πίνακας1.A2" office:value-type="string">
            <text:p text:style-name="P10">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42</text:p>
          </table:table-cell>
          <table:table-cell table:style-name="Πίνακας1.A2" office:value-type="string">
            <text:p text:style-name="P2">1211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𒄒</text:p>
          </table:table-cell>
          <table:table-cell table:style-name="Πίνακας1.A2" office:value-type="string">
            <text:p text:style-name="P10">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43</text:p>
          </table:table-cell>
          <table:table-cell table:style-name="Πίνακας1.A2" office:value-type="string">
            <text:p text:style-name="P2">12195</text:p>
          </table:table-cell>
          <table:table-cell table:style-name="Πίνακας1.A2" office:value-type="string">
            <text:p text:style-name="P2">379</text:p>
          </table:table-cell>
          <table:table-cell table:style-name="Πίνακας1.A2" office:value-type="string">
            <text:p text:style-name="P9">𒆕</text:p>
          </table:table-cell>
          <table:table-cell table:style-name="Πίνακας1.A2" office:value-type="string">
            <text:p text:style-name="P10">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44</text:p>
          </table:table-cell>
          <table:table-cell table:style-name="Πίνακας1.A2" office:value-type="string">
            <text:p text:style-name="P2">1224C</text:p>
          </table:table-cell>
          <table:table-cell table:style-name="Πίνακας1.A2" office:value-type="string">
            <text:p text:style-name="P2">380</text:p>
          </table:table-cell>
          <table:table-cell table:style-name="Πίνακας1.A2" office:value-type="string">
            <text:p text:style-name="P9">𒉌</text:p>
          </table:table-cell>
          <table:table-cell table:style-name="Πίνακας1.A2" office:value-type="string">
            <text:p text:style-name="P10">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45</text:p>
          </table:table-cell>
          <table:table-cell table:style-name="Πίνακας1.A2" office:value-type="string">
            <text:p text:style-name="P2">1224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𒉍</text:p>
          </table:table-cell>
          <table:table-cell table:style-name="Πίνακας1.A2" office:value-type="string">
            <text:p text:style-name="P10">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44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𒉍</text:p>
          </table:table-cell>
          <table:table-cell table:style-name="Πίνακας1.A2" office:value-type="string">
            <text:p text:style-name="P15">𒉍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447</text:p>
          </table:table-cell>
          <table:table-cell table:style-name="Πίνακας1.A2" office:value-type="string">
            <text:p text:style-name="P2">12351</text:p>
          </table:table-cell>
          <table:table-cell table:style-name="Πίνακας1.A2" office:value-type="string">
            <text:p text:style-name="P2">381</text:p>
          </table:table-cell>
          <table:table-cell table:style-name="Πίνακας1.A2" office:value-type="string">
            <text:p text:style-name="P9">𒍑</text:p>
          </table:table-cell>
          <table:table-cell table:style-name="Πίνακας1.A2" office:value-type="string">
            <text:p text:style-name="P10">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48</text:p>
          </table:table-cell>
          <table:table-cell table:style-name="Πίνακας1.A2" office:value-type="string">
            <text:p text:style-name="P2">12355</text:p>
          </table:table-cell>
          <table:table-cell table:style-name="Πίνακας1.A2" office:value-type="string">
            <text:p text:style-name="P2">382</text:p>
          </table:table-cell>
          <table:table-cell table:style-name="Πίνακας1.A2" office:value-type="string">
            <text:p text:style-name="P9">𒍕</text:p>
          </table:table-cell>
          <table:table-cell table:style-name="Πίνακας1.A2" office:value-type="string">
            <text:p text:style-name="P10">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49</text:p>
          </table:table-cell>
          <table:table-cell table:style-name="Πίνακας1.A2" office:value-type="string">
            <text:p text:style-name="P2">12353</text:p>
          </table:table-cell>
          <table:table-cell table:style-name="Πίνακας1.A2" office:value-type="string">
            <text:p text:style-name="P2">383</text:p>
          </table:table-cell>
          <table:table-cell table:style-name="Πίνακας1.A2" office:value-type="string">
            <text:p text:style-name="P9">𒍓</text:p>
          </table:table-cell>
          <table:table-cell table:style-name="Πίνακας1.A2" office:value-type="string">
            <text:p text:style-name="P10">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0</text:p>
          </table:table-cell>
          <table:table-cell table:style-name="Πίνακας1.A2" office:value-type="string">
            <text:p text:style-name="P2">12352</text:p>
          </table:table-cell>
          <table:table-cell table:style-name="Πίνακας1.A2" office:value-type="string">
            <text:p text:style-name="P2">384</text:p>
          </table:table-cell>
          <table:table-cell table:style-name="Πίνακας1.A2" office:value-type="string">
            <text:p text:style-name="P9">𒍒</text:p>
          </table:table-cell>
          <table:table-cell table:style-name="Πίνακας1.A2" office:value-type="string">
            <text:p text:style-name="P10">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85</text:p>
          </table:table-cell>
          <table:table-cell table:style-name="Πίνακας1.A2" office:value-type="string">
            <text:p text:style-name="P9">𒉌𒌓</text:p>
          </table:table-cell>
          <table:table-cell table:style-name="Πίνακας1.A2" office:value-type="string">
            <text:p text:style-name="P10">𒉌𒂟</text:p>
          </table:table-cell>
          <table:table-cell table:style-name="Πίνακας1.A2" office:value-type="string">
            <text:p text:style-name="P15">𒉌𒂟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5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𒉌𒂟</text:p>
          </table:table-cell>
          <table:table-cell table:style-name="Πίνακας1.A2" office:value-type="string">
            <text:p text:style-name="P10">𒉌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86</text:p>
          </table:table-cell>
          <table:table-cell table:style-name="Πίνακας1.A2" office:value-type="string">
            <text:p text:style-name="P9">𒉌𒂟</text:p>
          </table:table-cell>
          <table:table-cell table:style-name="Πίνακας1.A2" office:value-type="string">
            <text:p text:style-name="P10">𒉌𒂟</text:p>
          </table:table-cell>
          <table:table-cell table:style-name="Πίνακας1.A2" office:value-type="string">
            <text:p text:style-name="P15">𒉌𒂟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54</text:p>
          </table:table-cell>
          <table:table-cell table:style-name="Πίνακας1.A2" office:value-type="string">
            <text:p text:style-name="P2">120B7</text:p>
          </table:table-cell>
          <table:table-cell table:style-name="Πίνακας1.A2" office:value-type="string">
            <text:p text:style-name="P2">387</text:p>
          </table:table-cell>
          <table:table-cell table:style-name="Πίνακας1.A2" office:value-type="string">
            <text:p text:style-name="P9">𒂷</text:p>
          </table:table-cell>
          <table:table-cell table:style-name="Πίνακας1.A2" office:value-type="string">
            <text:p text:style-name="P10">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5</text:p>
          </table:table-cell>
          <table:table-cell table:style-name="Πίνακας1.A2" office:value-type="string">
            <text:p text:style-name="P2">122D6</text:p>
          </table:table-cell>
          <table:table-cell table:style-name="Πίνακας1.A2" office:value-type="string">
            <text:p text:style-name="P2">388</text:p>
          </table:table-cell>
          <table:table-cell table:style-name="Πίνακας1.A2" office:value-type="string">
            <text:p text:style-name="P9">𒋖</text:p>
          </table:table-cell>
          <table:table-cell table:style-name="Πίνακας1.A2" office:value-type="string">
            <text:p text:style-name="P10">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6</text:p>
          </table:table-cell>
          <table:table-cell table:style-name="Πίνακας1.A2" office:value-type="string">
            <text:p text:style-name="P2">120BD</text:p>
          </table:table-cell>
          <table:table-cell table:style-name="Πίνακας1.A2" office:value-type="string">
            <text:p text:style-name="P2">389</text:p>
          </table:table-cell>
          <table:table-cell table:style-name="Πίνακας1.A2" office:value-type="string">
            <text:p text:style-name="P9">𒂽</text:p>
          </table:table-cell>
          <table:table-cell table:style-name="Πίνακας1.A2" office:value-type="string">
            <text:p text:style-name="P10">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7</text:p>
          </table:table-cell>
          <table:table-cell table:style-name="Πίνακας1.A2" office:value-type="string">
            <text:p text:style-name="P2">120D3</text:p>
          </table:table-cell>
          <table:table-cell table:style-name="Πίνακας1.A2" office:value-type="string">
            <text:p text:style-name="P2">390</text:p>
          </table:table-cell>
          <table:table-cell table:style-name="Πίνακας1.A2" office:value-type="string">
            <text:p text:style-name="P9">𒃓</text:p>
          </table:table-cell>
          <table:table-cell table:style-name="Πίνακας1.A2" office:value-type="string">
            <text:p text:style-name="P10">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8</text:p>
          </table:table-cell>
          <table:table-cell table:style-name="Πίνακας1.A2" office:value-type="string">
            <text:p text:style-name="P2">120D0</text:p>
          </table:table-cell>
          <table:table-cell table:style-name="Πίνακας1.A2" office:value-type="string">
            <text:p text:style-name="P2">391</text:p>
          </table:table-cell>
          <table:table-cell table:style-name="Πίνακας1.A2" office:value-type="string">
            <text:p text:style-name="P9">𒃐</text:p>
          </table:table-cell>
          <table:table-cell table:style-name="Πίνακας1.A2" office:value-type="string">
            <text:p text:style-name="P10">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59</text:p>
          </table:table-cell>
          <table:table-cell table:style-name="Πίνακας1.A2" office:value-type="string">
            <text:p text:style-name="P2">120BC</text:p>
          </table:table-cell>
          <table:table-cell table:style-name="Πίνακας1.A2" office:value-type="string">
            <text:p text:style-name="P2">392</text:p>
          </table:table-cell>
          <table:table-cell table:style-name="Πίνακας1.A2" office:value-type="string">
            <text:p text:style-name="P9">𒂼</text:p>
          </table:table-cell>
          <table:table-cell table:style-name="Πίνακας1.A2" office:value-type="string">
            <text:p text:style-name="P10">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39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𒂼𒆕𒀀</text:p>
          </table:table-cell>
          <table:table-cell table:style-name="Πίνακας1.A2" office:value-type="string">
            <text:p text:style-name="P15">𒂼𒆕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61</text:p>
          </table:table-cell>
          <table:table-cell table:style-name="Πίνακας1.A2" office:value-type="string">
            <text:p text:style-name="P2">120E9</text:p>
          </table:table-cell>
          <table:table-cell table:style-name="Πίνακας1.A2" office:value-type="string">
            <text:p text:style-name="P2">394</text:p>
          </table:table-cell>
          <table:table-cell table:style-name="Πίνακας1.A2" office:value-type="string">
            <text:p text:style-name="P9">𒃩</text:p>
          </table:table-cell>
          <table:table-cell table:style-name="Πίνακας1.A2" office:value-type="string">
            <text:p text:style-name="P10">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462</text:p>
          </table:table-cell>
          <table:table-cell table:style-name="Πίνακας1.A2" office:value-type="string">
            <text:p text:style-name="P2">120BF</text:p>
          </table:table-cell>
          <table:table-cell table:style-name="Πίνακας1.A2" office:value-type="string">
            <text:p text:style-name="P2">395</text:p>
          </table:table-cell>
          <table:table-cell table:style-name="Πίνακας1.A2" office:value-type="string">
            <text:p text:style-name="P9">𒂿</text:p>
          </table:table-cell>
          <table:table-cell table:style-name="Πίνακας1.A2" office:value-type="string">
            <text:p text:style-name="P10">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3</text:p>
          </table:table-cell>
          <table:table-cell table:style-name="Πίνακας1.A2" office:value-type="string">
            <text:p text:style-name="P2">120CD</text:p>
          </table:table-cell>
          <table:table-cell table:style-name="Πίνακας1.A2" office:value-type="string">
            <text:p text:style-name="P2">396</text:p>
          </table:table-cell>
          <table:table-cell table:style-name="Πίνακας1.A2" office:value-type="string">
            <text:p text:style-name="P9">𒃍</text:p>
          </table:table-cell>
          <table:table-cell table:style-name="Πίνακας1.A2" office:value-type="string">
            <text:p text:style-name="P10">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4</text:p>
          </table:table-cell>
          <table:table-cell table:style-name="Πίνακας1.A2" office:value-type="string">
            <text:p text:style-name="P2">120E0</text:p>
          </table:table-cell>
          <table:table-cell table:style-name="Πίνακας1.A2" office:value-type="string">
            <text:p text:style-name="P2">397</text:p>
          </table:table-cell>
          <table:table-cell table:style-name="Πίνακας1.A2" office:value-type="string">
            <text:p text:style-name="P9">𒃠</text:p>
          </table:table-cell>
          <table:table-cell table:style-name="Πίνακας1.A2" office:value-type="string">
            <text:p text:style-name="P10">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5</text:p>
          </table:table-cell>
          <table:table-cell table:style-name="Πίνακας1.A2" office:value-type="string">
            <text:p text:style-name="P2">120D5</text:p>
          </table:table-cell>
          <table:table-cell table:style-name="Πίνακας1.A2" office:value-type="string">
            <text:p text:style-name="P2">398</text:p>
          </table:table-cell>
          <table:table-cell table:style-name="Πίνακας1.A2" office:value-type="string">
            <text:p text:style-name="P9">𒃕</text:p>
          </table:table-cell>
          <table:table-cell table:style-name="Πίνακας1.A2" office:value-type="string">
            <text:p text:style-name="P10">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6</text:p>
          </table:table-cell>
          <table:table-cell table:style-name="Πίνακας1.A2" office:value-type="string">
            <text:p text:style-name="P2">120C9</text:p>
          </table:table-cell>
          <table:table-cell table:style-name="Πίνακας1.A2" office:value-type="string">
            <text:p text:style-name="P2">399</text:p>
          </table:table-cell>
          <table:table-cell table:style-name="Πίνακας1.A2" office:value-type="string">
            <text:p text:style-name="P9">𒃉</text:p>
          </table:table-cell>
          <table:table-cell table:style-name="Πίνακας1.A2" office:value-type="string">
            <text:p text:style-name="P10">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7</text:p>
          </table:table-cell>
          <table:table-cell table:style-name="Πίνακας1.A2" office:value-type="string">
            <text:p text:style-name="P2">120CA</text:p>
          </table:table-cell>
          <table:table-cell table:style-name="Πίνακας1.A2" office:value-type="string">
            <text:p text:style-name="P2">400</text:p>
          </table:table-cell>
          <table:table-cell table:style-name="Πίνακας1.A2" office:value-type="string">
            <text:p text:style-name="P9">𒃊</text:p>
          </table:table-cell>
          <table:table-cell table:style-name="Πίνακας1.A2" office:value-type="string">
            <text:p text:style-name="P10">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8</text:p>
          </table:table-cell>
          <table:table-cell table:style-name="Πίνακας1.A2" office:value-type="string">
            <text:p text:style-name="P2">120C5</text:p>
          </table:table-cell>
          <table:table-cell table:style-name="Πίνακας1.A2" office:value-type="string">
            <text:p text:style-name="P2">401</text:p>
          </table:table-cell>
          <table:table-cell table:style-name="Πίνακας1.A2" office:value-type="string">
            <text:p text:style-name="P9">𒃅</text:p>
          </table:table-cell>
          <table:table-cell table:style-name="Πίνακας1.A2" office:value-type="string">
            <text:p text:style-name="P10">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69</text:p>
          </table:table-cell>
          <table:table-cell table:style-name="Πίνακας1.A2" office:value-type="string">
            <text:p text:style-name="P2">120CB</text:p>
          </table:table-cell>
          <table:table-cell table:style-name="Πίνακας1.A2" office:value-type="string">
            <text:p text:style-name="P2">402</text:p>
          </table:table-cell>
          <table:table-cell table:style-name="Πίνακας1.A2" office:value-type="string">
            <text:p text:style-name="P9">𒃋</text:p>
          </table:table-cell>
          <table:table-cell table:style-name="Πίνακας1.A2" office:value-type="string">
            <text:p text:style-name="P10">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0</text:p>
          </table:table-cell>
          <table:table-cell table:style-name="Πίνακας1.A2" office:value-type="string">
            <text:p text:style-name="P2">120C6</text:p>
          </table:table-cell>
          <table:table-cell table:style-name="Πίνακας1.A2" office:value-type="string">
            <text:p text:style-name="P2">403</text:p>
          </table:table-cell>
          <table:table-cell table:style-name="Πίνακας1.A2" office:value-type="string">
            <text:p text:style-name="P9">𒃆</text:p>
          </table:table-cell>
          <table:table-cell table:style-name="Πίνακας1.A2" office:value-type="string">
            <text:p text:style-name="P10">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1</text:p>
          </table:table-cell>
          <table:table-cell table:style-name="Πίνακας1.A2" office:value-type="string">
            <text:p text:style-name="P2">120E8</text:p>
          </table:table-cell>
          <table:table-cell table:style-name="Πίνακας1.A2" office:value-type="string">
            <text:p text:style-name="P2">404</text:p>
          </table:table-cell>
          <table:table-cell table:style-name="Πίνακας1.A2" office:value-type="string">
            <text:p text:style-name="P9">𒃨</text:p>
          </table:table-cell>
          <table:table-cell table:style-name="Πίνακας1.A2" office:value-type="string">
            <text:p text:style-name="P10">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2</text:p>
          </table:table-cell>
          <table:table-cell table:style-name="Πίνακας1.A2" office:value-type="string">
            <text:p text:style-name="P2">120D9</text:p>
          </table:table-cell>
          <table:table-cell table:style-name="Πίνακας1.A2" office:value-type="string">
            <text:p text:style-name="P2">405</text:p>
          </table:table-cell>
          <table:table-cell table:style-name="Πίνακας1.A2" office:value-type="string">
            <text:p text:style-name="P9">𒃙</text:p>
          </table:table-cell>
          <table:table-cell table:style-name="Πίνακας1.A2" office:value-type="string">
            <text:p text:style-name="P10">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3</text:p>
          </table:table-cell>
          <table:table-cell table:style-name="Πίνακας1.A2" office:value-type="string">
            <text:p text:style-name="P2">120D7</text:p>
          </table:table-cell>
          <table:table-cell table:style-name="Πίνακας1.A2" office:value-type="string">
            <text:p text:style-name="P2">406</text:p>
          </table:table-cell>
          <table:table-cell table:style-name="Πίνακας1.A2" office:value-type="string">
            <text:p text:style-name="P9">𒃗</text:p>
          </table:table-cell>
          <table:table-cell table:style-name="Πίνακας1.A2" office:value-type="string">
            <text:p text:style-name="P10">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4</text:p>
          </table:table-cell>
          <table:table-cell table:style-name="Πίνακας1.A2" office:value-type="string">
            <text:p text:style-name="P2">120D8</text:p>
          </table:table-cell>
          <table:table-cell table:style-name="Πίνακας1.A2" office:value-type="string">
            <text:p text:style-name="P2">407</text:p>
          </table:table-cell>
          <table:table-cell table:style-name="Πίνακας1.A2" office:value-type="string">
            <text:p text:style-name="P9">𒃘</text:p>
          </table:table-cell>
          <table:table-cell table:style-name="Πίνακας1.A2" office:value-type="string">
            <text:p text:style-name="P10">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5</text:p>
          </table:table-cell>
          <table:table-cell table:style-name="Πίνακας1.A2" office:value-type="string">
            <text:p text:style-name="P2">120E2</text:p>
          </table:table-cell>
          <table:table-cell table:style-name="Πίνακας1.A2" office:value-type="string">
            <text:p text:style-name="P2">408</text:p>
          </table:table-cell>
          <table:table-cell table:style-name="Πίνακας1.A2" office:value-type="string">
            <text:p text:style-name="P9">𒃢</text:p>
          </table:table-cell>
          <table:table-cell table:style-name="Πίνακας1.A2" office:value-type="string">
            <text:p text:style-name="P10">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𒂷𒀾</text:p>
          </table:table-cell>
          <table:table-cell table:style-name="Πίνακας1.A2" office:value-type="string">
            <text:p text:style-name="P15">𒂷𒀾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77</text:p>
          </table:table-cell>
          <table:table-cell table:style-name="Πίνακας1.A2" office:value-type="string">
            <text:p text:style-name="P2">120DB</text:p>
          </table:table-cell>
          <table:table-cell table:style-name="Πίνακας1.A2" office:value-type="string">
            <text:p text:style-name="P2">409</text:p>
          </table:table-cell>
          <table:table-cell table:style-name="Πίνακας1.A2" office:value-type="string">
            <text:p text:style-name="P9">𒃛</text:p>
          </table:table-cell>
          <table:table-cell table:style-name="Πίνακας1.A2" office:value-type="string">
            <text:p text:style-name="P10">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478</text:p>
          </table:table-cell>
          <table:table-cell table:style-name="Πίνακας1.A2" office:value-type="string">
            <text:p text:style-name="P2">120E7</text:p>
          </table:table-cell>
          <table:table-cell table:style-name="Πίνακας1.A2" office:value-type="string">
            <text:p text:style-name="P2">410</text:p>
          </table:table-cell>
          <table:table-cell table:style-name="Πίνακας1.A2" office:value-type="string">
            <text:p text:style-name="P9">𒃧</text:p>
          </table:table-cell>
          <table:table-cell table:style-name="Πίνακας1.A2" office:value-type="string">
            <text:p text:style-name="P10">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79</text:p>
          </table:table-cell>
          <table:table-cell table:style-name="Πίνακας1.A2" office:value-type="string">
            <text:p text:style-name="P2">120E1</text:p>
          </table:table-cell>
          <table:table-cell table:style-name="Πίνακας1.A2" office:value-type="string">
            <text:p text:style-name="P2">411</text:p>
          </table:table-cell>
          <table:table-cell table:style-name="Πίνακας1.A2" office:value-type="string">
            <text:p text:style-name="P9">𒃡</text:p>
          </table:table-cell>
          <table:table-cell table:style-name="Πίνακας1.A2" office:value-type="string">
            <text:p text:style-name="P10">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0</text:p>
          </table:table-cell>
          <table:table-cell table:style-name="Πίνακας1.A2" office:value-type="string">
            <text:p text:style-name="P2">120CE</text:p>
          </table:table-cell>
          <table:table-cell table:style-name="Πίνακας1.A2" office:value-type="string">
            <text:p text:style-name="P2">412</text:p>
          </table:table-cell>
          <table:table-cell table:style-name="Πίνακας1.A2" office:value-type="string">
            <text:p text:style-name="P9">𒃎</text:p>
          </table:table-cell>
          <table:table-cell table:style-name="Πίνακας1.A2" office:value-type="string">
            <text:p text:style-name="P10">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1</text:p>
          </table:table-cell>
          <table:table-cell table:style-name="Πίνακας1.A2" office:value-type="string">
            <text:p text:style-name="P2">120E4</text:p>
          </table:table-cell>
          <table:table-cell table:style-name="Πίνακας1.A2" office:value-type="string">
            <text:p text:style-name="P2">413</text:p>
          </table:table-cell>
          <table:table-cell table:style-name="Πίνακας1.A2" office:value-type="string">
            <text:p text:style-name="P9">𒃤</text:p>
          </table:table-cell>
          <table:table-cell table:style-name="Πίνακας1.A2" office:value-type="string">
            <text:p text:style-name="P10">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2</text:p>
          </table:table-cell>
          <table:table-cell table:style-name="Πίνακας1.A2" office:value-type="string">
            <text:p text:style-name="P2">120BE</text:p>
          </table:table-cell>
          <table:table-cell table:style-name="Πίνακας1.A2" office:value-type="string">
            <text:p text:style-name="P2">414</text:p>
          </table:table-cell>
          <table:table-cell table:style-name="Πίνακας1.A2" office:value-type="string">
            <text:p text:style-name="P9">𒂾</text:p>
          </table:table-cell>
          <table:table-cell table:style-name="Πίνακας1.A2" office:value-type="string">
            <text:p text:style-name="P10">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3</text:p>
          </table:table-cell>
          <table:table-cell table:style-name="Πίνακας1.A2" office:value-type="string">
            <text:p text:style-name="P2">120C2</text:p>
          </table:table-cell>
          <table:table-cell table:style-name="Πίνακας1.A2" office:value-type="string">
            <text:p text:style-name="P2">415</text:p>
          </table:table-cell>
          <table:table-cell table:style-name="Πίνακας1.A2" office:value-type="string">
            <text:p text:style-name="P9">𒃂</text:p>
          </table:table-cell>
          <table:table-cell table:style-name="Πίνακας1.A2" office:value-type="string">
            <text:p text:style-name="P10">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4</text:p>
          </table:table-cell>
          <table:table-cell table:style-name="Πίνακας1.A2" office:value-type="string">
            <text:p text:style-name="P2">120C3</text:p>
          </table:table-cell>
          <table:table-cell table:style-name="Πίνακας1.A2" office:value-type="string">
            <text:p text:style-name="P2">416</text:p>
          </table:table-cell>
          <table:table-cell table:style-name="Πίνακας1.A2" office:value-type="string">
            <text:p text:style-name="P9">𒃃</text:p>
          </table:table-cell>
          <table:table-cell table:style-name="Πίνακας1.A2" office:value-type="string">
            <text:p text:style-name="P10">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5</text:p>
          </table:table-cell>
          <table:table-cell table:style-name="Πίνακας1.A2" office:value-type="string">
            <text:p text:style-name="P2">120D6</text:p>
          </table:table-cell>
          <table:table-cell table:style-name="Πίνακας1.A2" office:value-type="string">
            <text:p text:style-name="P2">417</text:p>
          </table:table-cell>
          <table:table-cell table:style-name="Πίνακας1.A2" office:value-type="string">
            <text:p text:style-name="P9">𒃖</text:p>
          </table:table-cell>
          <table:table-cell table:style-name="Πίνακας1.A2" office:value-type="string">
            <text:p text:style-name="P10">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6</text:p>
          </table:table-cell>
          <table:table-cell table:style-name="Πίνακας1.A2" office:value-type="string">
            <text:p text:style-name="P2">120E5</text:p>
          </table:table-cell>
          <table:table-cell table:style-name="Πίνακας1.A2" office:value-type="string">
            <text:p text:style-name="P2">418</text:p>
          </table:table-cell>
          <table:table-cell table:style-name="Πίνακας1.A2" office:value-type="string">
            <text:p text:style-name="P9">𒃥</text:p>
          </table:table-cell>
          <table:table-cell table:style-name="Πίνακας1.A2" office:value-type="string">
            <text:p text:style-name="P10">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𒂕</text:p>
          </table:table-cell>
          <table:table-cell table:style-name="Πίνακας1.A2" office:value-type="string">
            <text:p text:style-name="P10">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8</text:p>
          </table:table-cell>
          <table:table-cell table:style-name="Πίνακας1.A2" office:value-type="string">
            <text:p text:style-name="P2">120E6</text:p>
          </table:table-cell>
          <table:table-cell table:style-name="Πίνακας1.A2" office:value-type="string">
            <text:p text:style-name="P2">419</text:p>
          </table:table-cell>
          <table:table-cell table:style-name="Πίνακας1.A2" office:value-type="string">
            <text:p text:style-name="P9">𒃦</text:p>
          </table:table-cell>
          <table:table-cell table:style-name="Πίνακας1.A2" office:value-type="string">
            <text:p text:style-name="P10">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89</text:p>
          </table:table-cell>
          <table:table-cell table:style-name="Πίνακας1.A2" office:value-type="string">
            <text:p text:style-name="P2">120EB</text:p>
          </table:table-cell>
          <table:table-cell table:style-name="Πίνακας1.A2" office:value-type="string">
            <text:p text:style-name="P2">420</text:p>
          </table:table-cell>
          <table:table-cell table:style-name="Πίνακας1.A2" office:value-type="string">
            <text:p text:style-name="P9">𒃫</text:p>
          </table:table-cell>
          <table:table-cell table:style-name="Πίνακας1.A2" office:value-type="string">
            <text:p text:style-name="P10">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0</text:p>
          </table:table-cell>
          <table:table-cell table:style-name="Πίνακας1.A2" office:value-type="string">
            <text:p text:style-name="P2">120D4</text:p>
          </table:table-cell>
          <table:table-cell table:style-name="Πίνακας1.A2" office:value-type="string">
            <text:p text:style-name="P2">421</text:p>
          </table:table-cell>
          <table:table-cell table:style-name="Πίνακας1.A2" office:value-type="string">
            <text:p text:style-name="P9">𒃔</text:p>
          </table:table-cell>
          <table:table-cell table:style-name="Πίνακας1.A2" office:value-type="string">
            <text:p text:style-name="P10">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1</text:p>
          </table:table-cell>
          <table:table-cell table:style-name="Πίνακας1.A2" office:value-type="string">
            <text:p text:style-name="P2">120EA</text:p>
          </table:table-cell>
          <table:table-cell table:style-name="Πίνακας1.A2" office:value-type="string">
            <text:p text:style-name="P2">422</text:p>
          </table:table-cell>
          <table:table-cell table:style-name="Πίνακας1.A2" office:value-type="string">
            <text:p text:style-name="P9">𒃪</text:p>
          </table:table-cell>
          <table:table-cell table:style-name="Πίνακας1.A2" office:value-type="string">
            <text:p text:style-name="P10">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2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𒂷𒀖</text:p>
          </table:table-cell>
          <table:table-cell table:style-name="Πίνακας1.A2" office:value-type="string">
            <text:p text:style-name="P15">𒂷𒀖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493</text:p>
          </table:table-cell>
          <table:table-cell table:style-name="Πίνακας1.A2" office:value-type="string">
            <text:p text:style-name="P2">120DF</text:p>
          </table:table-cell>
          <table:table-cell table:style-name="Πίνακας1.A2" office:value-type="string">
            <text:p text:style-name="P2">424</text:p>
          </table:table-cell>
          <table:table-cell table:style-name="Πίνακας1.A2" office:value-type="string">
            <text:p text:style-name="P9">𒃟</text:p>
          </table:table-cell>
          <table:table-cell table:style-name="Πίνακας1.A2" office:value-type="string">
            <text:p text:style-name="P10">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49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5</text:p>
          </table:table-cell>
          <table:table-cell table:style-name="Πίνακας1.A2" office:value-type="string">
            <text:p text:style-name="P2">120C4</text:p>
          </table:table-cell>
          <table:table-cell table:style-name="Πίνακας1.A2" office:value-type="string">
            <text:p text:style-name="P2">425</text:p>
          </table:table-cell>
          <table:table-cell table:style-name="Πίνακας1.A2" office:value-type="string">
            <text:p text:style-name="P9">𒃄</text:p>
          </table:table-cell>
          <table:table-cell table:style-name="Πίνακας1.A2" office:value-type="string">
            <text:p text:style-name="P10">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6</text:p>
          </table:table-cell>
          <table:table-cell table:style-name="Πίνακας1.A2" office:value-type="string">
            <text:p text:style-name="P2">120DC</text:p>
          </table:table-cell>
          <table:table-cell table:style-name="Πίνακας1.A2" office:value-type="string">
            <text:p text:style-name="P2">426</text:p>
          </table:table-cell>
          <table:table-cell table:style-name="Πίνακας1.A2" office:value-type="string">
            <text:p text:style-name="P9">𒃜</text:p>
          </table:table-cell>
          <table:table-cell table:style-name="Πίνακας1.A2" office:value-type="string">
            <text:p text:style-name="P10">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7</text:p>
          </table:table-cell>
          <table:table-cell table:style-name="Πίνακας1.A2" office:value-type="string">
            <text:p text:style-name="P2">120DE</text:p>
          </table:table-cell>
          <table:table-cell table:style-name="Πίνακας1.A2" office:value-type="string">
            <text:p text:style-name="P2">427</text:p>
          </table:table-cell>
          <table:table-cell table:style-name="Πίνακας1.A2" office:value-type="string">
            <text:p text:style-name="P9">𒃞</text:p>
          </table:table-cell>
          <table:table-cell table:style-name="Πίνακας1.A2" office:value-type="string">
            <text:p text:style-name="P10">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8</text:p>
          </table:table-cell>
          <table:table-cell table:style-name="Πίνακας1.A2" office:value-type="string">
            <text:p text:style-name="P2">120B8</text:p>
          </table:table-cell>
          <table:table-cell table:style-name="Πίνακας1.A2" office:value-type="string">
            <text:p text:style-name="P2">428</text:p>
          </table:table-cell>
          <table:table-cell table:style-name="Πίνακας1.A2" office:value-type="string">
            <text:p text:style-name="P9">𒂸</text:p>
          </table:table-cell>
          <table:table-cell table:style-name="Πίνακας1.A2" office:value-type="string">
            <text:p text:style-name="P10">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49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0</text:p>
          </table:table-cell>
          <table:table-cell table:style-name="Πίνακας1.A2" office:value-type="string">
            <text:p text:style-name="P2">120BA</text:p>
          </table:table-cell>
          <table:table-cell table:style-name="Πίνακας1.A2" office:value-type="string">
            <text:p text:style-name="P2">429</text:p>
          </table:table-cell>
          <table:table-cell table:style-name="Πίνακας1.A2" office:value-type="string">
            <text:p text:style-name="P9">𒂺</text:p>
          </table:table-cell>
          <table:table-cell table:style-name="Πίνακας1.A2" office:value-type="string">
            <text:p text:style-name="P10">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1</text:p>
          </table:table-cell>
          <table:table-cell table:style-name="Πίνακας1.A2" office:value-type="string">
            <text:p text:style-name="P2">120D1</text:p>
          </table:table-cell>
          <table:table-cell table:style-name="Πίνακας1.A2" office:value-type="string">
            <text:p text:style-name="P2">430</text:p>
          </table:table-cell>
          <table:table-cell table:style-name="Πίνακας1.A2" office:value-type="string">
            <text:p text:style-name="P9">𒃑</text:p>
          </table:table-cell>
          <table:table-cell table:style-name="Πίνακας1.A2" office:value-type="string">
            <text:p text:style-name="P10">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2</text:p>
          </table:table-cell>
          <table:table-cell table:style-name="Πίνακας1.A2" office:value-type="string">
            <text:p text:style-name="P2">120CC</text:p>
          </table:table-cell>
          <table:table-cell table:style-name="Πίνακας1.A2" office:value-type="string">
            <text:p text:style-name="P2">431</text:p>
          </table:table-cell>
          <table:table-cell table:style-name="Πίνακας1.A2" office:value-type="string">
            <text:p text:style-name="P9">𒃌</text:p>
          </table:table-cell>
          <table:table-cell table:style-name="Πίνακας1.A2" office:value-type="string">
            <text:p text:style-name="P10">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4</text:p>
          </table:table-cell>
          <table:table-cell table:style-name="Πίνακας1.A2" office:value-type="string">
            <text:p text:style-name="P2">120E3</text:p>
          </table:table-cell>
          <table:table-cell table:style-name="Πίνακας1.A2" office:value-type="string">
            <text:p text:style-name="P2">432</text:p>
          </table:table-cell>
          <table:table-cell table:style-name="Πίνακας1.A2" office:value-type="string">
            <text:p text:style-name="P9">𒃣</text:p>
          </table:table-cell>
          <table:table-cell table:style-name="Πίνακας1.A2" office:value-type="string">
            <text:p text:style-name="P10">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6</text:p>
          </table:table-cell>
          <table:table-cell table:style-name="Πίνακας1.A2" office:value-type="string">
            <text:p text:style-name="P2">120C8</text:p>
          </table:table-cell>
          <table:table-cell table:style-name="Πίνακας1.A2" office:value-type="string">
            <text:p text:style-name="P2">433</text:p>
          </table:table-cell>
          <table:table-cell table:style-name="Πίνακας1.A2" office:value-type="string">
            <text:p text:style-name="P9">𒃈</text:p>
          </table:table-cell>
          <table:table-cell table:style-name="Πίνακας1.A2" office:value-type="string">
            <text:p text:style-name="P10">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34</text:p>
          </table:table-cell>
          <table:table-cell table:style-name="Πίνακας1.A2" office:value-type="string">
            <text:p text:style-name="P9">𒋖𒄑</text:p>
          </table:table-cell>
          <table:table-cell table:style-name="Πίνακας1.A2" office:value-type="string">
            <text:p text:style-name="P10">𒋖𒄑</text:p>
          </table:table-cell>
          <table:table-cell table:style-name="Πίνακας1.A2" office:value-type="string">
            <text:p text:style-name="P15">𒋖𒄑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08</text:p>
          </table:table-cell>
          <table:table-cell table:style-name="Πίνακας1.A2" office:value-type="string">
            <text:p text:style-name="P2">121A6</text:p>
          </table:table-cell>
          <table:table-cell table:style-name="Πίνακας1.A2" office:value-type="string">
            <text:p text:style-name="P2">435</text:p>
          </table:table-cell>
          <table:table-cell table:style-name="Πίνακας1.A2" office:value-type="string">
            <text:p text:style-name="P9">𒆦</text:p>
          </table:table-cell>
          <table:table-cell table:style-name="Πίνακας1.A2" office:value-type="string">
            <text:p text:style-name="P10">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09</text:p>
          </table:table-cell>
          <table:table-cell table:style-name="Πίνακας1.A2" office:value-type="string">
            <text:p text:style-name="P2">121A6</text:p>
          </table:table-cell>
          <table:table-cell table:style-name="Πίνακας1.A2" office:value-type="string">
            <text:p text:style-name="P2">43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510</text:p>
          </table:table-cell>
          <table:table-cell table:style-name="Πίνακας1.A2" office:value-type="string">
            <text:p text:style-name="P2">12155</text:p>
          </table:table-cell>
          <table:table-cell table:style-name="Πίνακας1.A2" office:value-type="string">
            <text:p text:style-name="P2">437</text:p>
          </table:table-cell>
          <table:table-cell table:style-name="Πίνακας1.A2" office:value-type="string">
            <text:p text:style-name="P9">𒅕</text:p>
          </table:table-cell>
          <table:table-cell table:style-name="Πίνακας1.A2" office:value-type="string">
            <text:p text:style-name="P10">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1</text:p>
          </table:table-cell>
          <table:table-cell table:style-name="Πίνακας1.A2" office:value-type="string">
            <text:p text:style-name="P2">12056</text:p>
          </table:table-cell>
          <table:table-cell table:style-name="Πίνακας1.A2" office:value-type="string">
            <text:p text:style-name="P2">438</text:p>
          </table:table-cell>
          <table:table-cell table:style-name="Πίνακας1.A2" office:value-type="string">
            <text:p text:style-name="P9">𒁖</text:p>
          </table:table-cell>
          <table:table-cell table:style-name="Πίνακας1.A2" office:value-type="string">
            <text:p text:style-name="P10">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39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𒁖𒆨</text:p>
          </table:table-cell>
          <table:table-cell table:style-name="Πίνακας1.A2" office:value-type="string">
            <text:p text:style-name="P15">𒁖𒆨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13</text:p>
          </table:table-cell>
          <table:table-cell table:style-name="Πίνακας1.A2" office:value-type="string">
            <text:p text:style-name="P2">1205E</text:p>
          </table:table-cell>
          <table:table-cell table:style-name="Πίνακας1.A2" office:value-type="string">
            <text:p text:style-name="P2">440</text:p>
          </table:table-cell>
          <table:table-cell table:style-name="Πίνακας1.A2" office:value-type="string">
            <text:p text:style-name="P9">𒁞</text:p>
          </table:table-cell>
          <table:table-cell table:style-name="Πίνακας1.A2" office:value-type="string">
            <text:p text:style-name="P10">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4</text:p>
          </table:table-cell>
          <table:table-cell table:style-name="Πίνακας1.A2" office:value-type="string">
            <text:p text:style-name="P2">12064</text:p>
          </table:table-cell>
          <table:table-cell table:style-name="Πίνακας1.A2" office:value-type="string">
            <text:p text:style-name="P2">441</text:p>
          </table:table-cell>
          <table:table-cell table:style-name="Πίνακας1.A2" office:value-type="string">
            <text:p text:style-name="P9">𒁤</text:p>
          </table:table-cell>
          <table:table-cell table:style-name="Πίνακας1.A2" office:value-type="string">
            <text:p text:style-name="P10">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5</text:p>
          </table:table-cell>
          <table:table-cell table:style-name="Πίνακας1.A2" office:value-type="string">
            <text:p text:style-name="P2">12069</text:p>
          </table:table-cell>
          <table:table-cell table:style-name="Πίνακας1.A2" office:value-type="string">
            <text:p text:style-name="P2">442</text:p>
          </table:table-cell>
          <table:table-cell table:style-name="Πίνακας1.A2" office:value-type="string">
            <text:p text:style-name="P9">𒁩</text:p>
          </table:table-cell>
          <table:table-cell table:style-name="Πίνακας1.A2" office:value-type="string">
            <text:p text:style-name="P10">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6</text:p>
          </table:table-cell>
          <table:table-cell table:style-name="Πίνακας1.A2" office:value-type="string">
            <text:p text:style-name="P2">1206B</text:p>
          </table:table-cell>
          <table:table-cell table:style-name="Πίνακας1.A2" office:value-type="string">
            <text:p text:style-name="P2">443</text:p>
          </table:table-cell>
          <table:table-cell table:style-name="Πίνακας1.A2" office:value-type="string">
            <text:p text:style-name="P9">𒁫</text:p>
          </table:table-cell>
          <table:table-cell table:style-name="Πίνακας1.A2" office:value-type="string">
            <text:p text:style-name="P10">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7</text:p>
          </table:table-cell>
          <table:table-cell table:style-name="Πίνακας1.A2" office:value-type="string">
            <text:p text:style-name="P2">1205D</text:p>
          </table:table-cell>
          <table:table-cell table:style-name="Πίνακας1.A2" office:value-type="string">
            <text:p text:style-name="P2">444</text:p>
          </table:table-cell>
          <table:table-cell table:style-name="Πίνακας1.A2" office:value-type="string">
            <text:p text:style-name="P9">𒁝</text:p>
          </table:table-cell>
          <table:table-cell table:style-name="Πίνακας1.A2" office:value-type="string">
            <text:p text:style-name="P10">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8</text:p>
          </table:table-cell>
          <table:table-cell table:style-name="Πίνακας1.A2" office:value-type="string">
            <text:p text:style-name="P2">1206A</text:p>
          </table:table-cell>
          <table:table-cell table:style-name="Πίνακας1.A2" office:value-type="string">
            <text:p text:style-name="P2">445</text:p>
          </table:table-cell>
          <table:table-cell table:style-name="Πίνακας1.A2" office:value-type="string">
            <text:p text:style-name="P9">𒁪</text:p>
          </table:table-cell>
          <table:table-cell table:style-name="Πίνακας1.A2" office:value-type="string">
            <text:p text:style-name="P10">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19</text:p>
          </table:table-cell>
          <table:table-cell table:style-name="Πίνακας1.A2" office:value-type="string">
            <text:p text:style-name="P2">12068</text:p>
          </table:table-cell>
          <table:table-cell table:style-name="Πίνακας1.A2" office:value-type="string">
            <text:p text:style-name="P2">446</text:p>
          </table:table-cell>
          <table:table-cell table:style-name="Πίνακας1.A2" office:value-type="string">
            <text:p text:style-name="P9">𒁨</text:p>
          </table:table-cell>
          <table:table-cell table:style-name="Πίνακας1.A2" office:value-type="string">
            <text:p text:style-name="P10">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0</text:p>
          </table:table-cell>
          <table:table-cell table:style-name="Πίνακας1.A2" office:value-type="string">
            <text:p text:style-name="P2">1205A</text:p>
          </table:table-cell>
          <table:table-cell table:style-name="Πίνακας1.A2" office:value-type="string">
            <text:p text:style-name="P2">447</text:p>
          </table:table-cell>
          <table:table-cell table:style-name="Πίνακας1.A2" office:value-type="string">
            <text:p text:style-name="P9">𒁚</text:p>
          </table:table-cell>
          <table:table-cell table:style-name="Πίνακας1.A2" office:value-type="string">
            <text:p text:style-name="P10">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1</text:p>
          </table:table-cell>
          <table:table-cell table:style-name="Πίνακας1.A2" office:value-type="string">
            <text:p text:style-name="P2">12063</text:p>
          </table:table-cell>
          <table:table-cell table:style-name="Πίνακας1.A2" office:value-type="string">
            <text:p text:style-name="P2">448</text:p>
          </table:table-cell>
          <table:table-cell table:style-name="Πίνακας1.A2" office:value-type="string">
            <text:p text:style-name="P9">𒁣</text:p>
          </table:table-cell>
          <table:table-cell table:style-name="Πίνακας1.A2" office:value-type="string">
            <text:p text:style-name="P10">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2</text:p>
          </table:table-cell>
          <table:table-cell table:style-name="Πίνακας1.A2" office:value-type="string">
            <text:p text:style-name="P2">1206D</text:p>
          </table:table-cell>
          <table:table-cell table:style-name="Πίνακας1.A2" office:value-type="string">
            <text:p text:style-name="P2">449</text:p>
          </table:table-cell>
          <table:table-cell table:style-name="Πίνακας1.A2" office:value-type="string">
            <text:p text:style-name="P9">𒁭</text:p>
          </table:table-cell>
          <table:table-cell table:style-name="Πίνακας1.A2" office:value-type="string">
            <text:p text:style-name="P10">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3</text:p>
          </table:table-cell>
          <table:table-cell table:style-name="Πίνακας1.A2" office:value-type="string">
            <text:p text:style-name="P2">12061</text:p>
          </table:table-cell>
          <table:table-cell table:style-name="Πίνακας1.A2" office:value-type="string">
            <text:p text:style-name="P2">450</text:p>
          </table:table-cell>
          <table:table-cell table:style-name="Πίνακας1.A2" office:value-type="string">
            <text:p text:style-name="P9">𒁡</text:p>
          </table:table-cell>
          <table:table-cell table:style-name="Πίνακας1.A2" office:value-type="string">
            <text:p text:style-name="P10">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4</text:p>
          </table:table-cell>
          <table:table-cell table:style-name="Πίνακας1.A2" office:value-type="string">
            <text:p text:style-name="P2">12062</text:p>
          </table:table-cell>
          <table:table-cell table:style-name="Πίνακας1.A2" office:value-type="string">
            <text:p text:style-name="P2">451</text:p>
          </table:table-cell>
          <table:table-cell table:style-name="Πίνακας1.A2" office:value-type="string">
            <text:p text:style-name="P9">𒁢</text:p>
          </table:table-cell>
          <table:table-cell table:style-name="Πίνακας1.A2" office:value-type="string">
            <text:p text:style-name="P10">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5</text:p>
          </table:table-cell>
          <table:table-cell table:style-name="Πίνακας1.A2" office:value-type="string">
            <text:p text:style-name="P2">1205F</text:p>
          </table:table-cell>
          <table:table-cell table:style-name="Πίνακας1.A2" office:value-type="string">
            <text:p text:style-name="P2">452</text:p>
          </table:table-cell>
          <table:table-cell table:style-name="Πίνακας1.A2" office:value-type="string">
            <text:p text:style-name="P9">𒁟</text:p>
          </table:table-cell>
          <table:table-cell table:style-name="Πίνακας1.A2" office:value-type="string">
            <text:p text:style-name="P10">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526</text:p>
          </table:table-cell>
          <table:table-cell table:style-name="Πίνακας1.A2" office:value-type="string">
            <text:p text:style-name="P2">1206C</text:p>
          </table:table-cell>
          <table:table-cell table:style-name="Πίνακας1.A2" office:value-type="string">
            <text:p text:style-name="P2">453</text:p>
          </table:table-cell>
          <table:table-cell table:style-name="Πίνακας1.A2" office:value-type="string">
            <text:p text:style-name="P9">𒁬</text:p>
          </table:table-cell>
          <table:table-cell table:style-name="Πίνακας1.A2" office:value-type="string">
            <text:p text:style-name="P10">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5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𒁖𒆨𒌑𒁇</text:p>
          </table:table-cell>
          <table:table-cell table:style-name="Πίνακας1.A2" office:value-type="string">
            <text:p text:style-name="P15">𒁖𒆨𒌑𒁇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28</text:p>
          </table:table-cell>
          <table:table-cell table:style-name="Πίνακας1.A2" office:value-type="string">
            <text:p text:style-name="P2">1205B</text:p>
          </table:table-cell>
          <table:table-cell table:style-name="Πίνακας1.A2" office:value-type="string">
            <text:p text:style-name="P2">455</text:p>
          </table:table-cell>
          <table:table-cell table:style-name="Πίνακας1.A2" office:value-type="string">
            <text:p text:style-name="P9">𒁛</text:p>
          </table:table-cell>
          <table:table-cell table:style-name="Πίνακας1.A2" office:value-type="string">
            <text:p text:style-name="P10">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2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5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𒁖𒆨𒌣</text:p>
          </table:table-cell>
          <table:table-cell table:style-name="Πίνακας1.A2" office:value-type="string">
            <text:p text:style-name="P15">𒁖𒆨𒌣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3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𒁖𒆨𒌘</text:p>
          </table:table-cell>
          <table:table-cell table:style-name="Πίνακας1.A2" office:value-type="string">
            <text:p text:style-name="P15">𒁖𒆨𒌘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31</text:p>
          </table:table-cell>
          <table:table-cell table:style-name="Πίνακας1.A2" office:value-type="string">
            <text:p text:style-name="P2">12059</text:p>
          </table:table-cell>
          <table:table-cell table:style-name="Πίνακας1.A2" office:value-type="string">
            <text:p text:style-name="P2">457</text:p>
          </table:table-cell>
          <table:table-cell table:style-name="Πίνακας1.A2" office:value-type="string">
            <text:p text:style-name="P9">𒁙</text:p>
          </table:table-cell>
          <table:table-cell table:style-name="Πίνακας1.A2" office:value-type="string">
            <text:p text:style-name="P10">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2</text:p>
          </table:table-cell>
          <table:table-cell table:style-name="Πίνακας1.A2" office:value-type="string">
            <text:p text:style-name="P2">12058</text:p>
          </table:table-cell>
          <table:table-cell table:style-name="Πίνακας1.A2" office:value-type="string">
            <text:p text:style-name="P2">458</text:p>
          </table:table-cell>
          <table:table-cell table:style-name="Πίνακας1.A2" office:value-type="string">
            <text:p text:style-name="P9">𒁘</text:p>
          </table:table-cell>
          <table:table-cell table:style-name="Πίνακας1.A2" office:value-type="string">
            <text:p text:style-name="P10">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3</text:p>
          </table:table-cell>
          <table:table-cell table:style-name="Πίνακας1.A2" office:value-type="string">
            <text:p text:style-name="P2">12065</text:p>
          </table:table-cell>
          <table:table-cell table:style-name="Πίνακας1.A2" office:value-type="string">
            <text:p text:style-name="P2">459</text:p>
          </table:table-cell>
          <table:table-cell table:style-name="Πίνακας1.A2" office:value-type="string">
            <text:p text:style-name="P9">𒁥</text:p>
          </table:table-cell>
          <table:table-cell table:style-name="Πίνακας1.A2" office:value-type="string">
            <text:p text:style-name="P10">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4</text:p>
          </table:table-cell>
          <table:table-cell table:style-name="Πίνακας1.A2" office:value-type="string">
            <text:p text:style-name="P2">12066</text:p>
          </table:table-cell>
          <table:table-cell table:style-name="Πίνακας1.A2" office:value-type="string">
            <text:p text:style-name="P2">460</text:p>
          </table:table-cell>
          <table:table-cell table:style-name="Πίνακας1.A2" office:value-type="string">
            <text:p text:style-name="P9">𒁦</text:p>
          </table:table-cell>
          <table:table-cell table:style-name="Πίνακας1.A2" office:value-type="string">
            <text:p text:style-name="P10">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5</text:p>
          </table:table-cell>
          <table:table-cell table:style-name="Πίνακας1.A2" office:value-type="string">
            <text:p text:style-name="P2">12057</text:p>
          </table:table-cell>
          <table:table-cell table:style-name="Πίνακας1.A2" office:value-type="string">
            <text:p text:style-name="P2">461</text:p>
          </table:table-cell>
          <table:table-cell table:style-name="Πίνακας1.A2" office:value-type="string">
            <text:p text:style-name="P9">𒁗</text:p>
          </table:table-cell>
          <table:table-cell table:style-name="Πίνακας1.A2" office:value-type="string">
            <text:p text:style-name="P10">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6</text:p>
          </table:table-cell>
          <table:table-cell table:style-name="Πίνακας1.A2" office:value-type="string">
            <text:p text:style-name="P2">12060</text:p>
          </table:table-cell>
          <table:table-cell table:style-name="Πίνακας1.A2" office:value-type="string">
            <text:p text:style-name="P2">462</text:p>
          </table:table-cell>
          <table:table-cell table:style-name="Πίνακας1.A2" office:value-type="string">
            <text:p text:style-name="P9">𒁠</text:p>
          </table:table-cell>
          <table:table-cell table:style-name="Πίνακας1.A2" office:value-type="string">
            <text:p text:style-name="P10">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7</text:p>
          </table:table-cell>
          <table:table-cell table:style-name="Πίνακας1.A2" office:value-type="string">
            <text:p text:style-name="P2">12067</text:p>
          </table:table-cell>
          <table:table-cell table:style-name="Πίνακας1.A2" office:value-type="string">
            <text:p text:style-name="P2">463</text:p>
          </table:table-cell>
          <table:table-cell table:style-name="Πίνακας1.A2" office:value-type="string">
            <text:p text:style-name="P9">𒁧</text:p>
          </table:table-cell>
          <table:table-cell table:style-name="Πίνακας1.A2" office:value-type="string">
            <text:p text:style-name="P10">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8</text:p>
          </table:table-cell>
          <table:table-cell table:style-name="Πίνακας1.A2" office:value-type="string">
            <text:p text:style-name="P2">1227A</text:p>
          </table:table-cell>
          <table:table-cell table:style-name="Πίνακας1.A2" office:value-type="string">
            <text:p text:style-name="P2">464</text:p>
          </table:table-cell>
          <table:table-cell table:style-name="Πίνακας1.A2" office:value-type="string">
            <text:p text:style-name="P9">𒉺</text:p>
          </table:table-cell>
          <table:table-cell table:style-name="Πίνακας1.A2" office:value-type="string">
            <text:p text:style-name="P10">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39</text:p>
          </table:table-cell>
          <table:table-cell table:style-name="Πίνακας1.A2" office:value-type="string">
            <text:p text:style-name="P2">12450</text:p>
          </table:table-cell>
          <table:table-cell table:style-name="Πίνακας1.A2" office:value-type="string">
            <text:p text:style-name="P2">465</text:p>
          </table:table-cell>
          <table:table-cell table:style-name="Πίνακας1.A2" office:value-type="string">
            <text:p text:style-name="P9">𒑐</text:p>
          </table:table-cell>
          <table:table-cell table:style-name="Πίνακας1.A2" office:value-type="string">
            <text:p text:style-name="P10">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4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66</text:p>
          </table:table-cell>
          <table:table-cell table:style-name="Πίνακας1.A2" office:value-type="string">
            <text:p text:style-name="P9">𒉺𒅁</text:p>
          </table:table-cell>
          <table:table-cell table:style-name="Πίνακας1.A2" office:value-type="string">
            <text:p text:style-name="P10">𒉺𒅁</text:p>
          </table:table-cell>
          <table:table-cell table:style-name="Πίνακας1.A2" office:value-type="string">
            <text:p text:style-name="P15">𒉺𒅁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4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67</text:p>
          </table:table-cell>
          <table:table-cell table:style-name="Πίνακας1.A2" office:value-type="string">
            <text:p text:style-name="P9">𒉺𒌆</text:p>
          </table:table-cell>
          <table:table-cell table:style-name="Πίνακας1.A2" office:value-type="string">
            <text:p text:style-name="P10">𒉺𒌆</text:p>
          </table:table-cell>
          <table:table-cell table:style-name="Πίνακας1.A2" office:value-type="string">
            <text:p text:style-name="P15">𒉺𒌆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54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68</text:p>
          </table:table-cell>
          <table:table-cell table:style-name="Πίνακας1.A2" office:value-type="string">
            <text:p text:style-name="P9">𒉺𒇻</text:p>
          </table:table-cell>
          <table:table-cell table:style-name="Πίνακας1.A2" office:value-type="string">
            <text:p text:style-name="P10">𒉺𒇻</text:p>
          </table:table-cell>
          <table:table-cell table:style-name="Πίνακας1.A2" office:value-type="string">
            <text:p text:style-name="P15">𒉺𒇻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43</text:p>
          </table:table-cell>
          <table:table-cell table:style-name="Πίνακας1.A2" office:value-type="string">
            <text:p text:style-name="P2">12111</text:p>
          </table:table-cell>
          <table:table-cell table:style-name="Πίνακας1.A2" office:value-type="string">
            <text:p text:style-name="P2">469</text:p>
          </table:table-cell>
          <table:table-cell table:style-name="Πίνακας1.A2" office:value-type="string">
            <text:p text:style-name="P9">𒄑</text:p>
          </table:table-cell>
          <table:table-cell table:style-name="Πίνακας1.A2" office:value-type="string">
            <text:p text:style-name="P10">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44</text:p>
          </table:table-cell>
          <table:table-cell table:style-name="Πίνακας1.A2" office:value-type="string">
            <text:p text:style-name="P2">12115</text:p>
          </table:table-cell>
          <table:table-cell table:style-name="Πίνακας1.A2" office:value-type="string">
            <text:p text:style-name="P2">470</text:p>
          </table:table-cell>
          <table:table-cell table:style-name="Πίνακας1.A2" office:value-type="string">
            <text:p text:style-name="P9">𒄕</text:p>
          </table:table-cell>
          <table:table-cell table:style-name="Πίνακας1.A2" office:value-type="string">
            <text:p text:style-name="P10">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45</text:p>
          </table:table-cell>
          <table:table-cell table:style-name="Πίνακας1.A2" office:value-type="string">
            <text:p text:style-name="P2">12113</text:p>
          </table:table-cell>
          <table:table-cell table:style-name="Πίνακας1.A2" office:value-type="string">
            <text:p text:style-name="P2">471</text:p>
          </table:table-cell>
          <table:table-cell table:style-name="Πίνακας1.A2" office:value-type="string">
            <text:p text:style-name="P9">𒄓</text:p>
          </table:table-cell>
          <table:table-cell table:style-name="Πίνακας1.A2" office:value-type="string">
            <text:p text:style-name="P10">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46</text:p>
          </table:table-cell>
          <table:table-cell table:style-name="Πίνακας1.A2" office:value-type="string">
            <text:p text:style-name="P2">1211E</text:p>
          </table:table-cell>
          <table:table-cell table:style-name="Πίνακας1.A2" office:value-type="string">
            <text:p text:style-name="P2">472</text:p>
          </table:table-cell>
          <table:table-cell table:style-name="Πίνακας1.A2" office:value-type="string">
            <text:p text:style-name="P9">𒄞</text:p>
          </table:table-cell>
          <table:table-cell table:style-name="Πίνακας1.A2" office:value-type="string">
            <text:p text:style-name="P10">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4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7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𒄞𒆜</text:p>
          </table:table-cell>
          <table:table-cell table:style-name="Πίνακας1.A2" office:value-type="string">
            <text:p text:style-name="P15">𒄞𒆜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48</text:p>
          </table:table-cell>
          <table:table-cell table:style-name="Πίνακας1.A2" office:value-type="string">
            <text:p text:style-name="P2">12020</text:p>
          </table:table-cell>
          <table:table-cell table:style-name="Πίνακας1.A2" office:value-type="string">
            <text:p text:style-name="P2">474</text:p>
          </table:table-cell>
          <table:table-cell table:style-name="Πίνακας1.A2" office:value-type="string">
            <text:p text:style-name="P9">𒀠</text:p>
          </table:table-cell>
          <table:table-cell table:style-name="Πίνακας1.A2" office:value-type="string">
            <text:p text:style-name="P10">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4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75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𒀠𒋺</text:p>
          </table:table-cell>
          <table:table-cell table:style-name="Πίνακας1.A2" office:value-type="string">
            <text:p text:style-name="P15">𒀠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50</text:p>
          </table:table-cell>
          <table:table-cell table:style-name="Πίνακας1.A2" office:value-type="string">
            <text:p text:style-name="P2">1202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𒀥</text:p>
          </table:table-cell>
          <table:table-cell table:style-name="Πίνακας1.A2" office:value-type="string">
            <text:p text:style-name="P10">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1</text:p>
          </table:table-cell>
          <table:table-cell table:style-name="Πίνακας1.A2" office:value-type="string">
            <text:p text:style-name="P2">12028</text:p>
          </table:table-cell>
          <table:table-cell table:style-name="Πίνακας1.A2" office:value-type="string">
            <text:p text:style-name="P2">476</text:p>
          </table:table-cell>
          <table:table-cell table:style-name="Πίνακας1.A2" office:value-type="string">
            <text:p text:style-name="P9">𒀨</text:p>
          </table:table-cell>
          <table:table-cell table:style-name="Πίνακας1.A2" office:value-type="string">
            <text:p text:style-name="P10">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2</text:p>
          </table:table-cell>
          <table:table-cell table:style-name="Πίνακας1.A2" office:value-type="string">
            <text:p text:style-name="P2">12023</text:p>
          </table:table-cell>
          <table:table-cell table:style-name="Πίνακας1.A2" office:value-type="string">
            <text:p text:style-name="P2">477</text:p>
          </table:table-cell>
          <table:table-cell table:style-name="Πίνακας1.A2" office:value-type="string">
            <text:p text:style-name="P9">𒀣</text:p>
          </table:table-cell>
          <table:table-cell table:style-name="Πίνακας1.A2" office:value-type="string">
            <text:p text:style-name="P10">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3</text:p>
          </table:table-cell>
          <table:table-cell table:style-name="Πίνακας1.A2" office:value-type="string">
            <text:p text:style-name="P2">12021</text:p>
          </table:table-cell>
          <table:table-cell table:style-name="Πίνακας1.A2" office:value-type="string">
            <text:p text:style-name="P2">478</text:p>
          </table:table-cell>
          <table:table-cell table:style-name="Πίνακας1.A2" office:value-type="string">
            <text:p text:style-name="P9">𒀡</text:p>
          </table:table-cell>
          <table:table-cell table:style-name="Πίνακας1.A2" office:value-type="string">
            <text:p text:style-name="P10">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4</text:p>
          </table:table-cell>
          <table:table-cell table:style-name="Πίνακας1.A2" office:value-type="string">
            <text:p text:style-name="P2">12027</text:p>
          </table:table-cell>
          <table:table-cell table:style-name="Πίνακας1.A2" office:value-type="string">
            <text:p text:style-name="P2">479</text:p>
          </table:table-cell>
          <table:table-cell table:style-name="Πίνακας1.A2" office:value-type="string">
            <text:p text:style-name="P9">𒀧</text:p>
          </table:table-cell>
          <table:table-cell table:style-name="Πίνακας1.A2" office:value-type="string">
            <text:p text:style-name="P10">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5</text:p>
          </table:table-cell>
          <table:table-cell table:style-name="Πίνακας1.A2" office:value-type="string">
            <text:p text:style-name="P2">12022</text:p>
          </table:table-cell>
          <table:table-cell table:style-name="Πίνακας1.A2" office:value-type="string">
            <text:p text:style-name="P2">480</text:p>
          </table:table-cell>
          <table:table-cell table:style-name="Πίνακας1.A2" office:value-type="string">
            <text:p text:style-name="P9">𒀢</text:p>
          </table:table-cell>
          <table:table-cell table:style-name="Πίνακας1.A2" office:value-type="string">
            <text:p text:style-name="P10">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6</text:p>
          </table:table-cell>
          <table:table-cell table:style-name="Πίνακας1.A2" office:value-type="string">
            <text:p text:style-name="P2">12026</text:p>
          </table:table-cell>
          <table:table-cell table:style-name="Πίνακας1.A2" office:value-type="string">
            <text:p text:style-name="P2">481</text:p>
          </table:table-cell>
          <table:table-cell table:style-name="Πίνακας1.A2" office:value-type="string">
            <text:p text:style-name="P9">𒀦</text:p>
          </table:table-cell>
          <table:table-cell table:style-name="Πίνακας1.A2" office:value-type="string">
            <text:p text:style-name="P10">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7</text:p>
          </table:table-cell>
          <table:table-cell table:style-name="Πίνακας1.A2" office:value-type="string">
            <text:p text:style-name="P2">12024</text:p>
          </table:table-cell>
          <table:table-cell table:style-name="Πίνακας1.A2" office:value-type="string">
            <text:p text:style-name="P2">482</text:p>
          </table:table-cell>
          <table:table-cell table:style-name="Πίνακας1.A2" office:value-type="string">
            <text:p text:style-name="P9">𒀤</text:p>
          </table:table-cell>
          <table:table-cell table:style-name="Πίνακας1.A2" office:value-type="string">
            <text:p text:style-name="P10">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558</text:p>
          </table:table-cell>
          <table:table-cell table:style-name="Πίνακας1.A2" office:value-type="string">
            <text:p text:style-name="P2">12225</text:p>
          </table:table-cell>
          <table:table-cell table:style-name="Πίνακας1.A2" office:value-type="string">
            <text:p text:style-name="P2">483</text:p>
          </table:table-cell>
          <table:table-cell table:style-name="Πίνακας1.A2" office:value-type="string">
            <text:p text:style-name="P9">𒈥</text:p>
          </table:table-cell>
          <table:table-cell table:style-name="Πίνακας1.A2" office:value-type="string">
            <text:p text:style-name="P10">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59</text:p>
          </table:table-cell>
          <table:table-cell table:style-name="Πίνακας1.A2" office:value-type="string">
            <text:p text:style-name="P2">121A4</text:p>
          </table:table-cell>
          <table:table-cell table:style-name="Πίνακας1.A2" office:value-type="string">
            <text:p text:style-name="P2">484</text:p>
          </table:table-cell>
          <table:table-cell table:style-name="Πίνακας1.A2" office:value-type="string">
            <text:p text:style-name="P9">𒆤</text:p>
          </table:table-cell>
          <table:table-cell table:style-name="Πίνακας1.A2" office:value-type="string">
            <text:p text:style-name="P10">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0</text:p>
          </table:table-cell>
          <table:table-cell table:style-name="Πίνακας1.A2" office:value-type="string">
            <text:p text:style-name="P2">122C3</text:p>
          </table:table-cell>
          <table:table-cell table:style-name="Πίνακας1.A2" office:value-type="string">
            <text:p text:style-name="P2">485</text:p>
          </table:table-cell>
          <table:table-cell table:style-name="Πίνακας1.A2" office:value-type="string">
            <text:p text:style-name="P9">𒋃</text:p>
          </table:table-cell>
          <table:table-cell table:style-name="Πίνακας1.A2" office:value-type="string">
            <text:p text:style-name="P10">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1</text:p>
          </table:table-cell>
          <table:table-cell table:style-name="Πίνακας1.A2" office:value-type="string">
            <text:p text:style-name="P2">1226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𒉠</text:p>
          </table:table-cell>
          <table:table-cell table:style-name="Πίνακας1.A2" office:value-type="string">
            <text:p text:style-name="P10">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2</text:p>
          </table:table-cell>
          <table:table-cell table:style-name="Πίνακας1.A2" office:value-type="string">
            <text:p text:style-name="P2">12229</text:p>
          </table:table-cell>
          <table:table-cell table:style-name="Πίνακας1.A2" office:value-type="string">
            <text:p text:style-name="P2">486</text:p>
          </table:table-cell>
          <table:table-cell table:style-name="Πίνακας1.A2" office:value-type="string">
            <text:p text:style-name="P9">𒈩</text:p>
          </table:table-cell>
          <table:table-cell table:style-name="Πίνακας1.A2" office:value-type="string">
            <text:p text:style-name="P10">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3</text:p>
          </table:table-cell>
          <table:table-cell table:style-name="Πίνακας1.A2" office:value-type="string">
            <text:p text:style-name="P2">122C5</text:p>
          </table:table-cell>
          <table:table-cell table:style-name="Πίνακας1.A2" office:value-type="string">
            <text:p text:style-name="P2">487</text:p>
          </table:table-cell>
          <table:table-cell table:style-name="Πίνακας1.A2" office:value-type="string">
            <text:p text:style-name="P9">𒋅</text:p>
          </table:table-cell>
          <table:table-cell table:style-name="Πίνακας1.A2" office:value-type="string">
            <text:p text:style-name="P10">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48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𒌝𒈨</text:p>
          </table:table-cell>
          <table:table-cell table:style-name="Πίνακας1.A2" office:value-type="string">
            <text:p text:style-name="P15">𒌝𒈨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65</text:p>
          </table:table-cell>
          <table:table-cell table:style-name="Πίνακας1.A2" office:value-type="string">
            <text:p text:style-name="P2">122C4</text:p>
          </table:table-cell>
          <table:table-cell table:style-name="Πίνακας1.A2" office:value-type="string">
            <text:p text:style-name="P2">489</text:p>
          </table:table-cell>
          <table:table-cell table:style-name="Πίνακας1.A2" office:value-type="string">
            <text:p text:style-name="P9">𒋄</text:p>
          </table:table-cell>
          <table:table-cell table:style-name="Πίνακας1.A2" office:value-type="string">
            <text:p text:style-name="P10">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6</text:p>
          </table:table-cell>
          <table:table-cell table:style-name="Πίνακας1.A2" office:value-type="string">
            <text:p text:style-name="P2">12311</text:p>
          </table:table-cell>
          <table:table-cell table:style-name="Πίνακας1.A2" office:value-type="string">
            <text:p text:style-name="P2">490</text:p>
          </table:table-cell>
          <table:table-cell table:style-name="Πίνακας1.A2" office:value-type="string">
            <text:p text:style-name="P9">𒌑</text:p>
          </table:table-cell>
          <table:table-cell table:style-name="Πίνακας1.A2" office:value-type="string">
            <text:p text:style-name="P10">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7</text:p>
          </table:table-cell>
          <table:table-cell table:style-name="Πίνακας1.A2" office:value-type="string">
            <text:p text:style-name="P2">120B5</text:p>
          </table:table-cell>
          <table:table-cell table:style-name="Πίνακας1.A2" office:value-type="string">
            <text:p text:style-name="P2">491</text:p>
          </table:table-cell>
          <table:table-cell table:style-name="Πίνακας1.A2" office:value-type="string">
            <text:p text:style-name="P9">𒂵</text:p>
          </table:table-cell>
          <table:table-cell table:style-name="Πίνακας1.A2" office:value-type="string">
            <text:p text:style-name="P10">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8</text:p>
          </table:table-cell>
          <table:table-cell table:style-name="Πίνακας1.A2" office:value-type="string">
            <text:p text:style-name="P2">120B6</text:p>
          </table:table-cell>
          <table:table-cell table:style-name="Πίνακας1.A2" office:value-type="string">
            <text:p text:style-name="P2">492</text:p>
          </table:table-cell>
          <table:table-cell table:style-name="Πίνακας1.A2" office:value-type="string">
            <text:p text:style-name="P9">𒂶</text:p>
          </table:table-cell>
          <table:table-cell table:style-name="Πίνακας1.A2" office:value-type="string">
            <text:p text:style-name="P10">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69</text:p>
          </table:table-cell>
          <table:table-cell table:style-name="Πίνακας1.A2" office:value-type="string">
            <text:p text:style-name="P2">1214D</text:p>
          </table:table-cell>
          <table:table-cell table:style-name="Πίνακας1.A2" office:value-type="string">
            <text:p text:style-name="P2">493</text:p>
          </table:table-cell>
          <table:table-cell table:style-name="Πίνακας1.A2" office:value-type="string">
            <text:p text:style-name="P9">𒅍</text:p>
          </table:table-cell>
          <table:table-cell table:style-name="Πίνακας1.A2" office:value-type="string">
            <text:p text:style-name="P10">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0</text:p>
          </table:table-cell>
          <table:table-cell table:style-name="Πίνακας1.A2" office:value-type="string">
            <text:p text:style-name="P2">1221B</text:p>
          </table:table-cell>
          <table:table-cell table:style-name="Πίνακας1.A2" office:value-type="string">
            <text:p text:style-name="P2">494</text:p>
          </table:table-cell>
          <table:table-cell table:style-name="Πίνακας1.A2" office:value-type="string">
            <text:p text:style-name="P9">𒈛</text:p>
          </table:table-cell>
          <table:table-cell table:style-name="Πίνακας1.A2" office:value-type="string">
            <text:p text:style-name="P10">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1</text:p>
          </table:table-cell>
          <table:table-cell table:style-name="Πίνακας1.A2" office:value-type="string">
            <text:p text:style-name="P2">1208D</text:p>
          </table:table-cell>
          <table:table-cell table:style-name="Πίνακας1.A2" office:value-type="string">
            <text:p text:style-name="P2">495</text:p>
          </table:table-cell>
          <table:table-cell table:style-name="Πίνακας1.A2" office:value-type="string">
            <text:p text:style-name="P9">𒂍</text:p>
          </table:table-cell>
          <table:table-cell table:style-name="Πίνακας1.A2" office:value-type="string">
            <text:p text:style-name="P10">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2</text:p>
          </table:table-cell>
          <table:table-cell table:style-name="Πίνακας1.A2" office:value-type="string">
            <text:p text:style-name="P2">12197</text:p>
          </table:table-cell>
          <table:table-cell table:style-name="Πίνακας1.A2" office:value-type="string">
            <text:p text:style-name="P2">496</text:p>
          </table:table-cell>
          <table:table-cell table:style-name="Πίνακας1.A2" office:value-type="string">
            <text:p text:style-name="P9">𒆗</text:p>
          </table:table-cell>
          <table:table-cell table:style-name="Πίνακας1.A2" office:value-type="string">
            <text:p text:style-name="P10">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574</text:p>
          </table:table-cell>
          <table:table-cell table:style-name="Πίνακας1.A2" office:value-type="string">
            <text:p text:style-name="P2">1219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𒆙</text:p>
          </table:table-cell>
          <table:table-cell table:style-name="Πίνακας1.A2" office:value-type="string">
            <text:p text:style-name="P10">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5</text:p>
          </table:table-cell>
          <table:table-cell table:style-name="Πίνακας1.A2" office:value-type="string">
            <text:p text:style-name="P2">12198</text:p>
          </table:table-cell>
          <table:table-cell table:style-name="Πίνακας1.A2" office:value-type="string">
            <text:p text:style-name="P2">497</text:p>
          </table:table-cell>
          <table:table-cell table:style-name="Πίνακας1.A2" office:value-type="string">
            <text:p text:style-name="P9">𒆘</text:p>
          </table:table-cell>
          <table:table-cell table:style-name="Πίνακας1.A2" office:value-type="string">
            <text:p text:style-name="P10">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6</text:p>
          </table:table-cell>
          <table:table-cell table:style-name="Πίνακας1.A2" office:value-type="string">
            <text:p text:style-name="P2">1208A</text:p>
          </table:table-cell>
          <table:table-cell table:style-name="Πίνακας1.A2" office:value-type="string">
            <text:p text:style-name="P2">498</text:p>
          </table:table-cell>
          <table:table-cell table:style-name="Πίνακας1.A2" office:value-type="string">
            <text:p text:style-name="P9">𒂊</text:p>
          </table:table-cell>
          <table:table-cell table:style-name="Πίνακας1.A2" office:value-type="string">
            <text:p text:style-name="P10">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7</text:p>
          </table:table-cell>
          <table:table-cell table:style-name="Πίνακας1.A2" office:value-type="string">
            <text:p text:style-name="P2">1208C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𒂌</text:p>
          </table:table-cell>
          <table:table-cell table:style-name="Πίνακας1.A2" office:value-type="string">
            <text:p text:style-name="P10">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8</text:p>
          </table:table-cell>
          <table:table-cell table:style-name="Πίνακας1.A2" office:value-type="string">
            <text:p text:style-name="P2">12081</text:p>
          </table:table-cell>
          <table:table-cell table:style-name="Πίνακας1.A2" office:value-type="string">
            <text:p text:style-name="P2">499</text:p>
          </table:table-cell>
          <table:table-cell table:style-name="Πίνακας1.A2" office:value-type="string">
            <text:p text:style-name="P9">𒂁</text:p>
          </table:table-cell>
          <table:table-cell table:style-name="Πίνακας1.A2" office:value-type="string">
            <text:p text:style-name="P10">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7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0</text:p>
          </table:table-cell>
          <table:table-cell table:style-name="Πίνακας1.A2" office:value-type="string">
            <text:p text:style-name="P2">12326</text:p>
          </table:table-cell>
          <table:table-cell table:style-name="Πίνακας1.A2" office:value-type="string">
            <text:p text:style-name="P2">500</text:p>
          </table:table-cell>
          <table:table-cell table:style-name="Πίνακας1.A2" office:value-type="string">
            <text:p text:style-name="P9">𒌦</text:p>
          </table:table-cell>
          <table:table-cell table:style-name="Πίνακας1.A2" office:value-type="string">
            <text:p text:style-name="P10">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1</text:p>
          </table:table-cell>
          <table:table-cell table:style-name="Πίνακας1.A2" office:value-type="string">
            <text:p text:style-name="P2">12327</text:p>
          </table:table-cell>
          <table:table-cell table:style-name="Πίνακας1.A2" office:value-type="string">
            <text:p text:style-name="P2">501</text:p>
          </table:table-cell>
          <table:table-cell table:style-name="Πίνακας1.A2" office:value-type="string">
            <text:p text:style-name="P9">𒌧</text:p>
          </table:table-cell>
          <table:table-cell table:style-name="Πίνακας1.A2" office:value-type="string">
            <text:p text:style-name="P10">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2</text:p>
          </table:table-cell>
          <table:table-cell table:style-name="Πίνακας1.A2" office:value-type="string">
            <text:p text:style-name="P2">1226A</text:p>
          </table:table-cell>
          <table:table-cell table:style-name="Πίνακας1.A2" office:value-type="string">
            <text:p text:style-name="P2">502</text:p>
          </table:table-cell>
          <table:table-cell table:style-name="Πίνακας1.A2" office:value-type="string">
            <text:p text:style-name="P9">𒉪</text:p>
          </table:table-cell>
          <table:table-cell table:style-name="Πίνακας1.A2" office:value-type="string">
            <text:p text:style-name="P10">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3</text:p>
          </table:table-cell>
          <table:table-cell table:style-name="Πίνακας1.A2" office:value-type="string">
            <text:p text:style-name="P2">12127</text:p>
          </table:table-cell>
          <table:table-cell table:style-name="Πίνακας1.A2" office:value-type="string">
            <text:p text:style-name="P2">503</text:p>
          </table:table-cell>
          <table:table-cell table:style-name="Πίνακας1.A2" office:value-type="string">
            <text:p text:style-name="P9">𒄧</text:p>
          </table:table-cell>
          <table:table-cell table:style-name="Πίνακας1.A2" office:value-type="string">
            <text:p text:style-name="P10">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4</text:p>
          </table:table-cell>
          <table:table-cell table:style-name="Πίνακας1.A2" office:value-type="string">
            <text:p text:style-name="P2">12312</text:p>
          </table:table-cell>
          <table:table-cell table:style-name="Πίνακας1.A2" office:value-type="string">
            <text:p text:style-name="P2">504</text:p>
          </table:table-cell>
          <table:table-cell table:style-name="Πίνακας1.A2" office:value-type="string">
            <text:p text:style-name="P9">𒌒</text:p>
          </table:table-cell>
          <table:table-cell table:style-name="Πίνακας1.A2" office:value-type="string">
            <text:p text:style-name="P10">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5</text:p>
          </table:table-cell>
          <table:table-cell table:style-name="Πίνακας1.A2" office:value-type="string">
            <text:p text:style-name="P2">1203C</text:p>
          </table:table-cell>
          <table:table-cell table:style-name="Πίνακας1.A2" office:value-type="string">
            <text:p text:style-name="P2">505</text:p>
          </table:table-cell>
          <table:table-cell table:style-name="Πίνακας1.A2" office:value-type="string">
            <text:p text:style-name="P9">𒀼</text:p>
          </table:table-cell>
          <table:table-cell table:style-name="Πίνακας1.A2" office:value-type="string">
            <text:p text:style-name="P10">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6</text:p>
          </table:table-cell>
          <table:table-cell table:style-name="Πίνακας1.A2" office:value-type="string">
            <text:p text:style-name="P2">1243A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𒐺</text:p>
          </table:table-cell>
          <table:table-cell table:style-name="Πίνακας1.A2" office:value-type="string">
            <text:p text:style-name="P10">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7</text:p>
          </table:table-cell>
          <table:table-cell table:style-name="Πίνακας1.A2" office:value-type="string">
            <text:p text:style-name="P2">1243D</text:p>
          </table:table-cell>
          <table:table-cell table:style-name="Πίνακας1.A2" office:value-type="string">
            <text:p text:style-name="P2">506</text:p>
          </table:table-cell>
          <table:table-cell table:style-name="Πίνακας1.A2" office:value-type="string">
            <text:p text:style-name="P9">𒐽</text:p>
          </table:table-cell>
          <table:table-cell table:style-name="Πίνακας1.A2" office:value-type="string">
            <text:p text:style-name="P10">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8</text:p>
          </table:table-cell>
          <table:table-cell table:style-name="Πίνακας1.A2" office:value-type="string">
            <text:p text:style-name="P2">12104</text:p>
          </table:table-cell>
          <table:table-cell table:style-name="Πίνακας1.A2" office:value-type="string">
            <text:p text:style-name="P2">507</text:p>
          </table:table-cell>
          <table:table-cell table:style-name="Πίνακας1.A2" office:value-type="string">
            <text:p text:style-name="P9">𒄄</text:p>
          </table:table-cell>
          <table:table-cell table:style-name="Πίνακας1.A2" office:value-type="string">
            <text:p text:style-name="P10">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89</text:p>
          </table:table-cell>
          <table:table-cell table:style-name="Πίνακας1.A2" office:value-type="string">
            <text:p text:style-name="P2">12106</text:p>
          </table:table-cell>
          <table:table-cell table:style-name="Πίνακας1.A2" office:value-type="string">
            <text:p text:style-name="P2">508</text:p>
          </table:table-cell>
          <table:table-cell table:style-name="Πίνακας1.A2" office:value-type="string">
            <text:p text:style-name="P9">𒄆</text:p>
          </table:table-cell>
          <table:table-cell table:style-name="Πίνακας1.A2" office:value-type="string">
            <text:p text:style-name="P10">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590</text:p>
          </table:table-cell>
          <table:table-cell table:style-name="Πίνακας1.A2" office:value-type="string">
            <text:p text:style-name="P2">1210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𒄅</text:p>
          </table:table-cell>
          <table:table-cell table:style-name="Πίνακας1.A2" office:value-type="string">
            <text:p text:style-name="P10">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1</text:p>
          </table:table-cell>
          <table:table-cell table:style-name="Πίνακας1.A2" office:value-type="string">
            <text:p text:style-name="P2">1211D</text:p>
          </table:table-cell>
          <table:table-cell table:style-name="Πίνακας1.A2" office:value-type="string">
            <text:p text:style-name="P2">509</text:p>
          </table:table-cell>
          <table:table-cell table:style-name="Πίνακας1.A2" office:value-type="string">
            <text:p text:style-name="P9">𒄝</text:p>
          </table:table-cell>
          <table:table-cell table:style-name="Πίνακας1.A2" office:value-type="string">
            <text:p text:style-name="P10">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10</text:p>
          </table:table-cell>
          <table:table-cell table:style-name="Πίνακας1.A2" office:value-type="string">
            <text:p text:style-name="P9">𒄝𒆕</text:p>
          </table:table-cell>
          <table:table-cell table:style-name="Πίνακας1.A2" office:value-type="string">
            <text:p text:style-name="P10">𒄝𒆕</text:p>
          </table:table-cell>
          <table:table-cell table:style-name="Πίνακας1.A2" office:value-type="string">
            <text:p text:style-name="P15">𒄝𒆕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93</text:p>
          </table:table-cell>
          <table:table-cell table:style-name="Πίνακας1.A2" office:value-type="string">
            <text:p text:style-name="P2">1228F</text:p>
          </table:table-cell>
          <table:table-cell table:style-name="Πίνακας1.A2" office:value-type="string">
            <text:p text:style-name="P2">511</text:p>
          </table:table-cell>
          <table:table-cell table:style-name="Πίνακας1.A2" office:value-type="string">
            <text:p text:style-name="P9">𒊏</text:p>
          </table:table-cell>
          <table:table-cell table:style-name="Πίνακας1.A2" office:value-type="string">
            <text:p text:style-name="P10">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4</text:p>
          </table:table-cell>
          <table:table-cell table:style-name="Πίνακας1.A2" office:value-type="string">
            <text:p text:style-name="P2">122A8</text:p>
          </table:table-cell>
          <table:table-cell table:style-name="Πίνακας1.A2" office:value-type="string">
            <text:p text:style-name="P2">512</text:p>
          </table:table-cell>
          <table:table-cell table:style-name="Πίνακας1.A2" office:value-type="string">
            <text:p text:style-name="P9">𒊨</text:p>
          </table:table-cell>
          <table:table-cell table:style-name="Πίνακας1.A2" office:value-type="string">
            <text:p text:style-name="P10">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13</text:p>
          </table:table-cell>
          <table:table-cell table:style-name="Πίνακας1.A2" office:value-type="string">
            <text:p text:style-name="P9">𒀼𒋰</text:p>
          </table:table-cell>
          <table:table-cell table:style-name="Πίνακας1.A2" office:value-type="string">
            <text:p text:style-name="P10">𒀼𒋰</text:p>
          </table:table-cell>
          <table:table-cell table:style-name="Πίνακας1.A2" office:value-type="string">
            <text:p text:style-name="P15">𒀼𒋰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59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𒐺𒋰</text:p>
          </table:table-cell>
          <table:table-cell table:style-name="Πίνακας1.A2" office:value-type="string">
            <text:p text:style-name="P10">𒀼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7</text:p>
          </table:table-cell>
          <table:table-cell table:style-name="Πίνακας1.A2" office:value-type="string">
            <text:p text:style-name="P2">121FD</text:p>
          </table:table-cell>
          <table:table-cell table:style-name="Πίνακας1.A2" office:value-type="string">
            <text:p text:style-name="P2">514</text:p>
          </table:table-cell>
          <table:table-cell table:style-name="Πίνακας1.A2" office:value-type="string">
            <text:p text:style-name="P9">𒇽</text:p>
          </table:table-cell>
          <table:table-cell table:style-name="Πίνακας1.A2" office:value-type="string">
            <text:p text:style-name="P10">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8</text:p>
          </table:table-cell>
          <table:table-cell table:style-name="Πίνακας1.A2" office:value-type="string">
            <text:p text:style-name="P2">1221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𒈒</text:p>
          </table:table-cell>
          <table:table-cell table:style-name="Πίνακας1.A2" office:value-type="string">
            <text:p text:style-name="P10">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599</text:p>
          </table:table-cell>
          <table:table-cell table:style-name="Πίνακας1.A2" office:value-type="string">
            <text:p text:style-name="P2">1221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𒈓</text:p>
          </table:table-cell>
          <table:table-cell table:style-name="Πίνακας1.A2" office:value-type="string">
            <text:p text:style-name="P10">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0</text:p>
          </table:table-cell>
          <table:table-cell table:style-name="Πίνακας1.A2" office:value-type="string">
            <text:p text:style-name="P2">1221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𒈔</text:p>
          </table:table-cell>
          <table:table-cell table:style-name="Πίνακας1.A2" office:value-type="string">
            <text:p text:style-name="P10">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1</text:p>
          </table:table-cell>
          <table:table-cell table:style-name="Πίνακας1.A2" office:value-type="string">
            <text:p text:style-name="P2">12211</text:p>
          </table:table-cell>
          <table:table-cell table:style-name="Πίνακας1.A2" office:value-type="string">
            <text:p text:style-name="P2">515</text:p>
          </table:table-cell>
          <table:table-cell table:style-name="Πίνακας1.A2" office:value-type="string">
            <text:p text:style-name="P9">𒈑</text:p>
          </table:table-cell>
          <table:table-cell table:style-name="Πίνακας1.A2" office:value-type="string">
            <text:p text:style-name="P10">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2</text:p>
          </table:table-cell>
          <table:table-cell table:style-name="Πίνακας1.A2" office:value-type="string">
            <text:p text:style-name="P2">12215</text:p>
          </table:table-cell>
          <table:table-cell table:style-name="Πίνακας1.A2" office:value-type="string">
            <text:p text:style-name="P2">516</text:p>
          </table:table-cell>
          <table:table-cell table:style-name="Πίνακας1.A2" office:value-type="string">
            <text:p text:style-name="P9">𒈕</text:p>
          </table:table-cell>
          <table:table-cell table:style-name="Πίνακας1.A2" office:value-type="string">
            <text:p text:style-name="P10">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3</text:p>
          </table:table-cell>
          <table:table-cell table:style-name="Πίνακας1.A2" office:value-type="string">
            <text:p text:style-name="P2">121FF</text:p>
          </table:table-cell>
          <table:table-cell table:style-name="Πίνακας1.A2" office:value-type="string">
            <text:p text:style-name="P2">517</text:p>
          </table:table-cell>
          <table:table-cell table:style-name="Πίνακας1.A2" office:value-type="string">
            <text:p text:style-name="P9">𒇿</text:p>
          </table:table-cell>
          <table:table-cell table:style-name="Πίνακας1.A2" office:value-type="string">
            <text:p text:style-name="P10">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1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𒈕𒁁</text:p>
          </table:table-cell>
          <table:table-cell table:style-name="Πίνακας1.A2" office:value-type="string">
            <text:p text:style-name="P15">𒈕𒁁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605</text:p>
          </table:table-cell>
          <table:table-cell table:style-name="Πίνακας1.A2" office:value-type="string">
            <text:p text:style-name="P2">12205</text:p>
          </table:table-cell>
          <table:table-cell table:style-name="Πίνακας1.A2" office:value-type="string">
            <text:p text:style-name="P2">519</text:p>
          </table:table-cell>
          <table:table-cell table:style-name="Πίνακας1.A2" office:value-type="string">
            <text:p text:style-name="P9">𒈅</text:p>
          </table:table-cell>
          <table:table-cell table:style-name="Πίνακας1.A2" office:value-type="string">
            <text:p text:style-name="P10">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60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20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𒈅𒋺</text:p>
          </table:table-cell>
          <table:table-cell table:style-name="Πίνακας1.A2" office:value-type="string">
            <text:p text:style-name="P15">𒈅𒋺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607</text:p>
          </table:table-cell>
          <table:table-cell table:style-name="Πίνακας1.A2" office:value-type="string">
            <text:p text:style-name="P2">1220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𒈆</text:p>
          </table:table-cell>
          <table:table-cell table:style-name="Πίνακας1.A2" office:value-type="string">
            <text:p text:style-name="P10">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8</text:p>
          </table:table-cell>
          <table:table-cell table:style-name="Πίνακας1.A2" office:value-type="string">
            <text:p text:style-name="P2">12202</text:p>
          </table:table-cell>
          <table:table-cell table:style-name="Πίνακας1.A2" office:value-type="string">
            <text:p text:style-name="P2">521</text:p>
          </table:table-cell>
          <table:table-cell table:style-name="Πίνακας1.A2" office:value-type="string">
            <text:p text:style-name="P9">𒈂</text:p>
          </table:table-cell>
          <table:table-cell table:style-name="Πίνακας1.A2" office:value-type="string">
            <text:p text:style-name="P10">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09</text:p>
          </table:table-cell>
          <table:table-cell table:style-name="Πίνακας1.A2" office:value-type="string">
            <text:p text:style-name="P2">1220C</text:p>
          </table:table-cell>
          <table:table-cell table:style-name="Πίνακας1.A2" office:value-type="string">
            <text:p text:style-name="P2">522</text:p>
          </table:table-cell>
          <table:table-cell table:style-name="Πίνακας1.A2" office:value-type="string">
            <text:p text:style-name="P9">𒈌</text:p>
          </table:table-cell>
          <table:table-cell table:style-name="Πίνακας1.A2" office:value-type="string">
            <text:p text:style-name="P10">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0</text:p>
          </table:table-cell>
          <table:table-cell table:style-name="Πίνακας1.A2" office:value-type="string">
            <text:p text:style-name="P2">121FE</text:p>
          </table:table-cell>
          <table:table-cell table:style-name="Πίνακας1.A2" office:value-type="string">
            <text:p text:style-name="P2">523</text:p>
          </table:table-cell>
          <table:table-cell table:style-name="Πίνακας1.A2" office:value-type="string">
            <text:p text:style-name="P9">𒇾</text:p>
          </table:table-cell>
          <table:table-cell table:style-name="Πίνακας1.A2" office:value-type="string">
            <text:p text:style-name="P10">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2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𒇾𒋗</text:p>
          </table:table-cell>
          <table:table-cell table:style-name="Πίνακας1.A2" office:value-type="string">
            <text:p text:style-name="P15">𒇾𒋗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612</text:p>
          </table:table-cell>
          <table:table-cell table:style-name="Πίνακας1.A2" office:value-type="string">
            <text:p text:style-name="P2">12203</text:p>
          </table:table-cell>
          <table:table-cell table:style-name="Πίνακας1.A2" office:value-type="string">
            <text:p text:style-name="P2">525</text:p>
          </table:table-cell>
          <table:table-cell table:style-name="Πίνακας1.A2" office:value-type="string">
            <text:p text:style-name="P9">𒈃</text:p>
          </table:table-cell>
          <table:table-cell table:style-name="Πίνακας1.A2" office:value-type="string">
            <text:p text:style-name="P10">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3</text:p>
          </table:table-cell>
          <table:table-cell table:style-name="Πίνακας1.A2" office:value-type="string">
            <text:p text:style-name="P2">12204</text:p>
          </table:table-cell>
          <table:table-cell table:style-name="Πίνακας1.A2" office:value-type="string">
            <text:p text:style-name="P2">526</text:p>
          </table:table-cell>
          <table:table-cell table:style-name="Πίνακας1.A2" office:value-type="string">
            <text:p text:style-name="P9">𒈄</text:p>
          </table:table-cell>
          <table:table-cell table:style-name="Πίνακας1.A2" office:value-type="string">
            <text:p text:style-name="P10">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4</text:p>
          </table:table-cell>
          <table:table-cell table:style-name="Πίνακας1.A2" office:value-type="string">
            <text:p text:style-name="P2">12208</text:p>
          </table:table-cell>
          <table:table-cell table:style-name="Πίνακας1.A2" office:value-type="string">
            <text:p text:style-name="P2">527</text:p>
          </table:table-cell>
          <table:table-cell table:style-name="Πίνακας1.A2" office:value-type="string">
            <text:p text:style-name="P9">𒈈</text:p>
          </table:table-cell>
          <table:table-cell table:style-name="Πίνακας1.A2" office:value-type="string">
            <text:p text:style-name="P10">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5</text:p>
          </table:table-cell>
          <table:table-cell table:style-name="Πίνακας1.A2" office:value-type="string">
            <text:p text:style-name="P2">1220B</text:p>
          </table:table-cell>
          <table:table-cell table:style-name="Πίνακας1.A2" office:value-type="string">
            <text:p text:style-name="P2">527,1</text:p>
          </table:table-cell>
          <table:table-cell table:style-name="Πίνακας1.A2" office:value-type="string">
            <text:p text:style-name="P9">𒈋</text:p>
          </table:table-cell>
          <table:table-cell table:style-name="Πίνακας1.A2" office:value-type="string">
            <text:p text:style-name="P10">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6</text:p>
          </table:table-cell>
          <table:table-cell table:style-name="Πίνακας1.A2" office:value-type="string">
            <text:p text:style-name="P2">1220A</text:p>
          </table:table-cell>
          <table:table-cell table:style-name="Πίνακας1.A2" office:value-type="string">
            <text:p text:style-name="P2">528</text:p>
          </table:table-cell>
          <table:table-cell table:style-name="Πίνακας1.A2" office:value-type="string">
            <text:p text:style-name="P9">𒈊</text:p>
          </table:table-cell>
          <table:table-cell table:style-name="Πίνακας1.A2" office:value-type="string">
            <text:p text:style-name="P10">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29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𒈊𒆪</text:p>
          </table:table-cell>
          <table:table-cell table:style-name="Πίνακας1.A2" office:value-type="string">
            <text:p text:style-name="P15">𒈊𒆪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618</text:p>
          </table:table-cell>
          <table:table-cell table:style-name="Πίνακας1.A2" office:value-type="string">
            <text:p text:style-name="P2">12210</text:p>
          </table:table-cell>
          <table:table-cell table:style-name="Πίνακας1.A2" office:value-type="string">
            <text:p text:style-name="P2">530</text:p>
          </table:table-cell>
          <table:table-cell table:style-name="Πίνακας1.A2" office:value-type="string">
            <text:p text:style-name="P9">𒈐</text:p>
          </table:table-cell>
          <table:table-cell table:style-name="Πίνακας1.A2" office:value-type="string">
            <text:p text:style-name="P10">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19</text:p>
          </table:table-cell>
          <table:table-cell table:style-name="Πίνακας1.A2" office:value-type="string">
            <text:p text:style-name="P2">1220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𒈀</text:p>
          </table:table-cell>
          <table:table-cell table:style-name="Πίνακας1.A2" office:value-type="string">
            <text:p text:style-name="P10">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0</text:p>
          </table:table-cell>
          <table:table-cell table:style-name="Πίνακας1.A2" office:value-type="string">
            <text:p text:style-name="P2">12201</text:p>
          </table:table-cell>
          <table:table-cell table:style-name="Πίνακας1.A2" office:value-type="string">
            <text:p text:style-name="P2">531</text:p>
          </table:table-cell>
          <table:table-cell table:style-name="Πίνακας1.A2" office:value-type="string">
            <text:p text:style-name="P9">𒈁</text:p>
          </table:table-cell>
          <table:table-cell table:style-name="Πίνακας1.A2" office:value-type="string">
            <text:p text:style-name="P10">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32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𒈀𒇲</text:p>
          </table:table-cell>
          <table:table-cell table:style-name="Πίνακας1.A2" office:value-type="string">
            <text:p text:style-name="P15">𒈀𒇲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622</text:p>
          </table:table-cell>
          <table:table-cell table:style-name="Πίνακας1.A2" office:value-type="string">
            <text:p text:style-name="P2">1220F</text:p>
          </table:table-cell>
          <table:table-cell table:style-name="Πίνακας1.A2" office:value-type="string">
            <text:p text:style-name="P2">533</text:p>
          </table:table-cell>
          <table:table-cell table:style-name="Πίνακας1.A2" office:value-type="string">
            <text:p text:style-name="P9">𒈏</text:p>
          </table:table-cell>
          <table:table-cell table:style-name="Πίνακας1.A2" office:value-type="string">
            <text:p text:style-name="P10">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3</text:p>
          </table:table-cell>
          <table:table-cell table:style-name="Πίνακας1.A2" office:value-type="string">
            <text:p text:style-name="P2">12215</text:p>
          </table:table-cell>
          <table:table-cell table:style-name="Πίνακας1.A2" office:value-type="string">
            <text:p text:style-name="P2">53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4</text:p>
          </table:table-cell>
          <table:table-cell table:style-name="Πίνακας1.A2" office:value-type="string">
            <text:p text:style-name="P2">122C0</text:p>
          </table:table-cell>
          <table:table-cell table:style-name="Πίνακας1.A2" office:value-type="string">
            <text:p text:style-name="P2">535</text:p>
          </table:table-cell>
          <table:table-cell table:style-name="Πίνακας1.A2" office:value-type="string">
            <text:p text:style-name="P9">𒋀</text:p>
          </table:table-cell>
          <table:table-cell table:style-name="Πίνακας1.A2" office:value-type="string">
            <text:p text:style-name="P10">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6</text:p>
          </table:table-cell>
          <table:table-cell table:style-name="Πίνακας1.A2" office:value-type="string">
            <text:p text:style-name="P2">12440</text:p>
          </table:table-cell>
          <table:table-cell table:style-name="Πίνακας1.A2" office:value-type="string">
            <text:p text:style-name="P2">536</text:p>
          </table:table-cell>
          <table:table-cell table:style-name="Πίνακας1.A2" office:value-type="string">
            <text:p text:style-name="P9">𒑀</text:p>
          </table:table-cell>
          <table:table-cell table:style-name="Πίνακας1.A2" office:value-type="string">
            <text:p text:style-name="P10">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7</text:p>
          </table:table-cell>
          <table:table-cell table:style-name="Πίνακας1.A2" office:value-type="string">
            <text:p text:style-name="P2">12441</text:p>
          </table:table-cell>
          <table:table-cell table:style-name="Πίνακας1.A2" office:value-type="string">
            <text:p text:style-name="P2">537</text:p>
          </table:table-cell>
          <table:table-cell table:style-name="Πίνακας1.A2" office:value-type="string">
            <text:p text:style-name="P9">𒑁</text:p>
          </table:table-cell>
          <table:table-cell table:style-name="Πίνακας1.A2" office:value-type="string">
            <text:p text:style-name="P10">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8</text:p>
          </table:table-cell>
          <table:table-cell table:style-name="Πίνακας1.A2" office:value-type="string">
            <text:p text:style-name="P2">12445</text:p>
          </table:table-cell>
          <table:table-cell table:style-name="Πίνακας1.A2" office:value-type="string">
            <text:p text:style-name="P2">538</text:p>
          </table:table-cell>
          <table:table-cell table:style-name="Πίνακας1.A2" office:value-type="string">
            <text:p text:style-name="P9">𒑅</text:p>
          </table:table-cell>
          <table:table-cell table:style-name="Πίνακας1.A2" office:value-type="string">
            <text:p text:style-name="P10">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29</text:p>
          </table:table-cell>
          <table:table-cell table:style-name="Πίνακας1.A2" office:value-type="string">
            <text:p text:style-name="P2">12447</text:p>
          </table:table-cell>
          <table:table-cell table:style-name="Πίνακας1.A2" office:value-type="string">
            <text:p text:style-name="P2">539</text:p>
          </table:table-cell>
          <table:table-cell table:style-name="Πίνακας1.A2" office:value-type="string">
            <text:p text:style-name="P9">𒑇</text:p>
          </table:table-cell>
          <table:table-cell table:style-name="Πίνακας1.A2" office:value-type="string">
            <text:p text:style-name="P10">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0</text:p>
          </table:table-cell>
          <table:table-cell table:style-name="Πίνακας1.A2" office:value-type="string">
            <text:p text:style-name="P2">12360</text:p>
          </table:table-cell>
          <table:table-cell table:style-name="Πίνακας1.A2" office:value-type="string">
            <text:p text:style-name="P2">540</text:p>
          </table:table-cell>
          <table:table-cell table:style-name="Πίνακας1.A2" office:value-type="string">
            <text:p text:style-name="P9">𒍠</text:p>
          </table:table-cell>
          <table:table-cell table:style-name="Πίνακας1.A2" office:value-type="string">
            <text:p text:style-name="P10">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1</text:p>
          </table:table-cell>
          <table:table-cell table:style-name="Πίνακας1.A2" office:value-type="string">
            <text:p text:style-name="P2">122AC</text:p>
          </table:table-cell>
          <table:table-cell table:style-name="Πίνακας1.A2" office:value-type="string">
            <text:p text:style-name="P2">541</text:p>
          </table:table-cell>
          <table:table-cell table:style-name="Πίνακας1.A2" office:value-type="string">
            <text:p text:style-name="P9">𒊬</text:p>
          </table:table-cell>
          <table:table-cell table:style-name="Πίνακας1.A2" office:value-type="string">
            <text:p text:style-name="P10">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2</text:p>
          </table:table-cell>
          <table:table-cell table:style-name="Πίνακας1.A2" office:value-type="string">
            <text:p text:style-name="P2">12319</text:p>
          </table:table-cell>
          <table:table-cell table:style-name="Πίνακας1.A2" office:value-type="string">
            <text:p text:style-name="P2">542</text:p>
          </table:table-cell>
          <table:table-cell table:style-name="Πίνακας1.A2" office:value-type="string">
            <text:p text:style-name="P9">𒌙</text:p>
          </table:table-cell>
          <table:table-cell table:style-name="Πίνακας1.A2" office:value-type="string">
            <text:p text:style-name="P10">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3</text:p>
          </table:table-cell>
          <table:table-cell table:style-name="Πίνακας1.A2" office:value-type="string">
            <text:p text:style-name="P2">120FC</text:p>
          </table:table-cell>
          <table:table-cell table:style-name="Πίνακας1.A2" office:value-type="string">
            <text:p text:style-name="P2">543</text:p>
          </table:table-cell>
          <table:table-cell table:style-name="Πίνακας1.A2" office:value-type="string">
            <text:p text:style-name="P9">𒃼</text:p>
          </table:table-cell>
          <table:table-cell table:style-name="Πίνακας1.A2" office:value-type="string">
            <text:p text:style-name="P10">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4</text:p>
          </table:table-cell>
          <table:table-cell table:style-name="Πίνακας1.A2" office:value-type="string">
            <text:p text:style-name="P2">121F8</text:p>
          </table:table-cell>
          <table:table-cell table:style-name="Πίνακας1.A2" office:value-type="string">
            <text:p text:style-name="P2">544</text:p>
          </table:table-cell>
          <table:table-cell table:style-name="Πίνακας1.A2" office:value-type="string">
            <text:p text:style-name="P9">𒇸</text:p>
          </table:table-cell>
          <table:table-cell table:style-name="Πίνακας1.A2" office:value-type="string">
            <text:p text:style-name="P10">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5</text:p>
          </table:table-cell>
          <table:table-cell table:style-name="Πίνακας1.A2" office:value-type="string">
            <text:p text:style-name="P2">12318</text:p>
          </table:table-cell>
          <table:table-cell table:style-name="Πίνακας1.A2" office:value-type="string">
            <text:p text:style-name="P2">545</text:p>
          </table:table-cell>
          <table:table-cell table:style-name="Πίνακας1.A2" office:value-type="string">
            <text:p text:style-name="P9">𒌘</text:p>
          </table:table-cell>
          <table:table-cell table:style-name="Πίνακας1.A2" office:value-type="string">
            <text:p text:style-name="P10">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6</text:p>
          </table:table-cell>
          <table:table-cell table:style-name="Πίνακας1.A2" office:value-type="string">
            <text:p text:style-name="P2">12260</text:p>
          </table:table-cell>
          <table:table-cell table:style-name="Πίνακας1.A2" office:value-type="string">
            <text:p text:style-name="P2">546</text:p>
          </table:table-cell>
          <table:table-cell table:style-name="Πίνακας1.A2" office:value-type="string">
            <text:p text:style-name="P9">𒉠</text:p>
          </table:table-cell>
          <table:table-cell table:style-name="Πίνακας1.A2" office:value-type="string">
            <text:p text:style-name="P10">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7</text:p>
          </table:table-cell>
          <table:table-cell table:style-name="Πίνακας1.A2" office:value-type="string">
            <text:p text:style-name="P2">12323</text:p>
          </table:table-cell>
          <table:table-cell table:style-name="Πίνακας1.A2" office:value-type="string">
            <text:p text:style-name="P2">547</text:p>
          </table:table-cell>
          <table:table-cell table:style-name="Πίνακας1.A2" office:value-type="string">
            <text:p text:style-name="P9">𒌣</text:p>
          </table:table-cell>
          <table:table-cell table:style-name="Πίνακας1.A2" office:value-type="string">
            <text:p text:style-name="P10">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638</text:p>
          </table:table-cell>
          <table:table-cell table:style-name="Πίνακας1.A2" office:value-type="string">
            <text:p text:style-name="P2">1232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𒌤</text:p>
          </table:table-cell>
          <table:table-cell table:style-name="Πίνακας1.A2" office:value-type="string">
            <text:p text:style-name="P10">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39</text:p>
          </table:table-cell>
          <table:table-cell table:style-name="Πίνακας1.A2" office:value-type="string">
            <text:p text:style-name="P2">1232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𒌥</text:p>
          </table:table-cell>
          <table:table-cell table:style-name="Πίνακας1.A2" office:value-type="string">
            <text:p text:style-name="P10">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0</text:p>
          </table:table-cell>
          <table:table-cell table:style-name="Πίνακας1.A2" office:value-type="string">
            <text:p text:style-name="P2">1203E</text:p>
          </table:table-cell>
          <table:table-cell table:style-name="Πίνακας1.A2" office:value-type="string">
            <text:p text:style-name="P2">548</text:p>
          </table:table-cell>
          <table:table-cell table:style-name="Πίνακας1.A2" office:value-type="string">
            <text:p text:style-name="P9">𒀾</text:p>
          </table:table-cell>
          <table:table-cell table:style-name="Πίνακας1.A2" office:value-type="string">
            <text:p text:style-name="P10">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2</text:p>
          </table:table-cell>
          <table:table-cell table:style-name="Πίνακας1.A2" office:value-type="string">
            <text:p text:style-name="P2">12451</text:p>
          </table:table-cell>
          <table:table-cell table:style-name="Πίνακας1.A2" office:value-type="string">
            <text:p text:style-name="P2">549</text:p>
          </table:table-cell>
          <table:table-cell table:style-name="Πίνακας1.A2" office:value-type="string">
            <text:p text:style-name="P9">𒑑</text:p>
          </table:table-cell>
          <table:table-cell table:style-name="Πίνακας1.A2" office:value-type="string">
            <text:p text:style-name="P10">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3</text:p>
          </table:table-cell>
          <table:table-cell table:style-name="Πίνακας1.A2" office:value-type="string">
            <text:p text:style-name="P2">12452</text:p>
          </table:table-cell>
          <table:table-cell table:style-name="Πίνακας1.A2" office:value-type="string">
            <text:p text:style-name="P2">550</text:p>
          </table:table-cell>
          <table:table-cell table:style-name="Πίνακας1.A2" office:value-type="string">
            <text:p text:style-name="P9">𒑒</text:p>
          </table:table-cell>
          <table:table-cell table:style-name="Πίνακας1.A2" office:value-type="string">
            <text:p text:style-name="P10">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4</text:p>
          </table:table-cell>
          <table:table-cell table:style-name="Πίνακας1.A2" office:value-type="string">
            <text:p text:style-name="P2">1245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𒑓</text:p>
          </table:table-cell>
          <table:table-cell table:style-name="Πίνακας1.A2" office:value-type="string">
            <text:p text:style-name="P10">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5</text:p>
          </table:table-cell>
          <table:table-cell table:style-name="Πίνακας1.A2" office:value-type="string">
            <text:p text:style-name="P2">12454</text:p>
          </table:table-cell>
          <table:table-cell table:style-name="Πίνακας1.A2" office:value-type="string">
            <text:p text:style-name="P2">551</text:p>
          </table:table-cell>
          <table:table-cell table:style-name="Πίνακας1.A2" office:value-type="string">
            <text:p text:style-name="P9">𒑔</text:p>
          </table:table-cell>
          <table:table-cell table:style-name="Πίνακας1.A2" office:value-type="string">
            <text:p text:style-name="P10">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6</text:p>
          </table:table-cell>
          <table:table-cell table:style-name="Πίνακας1.A2" office:value-type="string">
            <text:p text:style-name="P2">1245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𒑕</text:p>
          </table:table-cell>
          <table:table-cell table:style-name="Πίνακας1.A2" office:value-type="string">
            <text:p text:style-name="P10">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7</text:p>
          </table:table-cell>
          <table:table-cell table:style-name="Πίνακας1.A2" office:value-type="string">
            <text:p text:style-name="P2">12220</text:p>
          </table:table-cell>
          <table:table-cell table:style-name="Πίνακας1.A2" office:value-type="string">
            <text:p text:style-name="P2">552</text:p>
          </table:table-cell>
          <table:table-cell table:style-name="Πίνακας1.A2" office:value-type="string">
            <text:p text:style-name="P9">𒈠</text:p>
          </table:table-cell>
          <table:table-cell table:style-name="Πίνακας1.A2" office:value-type="string">
            <text:p text:style-name="P10">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8</text:p>
          </table:table-cell>
          <table:table-cell table:style-name="Πίνακας1.A2" office:value-type="string">
            <text:p text:style-name="P2">120F2</text:p>
          </table:table-cell>
          <table:table-cell table:style-name="Πίνακας1.A2" office:value-type="string">
            <text:p text:style-name="P2">553</text:p>
          </table:table-cell>
          <table:table-cell table:style-name="Πίνακας1.A2" office:value-type="string">
            <text:p text:style-name="P9">𒃲</text:p>
          </table:table-cell>
          <table:table-cell table:style-name="Πίνακας1.A2" office:value-type="string">
            <text:p text:style-name="P10">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49</text:p>
          </table:table-cell>
          <table:table-cell table:style-name="Πίνακας1.A2" office:value-type="string">
            <text:p text:style-name="P2">120F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𒃳</text:p>
          </table:table-cell>
          <table:table-cell table:style-name="Πίνακας1.A2" office:value-type="string">
            <text:p text:style-name="P10">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0</text:p>
          </table:table-cell>
          <table:table-cell table:style-name="Πίνακας1.A2" office:value-type="string">
            <text:p text:style-name="P2">12048</text:p>
          </table:table-cell>
          <table:table-cell table:style-name="Πίνακας1.A2" office:value-type="string">
            <text:p text:style-name="P2">554</text:p>
          </table:table-cell>
          <table:table-cell table:style-name="Πίνακας1.A2" office:value-type="string">
            <text:p text:style-name="P9">𒁈</text:p>
          </table:table-cell>
          <table:table-cell table:style-name="Πίνακας1.A2" office:value-type="string">
            <text:p text:style-name="P10">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1</text:p>
          </table:table-cell>
          <table:table-cell table:style-name="Πίνακας1.A2" office:value-type="string">
            <text:p text:style-name="P2">12216</text:p>
          </table:table-cell>
          <table:table-cell table:style-name="Πίνακας1.A2" office:value-type="string">
            <text:p text:style-name="P2">555</text:p>
          </table:table-cell>
          <table:table-cell table:style-name="Πίνακας1.A2" office:value-type="string">
            <text:p text:style-name="P9">𒈖</text:p>
          </table:table-cell>
          <table:table-cell table:style-name="Πίνακας1.A2" office:value-type="string">
            <text:p text:style-name="P10">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2</text:p>
          </table:table-cell>
          <table:table-cell table:style-name="Πίνακας1.A2" office:value-type="string">
            <text:p text:style-name="P2">12086</text:p>
          </table:table-cell>
          <table:table-cell table:style-name="Πίνακας1.A2" office:value-type="string">
            <text:p text:style-name="P2">556</text:p>
          </table:table-cell>
          <table:table-cell table:style-name="Πίνακας1.A2" office:value-type="string">
            <text:p text:style-name="P9">𒂆</text:p>
          </table:table-cell>
          <table:table-cell table:style-name="Πίνακας1.A2" office:value-type="string">
            <text:p text:style-name="P10">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654</text:p>
          </table:table-cell>
          <table:table-cell table:style-name="Πίνακας1.A2" office:value-type="string">
            <text:p text:style-name="P2">12088</text:p>
          </table:table-cell>
          <table:table-cell table:style-name="Πίνακας1.A2" office:value-type="string">
            <text:p text:style-name="P2">557</text:p>
          </table:table-cell>
          <table:table-cell table:style-name="Πίνακας1.A2" office:value-type="string">
            <text:p text:style-name="P9">𒂈</text:p>
          </table:table-cell>
          <table:table-cell table:style-name="Πίνακας1.A2" office:value-type="string">
            <text:p text:style-name="P10">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5</text:p>
          </table:table-cell>
          <table:table-cell table:style-name="Πίνακας1.A2" office:value-type="string">
            <text:p text:style-name="P2">1212B</text:p>
          </table:table-cell>
          <table:table-cell table:style-name="Πίνακας1.A2" office:value-type="string">
            <text:p text:style-name="P2">558</text:p>
          </table:table-cell>
          <table:table-cell table:style-name="Πίνακας1.A2" office:value-type="string">
            <text:p text:style-name="P9">𒄫</text:p>
          </table:table-cell>
          <table:table-cell table:style-name="Πίνακας1.A2" office:value-type="string">
            <text:p text:style-name="P10">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6</text:p>
          </table:table-cell>
          <table:table-cell table:style-name="Πίνακας1.A2" office:value-type="string">
            <text:p text:style-name="P2">12053</text:p>
          </table:table-cell>
          <table:table-cell table:style-name="Πίνακας1.A2" office:value-type="string">
            <text:p text:style-name="P2">559</text:p>
          </table:table-cell>
          <table:table-cell table:style-name="Πίνακας1.A2" office:value-type="string">
            <text:p text:style-name="P9">𒁓</text:p>
          </table:table-cell>
          <table:table-cell table:style-name="Πίνακας1.A2" office:value-type="string">
            <text:p text:style-name="P10">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7</text:p>
          </table:table-cell>
          <table:table-cell table:style-name="Πίνακας1.A2" office:value-type="string">
            <text:p text:style-name="P2">12009</text:p>
          </table:table-cell>
          <table:table-cell table:style-name="Πίνακας1.A2" office:value-type="string">
            <text:p text:style-name="P2">560</text:p>
          </table:table-cell>
          <table:table-cell table:style-name="Πίνακας1.A2" office:value-type="string">
            <text:p text:style-name="P9">𒀉</text:p>
          </table:table-cell>
          <table:table-cell table:style-name="Πίνακας1.A2" office:value-type="string">
            <text:p text:style-name="P10">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8</text:p>
          </table:table-cell>
          <table:table-cell table:style-name="Πίνακας1.A2" office:value-type="string">
            <text:p text:style-name="P2">12055</text:p>
          </table:table-cell>
          <table:table-cell table:style-name="Πίνακας1.A2" office:value-type="string">
            <text:p text:style-name="P2">561</text:p>
          </table:table-cell>
          <table:table-cell table:style-name="Πίνακας1.A2" office:value-type="string">
            <text:p text:style-name="P9">𒁕</text:p>
          </table:table-cell>
          <table:table-cell table:style-name="Πίνακας1.A2" office:value-type="string">
            <text:p text:style-name="P10">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59</text:p>
          </table:table-cell>
          <table:table-cell table:style-name="Πίνακας1.A2" office:value-type="string">
            <text:p text:style-name="P2">120FD</text:p>
          </table:table-cell>
          <table:table-cell table:style-name="Πίνακας1.A2" office:value-type="string">
            <text:p text:style-name="P2">562</text:p>
          </table:table-cell>
          <table:table-cell table:style-name="Πίνακας1.A2" office:value-type="string">
            <text:p text:style-name="P9">𒃽</text:p>
          </table:table-cell>
          <table:table-cell table:style-name="Πίνακας1.A2" office:value-type="string">
            <text:p text:style-name="P10">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0</text:p>
          </table:table-cell>
          <table:table-cell table:style-name="Πίνακας1.A2" office:value-type="string">
            <text:p text:style-name="P2">12434</text:p>
          </table:table-cell>
          <table:table-cell table:style-name="Πίνακας1.A2" office:value-type="string">
            <text:p text:style-name="P2">563</text:p>
          </table:table-cell>
          <table:table-cell table:style-name="Πίνακας1.A2" office:value-type="string">
            <text:p text:style-name="P9">𒐴</text:p>
          </table:table-cell>
          <table:table-cell table:style-name="Πίνακας1.A2" office:value-type="string">
            <text:p text:style-name="P10">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1</text:p>
          </table:table-cell>
          <table:table-cell table:style-name="Πίνακας1.A2" office:value-type="string">
            <text:p text:style-name="P2">1214A</text:p>
          </table:table-cell>
          <table:table-cell table:style-name="Πίνακας1.A2" office:value-type="string">
            <text:p text:style-name="P2">564</text:p>
          </table:table-cell>
          <table:table-cell table:style-name="Πίνακας1.A2" office:value-type="string">
            <text:p text:style-name="P9">𒅊</text:p>
          </table:table-cell>
          <table:table-cell table:style-name="Πίνακας1.A2" office:value-type="string">
            <text:p text:style-name="P10">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2</text:p>
          </table:table-cell>
          <table:table-cell table:style-name="Πίνακας1.A2" office:value-type="string">
            <text:p text:style-name="P2">12080</text:p>
          </table:table-cell>
          <table:table-cell table:style-name="Πίνακας1.A2" office:value-type="string">
            <text:p text:style-name="P2">565</text:p>
          </table:table-cell>
          <table:table-cell table:style-name="Πίνακας1.A2" office:value-type="string">
            <text:p text:style-name="P9">𒂀</text:p>
          </table:table-cell>
          <table:table-cell table:style-name="Πίνακας1.A2" office:value-type="string">
            <text:p text:style-name="P10">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4</text:p>
          </table:table-cell>
          <table:table-cell table:style-name="Πίνακας1.A2" office:value-type="string">
            <text:p text:style-name="P2">122AD</text:p>
          </table:table-cell>
          <table:table-cell table:style-name="Πίνακας1.A2" office:value-type="string">
            <text:p text:style-name="P2">566</text:p>
          </table:table-cell>
          <table:table-cell table:style-name="Πίνακας1.A2" office:value-type="string">
            <text:p text:style-name="P9">𒊭</text:p>
          </table:table-cell>
          <table:table-cell table:style-name="Πίνακας1.A2" office:value-type="string">
            <text:p text:style-name="P10">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5</text:p>
          </table:table-cell>
          <table:table-cell table:style-name="Πίνακας1.A2" office:value-type="string">
            <text:p text:style-name="P2">122D7</text:p>
          </table:table-cell>
          <table:table-cell table:style-name="Πίνακας1.A2" office:value-type="string">
            <text:p text:style-name="P2">567</text:p>
          </table:table-cell>
          <table:table-cell table:style-name="Πίνακας1.A2" office:value-type="string">
            <text:p text:style-name="P9">𒋗</text:p>
          </table:table-cell>
          <table:table-cell table:style-name="Πίνακας1.A2" office:value-type="string">
            <text:p text:style-name="P10">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6</text:p>
          </table:table-cell>
          <table:table-cell table:style-name="Πίνακας1.A2" office:value-type="string">
            <text:p text:style-name="P2">12192</text:p>
          </table:table-cell>
          <table:table-cell table:style-name="Πίνακας1.A2" office:value-type="string">
            <text:p text:style-name="P2">568</text:p>
          </table:table-cell>
          <table:table-cell table:style-name="Πίνακας1.A2" office:value-type="string">
            <text:p text:style-name="P9">𒆒</text:p>
          </table:table-cell>
          <table:table-cell table:style-name="Πίνακας1.A2" office:value-type="string">
            <text:p text:style-name="P10">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7</text:p>
          </table:table-cell>
          <table:table-cell table:style-name="Πίνακας1.A2" office:value-type="string">
            <text:p text:style-name="P2">12193</text:p>
          </table:table-cell>
          <table:table-cell table:style-name="Πίνακας1.A2" office:value-type="string">
            <text:p text:style-name="P2">569</text:p>
          </table:table-cell>
          <table:table-cell table:style-name="Πίνακας1.A2" office:value-type="string">
            <text:p text:style-name="P9">𒆓</text:p>
          </table:table-cell>
          <table:table-cell table:style-name="Πίνακας1.A2" office:value-type="string">
            <text:p text:style-name="P10">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8</text:p>
          </table:table-cell>
          <table:table-cell table:style-name="Πίνακας1.A2" office:value-type="string">
            <text:p text:style-name="P2">1221C</text:p>
          </table:table-cell>
          <table:table-cell table:style-name="Πίνακας1.A2" office:value-type="string">
            <text:p text:style-name="P2">570</text:p>
          </table:table-cell>
          <table:table-cell table:style-name="Πίνακας1.A2" office:value-type="string">
            <text:p text:style-name="P9">𒈜</text:p>
          </table:table-cell>
          <table:table-cell table:style-name="Πίνακας1.A2" office:value-type="string">
            <text:p text:style-name="P10">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69</text:p>
          </table:table-cell>
          <table:table-cell table:style-name="Πίνακας1.A2" office:value-type="string">
            <text:p text:style-name="P2">122B7</text:p>
          </table:table-cell>
          <table:table-cell table:style-name="Πίνακας1.A2" office:value-type="string">
            <text:p text:style-name="P2">571</text:p>
          </table:table-cell>
          <table:table-cell table:style-name="Πίνακας1.A2" office:value-type="string">
            <text:p text:style-name="P9">𒊷</text:p>
          </table:table-cell>
          <table:table-cell table:style-name="Πίνακας1.A2" office:value-type="string">
            <text:p text:style-name="P10">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670</text:p>
          </table:table-cell>
          <table:table-cell table:style-name="Πίνακας1.A2" office:value-type="string">
            <text:p text:style-name="P2">12121</text:p>
          </table:table-cell>
          <table:table-cell table:style-name="Πίνακας1.A2" office:value-type="string">
            <text:p text:style-name="P2">572</text:p>
          </table:table-cell>
          <table:table-cell table:style-name="Πίνακας1.A2" office:value-type="string">
            <text:p text:style-name="P9">𒄡</text:p>
          </table:table-cell>
          <table:table-cell table:style-name="Πίνακας1.A2" office:value-type="string">
            <text:p text:style-name="P10">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1</text:p>
          </table:table-cell>
          <table:table-cell table:style-name="Πίνακας1.A2" office:value-type="string">
            <text:p text:style-name="P2">12029</text:p>
          </table:table-cell>
          <table:table-cell table:style-name="Πίνακας1.A2" office:value-type="string">
            <text:p text:style-name="P2">573</text:p>
          </table:table-cell>
          <table:table-cell table:style-name="Πίνακας1.A2" office:value-type="string">
            <text:p text:style-name="P9">𒀩</text:p>
          </table:table-cell>
          <table:table-cell table:style-name="Πίνακας1.A2" office:value-type="string">
            <text:p text:style-name="P10">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2</text:p>
          </table:table-cell>
          <table:table-cell table:style-name="Πίνακας1.A2" office:value-type="string">
            <text:p text:style-name="P2">12335</text:p>
          </table:table-cell>
          <table:table-cell table:style-name="Πίνακας1.A2" office:value-type="string">
            <text:p text:style-name="P2">574</text:p>
          </table:table-cell>
          <table:table-cell table:style-name="Πίνακας1.A2" office:value-type="string">
            <text:p text:style-name="P9">𒌵</text:p>
          </table:table-cell>
          <table:table-cell table:style-name="Πίνακας1.A2" office:value-type="string">
            <text:p text:style-name="P10">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3</text:p>
          </table:table-cell>
          <table:table-cell table:style-name="Πίνακας1.A2" office:value-type="string">
            <text:p text:style-name="P2">12039</text:p>
          </table:table-cell>
          <table:table-cell table:style-name="Πίνακας1.A2" office:value-type="string">
            <text:p text:style-name="P2">575</text:p>
          </table:table-cell>
          <table:table-cell table:style-name="Πίνακας1.A2" office:value-type="string">
            <text:p text:style-name="P9">𒀹</text:p>
          </table:table-cell>
          <table:table-cell table:style-name="Πίνακας1.A2" office:value-type="string">
            <text:p text:style-name="P10">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4</text:p>
          </table:table-cell>
          <table:table-cell table:style-name="Πίνακας1.A2" office:value-type="string">
            <text:p text:style-name="P2">120F5</text:p>
          </table:table-cell>
          <table:table-cell table:style-name="Πίνακας1.A2" office:value-type="string">
            <text:p text:style-name="P2">576</text:p>
          </table:table-cell>
          <table:table-cell table:style-name="Πίνακας1.A2" office:value-type="string">
            <text:p text:style-name="P9">𒃵</text:p>
          </table:table-cell>
          <table:table-cell table:style-name="Πίνακας1.A2" office:value-type="string">
            <text:p text:style-name="P10">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6</text:p>
          </table:table-cell>
          <table:table-cell table:style-name="Πίνακας1.A2" office:value-type="string">
            <text:p text:style-name="P2">12448</text:p>
          </table:table-cell>
          <table:table-cell table:style-name="Πίνακας1.A2" office:value-type="string">
            <text:p text:style-name="P2">577</text:p>
          </table:table-cell>
          <table:table-cell table:style-name="Πίνακας1.A2" office:value-type="string">
            <text:p text:style-name="P9">𒑈</text:p>
          </table:table-cell>
          <table:table-cell table:style-name="Πίνακας1.A2" office:value-type="string">
            <text:p text:style-name="P10">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8</text:p>
          </table:table-cell>
          <table:table-cell table:style-name="Πίνακας1.A2" office:value-type="string">
            <text:p text:style-name="P2">121B3</text:p>
          </table:table-cell>
          <table:table-cell table:style-name="Πίνακας1.A2" office:value-type="string">
            <text:p text:style-name="P2">578</text:p>
          </table:table-cell>
          <table:table-cell table:style-name="Πίνακας1.A2" office:value-type="string">
            <text:p text:style-name="P9">𒆳</text:p>
          </table:table-cell>
          <table:table-cell table:style-name="Πίνακας1.A2" office:value-type="string">
            <text:p text:style-name="P10">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79</text:p>
          </table:table-cell>
          <table:table-cell table:style-name="Πίνακας1.A2" office:value-type="string">
            <text:p text:style-name="P2">121B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𒆴</text:p>
          </table:table-cell>
          <table:table-cell table:style-name="Πίνακας1.A2" office:value-type="string">
            <text:p text:style-name="P10">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0</text:p>
          </table:table-cell>
          <table:table-cell table:style-name="Πίνακας1.A2" office:value-type="string">
            <text:p text:style-name="P2">122BA</text:p>
          </table:table-cell>
          <table:table-cell table:style-name="Πίνακας1.A2" office:value-type="string">
            <text:p text:style-name="P2">579</text:p>
          </table:table-cell>
          <table:table-cell table:style-name="Πίνακας1.A2" office:value-type="string">
            <text:p text:style-name="P9">𒊺</text:p>
          </table:table-cell>
          <table:table-cell table:style-name="Πίνακας1.A2" office:value-type="string">
            <text:p text:style-name="P10">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1</text:p>
          </table:table-cell>
          <table:table-cell table:style-name="Πίνακας1.A2" office:value-type="string">
            <text:p text:style-name="P2">1204D</text:p>
          </table:table-cell>
          <table:table-cell table:style-name="Πίνακας1.A2" office:value-type="string">
            <text:p text:style-name="P2">580</text:p>
          </table:table-cell>
          <table:table-cell table:style-name="Πίνακας1.A2" office:value-type="string">
            <text:p text:style-name="P9">𒁍</text:p>
          </table:table-cell>
          <table:table-cell table:style-name="Πίνακας1.A2" office:value-type="string">
            <text:p text:style-name="P10">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2</text:p>
          </table:table-cell>
          <table:table-cell table:style-name="Πίνακας1.A2" office:value-type="string">
            <text:p text:style-name="P2">12050</text:p>
          </table:table-cell>
          <table:table-cell table:style-name="Πίνακας1.A2" office:value-type="string">
            <text:p text:style-name="P2">581</text:p>
          </table:table-cell>
          <table:table-cell table:style-name="Πίνακας1.A2" office:value-type="string">
            <text:p text:style-name="P9">𒁐</text:p>
          </table:table-cell>
          <table:table-cell table:style-name="Πίνακας1.A2" office:value-type="string">
            <text:p text:style-name="P10">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3</text:p>
          </table:table-cell>
          <table:table-cell table:style-name="Πίνακας1.A2" office:value-type="string">
            <text:p text:style-name="P2">1204E</text:p>
          </table:table-cell>
          <table:table-cell table:style-name="Πίνακας1.A2" office:value-type="string">
            <text:p text:style-name="P2">582</text:p>
          </table:table-cell>
          <table:table-cell table:style-name="Πίνακας1.A2" office:value-type="string">
            <text:p text:style-name="P9">𒁎</text:p>
          </table:table-cell>
          <table:table-cell table:style-name="Πίνακας1.A2" office:value-type="string">
            <text:p text:style-name="P10">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83</text:p>
          </table:table-cell>
          <table:table-cell table:style-name="Πίνακας1.A2" office:value-type="string">
            <text:p text:style-name="P9">𒊺𒄷</text:p>
          </table:table-cell>
          <table:table-cell table:style-name="Πίνακας1.A2" office:value-type="string">
            <text:p text:style-name="P10">𒊺𒄷</text:p>
          </table:table-cell>
          <table:table-cell table:style-name="Πίνακας1.A2" office:value-type="string">
            <text:p text:style-name="P15">𒊺𒄷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685</text:p>
          </table:table-cell>
          <table:table-cell table:style-name="Πίνακας1.A2" office:value-type="string">
            <text:p text:style-name="P2">122E4</text:p>
          </table:table-cell>
          <table:table-cell table:style-name="Πίνακας1.A2" office:value-type="string">
            <text:p text:style-name="P2">584</text:p>
          </table:table-cell>
          <table:table-cell table:style-name="Πίνακας1.A2" office:value-type="string">
            <text:p text:style-name="P9">𒋤</text:p>
          </table:table-cell>
          <table:table-cell table:style-name="Πίνακας1.A2" office:value-type="string">
            <text:p text:style-name="P10">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686</text:p>
          </table:table-cell>
          <table:table-cell table:style-name="Πίνακας1.A2" office:value-type="string">
            <text:p text:style-name="P2">12232</text:p>
          </table:table-cell>
          <table:table-cell table:style-name="Πίνακας1.A2" office:value-type="string">
            <text:p text:style-name="P2">585</text:p>
          </table:table-cell>
          <table:table-cell table:style-name="Πίνακας1.A2" office:value-type="string">
            <text:p text:style-name="P9">𒈲</text:p>
          </table:table-cell>
          <table:table-cell table:style-name="Πίνακας1.A2" office:value-type="string">
            <text:p text:style-name="P10">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7</text:p>
          </table:table-cell>
          <table:table-cell table:style-name="Πίνακας1.A2" office:value-type="string">
            <text:p text:style-name="P2">1235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𒍙</text:p>
          </table:table-cell>
          <table:table-cell table:style-name="Πίνακας1.A2" office:value-type="string">
            <text:p text:style-name="P10">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8</text:p>
          </table:table-cell>
          <table:table-cell table:style-name="Πίνακας1.A2" office:value-type="string">
            <text:p text:style-name="P2">12236</text:p>
          </table:table-cell>
          <table:table-cell table:style-name="Πίνακας1.A2" office:value-type="string">
            <text:p text:style-name="P2">586</text:p>
          </table:table-cell>
          <table:table-cell table:style-name="Πίνακας1.A2" office:value-type="string">
            <text:p text:style-name="P9">𒈶</text:p>
          </table:table-cell>
          <table:table-cell table:style-name="Πίνακας1.A2" office:value-type="string">
            <text:p text:style-name="P10">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8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0</text:p>
          </table:table-cell>
          <table:table-cell table:style-name="Πίνακας1.A2" office:value-type="string">
            <text:p text:style-name="P2">1223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𒈷</text:p>
          </table:table-cell>
          <table:table-cell table:style-name="Πίνακας1.A2" office:value-type="string">
            <text:p text:style-name="P10">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1</text:p>
          </table:table-cell>
          <table:table-cell table:style-name="Πίνακας1.A2" office:value-type="string">
            <text:p text:style-name="P2">12301</text:p>
          </table:table-cell>
          <table:table-cell table:style-name="Πίνακας1.A2" office:value-type="string">
            <text:p text:style-name="P2">587</text:p>
          </table:table-cell>
          <table:table-cell table:style-name="Πίνακας1.A2" office:value-type="string">
            <text:p text:style-name="P9">𒌁</text:p>
          </table:table-cell>
          <table:table-cell table:style-name="Πίνακας1.A2" office:value-type="string">
            <text:p text:style-name="P10">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2</text:p>
          </table:table-cell>
          <table:table-cell table:style-name="Πίνακας1.A2" office:value-type="string">
            <text:p text:style-name="P2">1230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𒌃</text:p>
          </table:table-cell>
          <table:table-cell table:style-name="Πίνακας1.A2" office:value-type="string">
            <text:p text:style-name="P10">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3</text:p>
          </table:table-cell>
          <table:table-cell table:style-name="Πίνακας1.A2" office:value-type="string">
            <text:p text:style-name="P2">12304</text:p>
          </table:table-cell>
          <table:table-cell table:style-name="Πίνακας1.A2" office:value-type="string">
            <text:p text:style-name="P2">588</text:p>
          </table:table-cell>
          <table:table-cell table:style-name="Πίνακας1.A2" office:value-type="string">
            <text:p text:style-name="P9">𒌄</text:p>
          </table:table-cell>
          <table:table-cell table:style-name="Πίνακας1.A2" office:value-type="string">
            <text:p text:style-name="P10">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4</text:p>
          </table:table-cell>
          <table:table-cell table:style-name="Πίνακας1.A2" office:value-type="string">
            <text:p text:style-name="P2">122BC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𒊼</text:p>
          </table:table-cell>
          <table:table-cell table:style-name="Πίνακας1.A2" office:value-type="string">
            <text:p text:style-name="P10">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5</text:p>
          </table:table-cell>
          <table:table-cell table:style-name="Πίνακας1.A2" office:value-type="string">
            <text:p text:style-name="P2">122B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𒊽</text:p>
          </table:table-cell>
          <table:table-cell table:style-name="Πίνακας1.A2" office:value-type="string">
            <text:p text:style-name="P10">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6</text:p>
          </table:table-cell>
          <table:table-cell table:style-name="Πίνακας1.A2" office:value-type="string">
            <text:p text:style-name="P2">1230F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𒌏</text:p>
          </table:table-cell>
          <table:table-cell table:style-name="Πίνακας1.A2" office:value-type="string">
            <text:p text:style-name="P10">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7</text:p>
          </table:table-cell>
          <table:table-cell table:style-name="Πίνακας1.A2" office:value-type="string">
            <text:p text:style-name="P2">1230E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𒌎</text:p>
          </table:table-cell>
          <table:table-cell table:style-name="Πίνακας1.A2" office:value-type="string">
            <text:p text:style-name="P10">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8</text:p>
          </table:table-cell>
          <table:table-cell table:style-name="Πίνακας1.A2" office:value-type="string">
            <text:p text:style-name="P2">122FC</text:p>
          </table:table-cell>
          <table:table-cell table:style-name="Πίνακας1.A2" office:value-type="string">
            <text:p text:style-name="P2">589</text:p>
          </table:table-cell>
          <table:table-cell table:style-name="Πίνακας1.A2" office:value-type="string">
            <text:p text:style-name="P9">𒋼</text:p>
          </table:table-cell>
          <table:table-cell table:style-name="Πίνακας1.A2" office:value-type="string">
            <text:p text:style-name="P10">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69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590</text:p>
          </table:table-cell>
          <table:table-cell table:style-name="Πίνακας1.A2" office:value-type="string">
            <text:p text:style-name="P9">𒋼𒀀</text:p>
          </table:table-cell>
          <table:table-cell table:style-name="Πίνακας1.A2" office:value-type="string">
            <text:p text:style-name="P10">𒋼𒀀</text:p>
          </table:table-cell>
          <table:table-cell table:style-name="Πίνακας1.A2" office:value-type="string">
            <text:p text:style-name="P15">𒋼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00</text:p>
          </table:table-cell>
          <table:table-cell table:style-name="Πίνακας1.A2" office:value-type="string">
            <text:p text:style-name="P2">121FA</text:p>
          </table:table-cell>
          <table:table-cell table:style-name="Πίνακας1.A2" office:value-type="string">
            <text:p text:style-name="P2">591</text:p>
          </table:table-cell>
          <table:table-cell table:style-name="Πίνακας1.A2" office:value-type="string">
            <text:p text:style-name="P9">𒇺</text:p>
          </table:table-cell>
          <table:table-cell table:style-name="Πίνακας1.A2" office:value-type="string">
            <text:p text:style-name="P10">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1</text:p>
          </table:table-cell>
          <table:table-cell table:style-name="Πίνακας1.A2" office:value-type="string">
            <text:p text:style-name="P2">12471</text:p>
          </table:table-cell>
          <table:table-cell table:style-name="Πίνακας1.A2" office:value-type="string">
            <text:p text:style-name="P2">592</text:p>
          </table:table-cell>
          <table:table-cell table:style-name="Πίνακας1.A2" office:value-type="string">
            <text:p text:style-name="P9">𒑱</text:p>
          </table:table-cell>
          <table:table-cell table:style-name="Πίνακας1.A2" office:value-type="string">
            <text:p text:style-name="P10">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02</text:p>
          </table:table-cell>
          <table:table-cell table:style-name="Πίνακας1.A2" office:value-type="string">
            <text:p text:style-name="P2">1244A</text:p>
          </table:table-cell>
          <table:table-cell table:style-name="Πίνακας1.A2" office:value-type="string">
            <text:p text:style-name="P2">593</text:p>
          </table:table-cell>
          <table:table-cell table:style-name="Πίνακας1.A2" office:value-type="string">
            <text:p text:style-name="P9">𒑊</text:p>
          </table:table-cell>
          <table:table-cell table:style-name="Πίνακας1.A2" office:value-type="string">
            <text:p text:style-name="P10">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3</text:p>
          </table:table-cell>
          <table:table-cell table:style-name="Πίνακας1.A2" office:value-type="string">
            <text:p text:style-name="P2">12462</text:p>
          </table:table-cell>
          <table:table-cell table:style-name="Πίνακας1.A2" office:value-type="string">
            <text:p text:style-name="P2">594</text:p>
          </table:table-cell>
          <table:table-cell table:style-name="Πίνακας1.A2" office:value-type="string">
            <text:p text:style-name="P9">𒑢</text:p>
          </table:table-cell>
          <table:table-cell table:style-name="Πίνακας1.A2" office:value-type="string">
            <text:p text:style-name="P10">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4</text:p>
          </table:table-cell>
          <table:table-cell table:style-name="Πίνακας1.A2" office:value-type="string">
            <text:p text:style-name="P2">1219A</text:p>
          </table:table-cell>
          <table:table-cell table:style-name="Πίνακας1.A2" office:value-type="string">
            <text:p text:style-name="P2">595</text:p>
          </table:table-cell>
          <table:table-cell table:style-name="Πίνακας1.A2" office:value-type="string">
            <text:p text:style-name="P9">𒆚</text:p>
          </table:table-cell>
          <table:table-cell table:style-name="Πίνακας1.A2" office:value-type="string">
            <text:p text:style-name="P10">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5</text:p>
          </table:table-cell>
          <table:table-cell table:style-name="Πίνακας1.A2" office:value-type="string">
            <text:p text:style-name="P2">1213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𒄰</text:p>
          </table:table-cell>
          <table:table-cell table:style-name="Πίνακας1.A2" office:value-type="string">
            <text:p text:style-name="P10">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6</text:p>
          </table:table-cell>
          <table:table-cell table:style-name="Πίνακας1.A2" office:value-type="string">
            <text:p text:style-name="P2">12313</text:p>
          </table:table-cell>
          <table:table-cell table:style-name="Πίνακας1.A2" office:value-type="string">
            <text:p text:style-name="P2">596</text:p>
          </table:table-cell>
          <table:table-cell table:style-name="Πίνακας1.A2" office:value-type="string">
            <text:p text:style-name="P9">𒌓</text:p>
          </table:table-cell>
          <table:table-cell table:style-name="Πίνακας1.A2" office:value-type="string">
            <text:p text:style-name="P10">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7</text:p>
          </table:table-cell>
          <table:table-cell table:style-name="Πίνακας1.A2" office:value-type="string">
            <text:p text:style-name="P2">12316</text:p>
          </table:table-cell>
          <table:table-cell table:style-name="Πίνακας1.A2" office:value-type="string">
            <text:p text:style-name="P2">597</text:p>
          </table:table-cell>
          <table:table-cell table:style-name="Πίνακας1.A2" office:value-type="string">
            <text:p text:style-name="P9">𒌖</text:p>
          </table:table-cell>
          <table:table-cell table:style-name="Πίνακας1.A2" office:value-type="string">
            <text:p text:style-name="P10">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8</text:p>
          </table:table-cell>
          <table:table-cell table:style-name="Πίνακας1.A2" office:value-type="string">
            <text:p text:style-name="P2">1227F</text:p>
          </table:table-cell>
          <table:table-cell table:style-name="Πίνακας1.A2" office:value-type="string">
            <text:p text:style-name="P2">598</text:p>
          </table:table-cell>
          <table:table-cell table:style-name="Πίνακας1.A2" office:value-type="string">
            <text:p text:style-name="P9">𒉿</text:p>
          </table:table-cell>
          <table:table-cell table:style-name="Πίνακας1.A2" office:value-type="string">
            <text:p text:style-name="P10">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09</text:p>
          </table:table-cell>
          <table:table-cell table:style-name="Πίνακας1.A2" office:value-type="string">
            <text:p text:style-name="P2">1228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𒊉</text:p>
          </table:table-cell>
          <table:table-cell table:style-name="Πίνακας1.A2" office:value-type="string">
            <text:p text:style-name="P10">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10</text:p>
          </table:table-cell>
          <table:table-cell table:style-name="Πίνακας1.A2" office:value-type="string">
            <text:p text:style-name="P2">1228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𒊁</text:p>
          </table:table-cell>
          <table:table-cell table:style-name="Πίνακας1.A2" office:value-type="string">
            <text:p text:style-name="P10">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1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𒊁</text:p>
          </table:table-cell>
          <table:table-cell table:style-name="Πίνακας1.A2" office:value-type="string">
            <text:p text:style-name="P15">𒊁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12</text:p>
          </table:table-cell>
          <table:table-cell table:style-name="Πίνακας1.A2" office:value-type="string">
            <text:p text:style-name="P2">1228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𒊅</text:p>
          </table:table-cell>
          <table:table-cell table:style-name="Πίνακας1.A2" office:value-type="string">
            <text:p text:style-name="P10">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1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𒊅</text:p>
          </table:table-cell>
          <table:table-cell table:style-name="Πίνακας1.A2" office:value-type="string">
            <text:p text:style-name="P15">𒊅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14</text:p>
          </table:table-cell>
          <table:table-cell table:style-name="Πίνακας1.A2" office:value-type="string">
            <text:p text:style-name="P2">1228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𒊂</text:p>
          </table:table-cell>
          <table:table-cell table:style-name="Πίνακας1.A2" office:value-type="string">
            <text:p text:style-name="P10">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1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𒊂</text:p>
          </table:table-cell>
          <table:table-cell table:style-name="Πίνακας1.A2" office:value-type="string">
            <text:p text:style-name="P15">𒊂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1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𒊉</text:p>
          </table:table-cell>
          <table:table-cell table:style-name="Πίνακας1.A2" office:value-type="string">
            <text:p text:style-name="P12">𒊉</text:p>
          </table:table-cell>
          <table:table-cell table:style-name="Πίνακας1.A2" office:value-type="string">
            <text:p text:style-name="P15">𒊉</text:p>
          </table:table-cell>
          <table:table-cell table:style-name="Πίνακας1.A2" office:value-type="string">
            <text:p text:style-name="P1">aalt=1</text:p>
          </table:table-cell>
        </table:table-row>
        <table:table-row table:style-name="Πίνακας1.1">
          <table:table-cell table:style-name="Πίνακας1.A2" office:value-type="string">
            <text:p text:style-name="P1">71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3">𒊉</text:p>
          </table:table-cell>
          <table:table-cell table:style-name="Πίνακας1.A2" office:value-type="string">
            <text:p text:style-name="P15">𒊉</text:p>
          </table:table-cell>
          <table:table-cell table:style-name="Πίνακας1.A2" office:value-type="string">
            <text:p text:style-name="P1">aalt=2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18</text:p>
          </table:table-cell>
          <table:table-cell table:style-name="Πίνακας1.A2" office:value-type="string">
            <text:p text:style-name="P2">1228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𒊄</text:p>
          </table:table-cell>
          <table:table-cell table:style-name="Πίνακας1.A2" office:value-type="string">
            <text:p text:style-name="P10">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1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𒊄</text:p>
          </table:table-cell>
          <table:table-cell table:style-name="Πίνακας1.A2" office:value-type="string">
            <text:p text:style-name="P15">𒊄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20</text:p>
          </table:table-cell>
          <table:table-cell table:style-name="Πίνακας1.A2" office:value-type="string">
            <text:p text:style-name="P2">1228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𒊃</text:p>
          </table:table-cell>
          <table:table-cell table:style-name="Πίνακας1.A2" office:value-type="string">
            <text:p text:style-name="P10">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2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𒊃</text:p>
          </table:table-cell>
          <table:table-cell table:style-name="Πίνακας1.A2" office:value-type="string">
            <text:p text:style-name="P15">𒊃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22</text:p>
          </table:table-cell>
          <table:table-cell table:style-name="Πίνακας1.A2" office:value-type="string">
            <text:p text:style-name="P2">1228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𒊇</text:p>
          </table:table-cell>
          <table:table-cell table:style-name="Πίνακας1.A2" office:value-type="string">
            <text:p text:style-name="P10">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2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𒊇</text:p>
          </table:table-cell>
          <table:table-cell table:style-name="Πίνακας1.A2" office:value-type="string">
            <text:p text:style-name="P15">𒊇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24</text:p>
          </table:table-cell>
          <table:table-cell table:style-name="Πίνακας1.A2" office:value-type="string">
            <text:p text:style-name="P2">1228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𒊆</text:p>
          </table:table-cell>
          <table:table-cell table:style-name="Πίνακας1.A2" office:value-type="string">
            <text:p text:style-name="P10">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2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𒊆</text:p>
          </table:table-cell>
          <table:table-cell table:style-name="Πίνακας1.A2" office:value-type="string">
            <text:p text:style-name="P15">𒊆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26</text:p>
          </table:table-cell>
          <table:table-cell table:style-name="Πίνακας1.A2" office:value-type="string">
            <text:p text:style-name="P2">1228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𒊀</text:p>
          </table:table-cell>
          <table:table-cell table:style-name="Πίνακας1.A2" office:value-type="string">
            <text:p text:style-name="P10">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2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𒊀</text:p>
          </table:table-cell>
          <table:table-cell table:style-name="Πίνακας1.A2" office:value-type="string">
            <text:p text:style-name="P15">𒊀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28</text:p>
          </table:table-cell>
          <table:table-cell table:style-name="Πίνακας1.A2" office:value-type="string">
            <text:p text:style-name="P2">122AE</text:p>
          </table:table-cell>
          <table:table-cell table:style-name="Πίνακας1.A2" office:value-type="string">
            <text:p text:style-name="P2">599</text:p>
          </table:table-cell>
          <table:table-cell table:style-name="Πίνακας1.A2" office:value-type="string">
            <text:p text:style-name="P9">𒊮</text:p>
          </table:table-cell>
          <table:table-cell table:style-name="Πίνακας1.A2" office:value-type="string">
            <text:p text:style-name="P10">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29</text:p>
          </table:table-cell>
          <table:table-cell table:style-name="Πίνακας1.A2" office:value-type="string">
            <text:p text:style-name="P2">122B0</text:p>
          </table:table-cell>
          <table:table-cell table:style-name="Πίνακας1.A2" office:value-type="string">
            <text:p text:style-name="P2">600</text:p>
          </table:table-cell>
          <table:table-cell table:style-name="Πίνακας1.A2" office:value-type="string">
            <text:p text:style-name="P9">𒊰</text:p>
          </table:table-cell>
          <table:table-cell table:style-name="Πίνακας1.A2" office:value-type="string">
            <text:p text:style-name="P10">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0</text:p>
          </table:table-cell>
          <table:table-cell table:style-name="Πίνακας1.A2" office:value-type="string">
            <text:p text:style-name="P2">122B4</text:p>
          </table:table-cell>
          <table:table-cell table:style-name="Πίνακας1.A2" office:value-type="string">
            <text:p text:style-name="P2">601</text:p>
          </table:table-cell>
          <table:table-cell table:style-name="Πίνακας1.A2" office:value-type="string">
            <text:p text:style-name="P9">𒊴</text:p>
          </table:table-cell>
          <table:table-cell table:style-name="Πίνακας1.A2" office:value-type="string">
            <text:p text:style-name="P10">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1</text:p>
          </table:table-cell>
          <table:table-cell table:style-name="Πίνακας1.A2" office:value-type="string">
            <text:p text:style-name="P2">122B2</text:p>
          </table:table-cell>
          <table:table-cell table:style-name="Πίνακας1.A2" office:value-type="string">
            <text:p text:style-name="P2">602</text:p>
          </table:table-cell>
          <table:table-cell table:style-name="Πίνακας1.A2" office:value-type="string">
            <text:p text:style-name="P9">𒊲</text:p>
          </table:table-cell>
          <table:table-cell table:style-name="Πίνακας1.A2" office:value-type="string">
            <text:p text:style-name="P10">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2</text:p>
          </table:table-cell>
          <table:table-cell table:style-name="Πίνακας1.A2" office:value-type="string">
            <text:p text:style-name="P2">122B1</text:p>
          </table:table-cell>
          <table:table-cell table:style-name="Πίνακας1.A2" office:value-type="string">
            <text:p text:style-name="P2">603</text:p>
          </table:table-cell>
          <table:table-cell table:style-name="Πίνακας1.A2" office:value-type="string">
            <text:p text:style-name="P9">𒊱</text:p>
          </table:table-cell>
          <table:table-cell table:style-name="Πίνακας1.A2" office:value-type="string">
            <text:p text:style-name="P10">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0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𒊮𒌓</text:p>
          </table:table-cell>
          <table:table-cell table:style-name="Πίνακας1.A2" office:value-type="string">
            <text:p text:style-name="P15">𒊮𒌓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34</text:p>
          </table:table-cell>
          <table:table-cell table:style-name="Πίνακας1.A2" office:value-type="string">
            <text:p text:style-name="P2">122B5</text:p>
          </table:table-cell>
          <table:table-cell table:style-name="Πίνακας1.A2" office:value-type="string">
            <text:p text:style-name="P2">605</text:p>
          </table:table-cell>
          <table:table-cell table:style-name="Πίνακας1.A2" office:value-type="string">
            <text:p text:style-name="P9">𒊵</text:p>
          </table:table-cell>
          <table:table-cell table:style-name="Πίνακας1.A2" office:value-type="string">
            <text:p text:style-name="P10">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5</text:p>
          </table:table-cell>
          <table:table-cell table:style-name="Πίνακας1.A2" office:value-type="string">
            <text:p text:style-name="P2">122B6</text:p>
          </table:table-cell>
          <table:table-cell table:style-name="Πίνακας1.A2" office:value-type="string">
            <text:p text:style-name="P2">606</text:p>
          </table:table-cell>
          <table:table-cell table:style-name="Πίνακας1.A2" office:value-type="string">
            <text:p text:style-name="P9">𒊶</text:p>
          </table:table-cell>
          <table:table-cell table:style-name="Πίνακας1.A2" office:value-type="string">
            <text:p text:style-name="P10">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07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𒊮𒈪</text:p>
          </table:table-cell>
          <table:table-cell table:style-name="Πίνακας1.A2" office:value-type="string">
            <text:p text:style-name="P15">𒊮𒈪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37</text:p>
          </table:table-cell>
          <table:table-cell table:style-name="Πίνακας1.A2" office:value-type="string">
            <text:p text:style-name="P2">122AF</text:p>
          </table:table-cell>
          <table:table-cell table:style-name="Πίνακας1.A2" office:value-type="string">
            <text:p text:style-name="P2">608</text:p>
          </table:table-cell>
          <table:table-cell table:style-name="Πίνακας1.A2" office:value-type="string">
            <text:p text:style-name="P9">𒊯</text:p>
          </table:table-cell>
          <table:table-cell table:style-name="Πίνακας1.A2" office:value-type="string">
            <text:p text:style-name="P10">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8</text:p>
          </table:table-cell>
          <table:table-cell table:style-name="Πίνακας1.A2" office:value-type="string">
            <text:p text:style-name="P2">122B3</text:p>
          </table:table-cell>
          <table:table-cell table:style-name="Πίνακας1.A2" office:value-type="string">
            <text:p text:style-name="P2">609</text:p>
          </table:table-cell>
          <table:table-cell table:style-name="Πίνακας1.A2" office:value-type="string">
            <text:p text:style-name="P9">𒊳</text:p>
          </table:table-cell>
          <table:table-cell table:style-name="Πίνακας1.A2" office:value-type="string">
            <text:p text:style-name="P10">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3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10</text:p>
          </table:table-cell>
          <table:table-cell table:style-name="Πίνακας1.A2" office:value-type="string">
            <text:p text:style-name="P9">𒌓𒊩𒄸</text:p>
          </table:table-cell>
          <table:table-cell table:style-name="Πίνακας1.A2" office:value-type="string">
            <text:p text:style-name="P10">𒌓𒊩𒄸</text:p>
          </table:table-cell>
          <table:table-cell table:style-name="Πίνακας1.A2" office:value-type="string">
            <text:p text:style-name="P15">𒌓𒊩𒄸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40</text:p>
          </table:table-cell>
          <table:table-cell table:style-name="Πίνακας1.A2" office:value-type="string">
            <text:p text:style-name="P2">12314</text:p>
          </table:table-cell>
          <table:table-cell table:style-name="Πίνακας1.A2" office:value-type="string">
            <text:p text:style-name="P2">611</text:p>
          </table:table-cell>
          <table:table-cell table:style-name="Πίνακας1.A2" office:value-type="string">
            <text:p text:style-name="P9">𒌔</text:p>
          </table:table-cell>
          <table:table-cell table:style-name="Πίνακας1.A2" office:value-type="string">
            <text:p text:style-name="P10">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1</text:p>
          </table:table-cell>
          <table:table-cell table:style-name="Πίνακας1.A2" office:value-type="string">
            <text:p text:style-name="P2">1209F</text:p>
          </table:table-cell>
          <table:table-cell table:style-name="Πίνακας1.A2" office:value-type="string">
            <text:p text:style-name="P2">612</text:p>
          </table:table-cell>
          <table:table-cell table:style-name="Πίνακας1.A2" office:value-type="string">
            <text:p text:style-name="P9">𒂟</text:p>
          </table:table-cell>
          <table:table-cell table:style-name="Πίνακας1.A2" office:value-type="string">
            <text:p text:style-name="P10">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2</text:p>
          </table:table-cell>
          <table:table-cell table:style-name="Πίνακας1.A2" office:value-type="string">
            <text:p text:style-name="P2">1209F</text:p>
          </table:table-cell>
          <table:table-cell table:style-name="Πίνακας1.A2" office:value-type="string">
            <text:p text:style-name="P2">613</text:p>
          </table:table-cell>
          <table:table-cell table:style-name="Πίνακας1.A2" office:value-type="string">
            <text:p text:style-name="P9">𒂟</text:p>
          </table:table-cell>
          <table:table-cell table:style-name="Πίνακας1.A2" office:value-type="string">
            <text:p text:style-name="P10">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3</text:p>
          </table:table-cell>
          <table:table-cell table:style-name="Πίνακας1.A2" office:value-type="string">
            <text:p text:style-name="P2">1226D</text:p>
          </table:table-cell>
          <table:table-cell table:style-name="Πίνακας1.A2" office:value-type="string">
            <text:p text:style-name="P2">614</text:p>
          </table:table-cell>
          <table:table-cell table:style-name="Πίνακας1.A2" office:value-type="string">
            <text:p text:style-name="P9">𒉭</text:p>
          </table:table-cell>
          <table:table-cell table:style-name="Πίνακας1.A2" office:value-type="string">
            <text:p text:style-name="P10">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15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𒉭𒀖</text:p>
          </table:table-cell>
          <table:table-cell table:style-name="Πίνακας1.A2" office:value-type="string">
            <text:p text:style-name="P15">𒉭𒀖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4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𒉭𒆨</text:p>
          </table:table-cell>
          <table:table-cell table:style-name="Πίνακας1.A2" office:value-type="string">
            <text:p text:style-name="P15">𒉭𒆨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46</text:p>
          </table:table-cell>
          <table:table-cell table:style-name="Πίνακας1.A2" office:value-type="string">
            <text:p text:style-name="P2">12274</text:p>
          </table:table-cell>
          <table:table-cell table:style-name="Πίνακας1.A2" office:value-type="string">
            <text:p text:style-name="P2">616</text:p>
          </table:table-cell>
          <table:table-cell table:style-name="Πίνακας1.A2" office:value-type="string">
            <text:p text:style-name="P9">𒉴</text:p>
          </table:table-cell>
          <table:table-cell table:style-name="Πίνακας1.A2" office:value-type="string">
            <text:p text:style-name="P10">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7</text:p>
          </table:table-cell>
          <table:table-cell table:style-name="Πίνακας1.A2" office:value-type="string">
            <text:p text:style-name="P2">12276</text:p>
          </table:table-cell>
          <table:table-cell table:style-name="Πίνακας1.A2" office:value-type="string">
            <text:p text:style-name="P2">617</text:p>
          </table:table-cell>
          <table:table-cell table:style-name="Πίνακας1.A2" office:value-type="string">
            <text:p text:style-name="P9">𒉶</text:p>
          </table:table-cell>
          <table:table-cell table:style-name="Πίνακας1.A2" office:value-type="string">
            <text:p text:style-name="P10">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8</text:p>
          </table:table-cell>
          <table:table-cell table:style-name="Πίνακας1.A2" office:value-type="string">
            <text:p text:style-name="P2">12273</text:p>
          </table:table-cell>
          <table:table-cell table:style-name="Πίνακας1.A2" office:value-type="string">
            <text:p text:style-name="P2">618</text:p>
          </table:table-cell>
          <table:table-cell table:style-name="Πίνακας1.A2" office:value-type="string">
            <text:p text:style-name="P9">𒉳</text:p>
          </table:table-cell>
          <table:table-cell table:style-name="Πίνακας1.A2" office:value-type="string">
            <text:p text:style-name="P10">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49</text:p>
          </table:table-cell>
          <table:table-cell table:style-name="Πίνακας1.A2" office:value-type="string">
            <text:p text:style-name="P2">1226E</text:p>
          </table:table-cell>
          <table:table-cell table:style-name="Πίνακας1.A2" office:value-type="string">
            <text:p text:style-name="P2">619</text:p>
          </table:table-cell>
          <table:table-cell table:style-name="Πίνακας1.A2" office:value-type="string">
            <text:p text:style-name="P9">𒉮</text:p>
          </table:table-cell>
          <table:table-cell table:style-name="Πίνακας1.A2" office:value-type="string">
            <text:p text:style-name="P10">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50</text:p>
          </table:table-cell>
          <table:table-cell table:style-name="Πίνακας1.A2" office:value-type="string">
            <text:p text:style-name="P2">12275</text:p>
          </table:table-cell>
          <table:table-cell table:style-name="Πίνακας1.A2" office:value-type="string">
            <text:p text:style-name="P2">620</text:p>
          </table:table-cell>
          <table:table-cell table:style-name="Πίνακας1.A2" office:value-type="string">
            <text:p text:style-name="P9">𒉵</text:p>
          </table:table-cell>
          <table:table-cell table:style-name="Πίνακας1.A2" office:value-type="string">
            <text:p text:style-name="P10">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1</text:p>
          </table:table-cell>
          <table:table-cell table:style-name="Πίνακας1.A2" office:value-type="string">
            <text:p text:style-name="P2">1226F</text:p>
          </table:table-cell>
          <table:table-cell table:style-name="Πίνακας1.A2" office:value-type="string">
            <text:p text:style-name="P2">621</text:p>
          </table:table-cell>
          <table:table-cell table:style-name="Πίνακας1.A2" office:value-type="string">
            <text:p text:style-name="P9">𒉯</text:p>
          </table:table-cell>
          <table:table-cell table:style-name="Πίνακας1.A2" office:value-type="string">
            <text:p text:style-name="P10">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3</text:p>
          </table:table-cell>
          <table:table-cell table:style-name="Πίνακας1.A2" office:value-type="string">
            <text:p text:style-name="P2">12279</text:p>
          </table:table-cell>
          <table:table-cell table:style-name="Πίνακας1.A2" office:value-type="string">
            <text:p text:style-name="P2">622</text:p>
          </table:table-cell>
          <table:table-cell table:style-name="Πίνακας1.A2" office:value-type="string">
            <text:p text:style-name="P9">𒉹</text:p>
          </table:table-cell>
          <table:table-cell table:style-name="Πίνακας1.A2" office:value-type="string">
            <text:p text:style-name="P10">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4</text:p>
          </table:table-cell>
          <table:table-cell table:style-name="Πίνακας1.A2" office:value-type="string">
            <text:p text:style-name="P2">12271</text:p>
          </table:table-cell>
          <table:table-cell table:style-name="Πίνακας1.A2" office:value-type="string">
            <text:p text:style-name="P2">623</text:p>
          </table:table-cell>
          <table:table-cell table:style-name="Πίνακας1.A2" office:value-type="string">
            <text:p text:style-name="P9">𒉱</text:p>
          </table:table-cell>
          <table:table-cell table:style-name="Πίνακας1.A2" office:value-type="string">
            <text:p text:style-name="P10">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5</text:p>
          </table:table-cell>
          <table:table-cell table:style-name="Πίνακας1.A2" office:value-type="string">
            <text:p text:style-name="P2">12277</text:p>
          </table:table-cell>
          <table:table-cell table:style-name="Πίνακας1.A2" office:value-type="string">
            <text:p text:style-name="P2">624</text:p>
          </table:table-cell>
          <table:table-cell table:style-name="Πίνακας1.A2" office:value-type="string">
            <text:p text:style-name="P9">𒉷</text:p>
          </table:table-cell>
          <table:table-cell table:style-name="Πίνακας1.A2" office:value-type="string">
            <text:p text:style-name="P10">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6</text:p>
          </table:table-cell>
          <table:table-cell table:style-name="Πίνακας1.A2" office:value-type="string">
            <text:p text:style-name="P2">12270</text:p>
          </table:table-cell>
          <table:table-cell table:style-name="Πίνακας1.A2" office:value-type="string">
            <text:p text:style-name="P2">625</text:p>
          </table:table-cell>
          <table:table-cell table:style-name="Πίνακας1.A2" office:value-type="string">
            <text:p text:style-name="P9">𒉰</text:p>
          </table:table-cell>
          <table:table-cell table:style-name="Πίνακας1.A2" office:value-type="string">
            <text:p text:style-name="P10">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5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2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𒉭𒀖𒈖𒉽𒉽</text:p>
          </table:table-cell>
          <table:table-cell table:style-name="Πίνακας1.A2" office:value-type="string">
            <text:p text:style-name="P15">𒉭𒀖𒈖𒉽𒉽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5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𒉭𒀖𒉽𒉽𒈖</text:p>
          </table:table-cell>
          <table:table-cell table:style-name="Πίνακας1.A2" office:value-type="string">
            <text:p text:style-name="P15">𒉭𒀖𒉽𒉽𒈖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59</text:p>
          </table:table-cell>
          <table:table-cell table:style-name="Πίνακας1.A2" office:value-type="string">
            <text:p text:style-name="P2">12272</text:p>
          </table:table-cell>
          <table:table-cell table:style-name="Πίνακας1.A2" office:value-type="string">
            <text:p text:style-name="P2">627</text:p>
          </table:table-cell>
          <table:table-cell table:style-name="Πίνακας1.A2" office:value-type="string">
            <text:p text:style-name="P9">𒉲</text:p>
          </table:table-cell>
          <table:table-cell table:style-name="Πίνακας1.A2" office:value-type="string">
            <text:p text:style-name="P10">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0</text:p>
          </table:table-cell>
          <table:table-cell table:style-name="Πίνακας1.A2" office:value-type="string">
            <text:p text:style-name="P2">12366</text:p>
          </table:table-cell>
          <table:table-cell table:style-name="Πίνακας1.A2" office:value-type="string">
            <text:p text:style-name="P2">628</text:p>
          </table:table-cell>
          <table:table-cell table:style-name="Πίνακας1.A2" office:value-type="string">
            <text:p text:style-name="P9">𒍦</text:p>
          </table:table-cell>
          <table:table-cell table:style-name="Πίνακας1.A2" office:value-type="string">
            <text:p text:style-name="P10">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1</text:p>
          </table:table-cell>
          <table:table-cell table:style-name="Πίνακας1.A2" office:value-type="string">
            <text:p text:style-name="P2">1236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𒍧</text:p>
          </table:table-cell>
          <table:table-cell table:style-name="Πίνακας1.A2" office:value-type="string">
            <text:p text:style-name="P10">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2</text:p>
          </table:table-cell>
          <table:table-cell table:style-name="Πίνακας1.A2" office:value-type="string">
            <text:p text:style-name="P2">1244B</text:p>
          </table:table-cell>
          <table:table-cell table:style-name="Πίνακας1.A2" office:value-type="string">
            <text:p text:style-name="P2">629</text:p>
          </table:table-cell>
          <table:table-cell table:style-name="Πίνακας1.A2" office:value-type="string">
            <text:p text:style-name="P9">𒑋</text:p>
          </table:table-cell>
          <table:table-cell table:style-name="Πίνακας1.A2" office:value-type="string">
            <text:p text:style-name="P10">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3</text:p>
          </table:table-cell>
          <table:table-cell table:style-name="Πίνακας1.A2" office:value-type="string">
            <text:p text:style-name="P2">12461</text:p>
          </table:table-cell>
          <table:table-cell table:style-name="Πίνακας1.A2" office:value-type="string">
            <text:p text:style-name="P2">630</text:p>
          </table:table-cell>
          <table:table-cell table:style-name="Πίνακας1.A2" office:value-type="string">
            <text:p text:style-name="P9">𒑡</text:p>
          </table:table-cell>
          <table:table-cell table:style-name="Πίνακας1.A2" office:value-type="string">
            <text:p text:style-name="P10">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4</text:p>
          </table:table-cell>
          <table:table-cell table:style-name="Πίνακας1.A2" office:value-type="string">
            <text:p text:style-name="P2">1212D</text:p>
          </table:table-cell>
          <table:table-cell table:style-name="Πίνακας1.A2" office:value-type="string">
            <text:p text:style-name="P2">631</text:p>
          </table:table-cell>
          <table:table-cell table:style-name="Πίνακας1.A2" office:value-type="string">
            <text:p text:style-name="P9">𒄭</text:p>
          </table:table-cell>
          <table:table-cell table:style-name="Πίνακας1.A2" office:value-type="string">
            <text:p text:style-name="P10">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5</text:p>
          </table:table-cell>
          <table:table-cell table:style-name="Πίνακας1.A2" office:value-type="string">
            <text:p text:style-name="P2">122B9</text:p>
          </table:table-cell>
          <table:table-cell table:style-name="Πίνακας1.A2" office:value-type="string">
            <text:p text:style-name="P2">632</text:p>
          </table:table-cell>
          <table:table-cell table:style-name="Πίνακας1.A2" office:value-type="string">
            <text:p text:style-name="P9">𒊹</text:p>
          </table:table-cell>
          <table:table-cell table:style-name="Πίνακας1.A2" office:value-type="string">
            <text:p text:style-name="P10">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66</text:p>
          </table:table-cell>
          <table:table-cell table:style-name="Πίνακας1.A2" office:value-type="string">
            <text:p text:style-name="P2">1212D</text:p>
          </table:table-cell>
          <table:table-cell table:style-name="Πίνακας1.A2" office:value-type="string">
            <text:p text:style-name="P2">63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7</text:p>
          </table:table-cell>
          <table:table-cell table:style-name="Πίνακας1.A2" office:value-type="string">
            <text:p text:style-name="P2">1212E</text:p>
          </table:table-cell>
          <table:table-cell table:style-name="Πίνακας1.A2" office:value-type="string">
            <text:p text:style-name="P2">634</text:p>
          </table:table-cell>
          <table:table-cell table:style-name="Πίνακας1.A2" office:value-type="string">
            <text:p text:style-name="P9">𒄮</text:p>
          </table:table-cell>
          <table:table-cell table:style-name="Πίνακας1.A2" office:value-type="string">
            <text:p text:style-name="P10">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8</text:p>
          </table:table-cell>
          <table:table-cell table:style-name="Πίνακας1.A2" office:value-type="string">
            <text:p text:style-name="P2">1202A</text:p>
          </table:table-cell>
          <table:table-cell table:style-name="Πίνακας1.A2" office:value-type="string">
            <text:p text:style-name="P2">635</text:p>
          </table:table-cell>
          <table:table-cell table:style-name="Πίνακας1.A2" office:value-type="string">
            <text:p text:style-name="P9">𒀪</text:p>
          </table:table-cell>
          <table:table-cell table:style-name="Πίνακας1.A2" office:value-type="string">
            <text:p text:style-name="P10">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69</text:p>
          </table:table-cell>
          <table:table-cell table:style-name="Πίνακας1.A2" office:value-type="string">
            <text:p text:style-name="P2">12134</text:p>
          </table:table-cell>
          <table:table-cell table:style-name="Πίνακας1.A2" office:value-type="string">
            <text:p text:style-name="P2">636</text:p>
          </table:table-cell>
          <table:table-cell table:style-name="Πίνακας1.A2" office:value-type="string">
            <text:p text:style-name="P9">𒄴</text:p>
          </table:table-cell>
          <table:table-cell table:style-name="Πίνακας1.A2" office:value-type="string">
            <text:p text:style-name="P10">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7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37</text:p>
          </table:table-cell>
          <table:table-cell table:style-name="Πίνακας1.A2" office:value-type="string">
            <text:p text:style-name="P9">𒄴𒆜</text:p>
          </table:table-cell>
          <table:table-cell table:style-name="Πίνακας1.A2" office:value-type="string">
            <text:p text:style-name="P10">𒄴𒆜</text:p>
          </table:table-cell>
          <table:table-cell table:style-name="Πίνακας1.A2" office:value-type="string">
            <text:p text:style-name="P15">𒄴𒆜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7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38</text:p>
          </table:table-cell>
          <table:table-cell table:style-name="Πίνακας1.A2" office:value-type="string">
            <text:p text:style-name="P9">𒄴𒈨</text:p>
          </table:table-cell>
          <table:table-cell table:style-name="Πίνακας1.A2" office:value-type="string">
            <text:p text:style-name="P10">𒄴𒈨</text:p>
          </table:table-cell>
          <table:table-cell table:style-name="Πίνακας1.A2" office:value-type="string">
            <text:p text:style-name="P15">𒄴𒈨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7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39</text:p>
          </table:table-cell>
          <table:table-cell table:style-name="Πίνακας1.A2" office:value-type="string">
            <text:p text:style-name="P9">𒄴𒈨</text:p>
          </table:table-cell>
          <table:table-cell table:style-name="Πίνακας1.A2" office:value-type="string">
            <text:p text:style-name="P10">𒄴𒈨𒌋</text:p>
          </table:table-cell>
          <table:table-cell table:style-name="Πίνακας1.A2" office:value-type="string">
            <text:p text:style-name="P15">𒄴𒈨𒌋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77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40</text:p>
          </table:table-cell>
          <table:table-cell table:style-name="Πίνακας1.A2" office:value-type="string">
            <text:p text:style-name="P9">𒄰</text:p>
          </table:table-cell>
          <table:table-cell table:style-name="Πίνακας1.A2" office:value-type="string">
            <text:p text:style-name="P14">𒄰</text:p>
          </table:table-cell>
          <table:table-cell table:style-name="Πίνακας1.A2" office:value-type="string">
            <text:p text:style-name="P15">𒄰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74</text:p>
          </table:table-cell>
          <table:table-cell table:style-name="Πίνακας1.A2" office:value-type="string">
            <text:p text:style-name="P2">1214E</text:p>
          </table:table-cell>
          <table:table-cell table:style-name="Πίνακας1.A2" office:value-type="string">
            <text:p text:style-name="P2">641</text:p>
          </table:table-cell>
          <table:table-cell table:style-name="Πίνακας1.A2" office:value-type="string">
            <text:p text:style-name="P9">𒅎</text:p>
          </table:table-cell>
          <table:table-cell table:style-name="Πίνακας1.A2" office:value-type="string">
            <text:p text:style-name="P10">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7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76</text:p>
          </table:table-cell>
          <table:table-cell table:style-name="Πίνακας1.A2" office:value-type="string">
            <text:p text:style-name="P2">1215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𒅐</text:p>
          </table:table-cell>
          <table:table-cell table:style-name="Πίνακας1.A2" office:value-type="string">
            <text:p text:style-name="P10">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77</text:p>
          </table:table-cell>
          <table:table-cell table:style-name="Πίνακας1.A2" office:value-type="string">
            <text:p text:style-name="P2">1215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𒅒</text:p>
          </table:table-cell>
          <table:table-cell table:style-name="Πίνακας1.A2" office:value-type="string">
            <text:p text:style-name="P10">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78</text:p>
          </table:table-cell>
          <table:table-cell table:style-name="Πίνακας1.A2" office:value-type="string">
            <text:p text:style-name="P2">1214F</text:p>
          </table:table-cell>
          <table:table-cell table:style-name="Πίνακας1.A2" office:value-type="string">
            <text:p text:style-name="P2">642</text:p>
          </table:table-cell>
          <table:table-cell table:style-name="Πίνακας1.A2" office:value-type="string">
            <text:p text:style-name="P9">𒅏</text:p>
          </table:table-cell>
          <table:table-cell table:style-name="Πίνακας1.A2" office:value-type="string">
            <text:p text:style-name="P10">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79</text:p>
          </table:table-cell>
          <table:table-cell table:style-name="Πίνακας1.A2" office:value-type="string">
            <text:p text:style-name="P2">12135</text:p>
          </table:table-cell>
          <table:table-cell table:style-name="Πίνακας1.A2" office:value-type="string">
            <text:p text:style-name="P2">643</text:p>
          </table:table-cell>
          <table:table-cell table:style-name="Πίνακας1.A2" office:value-type="string">
            <text:p text:style-name="P9">𒄵</text:p>
          </table:table-cell>
          <table:table-cell table:style-name="Πίνακας1.A2" office:value-type="string">
            <text:p text:style-name="P10">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80</text:p>
          </table:table-cell>
          <table:table-cell table:style-name="Πίνακας1.A2" office:value-type="string">
            <text:p text:style-name="P2">1212F</text:p>
          </table:table-cell>
          <table:table-cell table:style-name="Πίνακας1.A2" office:value-type="string">
            <text:p text:style-name="P2">644</text:p>
          </table:table-cell>
          <table:table-cell table:style-name="Πίνακας1.A2" office:value-type="string">
            <text:p text:style-name="P9">𒄯</text:p>
          </table:table-cell>
          <table:table-cell table:style-name="Πίνακας1.A2" office:value-type="string">
            <text:p text:style-name="P10">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8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45</text:p>
          </table:table-cell>
          <table:table-cell table:style-name="Πίνακας1.A2" office:value-type="string">
            <text:p text:style-name="P9">𒄭𒄊</text:p>
          </table:table-cell>
          <table:table-cell table:style-name="Πίνακας1.A2" office:value-type="string">
            <text:p text:style-name="P10">𒄭𒄊</text:p>
          </table:table-cell>
          <table:table-cell table:style-name="Πίνακας1.A2" office:value-type="string">
            <text:p text:style-name="P15">𒄭𒄊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82</text:p>
          </table:table-cell>
          <table:table-cell table:style-name="Πίνακας1.A2" office:value-type="string">
            <text:p text:style-name="P2">122E6</text:p>
          </table:table-cell>
          <table:table-cell table:style-name="Πίνακας1.A2" office:value-type="string">
            <text:p text:style-name="P2">646</text:p>
          </table:table-cell>
          <table:table-cell table:style-name="Πίνακας1.A2" office:value-type="string">
            <text:p text:style-name="P9">𒋦</text:p>
          </table:table-cell>
          <table:table-cell table:style-name="Πίνακας1.A2" office:value-type="string">
            <text:p text:style-name="P10">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8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47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𒀺</text:p>
          </table:table-cell>
          <table:table-cell table:style-name="Πίνακας1.A2" office:value-type="string">
            <text:p text:style-name="P15">𒀺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84</text:p>
          </table:table-cell>
          <table:table-cell table:style-name="Πίνακας1.A2" office:value-type="string">
            <text:p text:style-name="P2">1203A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𒀺</text:p>
          </table:table-cell>
          <table:table-cell table:style-name="Πίνακας1.A2" office:value-type="string">
            <text:p text:style-name="P10">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8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4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𒍭</text:p>
          </table:table-cell>
          <table:table-cell table:style-name="Πίνακας1.A2" office:value-type="string">
            <text:p text:style-name="P15">𒍭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86</text:p>
          </table:table-cell>
          <table:table-cell table:style-name="Πίνακας1.A2" office:value-type="string">
            <text:p text:style-name="P2">1236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𒍭</text:p>
          </table:table-cell>
          <table:table-cell table:style-name="Πίνακας1.A2" office:value-type="string">
            <text:p text:style-name="P10">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87</text:p>
          </table:table-cell>
          <table:table-cell table:style-name="Πίνακας1.A2" office:value-type="string">
            <text:p text:style-name="P2">1203D</text:p>
          </table:table-cell>
          <table:table-cell table:style-name="Πίνακας1.A2" office:value-type="string">
            <text:p text:style-name="P2">649</text:p>
          </table:table-cell>
          <table:table-cell table:style-name="Πίνακας1.A2" office:value-type="string">
            <text:p text:style-name="P9">𒀽</text:p>
          </table:table-cell>
          <table:table-cell table:style-name="Πίνακας1.A2" office:value-type="string">
            <text:p text:style-name="P10">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88</text:p>
          </table:table-cell>
          <table:table-cell table:style-name="Πίνακας1.A2" office:value-type="string">
            <text:p text:style-name="P2">12132</text:p>
          </table:table-cell>
          <table:table-cell table:style-name="Πίνακας1.A2" office:value-type="string">
            <text:p text:style-name="P2">650</text:p>
          </table:table-cell>
          <table:table-cell table:style-name="Πίνακας1.A2" office:value-type="string">
            <text:p text:style-name="P9">𒄲</text:p>
          </table:table-cell>
          <table:table-cell table:style-name="Πίνακας1.A2" office:value-type="string">
            <text:p text:style-name="P10">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89</text:p>
          </table:table-cell>
          <table:table-cell table:style-name="Πίνακας1.A2" office:value-type="string">
            <text:p text:style-name="P2">12432</text:p>
          </table:table-cell>
          <table:table-cell table:style-name="Πίνακας1.A2" office:value-type="string">
            <text:p text:style-name="P2">651</text:p>
          </table:table-cell>
          <table:table-cell table:style-name="Πίνακας1.A2" office:value-type="string">
            <text:p text:style-name="P9">𒐲</text:p>
          </table:table-cell>
          <table:table-cell table:style-name="Πίνακας1.A2" office:value-type="string">
            <text:p text:style-name="P10">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0</text:p>
          </table:table-cell>
          <table:table-cell table:style-name="Πίνακας1.A2" office:value-type="string">
            <text:p text:style-name="P2">12433</text:p>
          </table:table-cell>
          <table:table-cell table:style-name="Πίνακας1.A2" office:value-type="string">
            <text:p text:style-name="P2">652</text:p>
          </table:table-cell>
          <table:table-cell table:style-name="Πίνακας1.A2" office:value-type="string">
            <text:p text:style-name="P9">𒐳</text:p>
          </table:table-cell>
          <table:table-cell table:style-name="Πίνακας1.A2" office:value-type="string">
            <text:p text:style-name="P10">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1</text:p>
          </table:table-cell>
          <table:table-cell table:style-name="Πίνακας1.A2" office:value-type="string">
            <text:p text:style-name="P2">1242C</text:p>
          </table:table-cell>
          <table:table-cell table:style-name="Πίνακας1.A2" office:value-type="string">
            <text:p text:style-name="P2">653</text:p>
          </table:table-cell>
          <table:table-cell table:style-name="Πίνακας1.A2" office:value-type="string">
            <text:p text:style-name="P9">𒐬</text:p>
          </table:table-cell>
          <table:table-cell table:style-name="Πίνακας1.A2" office:value-type="string">
            <text:p text:style-name="P10">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5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𒐬</text:p>
          </table:table-cell>
          <table:table-cell table:style-name="Πίνακας1.A2" office:value-type="string">
            <text:p text:style-name="P15">𒐬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793</text:p>
          </table:table-cell>
          <table:table-cell table:style-name="Πίνακας1.A2" office:value-type="string">
            <text:p text:style-name="P2">1242D</text:p>
          </table:table-cell>
          <table:table-cell table:style-name="Πίνακας1.A2" office:value-type="string">
            <text:p text:style-name="P2">655</text:p>
          </table:table-cell>
          <table:table-cell table:style-name="Πίνακας1.A2" office:value-type="string">
            <text:p text:style-name="P9">𒐭</text:p>
          </table:table-cell>
          <table:table-cell table:style-name="Πίνακας1.A2" office:value-type="string">
            <text:p text:style-name="P10">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4</text:p>
          </table:table-cell>
          <table:table-cell table:style-name="Πίνακας1.A2" office:value-type="string">
            <text:p text:style-name="P2">1242E</text:p>
          </table:table-cell>
          <table:table-cell table:style-name="Πίνακας1.A2" office:value-type="string">
            <text:p text:style-name="P2">656</text:p>
          </table:table-cell>
          <table:table-cell table:style-name="Πίνακας1.A2" office:value-type="string">
            <text:p text:style-name="P9">𒐮</text:p>
          </table:table-cell>
          <table:table-cell table:style-name="Πίνακας1.A2" office:value-type="string">
            <text:p text:style-name="P10">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6</text:p>
          </table:table-cell>
          <table:table-cell table:style-name="Πίνακας1.A2" office:value-type="string">
            <text:p text:style-name="P2">12430</text:p>
          </table:table-cell>
          <table:table-cell table:style-name="Πίνακας1.A2" office:value-type="string">
            <text:p text:style-name="P2">657</text:p>
          </table:table-cell>
          <table:table-cell table:style-name="Πίνακας1.A2" office:value-type="string">
            <text:p text:style-name="P9">𒐰</text:p>
          </table:table-cell>
          <table:table-cell table:style-name="Πίνακας1.A2" office:value-type="string">
            <text:p text:style-name="P10">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7</text:p>
          </table:table-cell>
          <table:table-cell table:style-name="Πίνακας1.A2" office:value-type="string">
            <text:p text:style-name="P2">12431</text:p>
          </table:table-cell>
          <table:table-cell table:style-name="Πίνακας1.A2" office:value-type="string">
            <text:p text:style-name="P2">658</text:p>
          </table:table-cell>
          <table:table-cell table:style-name="Πίνακας1.A2" office:value-type="string">
            <text:p text:style-name="P9">𒐱</text:p>
          </table:table-cell>
          <table:table-cell table:style-name="Πίνακας1.A2" office:value-type="string">
            <text:p text:style-name="P10">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798</text:p>
          </table:table-cell>
          <table:table-cell table:style-name="Πίνακας1.A2" office:value-type="string">
            <text:p text:style-name="P2">12131</text:p>
          </table:table-cell>
          <table:table-cell table:style-name="Πίνακας1.A2" office:value-type="string">
            <text:p text:style-name="P2">659</text:p>
          </table:table-cell>
          <table:table-cell table:style-name="Πίνακας1.A2" office:value-type="string">
            <text:p text:style-name="P9">𒄱</text:p>
          </table:table-cell>
          <table:table-cell table:style-name="Πίνακας1.A2" office:value-type="string">
            <text:p text:style-name="P10">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799</text:p>
          </table:table-cell>
          <table:table-cell table:style-name="Πίνακας1.A2" office:value-type="string">
            <text:p text:style-name="P2">12133</text:p>
          </table:table-cell>
          <table:table-cell table:style-name="Πίνακας1.A2" office:value-type="string">
            <text:p text:style-name="P2">660</text:p>
          </table:table-cell>
          <table:table-cell table:style-name="Πίνακας1.A2" office:value-type="string">
            <text:p text:style-name="P9">𒄳</text:p>
          </table:table-cell>
          <table:table-cell table:style-name="Πίνακας1.A2" office:value-type="string">
            <text:p text:style-name="P10">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00</text:p>
          </table:table-cell>
          <table:table-cell table:style-name="Πίνακας1.A2" office:value-type="string">
            <text:p text:style-name="P2">1230B</text:p>
          </table:table-cell>
          <table:table-cell table:style-name="Πίνακας1.A2" office:value-type="string">
            <text:p text:style-name="P2">661</text:p>
          </table:table-cell>
          <table:table-cell table:style-name="Πίνακας1.A2" office:value-type="string">
            <text:p text:style-name="P9">𒌋</text:p>
          </table:table-cell>
          <table:table-cell table:style-name="Πίνακας1.A2" office:value-type="string">
            <text:p text:style-name="P10">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01</text:p>
          </table:table-cell>
          <table:table-cell table:style-name="Πίνακας1.A2" office:value-type="string">
            <text:p text:style-name="P2">12434</text:p>
          </table:table-cell>
          <table:table-cell table:style-name="Πίνακας1.A2" office:value-type="string">
            <text:p text:style-name="P2">662</text:p>
          </table:table-cell>
          <table:table-cell table:style-name="Πίνακας1.A2" office:value-type="string">
            <text:p text:style-name="P9">𒐴</text:p>
          </table:table-cell>
          <table:table-cell table:style-name="Πίνακας1.A2" office:value-type="string">
            <text:p text:style-name="P10">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0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63</text:p>
          </table:table-cell>
          <table:table-cell table:style-name="Πίνακας1.A2" office:value-type="string">
            <text:p text:style-name="P9">𒌋𒅗</text:p>
          </table:table-cell>
          <table:table-cell table:style-name="Πίνακας1.A2" office:value-type="string">
            <text:p text:style-name="P10">𒌋𒅗</text:p>
          </table:table-cell>
          <table:table-cell table:style-name="Πίνακας1.A2" office:value-type="string">
            <text:p text:style-name="P15">𒌋𒅗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0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64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𒌋𒌗</text:p>
          </table:table-cell>
          <table:table-cell table:style-name="Πίνακας1.A2" office:value-type="string">
            <text:p text:style-name="P15">𒌋𒌗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0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65</text:p>
          </table:table-cell>
          <table:table-cell table:style-name="Πίνακας1.A2" office:value-type="string">
            <text:p text:style-name="P9">𒌋𒈬</text:p>
          </table:table-cell>
          <table:table-cell table:style-name="Πίνακας1.A2" office:value-type="string">
            <text:p text:style-name="P10">𒌋𒈬</text:p>
          </table:table-cell>
          <table:table-cell table:style-name="Πίνακας1.A2" office:value-type="string">
            <text:p text:style-name="P15">𒌋𒈬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0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66</text:p>
          </table:table-cell>
          <table:table-cell table:style-name="Πίνακας1.A2" office:value-type="string">
            <text:p text:style-name="P9">𒌋𒂘</text:p>
          </table:table-cell>
          <table:table-cell table:style-name="Πίνακας1.A2" office:value-type="string">
            <text:p text:style-name="P10">𒌋𒂘</text:p>
          </table:table-cell>
          <table:table-cell table:style-name="Πίνακας1.A2" office:value-type="string">
            <text:p text:style-name="P15">𒌋𒂘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0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67</text:p>
          </table:table-cell>
          <table:table-cell table:style-name="Πίνακας1.A2" office:value-type="string">
            <text:p text:style-name="P9">𒌋𒁴</text:p>
          </table:table-cell>
          <table:table-cell table:style-name="Πίνακας1.A2" office:value-type="string">
            <text:p text:style-name="P10">𒌋𒁴</text:p>
          </table:table-cell>
          <table:table-cell table:style-name="Πίνακας1.A2" office:value-type="string">
            <text:p text:style-name="P15">𒌋𒁴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0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68</text:p>
          </table:table-cell>
          <table:table-cell table:style-name="Πίνακας1.A2" office:value-type="string">
            <text:p text:style-name="P9">𒌋𒁵</text:p>
          </table:table-cell>
          <table:table-cell table:style-name="Πίνακας1.A2" office:value-type="string">
            <text:p text:style-name="P10">𒌋𒁵</text:p>
          </table:table-cell>
          <table:table-cell table:style-name="Πίνακας1.A2" office:value-type="string">
            <text:p text:style-name="P15">𒌋𒁵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0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𒌋𒁴𒆳</text:p>
          </table:table-cell>
          <table:table-cell table:style-name="Πίνακας1.A2" office:value-type="string">
            <text:p text:style-name="P15">𒌋𒁴𒆳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0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69</text:p>
          </table:table-cell>
          <table:table-cell table:style-name="Πίνακας1.A2" office:value-type="string">
            <text:p text:style-name="P9">𒌋𒄥</text:p>
          </table:table-cell>
          <table:table-cell table:style-name="Πίνακας1.A2" office:value-type="string">
            <text:p text:style-name="P10">𒌋𒄥</text:p>
          </table:table-cell>
          <table:table-cell table:style-name="Πίνακας1.A2" office:value-type="string">
            <text:p text:style-name="P15">𒌋𒄥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1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70</text:p>
          </table:table-cell>
          <table:table-cell table:style-name="Πίνακας1.A2" office:value-type="string">
            <text:p text:style-name="P9">𒌋𒁯</text:p>
          </table:table-cell>
          <table:table-cell table:style-name="Πίνακας1.A2" office:value-type="string">
            <text:p text:style-name="P10">𒌋𒁯</text:p>
          </table:table-cell>
          <table:table-cell table:style-name="Πίνακας1.A2" office:value-type="string">
            <text:p text:style-name="P15">𒌋𒁯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1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71</text:p>
          </table:table-cell>
          <table:table-cell table:style-name="Πίνακας1.A2" office:value-type="string">
            <text:p text:style-name="P9">𒌋𒊕</text:p>
          </table:table-cell>
          <table:table-cell table:style-name="Πίνακας1.A2" office:value-type="string">
            <text:p text:style-name="P10">𒌋𒊕</text:p>
          </table:table-cell>
          <table:table-cell table:style-name="Πίνακας1.A2" office:value-type="string">
            <text:p text:style-name="P15">𒌋𒊕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12</text:p>
          </table:table-cell>
          <table:table-cell table:style-name="Πίνακας1.A2" office:value-type="string">
            <text:p text:style-name="P2">12016</text:p>
          </table:table-cell>
          <table:table-cell table:style-name="Πίνακας1.A2" office:value-type="string">
            <text:p text:style-name="P2">672</text:p>
          </table:table-cell>
          <table:table-cell table:style-name="Πίνακας1.A2" office:value-type="string">
            <text:p text:style-name="P9">𒀖</text:p>
          </table:table-cell>
          <table:table-cell table:style-name="Πίνακας1.A2" office:value-type="string">
            <text:p text:style-name="P10">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13</text:p>
          </table:table-cell>
          <table:table-cell table:style-name="Πίνακας1.A2" office:value-type="string">
            <text:p text:style-name="P2">1201B</text:p>
          </table:table-cell>
          <table:table-cell table:style-name="Πίνακας1.A2" office:value-type="string">
            <text:p text:style-name="P2">673</text:p>
          </table:table-cell>
          <table:table-cell table:style-name="Πίνακας1.A2" office:value-type="string">
            <text:p text:style-name="P9">𒀛</text:p>
          </table:table-cell>
          <table:table-cell table:style-name="Πίνακας1.A2" office:value-type="string">
            <text:p text:style-name="P10">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814</text:p>
          </table:table-cell>
          <table:table-cell table:style-name="Πίνακας1.A2" office:value-type="string">
            <text:p text:style-name="P2">12018</text:p>
          </table:table-cell>
          <table:table-cell table:style-name="Πίνακας1.A2" office:value-type="string">
            <text:p text:style-name="P2">674</text:p>
          </table:table-cell>
          <table:table-cell table:style-name="Πίνακας1.A2" office:value-type="string">
            <text:p text:style-name="P9">𒀘</text:p>
          </table:table-cell>
          <table:table-cell table:style-name="Πίνακας1.A2" office:value-type="string">
            <text:p text:style-name="P10">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15</text:p>
          </table:table-cell>
          <table:table-cell table:style-name="Πίνακας1.A2" office:value-type="string">
            <text:p text:style-name="P2">1210C</text:p>
          </table:table-cell>
          <table:table-cell table:style-name="Πίνακας1.A2" office:value-type="string">
            <text:p text:style-name="P2">675</text:p>
          </table:table-cell>
          <table:table-cell table:style-name="Πίνακας1.A2" office:value-type="string">
            <text:p text:style-name="P9">𒄌</text:p>
          </table:table-cell>
          <table:table-cell table:style-name="Πίνακας1.A2" office:value-type="string">
            <text:p text:style-name="P10">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16</text:p>
          </table:table-cell>
          <table:table-cell table:style-name="Πίνακας1.A2" office:value-type="string">
            <text:p text:style-name="P2">12017</text:p>
          </table:table-cell>
          <table:table-cell table:style-name="Πίνακας1.A2" office:value-type="string">
            <text:p text:style-name="P2">676</text:p>
          </table:table-cell>
          <table:table-cell table:style-name="Πίνακας1.A2" office:value-type="string">
            <text:p text:style-name="P9">𒀗</text:p>
          </table:table-cell>
          <table:table-cell table:style-name="Πίνακας1.A2" office:value-type="string">
            <text:p text:style-name="P10">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17</text:p>
          </table:table-cell>
          <table:table-cell table:style-name="Πίνακας1.A2" office:value-type="string">
            <text:p text:style-name="P2">1201A</text:p>
          </table:table-cell>
          <table:table-cell table:style-name="Πίνακας1.A2" office:value-type="string">
            <text:p text:style-name="P2">677</text:p>
          </table:table-cell>
          <table:table-cell table:style-name="Πίνακας1.A2" office:value-type="string">
            <text:p text:style-name="P9">𒀚</text:p>
          </table:table-cell>
          <table:table-cell table:style-name="Πίνακας1.A2" office:value-type="string">
            <text:p text:style-name="P10">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18</text:p>
          </table:table-cell>
          <table:table-cell table:style-name="Πίνακας1.A2" office:value-type="string">
            <text:p text:style-name="P2">121A7</text:p>
          </table:table-cell>
          <table:table-cell table:style-name="Πίνακας1.A2" office:value-type="string">
            <text:p text:style-name="P2">678</text:p>
          </table:table-cell>
          <table:table-cell table:style-name="Πίνακας1.A2" office:value-type="string">
            <text:p text:style-name="P9">𒆧</text:p>
          </table:table-cell>
          <table:table-cell table:style-name="Πίνακας1.A2" office:value-type="string">
            <text:p text:style-name="P10">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19</text:p>
          </table:table-cell>
          <table:table-cell table:style-name="Πίνακας1.A2" office:value-type="string">
            <text:p text:style-name="P2">12019</text:p>
          </table:table-cell>
          <table:table-cell table:style-name="Πίνακας1.A2" office:value-type="string">
            <text:p text:style-name="P2">679</text:p>
          </table:table-cell>
          <table:table-cell table:style-name="Πίνακας1.A2" office:value-type="string">
            <text:p text:style-name="P9">𒀙</text:p>
          </table:table-cell>
          <table:table-cell table:style-name="Πίνακας1.A2" office:value-type="string">
            <text:p text:style-name="P10">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2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80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𒀖𒀀</text:p>
          </table:table-cell>
          <table:table-cell table:style-name="Πίνακας1.A2" office:value-type="string">
            <text:p text:style-name="P15">𒀖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21</text:p>
          </table:table-cell>
          <table:table-cell table:style-name="Πίνακας1.A2" office:value-type="string">
            <text:p text:style-name="P2">1222A</text:p>
          </table:table-cell>
          <table:table-cell table:style-name="Πίνακας1.A2" office:value-type="string">
            <text:p text:style-name="P2">681</text:p>
          </table:table-cell>
          <table:table-cell table:style-name="Πίνακας1.A2" office:value-type="string">
            <text:p text:style-name="P9">𒈪</text:p>
          </table:table-cell>
          <table:table-cell table:style-name="Πίνακας1.A2" office:value-type="string">
            <text:p text:style-name="P10">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22</text:p>
          </table:table-cell>
          <table:table-cell table:style-name="Πίνακας1.A2" office:value-type="string">
            <text:p text:style-name="P2">12122</text:p>
          </table:table-cell>
          <table:table-cell table:style-name="Πίνακας1.A2" office:value-type="string">
            <text:p text:style-name="P2">682</text:p>
          </table:table-cell>
          <table:table-cell table:style-name="Πίνακας1.A2" office:value-type="string">
            <text:p text:style-name="P9">𒄢</text:p>
          </table:table-cell>
          <table:table-cell table:style-name="Πίνακας1.A2" office:value-type="string">
            <text:p text:style-name="P10">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2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83</text:p>
          </table:table-cell>
          <table:table-cell table:style-name="Πίνακας1.A2" office:value-type="string">
            <text:p text:style-name="P9">𒌋𒀜</text:p>
          </table:table-cell>
          <table:table-cell table:style-name="Πίνακας1.A2" office:value-type="string">
            <text:p text:style-name="P10">𒌋𒀜</text:p>
          </table:table-cell>
          <table:table-cell table:style-name="Πίνακας1.A2" office:value-type="string">
            <text:p text:style-name="P15">𒌋𒀜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2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84</text:p>
          </table:table-cell>
          <table:table-cell table:style-name="Πίνακας1.A2" office:value-type="string">
            <text:p text:style-name="P9">𒌋𒃶</text:p>
          </table:table-cell>
          <table:table-cell table:style-name="Πίνακας1.A2" office:value-type="string">
            <text:p text:style-name="P10">𒌋𒃶</text:p>
          </table:table-cell>
          <table:table-cell table:style-name="Πίνακας1.A2" office:value-type="string">
            <text:p text:style-name="P15">𒌋𒃶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25</text:p>
          </table:table-cell>
          <table:table-cell table:style-name="Πίνακας1.A2" office:value-type="string">
            <text:p text:style-name="P2">1227C</text:p>
          </table:table-cell>
          <table:table-cell table:style-name="Πίνακας1.A2" office:value-type="string">
            <text:p text:style-name="P2">685</text:p>
          </table:table-cell>
          <table:table-cell table:style-name="Πίνακας1.A2" office:value-type="string">
            <text:p text:style-name="P9">𒉼</text:p>
          </table:table-cell>
          <table:table-cell table:style-name="Πίνακας1.A2" office:value-type="string">
            <text:p text:style-name="P10">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26</text:p>
          </table:table-cell>
          <table:table-cell table:style-name="Πίνακας1.A2" office:value-type="string">
            <text:p text:style-name="P2">12076</text:p>
          </table:table-cell>
          <table:table-cell table:style-name="Πίνακας1.A2" office:value-type="string">
            <text:p text:style-name="P2">686</text:p>
          </table:table-cell>
          <table:table-cell table:style-name="Πίνακας1.A2" office:value-type="string">
            <text:p text:style-name="P9">𒁶</text:p>
          </table:table-cell>
          <table:table-cell table:style-name="Πίνακας1.A2" office:value-type="string">
            <text:p text:style-name="P10">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27</text:p>
          </table:table-cell>
          <table:table-cell table:style-name="Πίνακας1.A2" office:value-type="string">
            <text:p text:style-name="P2">121A8</text:p>
          </table:table-cell>
          <table:table-cell table:style-name="Πίνακας1.A2" office:value-type="string">
            <text:p text:style-name="P2">687</text:p>
          </table:table-cell>
          <table:table-cell table:style-name="Πίνακας1.A2" office:value-type="string">
            <text:p text:style-name="P9">𒆨</text:p>
          </table:table-cell>
          <table:table-cell table:style-name="Πίνακας1.A2" office:value-type="string">
            <text:p text:style-name="P10">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2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4">𒆨</text:p>
          </table:table-cell>
          <table:table-cell table:style-name="Πίνακας1.A2" office:value-type="string">
            <text:p text:style-name="P15">𒆨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829</text:p>
          </table:table-cell>
          <table:table-cell table:style-name="Πίνακας1.A2" office:value-type="string">
            <text:p text:style-name="P2">121A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𒆩</text:p>
          </table:table-cell>
          <table:table-cell table:style-name="Πίνακας1.A2" office:value-type="string">
            <text:p text:style-name="P10">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830</text:p>
          </table:table-cell>
          <table:table-cell table:style-name="Πίνακας1.A2" office:value-type="string">
            <text:p text:style-name="P2">12136</text:p>
          </table:table-cell>
          <table:table-cell table:style-name="Πίνακας1.A2" office:value-type="string">
            <text:p text:style-name="P2">688</text:p>
          </table:table-cell>
          <table:table-cell table:style-name="Πίνακας1.A2" office:value-type="string">
            <text:p text:style-name="P9">𒄶</text:p>
          </table:table-cell>
          <table:table-cell table:style-name="Πίνακας1.A2" office:value-type="string">
            <text:p text:style-name="P10">𒄶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1</text:p>
          </table:table-cell>
          <table:table-cell table:style-name="Πίνακας1.A2" office:value-type="string">
            <text:p text:style-name="P2">1223F</text:p>
          </table:table-cell>
          <table:table-cell table:style-name="Πίνακας1.A2" office:value-type="string">
            <text:p text:style-name="P2">689</text:p>
          </table:table-cell>
          <table:table-cell table:style-name="Πίνακας1.A2" office:value-type="string">
            <text:p text:style-name="P9">𒈿</text:p>
          </table:table-cell>
          <table:table-cell table:style-name="Πίνακας1.A2" office:value-type="string">
            <text:p text:style-name="P10">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2</text:p>
          </table:table-cell>
          <table:table-cell table:style-name="Πίνακας1.A2" office:value-type="string">
            <text:p text:style-name="P2">1224F</text:p>
          </table:table-cell>
          <table:table-cell table:style-name="Πίνακας1.A2" office:value-type="string">
            <text:p text:style-name="P2">690</text:p>
          </table:table-cell>
          <table:table-cell table:style-name="Πίνακας1.A2" office:value-type="string">
            <text:p text:style-name="P9">𒉏</text:p>
          </table:table-cell>
          <table:table-cell table:style-name="Πίνακας1.A2" office:value-type="string">
            <text:p text:style-name="P10">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3</text:p>
          </table:table-cell>
          <table:table-cell table:style-name="Πίνακας1.A2" office:value-type="string">
            <text:p text:style-name="P2">12250</text:p>
          </table:table-cell>
          <table:table-cell table:style-name="Πίνακας1.A2" office:value-type="string">
            <text:p text:style-name="P2">691</text:p>
          </table:table-cell>
          <table:table-cell table:style-name="Πίνακας1.A2" office:value-type="string">
            <text:p text:style-name="P9">𒉐</text:p>
          </table:table-cell>
          <table:table-cell table:style-name="Πίνακας1.A2" office:value-type="string">
            <text:p text:style-name="P10">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4</text:p>
          </table:table-cell>
          <table:table-cell table:style-name="Πίνακας1.A2" office:value-type="string">
            <text:p text:style-name="P2">12251</text:p>
          </table:table-cell>
          <table:table-cell table:style-name="Πίνακας1.A2" office:value-type="string">
            <text:p text:style-name="P2">692</text:p>
          </table:table-cell>
          <table:table-cell table:style-name="Πίνακας1.A2" office:value-type="string">
            <text:p text:style-name="P9">𒉑</text:p>
          </table:table-cell>
          <table:table-cell table:style-name="Πίνακας1.A2" office:value-type="string">
            <text:p text:style-name="P10">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5</text:p>
          </table:table-cell>
          <table:table-cell table:style-name="Πίνακας1.A2" office:value-type="string">
            <text:p text:style-name="P2">121F4</text:p>
          </table:table-cell>
          <table:table-cell table:style-name="Πίνακας1.A2" office:value-type="string">
            <text:p text:style-name="P2">693</text:p>
          </table:table-cell>
          <table:table-cell table:style-name="Πίνακας1.A2" office:value-type="string">
            <text:p text:style-name="P9">𒇴</text:p>
          </table:table-cell>
          <table:table-cell table:style-name="Πίνακας1.A2" office:value-type="string">
            <text:p text:style-name="P10">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6</text:p>
          </table:table-cell>
          <table:table-cell table:style-name="Πίνακας1.A2" office:value-type="string">
            <text:p text:style-name="P2">121F5</text:p>
          </table:table-cell>
          <table:table-cell table:style-name="Πίνακας1.A2" office:value-type="string">
            <text:p text:style-name="P2">694</text:p>
          </table:table-cell>
          <table:table-cell table:style-name="Πίνακας1.A2" office:value-type="string">
            <text:p text:style-name="P9">𒇵</text:p>
          </table:table-cell>
          <table:table-cell table:style-name="Πίνακας1.A2" office:value-type="string">
            <text:p text:style-name="P10">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7</text:p>
          </table:table-cell>
          <table:table-cell table:style-name="Πίνακας1.A2" office:value-type="string">
            <text:p text:style-name="P2">1202B</text:p>
          </table:table-cell>
          <table:table-cell table:style-name="Πίνακας1.A2" office:value-type="string">
            <text:p text:style-name="P2">695</text:p>
          </table:table-cell>
          <table:table-cell table:style-name="Πίνακας1.A2" office:value-type="string">
            <text:p text:style-name="P9">𒀫</text:p>
          </table:table-cell>
          <table:table-cell table:style-name="Πίνακας1.A2" office:value-type="string">
            <text:p text:style-name="P10">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8</text:p>
          </table:table-cell>
          <table:table-cell table:style-name="Πίνακας1.A2" office:value-type="string">
            <text:p text:style-name="P2">1202C</text:p>
          </table:table-cell>
          <table:table-cell table:style-name="Πίνακας1.A2" office:value-type="string">
            <text:p text:style-name="P2">696</text:p>
          </table:table-cell>
          <table:table-cell table:style-name="Πίνακας1.A2" office:value-type="string">
            <text:p text:style-name="P9">𒀬</text:p>
          </table:table-cell>
          <table:table-cell table:style-name="Πίνακας1.A2" office:value-type="string">
            <text:p text:style-name="P10">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3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97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𒀫𒆬</text:p>
          </table:table-cell>
          <table:table-cell table:style-name="Πίνακας1.A2" office:value-type="string">
            <text:p text:style-name="P15">𒀫𒆬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40</text:p>
          </table:table-cell>
          <table:table-cell table:style-name="Πίνακας1.A2" office:value-type="string">
            <text:p text:style-name="P2">1230C</text:p>
          </table:table-cell>
          <table:table-cell table:style-name="Πίνακας1.A2" office:value-type="string">
            <text:p text:style-name="P2">698</text:p>
          </table:table-cell>
          <table:table-cell table:style-name="Πίνακας1.A2" office:value-type="string">
            <text:p text:style-name="P9">𒌌</text:p>
          </table:table-cell>
          <table:table-cell table:style-name="Πίνακας1.A2" office:value-type="string">
            <text:p text:style-name="P10">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4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699</text:p>
          </table:table-cell>
          <table:table-cell table:style-name="Πίνακας1.A2" office:value-type="string">
            <text:p text:style-name="P9">𒌋𒆤</text:p>
          </table:table-cell>
          <table:table-cell table:style-name="Πίνακας1.A2" office:value-type="string">
            <text:p text:style-name="P10">𒌋𒆤</text:p>
          </table:table-cell>
          <table:table-cell table:style-name="Πίνακας1.A2" office:value-type="string">
            <text:p text:style-name="P15">𒌋𒆤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4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00</text:p>
          </table:table-cell>
          <table:table-cell table:style-name="Πίνακας1.A2" office:value-type="string">
            <text:p text:style-name="P9">𒌋𒂵</text:p>
          </table:table-cell>
          <table:table-cell table:style-name="Πίνακας1.A2" office:value-type="string">
            <text:p text:style-name="P10">𒌋𒂵</text:p>
          </table:table-cell>
          <table:table-cell table:style-name="Πίνακας1.A2" office:value-type="string">
            <text:p text:style-name="P15">𒌋𒂵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43</text:p>
          </table:table-cell>
          <table:table-cell table:style-name="Πίνακας1.A2" office:value-type="string">
            <text:p text:style-name="P2">1210A</text:p>
          </table:table-cell>
          <table:table-cell table:style-name="Πίνακας1.A2" office:value-type="string">
            <text:p text:style-name="P2">701</text:p>
          </table:table-cell>
          <table:table-cell table:style-name="Πίνακας1.A2" office:value-type="string">
            <text:p text:style-name="P9">𒄊</text:p>
          </table:table-cell>
          <table:table-cell table:style-name="Πίνακας1.A2" office:value-type="string">
            <text:p text:style-name="P10">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44</text:p>
          </table:table-cell>
          <table:table-cell table:style-name="Πίνακας1.A2" office:value-type="string">
            <text:p text:style-name="P2">1228A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𒊊</text:p>
          </table:table-cell>
          <table:table-cell table:style-name="Πίνακας1.A2" office:value-type="string">
            <text:p text:style-name="P10">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45</text:p>
          </table:table-cell>
          <table:table-cell table:style-name="Πίνακας1.A2" office:value-type="string">
            <text:p text:style-name="P2">1228E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𒊎</text:p>
          </table:table-cell>
          <table:table-cell table:style-name="Πίνακας1.A2" office:value-type="string">
            <text:p text:style-name="P10">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846</text:p>
          </table:table-cell>
          <table:table-cell table:style-name="Πίνακας1.A2" office:value-type="string">
            <text:p text:style-name="P2">1210E</text:p>
          </table:table-cell>
          <table:table-cell table:style-name="Πίνακας1.A2" office:value-type="string">
            <text:p text:style-name="P2">702</text:p>
          </table:table-cell>
          <table:table-cell table:style-name="Πίνακας1.A2" office:value-type="string">
            <text:p text:style-name="P9">𒄎</text:p>
          </table:table-cell>
          <table:table-cell table:style-name="Πίνακας1.A2" office:value-type="string">
            <text:p text:style-name="P10">𒄎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47</text:p>
          </table:table-cell>
          <table:table-cell table:style-name="Πίνακας1.A2" office:value-type="string">
            <text:p text:style-name="P2">1210B</text:p>
          </table:table-cell>
          <table:table-cell table:style-name="Πίνακας1.A2" office:value-type="string">
            <text:p text:style-name="P2">703</text:p>
          </table:table-cell>
          <table:table-cell table:style-name="Πίνακας1.A2" office:value-type="string">
            <text:p text:style-name="P9">𒄋</text:p>
          </table:table-cell>
          <table:table-cell table:style-name="Πίνακας1.A2" office:value-type="string">
            <text:p text:style-name="P10">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48</text:p>
          </table:table-cell>
          <table:table-cell table:style-name="Πίνακας1.A2" office:value-type="string">
            <text:p text:style-name="P2">1210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𒄍</text:p>
          </table:table-cell>
          <table:table-cell table:style-name="Πίνακας1.A2" office:value-type="string">
            <text:p text:style-name="P10">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49</text:p>
          </table:table-cell>
          <table:table-cell table:style-name="Πίνακας1.A2" office:value-type="string">
            <text:p text:style-name="P2">12082</text:p>
          </table:table-cell>
          <table:table-cell table:style-name="Πίνακας1.A2" office:value-type="string">
            <text:p text:style-name="P2">704</text:p>
          </table:table-cell>
          <table:table-cell table:style-name="Πίνακας1.A2" office:value-type="string">
            <text:p text:style-name="P9">𒂂</text:p>
          </table:table-cell>
          <table:table-cell table:style-name="Πίνακας1.A2" office:value-type="string">
            <text:p text:style-name="P10">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5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05</text:p>
          </table:table-cell>
          <table:table-cell table:style-name="Πίνακας1.A2" office:value-type="string">
            <text:p text:style-name="P9">𒈪𒉭</text:p>
          </table:table-cell>
          <table:table-cell table:style-name="Πίνακας1.A2" office:value-type="string">
            <text:p text:style-name="P10">𒈪𒉭</text:p>
          </table:table-cell>
          <table:table-cell table:style-name="Πίνακας1.A2" office:value-type="string">
            <text:p text:style-name="P15">𒈪𒉭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5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06</text:p>
          </table:table-cell>
          <table:table-cell table:style-name="Πίνακας1.A2" office:value-type="string">
            <text:p text:style-name="P9">𒌋𒌓</text:p>
          </table:table-cell>
          <table:table-cell table:style-name="Πίνακας1.A2" office:value-type="string">
            <text:p text:style-name="P10">𒌋𒌓</text:p>
          </table:table-cell>
          <table:table-cell table:style-name="Πίνακας1.A2" office:value-type="string">
            <text:p text:style-name="P15">𒌋𒌓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5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07</text:p>
          </table:table-cell>
          <table:table-cell table:style-name="Πίνακας1.A2" office:value-type="string">
            <text:p text:style-name="P9">𒌋𒌓𒆤</text:p>
          </table:table-cell>
          <table:table-cell table:style-name="Πίνακας1.A2" office:value-type="string">
            <text:p text:style-name="P10">𒌋𒌓𒆤</text:p>
          </table:table-cell>
          <table:table-cell table:style-name="Πίνακας1.A2" office:value-type="string">
            <text:p text:style-name="P15">𒌋𒌓𒆤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53</text:p>
          </table:table-cell>
          <table:table-cell table:style-name="Πίνακας1.A2" office:value-type="string">
            <text:p text:style-name="P2">12399</text:p>
          </table:table-cell>
          <table:table-cell table:style-name="Πίνακας1.A2" office:value-type="string">
            <text:p text:style-name="P2">708</text:p>
          </table:table-cell>
          <table:table-cell table:style-name="Πίνακας1.A2" office:value-type="string">
            <text:p text:style-name="P9">𒎙</text:p>
          </table:table-cell>
          <table:table-cell table:style-name="Πίνακας1.A2" office:value-type="string">
            <text:p text:style-name="P10">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5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09</text:p>
          </table:table-cell>
          <table:table-cell table:style-name="Πίνακας1.A2" office:value-type="string">
            <text:p text:style-name="P9">𒌋𒐴</text:p>
          </table:table-cell>
          <table:table-cell table:style-name="Πίνακας1.A2" office:value-type="string">
            <text:p text:style-name="P10">𒌋𒐴</text:p>
          </table:table-cell>
          <table:table-cell table:style-name="Πίνακας1.A2" office:value-type="string">
            <text:p text:style-name="P15">𒌋𒐴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5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10</text:p>
          </table:table-cell>
          <table:table-cell table:style-name="Πίνακας1.A2" office:value-type="string">
            <text:p text:style-name="P9">𒌋𒄊</text:p>
          </table:table-cell>
          <table:table-cell table:style-name="Πίνακας1.A2" office:value-type="string">
            <text:p text:style-name="P10">𒌋𒄊</text:p>
          </table:table-cell>
          <table:table-cell table:style-name="Πίνακας1.A2" office:value-type="string">
            <text:p text:style-name="P15">𒌋𒄊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5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𒌋𒊊</text:p>
          </table:table-cell>
          <table:table-cell table:style-name="Πίνακας1.A2" office:value-type="string">
            <text:p text:style-name="P10">𒌋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57</text:p>
          </table:table-cell>
          <table:table-cell table:style-name="Πίνακας1.A2" office:value-type="string">
            <text:p text:style-name="P2">1230D</text:p>
          </table:table-cell>
          <table:table-cell table:style-name="Πίνακας1.A2" office:value-type="string">
            <text:p text:style-name="P2">711</text:p>
          </table:table-cell>
          <table:table-cell table:style-name="Πίνακας1.A2" office:value-type="string">
            <text:p text:style-name="P9">𒌍</text:p>
          </table:table-cell>
          <table:table-cell table:style-name="Πίνακας1.A2" office:value-type="string">
            <text:p text:style-name="P10">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58</text:p>
          </table:table-cell>
          <table:table-cell table:style-name="Πίνακας1.A2" office:value-type="string">
            <text:p text:style-name="P2">1240F</text:p>
          </table:table-cell>
          <table:table-cell table:style-name="Πίνακας1.A2" office:value-type="string">
            <text:p text:style-name="P2">712</text:p>
          </table:table-cell>
          <table:table-cell table:style-name="Πίνακας1.A2" office:value-type="string">
            <text:p text:style-name="P9">𒐏</text:p>
          </table:table-cell>
          <table:table-cell table:style-name="Πίνακας1.A2" office:value-type="string">
            <text:p text:style-name="P10">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59</text:p>
          </table:table-cell>
          <table:table-cell table:style-name="Πίνακας1.A2" office:value-type="string">
            <text:p text:style-name="P2">12310</text:p>
          </table:table-cell>
          <table:table-cell table:style-name="Πίνακας1.A2" office:value-type="string">
            <text:p text:style-name="P2">713</text:p>
          </table:table-cell>
          <table:table-cell table:style-name="Πίνακας1.A2" office:value-type="string">
            <text:p text:style-name="P9">𒌐</text:p>
          </table:table-cell>
          <table:table-cell table:style-name="Πίνακας1.A2" office:value-type="string">
            <text:p text:style-name="P10">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0</text:p>
          </table:table-cell>
          <table:table-cell table:style-name="Πίνακας1.A2" office:value-type="string">
            <text:p text:style-name="P2">12410</text:p>
          </table:table-cell>
          <table:table-cell table:style-name="Πίνακας1.A2" office:value-type="string">
            <text:p text:style-name="P2">714</text:p>
          </table:table-cell>
          <table:table-cell table:style-name="Πίνακας1.A2" office:value-type="string">
            <text:p text:style-name="P9">𒐐</text:p>
          </table:table-cell>
          <table:table-cell table:style-name="Πίνακας1.A2" office:value-type="string">
            <text:p text:style-name="P10">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1</text:p>
          </table:table-cell>
          <table:table-cell table:style-name="Πίνακας1.A2" office:value-type="string">
            <text:p text:style-name="P2">12411</text:p>
          </table:table-cell>
          <table:table-cell table:style-name="Πίνακας1.A2" office:value-type="string">
            <text:p text:style-name="P2">715</text:p>
          </table:table-cell>
          <table:table-cell table:style-name="Πίνακας1.A2" office:value-type="string">
            <text:p text:style-name="P9">𒐑</text:p>
          </table:table-cell>
          <table:table-cell table:style-name="Πίνακας1.A2" office:value-type="string">
            <text:p text:style-name="P10">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862</text:p>
          </table:table-cell>
          <table:table-cell table:style-name="Πίνακας1.A2" office:value-type="string">
            <text:p text:style-name="P2">12412</text:p>
          </table:table-cell>
          <table:table-cell table:style-name="Πίνακας1.A2" office:value-type="string">
            <text:p text:style-name="P2">716</text:p>
          </table:table-cell>
          <table:table-cell table:style-name="Πίνακας1.A2" office:value-type="string">
            <text:p text:style-name="P9">𒐒</text:p>
          </table:table-cell>
          <table:table-cell table:style-name="Πίνακας1.A2" office:value-type="string">
            <text:p text:style-name="P10">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3</text:p>
          </table:table-cell>
          <table:table-cell table:style-name="Πίνακας1.A2" office:value-type="string">
            <text:p text:style-name="P2">12413</text:p>
          </table:table-cell>
          <table:table-cell table:style-name="Πίνακας1.A2" office:value-type="string">
            <text:p text:style-name="P2">717</text:p>
          </table:table-cell>
          <table:table-cell table:style-name="Πίνακας1.A2" office:value-type="string">
            <text:p text:style-name="P9">𒐓</text:p>
          </table:table-cell>
          <table:table-cell table:style-name="Πίνακας1.A2" office:value-type="string">
            <text:p text:style-name="P10">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4</text:p>
          </table:table-cell>
          <table:table-cell table:style-name="Πίνακας1.A2" office:value-type="string">
            <text:p text:style-name="P2">12414</text:p>
          </table:table-cell>
          <table:table-cell table:style-name="Πίνακας1.A2" office:value-type="string">
            <text:p text:style-name="P2">718</text:p>
          </table:table-cell>
          <table:table-cell table:style-name="Πίνακας1.A2" office:value-type="string">
            <text:p text:style-name="P9">𒐔</text:p>
          </table:table-cell>
          <table:table-cell table:style-name="Πίνακας1.A2" office:value-type="string">
            <text:p text:style-name="P10">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5</text:p>
          </table:table-cell>
          <table:table-cell table:style-name="Πίνακας1.A2" office:value-type="string">
            <text:p text:style-name="P2">121EC</text:p>
          </table:table-cell>
          <table:table-cell table:style-name="Πίνακας1.A2" office:value-type="string">
            <text:p text:style-name="P2">719</text:p>
          </table:table-cell>
          <table:table-cell table:style-name="Πίνακας1.A2" office:value-type="string">
            <text:p text:style-name="P9">𒇬</text:p>
          </table:table-cell>
          <table:table-cell table:style-name="Πίνακας1.A2" office:value-type="string">
            <text:p text:style-name="P10">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20</text:p>
          </table:table-cell>
          <table:table-cell table:style-name="Πίνακας1.A2" office:value-type="string">
            <text:p text:style-name="P9">𒌋𒌆</text:p>
          </table:table-cell>
          <table:table-cell table:style-name="Πίνακας1.A2" office:value-type="string">
            <text:p text:style-name="P10">𒌋𒌆</text:p>
          </table:table-cell>
          <table:table-cell table:style-name="Πίνακας1.A2" office:value-type="string">
            <text:p text:style-name="P15">𒌋𒌆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67</text:p>
          </table:table-cell>
          <table:table-cell table:style-name="Πίνακας1.A2" office:value-type="string">
            <text:p text:style-name="P2">121EF</text:p>
          </table:table-cell>
          <table:table-cell table:style-name="Πίνακας1.A2" office:value-type="string">
            <text:p text:style-name="P2">721</text:p>
          </table:table-cell>
          <table:table-cell table:style-name="Πίνακας1.A2" office:value-type="string">
            <text:p text:style-name="P9">𒇯</text:p>
          </table:table-cell>
          <table:table-cell table:style-name="Πίνακας1.A2" office:value-type="string">
            <text:p text:style-name="P10">𒇯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8</text:p>
          </table:table-cell>
          <table:table-cell table:style-name="Πίνακας1.A2" office:value-type="string">
            <text:p text:style-name="P2">121F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𒇰</text:p>
          </table:table-cell>
          <table:table-cell table:style-name="Πίνακας1.A2" office:value-type="string">
            <text:p text:style-name="P10">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69</text:p>
          </table:table-cell>
          <table:table-cell table:style-name="Πίνακας1.A2" office:value-type="string">
            <text:p text:style-name="P2">121ED</text:p>
          </table:table-cell>
          <table:table-cell table:style-name="Πίνακας1.A2" office:value-type="string">
            <text:p text:style-name="P2">722</text:p>
          </table:table-cell>
          <table:table-cell table:style-name="Πίνακας1.A2" office:value-type="string">
            <text:p text:style-name="P9">𒇭</text:p>
          </table:table-cell>
          <table:table-cell table:style-name="Πίνακας1.A2" office:value-type="string">
            <text:p text:style-name="P10">𒇭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70</text:p>
          </table:table-cell>
          <table:table-cell table:style-name="Πίνακας1.A2" office:value-type="string">
            <text:p text:style-name="P2">121EE</text:p>
          </table:table-cell>
          <table:table-cell table:style-name="Πίνακας1.A2" office:value-type="string">
            <text:p text:style-name="P2">723</text:p>
          </table:table-cell>
          <table:table-cell table:style-name="Πίνακας1.A2" office:value-type="string">
            <text:p text:style-name="P9">𒇮</text:p>
          </table:table-cell>
          <table:table-cell table:style-name="Πίνακας1.A2" office:value-type="string">
            <text:p text:style-name="P10">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71</text:p>
          </table:table-cell>
          <table:table-cell table:style-name="Πίνακας1.A2" office:value-type="string">
            <text:p text:style-name="P2">12146</text:p>
          </table:table-cell>
          <table:table-cell table:style-name="Πίνακας1.A2" office:value-type="string">
            <text:p text:style-name="P2">724</text:p>
          </table:table-cell>
          <table:table-cell table:style-name="Πίνακας1.A2" office:value-type="string">
            <text:p text:style-name="P9">𒅆</text:p>
          </table:table-cell>
          <table:table-cell table:style-name="Πίνακας1.A2" office:value-type="string">
            <text:p text:style-name="P10">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72</text:p>
          </table:table-cell>
          <table:table-cell table:style-name="Πίνακας1.A2" office:value-type="string">
            <text:p text:style-name="P2">1214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𒅉</text:p>
          </table:table-cell>
          <table:table-cell table:style-name="Πίνακας1.A2" office:value-type="string">
            <text:p text:style-name="P10">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7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25</text:p>
          </table:table-cell>
          <table:table-cell table:style-name="Πίνακας1.A2" office:value-type="string">
            <text:p text:style-name="P9">𒅆𒊒</text:p>
          </table:table-cell>
          <table:table-cell table:style-name="Πίνακας1.A2" office:value-type="string">
            <text:p text:style-name="P10">𒅆𒊒</text:p>
          </table:table-cell>
          <table:table-cell table:style-name="Πίνακας1.A2" office:value-type="string">
            <text:p text:style-name="P15">𒅆𒊒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74</text:p>
          </table:table-cell>
          <table:table-cell table:style-name="Πίνακας1.A2" office:value-type="string">
            <text:p text:style-name="P2">12148</text:p>
          </table:table-cell>
          <table:table-cell table:style-name="Πίνακας1.A2" office:value-type="string">
            <text:p text:style-name="P2">726</text:p>
          </table:table-cell>
          <table:table-cell table:style-name="Πίνακας1.A2" office:value-type="string">
            <text:p text:style-name="P9">𒅈</text:p>
          </table:table-cell>
          <table:table-cell table:style-name="Πίνακας1.A2" office:value-type="string">
            <text:p text:style-name="P10">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7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27</text:p>
          </table:table-cell>
          <table:table-cell table:style-name="Πίνακας1.A2" office:value-type="string">
            <text:p text:style-name="P9">𒅆𒁾</text:p>
          </table:table-cell>
          <table:table-cell table:style-name="Πίνακας1.A2" office:value-type="string">
            <text:p text:style-name="P10">𒅆𒁾</text:p>
          </table:table-cell>
          <table:table-cell table:style-name="Πίνακας1.A2" office:value-type="string">
            <text:p text:style-name="P15">𒅆𒁾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7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28</text:p>
          </table:table-cell>
          <table:table-cell table:style-name="Πίνακας1.A2" office:value-type="string">
            <text:p text:style-name="P9">𒅆𒂍</text:p>
          </table:table-cell>
          <table:table-cell table:style-name="Πίνακας1.A2" office:value-type="string">
            <text:p text:style-name="P10">𒅆𒂍</text:p>
          </table:table-cell>
          <table:table-cell table:style-name="Πίνακας1.A2" office:value-type="string">
            <text:p text:style-name="P15">𒅆𒂍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7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29</text:p>
          </table:table-cell>
          <table:table-cell table:style-name="Πίνακας1.A2" office:value-type="string">
            <text:p text:style-name="P9">𒅆𒂟</text:p>
          </table:table-cell>
          <table:table-cell table:style-name="Πίνακας1.A2" office:value-type="string">
            <text:p text:style-name="P10">𒅆𒂟</text:p>
          </table:table-cell>
          <table:table-cell table:style-name="Πίνακας1.A2" office:value-type="string">
            <text:p text:style-name="P15">𒅆𒂟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87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30</text:p>
          </table:table-cell>
          <table:table-cell table:style-name="Πίνακας1.A2" office:value-type="string">
            <text:p text:style-name="P9">𒅆𒂟</text:p>
          </table:table-cell>
          <table:table-cell table:style-name="Πίνακας1.A2" office:value-type="string">
            <text:p text:style-name="P12">𒅆𒂟</text:p>
          </table:table-cell>
          <table:table-cell table:style-name="Πίνακας1.A2" office:value-type="string">
            <text:p text:style-name="P15">𒅆𒂟</text:p>
          </table:table-cell>
          <table:table-cell table:style-name="Πίνακας1.A2" office:value-type="string">
            <text:p text:style-name="P1">liga, aalt</text:p>
          </table:table-cell>
        </table:table-row>
        <table:table-row table:style-name="Πίνακας1.1">
          <table:table-cell table:style-name="Πίνακας1.A2" office:value-type="string">
            <text:p text:style-name="P1">879</text:p>
          </table:table-cell>
          <table:table-cell table:style-name="Πίνακας1.A2" office:value-type="string">
            <text:p text:style-name="P2">12147</text:p>
          </table:table-cell>
          <table:table-cell table:style-name="Πίνακας1.A2" office:value-type="string">
            <text:p text:style-name="P2">731</text:p>
          </table:table-cell>
          <table:table-cell table:style-name="Πίνακας1.A2" office:value-type="string">
            <text:p text:style-name="P9">𒅇</text:p>
          </table:table-cell>
          <table:table-cell table:style-name="Πίνακας1.A2" office:value-type="string">
            <text:p text:style-name="P10">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8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32</text:p>
          </table:table-cell>
          <table:table-cell table:style-name="Πίνακας1.A2" office:value-type="string">
            <text:p text:style-name="P9">𒅆𒂠</text:p>
          </table:table-cell>
          <table:table-cell table:style-name="Πίνακας1.A2" office:value-type="string">
            <text:p text:style-name="P10">𒅆𒂠</text:p>
          </table:table-cell>
          <table:table-cell table:style-name="Πίνακας1.A2" office:value-type="string">
            <text:p text:style-name="P15">𒅆𒂠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8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33</text:p>
          </table:table-cell>
          <table:table-cell table:style-name="Πίνακας1.A2" office:value-type="string">
            <text:p text:style-name="P9">𒅆𒌨</text:p>
          </table:table-cell>
          <table:table-cell table:style-name="Πίνακας1.A2" office:value-type="string">
            <text:p text:style-name="P10">𒅆𒌨</text:p>
          </table:table-cell>
          <table:table-cell table:style-name="Πίνακας1.A2" office:value-type="string">
            <text:p text:style-name="P15">𒅆𒌨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8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34</text:p>
          </table:table-cell>
          <table:table-cell table:style-name="Πίνακας1.A2" office:value-type="string">
            <text:p text:style-name="P9">𒅆𒌪</text:p>
          </table:table-cell>
          <table:table-cell table:style-name="Πίνακας1.A2" office:value-type="string">
            <text:p text:style-name="P10">𒅆𒌪</text:p>
          </table:table-cell>
          <table:table-cell table:style-name="Πίνακας1.A2" office:value-type="string">
            <text:p text:style-name="P15">𒅆𒌪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8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35</text:p>
          </table:table-cell>
          <table:table-cell table:style-name="Πίνακας1.A2" office:value-type="string">
            <text:p text:style-name="P9">𒅆𒃻</text:p>
          </table:table-cell>
          <table:table-cell table:style-name="Πίνακας1.A2" office:value-type="string">
            <text:p text:style-name="P10">𒅆𒃻</text:p>
          </table:table-cell>
          <table:table-cell table:style-name="Πίνακας1.A2" office:value-type="string">
            <text:p text:style-name="P15">𒅆𒃻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84</text:p>
          </table:table-cell>
          <table:table-cell table:style-name="Πίνακας1.A2" office:value-type="string">
            <text:p text:style-name="P2">12072</text:p>
          </table:table-cell>
          <table:table-cell table:style-name="Πίνακας1.A2" office:value-type="string">
            <text:p text:style-name="P2">736</text:p>
          </table:table-cell>
          <table:table-cell table:style-name="Πίνακας1.A2" office:value-type="string">
            <text:p text:style-name="P9">𒁲</text:p>
          </table:table-cell>
          <table:table-cell table:style-name="Πίνακας1.A2" office:value-type="string">
            <text:p text:style-name="P10">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85</text:p>
          </table:table-cell>
          <table:table-cell table:style-name="Πίνακας1.A2" office:value-type="string">
            <text:p text:style-name="P2">121A0</text:p>
          </table:table-cell>
          <table:table-cell table:style-name="Πίνακας1.A2" office:value-type="string">
            <text:p text:style-name="P2">737</text:p>
          </table:table-cell>
          <table:table-cell table:style-name="Πίνακας1.A2" office:value-type="string">
            <text:p text:style-name="P9">𒆠</text:p>
          </table:table-cell>
          <table:table-cell table:style-name="Πίνακας1.A2" office:value-type="string">
            <text:p text:style-name="P10">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86</text:p>
          </table:table-cell>
          <table:table-cell table:style-name="Πίνακας1.A2" office:value-type="string">
            <text:p text:style-name="P2">121A1</text:p>
          </table:table-cell>
          <table:table-cell table:style-name="Πίνακας1.A2" office:value-type="string">
            <text:p text:style-name="P2">738</text:p>
          </table:table-cell>
          <table:table-cell table:style-name="Πίνακας1.A2" office:value-type="string">
            <text:p text:style-name="P9">𒆡</text:p>
          </table:table-cell>
          <table:table-cell table:style-name="Πίνακας1.A2" office:value-type="string">
            <text:p text:style-name="P10">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87</text:p>
          </table:table-cell>
          <table:table-cell table:style-name="Πίνακας1.A2" office:value-type="string">
            <text:p text:style-name="P2">121A3</text:p>
          </table:table-cell>
          <table:table-cell table:style-name="Πίνακας1.A2" office:value-type="string">
            <text:p text:style-name="P2">739</text:p>
          </table:table-cell>
          <table:table-cell table:style-name="Πίνακας1.A2" office:value-type="string">
            <text:p text:style-name="P9">𒆣</text:p>
          </table:table-cell>
          <table:table-cell table:style-name="Πίνακας1.A2" office:value-type="string">
            <text:p text:style-name="P10">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88</text:p>
          </table:table-cell>
          <table:table-cell table:style-name="Πίνακας1.A2" office:value-type="string">
            <text:p text:style-name="P2">121A2</text:p>
          </table:table-cell>
          <table:table-cell table:style-name="Πίνακας1.A2" office:value-type="string">
            <text:p text:style-name="P2">740</text:p>
          </table:table-cell>
          <table:table-cell table:style-name="Πίνακας1.A2" office:value-type="string">
            <text:p text:style-name="P9">𒆢</text:p>
          </table:table-cell>
          <table:table-cell table:style-name="Πίνακας1.A2" office:value-type="string">
            <text:p text:style-name="P10">𒆢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89</text:p>
          </table:table-cell>
          <table:table-cell table:style-name="Πίνακας1.A2" office:value-type="string">
            <text:p text:style-name="P2">1227E</text:p>
          </table:table-cell>
          <table:table-cell table:style-name="Πίνακας1.A2" office:value-type="string">
            <text:p text:style-name="P2">741</text:p>
          </table:table-cell>
          <table:table-cell table:style-name="Πίνακας1.A2" office:value-type="string">
            <text:p text:style-name="P9">𒉾</text:p>
          </table:table-cell>
          <table:table-cell table:style-name="Πίνακας1.A2" office:value-type="string">
            <text:p text:style-name="P10">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42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𒆠𒈫</text:p>
          </table:table-cell>
          <table:table-cell table:style-name="Πίνακας1.A2" office:value-type="string">
            <text:p text:style-name="P15">𒆠𒈫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91</text:p>
          </table:table-cell>
          <table:table-cell table:style-name="Πίνακας1.A2" office:value-type="string">
            <text:p text:style-name="P2">12294</text:p>
          </table:table-cell>
          <table:table-cell table:style-name="Πίνακας1.A2" office:value-type="string">
            <text:p text:style-name="P2">743</text:p>
          </table:table-cell>
          <table:table-cell table:style-name="Πίνακας1.A2" office:value-type="string">
            <text:p text:style-name="P9">𒊔</text:p>
          </table:table-cell>
          <table:table-cell table:style-name="Πίνακας1.A2" office:value-type="string">
            <text:p text:style-name="P10">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2</text:p>
          </table:table-cell>
          <table:table-cell table:style-name="Πίνακας1.A2" office:value-type="string">
            <text:p text:style-name="P2">12084</text:p>
          </table:table-cell>
          <table:table-cell table:style-name="Πίνακας1.A2" office:value-type="string">
            <text:p text:style-name="P2">744</text:p>
          </table:table-cell>
          <table:table-cell table:style-name="Πίνακας1.A2" office:value-type="string">
            <text:p text:style-name="P9">𒂄</text:p>
          </table:table-cell>
          <table:table-cell table:style-name="Πίνακας1.A2" office:value-type="string">
            <text:p text:style-name="P10">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3</text:p>
          </table:table-cell>
          <table:table-cell table:style-name="Πίνακας1.A2" office:value-type="string">
            <text:p text:style-name="P2">121AC</text:p>
          </table:table-cell>
          <table:table-cell table:style-name="Πίνακας1.A2" office:value-type="string">
            <text:p text:style-name="P2">745</text:p>
          </table:table-cell>
          <table:table-cell table:style-name="Πίνακας1.A2" office:value-type="string">
            <text:p text:style-name="P9">𒆬</text:p>
          </table:table-cell>
          <table:table-cell table:style-name="Πίνακας1.A2" office:value-type="string">
            <text:p text:style-name="P10">𒆬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894</text:p>
          </table:table-cell>
          <table:table-cell table:style-name="Πίνακας1.A2" office:value-type="string">
            <text:p text:style-name="P2">1227B</text:p>
          </table:table-cell>
          <table:table-cell table:style-name="Πίνακας1.A2" office:value-type="string">
            <text:p text:style-name="P2">746</text:p>
          </table:table-cell>
          <table:table-cell table:style-name="Πίνακας1.A2" office:value-type="string">
            <text:p text:style-name="P9">𒉻</text:p>
          </table:table-cell>
          <table:table-cell table:style-name="Πίνακας1.A2" office:value-type="string">
            <text:p text:style-name="P10">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47</text:p>
          </table:table-cell>
          <table:table-cell table:style-name="Πίνακας1.A2" office:value-type="string">
            <text:p text:style-name="P9">𒌋</text:p>
          </table:table-cell>
          <table:table-cell table:style-name="Πίνακας1.A2" office:value-type="string">
            <text:p text:style-name="P10">𒌋𒐊</text:p>
          </table:table-cell>
          <table:table-cell table:style-name="Πίνακας1.A2" office:value-type="string">
            <text:p text:style-name="P15">𒌋𒐊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896</text:p>
          </table:table-cell>
          <table:table-cell table:style-name="Πίνακας1.A2" office:value-type="string">
            <text:p text:style-name="P2">12079</text:p>
          </table:table-cell>
          <table:table-cell table:style-name="Πίνακας1.A2" office:value-type="string">
            <text:p text:style-name="P2">748</text:p>
          </table:table-cell>
          <table:table-cell table:style-name="Πίνακας1.A2" office:value-type="string">
            <text:p text:style-name="P9">𒁹</text:p>
          </table:table-cell>
          <table:table-cell table:style-name="Πίνακας1.A2" office:value-type="string">
            <text:p text:style-name="P10">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7</text:p>
          </table:table-cell>
          <table:table-cell table:style-name="Πίνακας1.A2" office:value-type="string">
            <text:p text:style-name="P2">12079</text:p>
          </table:table-cell>
          <table:table-cell table:style-name="Πίνακας1.A2" office:value-type="string">
            <text:p text:style-name="P2">749</text:p>
          </table:table-cell>
          <table:table-cell table:style-name="Πίνακας1.A2" office:value-type="string">
            <text:p text:style-name="P9">𒁹</text:p>
          </table:table-cell>
          <table:table-cell table:style-name="Πίνακας1.A2" office:value-type="string">
            <text:p text:style-name="P10">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8</text:p>
          </table:table-cell>
          <table:table-cell table:style-name="Πίνακας1.A2" office:value-type="string">
            <text:p text:style-name="P2">121F2</text:p>
          </table:table-cell>
          <table:table-cell table:style-name="Πίνακας1.A2" office:value-type="string">
            <text:p text:style-name="P2">750</text:p>
          </table:table-cell>
          <table:table-cell table:style-name="Πίνακας1.A2" office:value-type="string">
            <text:p text:style-name="P9">𒇲</text:p>
          </table:table-cell>
          <table:table-cell table:style-name="Πίνακας1.A2" office:value-type="string">
            <text:p text:style-name="P10">𒇲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899</text:p>
          </table:table-cell>
          <table:table-cell table:style-name="Πίνακας1.A2" office:value-type="string">
            <text:p text:style-name="P2">121F3</text:p>
          </table:table-cell>
          <table:table-cell table:style-name="Πίνακας1.A2" office:value-type="string">
            <text:p text:style-name="P2">751</text:p>
          </table:table-cell>
          <table:table-cell table:style-name="Πίνακας1.A2" office:value-type="string">
            <text:p text:style-name="P9">𒇳</text:p>
          </table:table-cell>
          <table:table-cell table:style-name="Πίνακας1.A2" office:value-type="string">
            <text:p text:style-name="P10">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0</text:p>
          </table:table-cell>
          <table:table-cell table:style-name="Πίνακας1.A2" office:value-type="string">
            <text:p text:style-name="P2">121F3</text:p>
          </table:table-cell>
          <table:table-cell table:style-name="Πίνακας1.A2" office:value-type="string">
            <text:p text:style-name="P2">752</text:p>
          </table:table-cell>
          <table:table-cell table:style-name="Πίνακας1.A2" office:value-type="string">
            <text:p text:style-name="P9">𒇳</text:p>
          </table:table-cell>
          <table:table-cell table:style-name="Πίνακας1.A2" office:value-type="string">
            <text:p text:style-name="P10">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1</text:p>
          </table:table-cell>
          <table:table-cell table:style-name="Πίνακας1.A2" office:value-type="string">
            <text:p text:style-name="P2">12228</text:p>
          </table:table-cell>
          <table:table-cell table:style-name="Πίνακας1.A2" office:value-type="string">
            <text:p text:style-name="P2">753</text:p>
          </table:table-cell>
          <table:table-cell table:style-name="Πίνακας1.A2" office:value-type="string">
            <text:p text:style-name="P9">𒈨</text:p>
          </table:table-cell>
          <table:table-cell table:style-name="Πίνακας1.A2" office:value-type="string">
            <text:p text:style-name="P10">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54</text:p>
          </table:table-cell>
          <table:table-cell table:style-name="Πίνακας1.A2" office:value-type="string">
            <text:p text:style-name="P9">𒈨𒌍</text:p>
          </table:table-cell>
          <table:table-cell table:style-name="Πίνακας1.A2" office:value-type="string">
            <text:p text:style-name="P10">𒈨𒌍</text:p>
          </table:table-cell>
          <table:table-cell table:style-name="Πίνακας1.A2" office:value-type="string">
            <text:p text:style-name="P15">𒈨𒌍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0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2">𒈨𒌍</text:p>
          </table:table-cell>
          <table:table-cell table:style-name="Πίνακας1.A2" office:value-type="string">
            <text:p text:style-name="P15">𒈨𒌍</text:p>
          </table:table-cell>
          <table:table-cell table:style-name="Πίνακας1.A2" office:value-type="string">
            <text:p text:style-name="P1">liga, aalt</text:p>
          </table:table-cell>
        </table:table-row>
        <table:table-row table:style-name="Πίνακας1.1">
          <table:table-cell table:style-name="Πίνακας1.A2" office:value-type="string">
            <text:p text:style-name="P1">904</text:p>
          </table:table-cell>
          <table:table-cell table:style-name="Πίνακας1.A2" office:value-type="string">
            <text:p text:style-name="P2">121B8</text:p>
          </table:table-cell>
          <table:table-cell table:style-name="Πίνακας1.A2" office:value-type="string">
            <text:p text:style-name="P2">755</text:p>
          </table:table-cell>
          <table:table-cell table:style-name="Πίνακας1.A2" office:value-type="string">
            <text:p text:style-name="P9">𒆸</text:p>
          </table:table-cell>
          <table:table-cell table:style-name="Πίνακας1.A2" office:value-type="string">
            <text:p text:style-name="P10">𒆸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5</text:p>
          </table:table-cell>
          <table:table-cell table:style-name="Πίνακας1.A2" office:value-type="string">
            <text:p text:style-name="P2">121C9</text:p>
          </table:table-cell>
          <table:table-cell table:style-name="Πίνακας1.A2" office:value-type="string">
            <text:p text:style-name="P2">756</text:p>
          </table:table-cell>
          <table:table-cell table:style-name="Πίνακας1.A2" office:value-type="string">
            <text:p text:style-name="P9">𒇉</text:p>
          </table:table-cell>
          <table:table-cell table:style-name="Πίνακας1.A2" office:value-type="string">
            <text:p text:style-name="P10">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6</text:p>
          </table:table-cell>
          <table:table-cell table:style-name="Πίνακας1.A2" office:value-type="string">
            <text:p text:style-name="P2">121C9</text:p>
          </table:table-cell>
          <table:table-cell table:style-name="Πίνακας1.A2" office:value-type="string">
            <text:p text:style-name="P2">757</text:p>
          </table:table-cell>
          <table:table-cell table:style-name="Πίνακας1.A2" office:value-type="string">
            <text:p text:style-name="P9">𒇉</text:p>
          </table:table-cell>
          <table:table-cell table:style-name="Πίνακας1.A2" office:value-type="string">
            <text:p text:style-name="P10">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7</text:p>
          </table:table-cell>
          <table:table-cell table:style-name="Πίνακας1.A2" office:value-type="string">
            <text:p text:style-name="P2">121BE</text:p>
          </table:table-cell>
          <table:table-cell table:style-name="Πίνακας1.A2" office:value-type="string">
            <text:p text:style-name="P2">758</text:p>
          </table:table-cell>
          <table:table-cell table:style-name="Πίνακας1.A2" office:value-type="string">
            <text:p text:style-name="P9">𒆾</text:p>
          </table:table-cell>
          <table:table-cell table:style-name="Πίνακας1.A2" office:value-type="string">
            <text:p text:style-name="P10">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8</text:p>
          </table:table-cell>
          <table:table-cell table:style-name="Πίνακας1.A2" office:value-type="string">
            <text:p text:style-name="P2">121E3</text:p>
          </table:table-cell>
          <table:table-cell table:style-name="Πίνακας1.A2" office:value-type="string">
            <text:p text:style-name="P2">759</text:p>
          </table:table-cell>
          <table:table-cell table:style-name="Πίνακας1.A2" office:value-type="string">
            <text:p text:style-name="P9">𒇣</text:p>
          </table:table-cell>
          <table:table-cell table:style-name="Πίνακας1.A2" office:value-type="string">
            <text:p text:style-name="P10">𒇣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09</text:p>
          </table:table-cell>
          <table:table-cell table:style-name="Πίνακας1.A2" office:value-type="string">
            <text:p text:style-name="P2">121C0</text:p>
          </table:table-cell>
          <table:table-cell table:style-name="Πίνακας1.A2" office:value-type="string">
            <text:p text:style-name="P2">760</text:p>
          </table:table-cell>
          <table:table-cell table:style-name="Πίνακας1.A2" office:value-type="string">
            <text:p text:style-name="P9">𒇀</text:p>
          </table:table-cell>
          <table:table-cell table:style-name="Πίνακας1.A2" office:value-type="string">
            <text:p text:style-name="P10">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910</text:p>
          </table:table-cell>
          <table:table-cell table:style-name="Πίνακας1.A2" office:value-type="string">
            <text:p text:style-name="P2">121D2</text:p>
          </table:table-cell>
          <table:table-cell table:style-name="Πίνακας1.A2" office:value-type="string">
            <text:p text:style-name="P2">761</text:p>
          </table:table-cell>
          <table:table-cell table:style-name="Πίνακας1.A2" office:value-type="string">
            <text:p text:style-name="P9">𒇒</text:p>
          </table:table-cell>
          <table:table-cell table:style-name="Πίνακας1.A2" office:value-type="string">
            <text:p text:style-name="P10">𒇒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1</text:p>
          </table:table-cell>
          <table:table-cell table:style-name="Πίνακας1.A2" office:value-type="string">
            <text:p text:style-name="P2">121D3</text:p>
          </table:table-cell>
          <table:table-cell table:style-name="Πίνακας1.A2" office:value-type="string">
            <text:p text:style-name="P2">762</text:p>
          </table:table-cell>
          <table:table-cell table:style-name="Πίνακας1.A2" office:value-type="string">
            <text:p text:style-name="P9">𒇓</text:p>
          </table:table-cell>
          <table:table-cell table:style-name="Πίνακας1.A2" office:value-type="string">
            <text:p text:style-name="P10">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63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𒆸𒄀</text:p>
          </table:table-cell>
          <table:table-cell table:style-name="Πίνακας1.A2" office:value-type="string">
            <text:p text:style-name="P15">𒆸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13</text:p>
          </table:table-cell>
          <table:table-cell table:style-name="Πίνακας1.A2" office:value-type="string">
            <text:p text:style-name="P2">121C3</text:p>
          </table:table-cell>
          <table:table-cell table:style-name="Πίνακας1.A2" office:value-type="string">
            <text:p text:style-name="P2">764</text:p>
          </table:table-cell>
          <table:table-cell table:style-name="Πίνακας1.A2" office:value-type="string">
            <text:p text:style-name="P9">𒇃</text:p>
          </table:table-cell>
          <table:table-cell table:style-name="Πίνακας1.A2" office:value-type="string">
            <text:p text:style-name="P10">𒇃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4</text:p>
          </table:table-cell>
          <table:table-cell table:style-name="Πίνακας1.A2" office:value-type="string">
            <text:p text:style-name="P2">121C2</text:p>
          </table:table-cell>
          <table:table-cell table:style-name="Πίνακας1.A2" office:value-type="string">
            <text:p text:style-name="P2">765</text:p>
          </table:table-cell>
          <table:table-cell table:style-name="Πίνακας1.A2" office:value-type="string">
            <text:p text:style-name="P9">𒇂</text:p>
          </table:table-cell>
          <table:table-cell table:style-name="Πίνακας1.A2" office:value-type="string">
            <text:p text:style-name="P10">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5</text:p>
          </table:table-cell>
          <table:table-cell table:style-name="Πίνακας1.A2" office:value-type="string">
            <text:p text:style-name="P2">121C7</text:p>
          </table:table-cell>
          <table:table-cell table:style-name="Πίνακας1.A2" office:value-type="string">
            <text:p text:style-name="P2">766</text:p>
          </table:table-cell>
          <table:table-cell table:style-name="Πίνακας1.A2" office:value-type="string">
            <text:p text:style-name="P9">𒇇</text:p>
          </table:table-cell>
          <table:table-cell table:style-name="Πίνακας1.A2" office:value-type="string">
            <text:p text:style-name="P10">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6</text:p>
          </table:table-cell>
          <table:table-cell table:style-name="Πίνακας1.A2" office:value-type="string">
            <text:p text:style-name="P2">121E1</text:p>
          </table:table-cell>
          <table:table-cell table:style-name="Πίνακας1.A2" office:value-type="string">
            <text:p text:style-name="P2">767</text:p>
          </table:table-cell>
          <table:table-cell table:style-name="Πίνακας1.A2" office:value-type="string">
            <text:p text:style-name="P9">𒇡</text:p>
          </table:table-cell>
          <table:table-cell table:style-name="Πίνακας1.A2" office:value-type="string">
            <text:p text:style-name="P10">𒇡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7</text:p>
          </table:table-cell>
          <table:table-cell table:style-name="Πίνακας1.A2" office:value-type="string">
            <text:p text:style-name="P2">121DB</text:p>
          </table:table-cell>
          <table:table-cell table:style-name="Πίνακας1.A2" office:value-type="string">
            <text:p text:style-name="P2">768</text:p>
          </table:table-cell>
          <table:table-cell table:style-name="Πίνακας1.A2" office:value-type="string">
            <text:p text:style-name="P9">𒇛</text:p>
          </table:table-cell>
          <table:table-cell table:style-name="Πίνακας1.A2" office:value-type="string">
            <text:p text:style-name="P10">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8</text:p>
          </table:table-cell>
          <table:table-cell table:style-name="Πίνακας1.A2" office:value-type="string">
            <text:p text:style-name="P2">121C1</text:p>
          </table:table-cell>
          <table:table-cell table:style-name="Πίνακας1.A2" office:value-type="string">
            <text:p text:style-name="P2">769</text:p>
          </table:table-cell>
          <table:table-cell table:style-name="Πίνακας1.A2" office:value-type="string">
            <text:p text:style-name="P9">𒇁</text:p>
          </table:table-cell>
          <table:table-cell table:style-name="Πίνακας1.A2" office:value-type="string">
            <text:p text:style-name="P10">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19</text:p>
          </table:table-cell>
          <table:table-cell table:style-name="Πίνακας1.A2" office:value-type="string">
            <text:p text:style-name="P2">121EA</text:p>
          </table:table-cell>
          <table:table-cell table:style-name="Πίνακας1.A2" office:value-type="string">
            <text:p text:style-name="P2">770</text:p>
          </table:table-cell>
          <table:table-cell table:style-name="Πίνακας1.A2" office:value-type="string">
            <text:p text:style-name="P9">𒇪</text:p>
          </table:table-cell>
          <table:table-cell table:style-name="Πίνακας1.A2" office:value-type="string">
            <text:p text:style-name="P10">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0</text:p>
          </table:table-cell>
          <table:table-cell table:style-name="Πίνακας1.A2" office:value-type="string">
            <text:p text:style-name="P2">121DE</text:p>
          </table:table-cell>
          <table:table-cell table:style-name="Πίνακας1.A2" office:value-type="string">
            <text:p text:style-name="P2">771</text:p>
          </table:table-cell>
          <table:table-cell table:style-name="Πίνακας1.A2" office:value-type="string">
            <text:p text:style-name="P9">𒇞</text:p>
          </table:table-cell>
          <table:table-cell table:style-name="Πίνακας1.A2" office:value-type="string">
            <text:p text:style-name="P10">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1</text:p>
          </table:table-cell>
          <table:table-cell table:style-name="Πίνακας1.A2" office:value-type="string">
            <text:p text:style-name="P2">121DD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𒇝</text:p>
          </table:table-cell>
          <table:table-cell table:style-name="Πίνακας1.A2" office:value-type="string">
            <text:p text:style-name="P10">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2</text:p>
          </table:table-cell>
          <table:table-cell table:style-name="Πίνακας1.A2" office:value-type="string">
            <text:p text:style-name="P2">121C6</text:p>
          </table:table-cell>
          <table:table-cell table:style-name="Πίνακας1.A2" office:value-type="string">
            <text:p text:style-name="P2">772</text:p>
          </table:table-cell>
          <table:table-cell table:style-name="Πίνακας1.A2" office:value-type="string">
            <text:p text:style-name="P9">𒇆</text:p>
          </table:table-cell>
          <table:table-cell table:style-name="Πίνακας1.A2" office:value-type="string">
            <text:p text:style-name="P10">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3</text:p>
          </table:table-cell>
          <table:table-cell table:style-name="Πίνακας1.A2" office:value-type="string">
            <text:p text:style-name="P2">121BD</text:p>
          </table:table-cell>
          <table:table-cell table:style-name="Πίνακας1.A2" office:value-type="string">
            <text:p text:style-name="P2">773</text:p>
          </table:table-cell>
          <table:table-cell table:style-name="Πίνακας1.A2" office:value-type="string">
            <text:p text:style-name="P9">𒆽</text:p>
          </table:table-cell>
          <table:table-cell table:style-name="Πίνακας1.A2" office:value-type="string">
            <text:p text:style-name="P10">𒆽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4</text:p>
          </table:table-cell>
          <table:table-cell table:style-name="Πίνακας1.A2" office:value-type="string">
            <text:p text:style-name="P2">121E8</text:p>
          </table:table-cell>
          <table:table-cell table:style-name="Πίνακας1.A2" office:value-type="string">
            <text:p text:style-name="P2">774</text:p>
          </table:table-cell>
          <table:table-cell table:style-name="Πίνακας1.A2" office:value-type="string">
            <text:p text:style-name="P9">𒇨</text:p>
          </table:table-cell>
          <table:table-cell table:style-name="Πίνακας1.A2" office:value-type="string">
            <text:p text:style-name="P10">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5</text:p>
          </table:table-cell>
          <table:table-cell table:style-name="Πίνακας1.A2" office:value-type="string">
            <text:p text:style-name="P2">121C4</text:p>
          </table:table-cell>
          <table:table-cell table:style-name="Πίνακας1.A2" office:value-type="string">
            <text:p text:style-name="P2">775</text:p>
          </table:table-cell>
          <table:table-cell table:style-name="Πίνακας1.A2" office:value-type="string">
            <text:p text:style-name="P9">𒇄</text:p>
          </table:table-cell>
          <table:table-cell table:style-name="Πίνακας1.A2" office:value-type="string">
            <text:p text:style-name="P10">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926</text:p>
          </table:table-cell>
          <table:table-cell table:style-name="Πίνακας1.A2" office:value-type="string">
            <text:p text:style-name="P2">121CB</text:p>
          </table:table-cell>
          <table:table-cell table:style-name="Πίνακας1.A2" office:value-type="string">
            <text:p text:style-name="P2">776</text:p>
          </table:table-cell>
          <table:table-cell table:style-name="Πίνακας1.A2" office:value-type="string">
            <text:p text:style-name="P9">𒇋</text:p>
          </table:table-cell>
          <table:table-cell table:style-name="Πίνακας1.A2" office:value-type="string">
            <text:p text:style-name="P10">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7</text:p>
          </table:table-cell>
          <table:table-cell table:style-name="Πίνακας1.A2" office:value-type="string">
            <text:p text:style-name="P2">121D7</text:p>
          </table:table-cell>
          <table:table-cell table:style-name="Πίνακας1.A2" office:value-type="string">
            <text:p text:style-name="P2">777</text:p>
          </table:table-cell>
          <table:table-cell table:style-name="Πίνακας1.A2" office:value-type="string">
            <text:p text:style-name="P9">𒇗</text:p>
          </table:table-cell>
          <table:table-cell table:style-name="Πίνακας1.A2" office:value-type="string">
            <text:p text:style-name="P10">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8</text:p>
          </table:table-cell>
          <table:table-cell table:style-name="Πίνακας1.A2" office:value-type="string">
            <text:p text:style-name="P2">121BF</text:p>
          </table:table-cell>
          <table:table-cell table:style-name="Πίνακας1.A2" office:value-type="string">
            <text:p text:style-name="P2">778</text:p>
          </table:table-cell>
          <table:table-cell table:style-name="Πίνακας1.A2" office:value-type="string">
            <text:p text:style-name="P9">𒆿</text:p>
          </table:table-cell>
          <table:table-cell table:style-name="Πίνακας1.A2" office:value-type="string">
            <text:p text:style-name="P10">𒆿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29</text:p>
          </table:table-cell>
          <table:table-cell table:style-name="Πίνακας1.A2" office:value-type="string">
            <text:p text:style-name="P2">121DC</text:p>
          </table:table-cell>
          <table:table-cell table:style-name="Πίνακας1.A2" office:value-type="string">
            <text:p text:style-name="P2">779</text:p>
          </table:table-cell>
          <table:table-cell table:style-name="Πίνακας1.A2" office:value-type="string">
            <text:p text:style-name="P9">𒇜</text:p>
          </table:table-cell>
          <table:table-cell table:style-name="Πίνακας1.A2" office:value-type="string">
            <text:p text:style-name="P10">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0</text:p>
          </table:table-cell>
          <table:table-cell table:style-name="Πίνακας1.A2" office:value-type="string">
            <text:p text:style-name="P2">121DA</text:p>
          </table:table-cell>
          <table:table-cell table:style-name="Πίνακας1.A2" office:value-type="string">
            <text:p text:style-name="P2">780</text:p>
          </table:table-cell>
          <table:table-cell table:style-name="Πίνακας1.A2" office:value-type="string">
            <text:p text:style-name="P9">𒇚</text:p>
          </table:table-cell>
          <table:table-cell table:style-name="Πίνακας1.A2" office:value-type="string">
            <text:p text:style-name="P10">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1</text:p>
          </table:table-cell>
          <table:table-cell table:style-name="Πίνακας1.A2" office:value-type="string">
            <text:p text:style-name="P2">121E4</text:p>
          </table:table-cell>
          <table:table-cell table:style-name="Πίνακας1.A2" office:value-type="string">
            <text:p text:style-name="P2">781</text:p>
          </table:table-cell>
          <table:table-cell table:style-name="Πίνακας1.A2" office:value-type="string">
            <text:p text:style-name="P9">𒇤</text:p>
          </table:table-cell>
          <table:table-cell table:style-name="Πίνακας1.A2" office:value-type="string">
            <text:p text:style-name="P10">𒇤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2</text:p>
          </table:table-cell>
          <table:table-cell table:style-name="Πίνακας1.A2" office:value-type="string">
            <text:p text:style-name="P2">121D5</text:p>
          </table:table-cell>
          <table:table-cell table:style-name="Πίνακας1.A2" office:value-type="string">
            <text:p text:style-name="P2">782</text:p>
          </table:table-cell>
          <table:table-cell table:style-name="Πίνακας1.A2" office:value-type="string">
            <text:p text:style-name="P9">𒇕</text:p>
          </table:table-cell>
          <table:table-cell table:style-name="Πίνακας1.A2" office:value-type="string">
            <text:p text:style-name="P10">𒇕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3</text:p>
          </table:table-cell>
          <table:table-cell table:style-name="Πίνακας1.A2" office:value-type="string">
            <text:p text:style-name="P2">121E9</text:p>
          </table:table-cell>
          <table:table-cell table:style-name="Πίνακας1.A2" office:value-type="string">
            <text:p text:style-name="P2">783</text:p>
          </table:table-cell>
          <table:table-cell table:style-name="Πίνακας1.A2" office:value-type="string">
            <text:p text:style-name="P9">𒇩</text:p>
          </table:table-cell>
          <table:table-cell table:style-name="Πίνακας1.A2" office:value-type="string">
            <text:p text:style-name="P10">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4</text:p>
          </table:table-cell>
          <table:table-cell table:style-name="Πίνακας1.A2" office:value-type="string">
            <text:p text:style-name="P2">121CA</text:p>
          </table:table-cell>
          <table:table-cell table:style-name="Πίνακας1.A2" office:value-type="string">
            <text:p text:style-name="P2">784</text:p>
          </table:table-cell>
          <table:table-cell table:style-name="Πίνακας1.A2" office:value-type="string">
            <text:p text:style-name="P9">𒇊</text:p>
          </table:table-cell>
          <table:table-cell table:style-name="Πίνακας1.A2" office:value-type="string">
            <text:p text:style-name="P10">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5</text:p>
          </table:table-cell>
          <table:table-cell table:style-name="Πίνακας1.A2" office:value-type="string">
            <text:p text:style-name="P2">121CC</text:p>
          </table:table-cell>
          <table:table-cell table:style-name="Πίνακας1.A2" office:value-type="string">
            <text:p text:style-name="P2">785</text:p>
          </table:table-cell>
          <table:table-cell table:style-name="Πίνακας1.A2" office:value-type="string">
            <text:p text:style-name="P9">𒇌</text:p>
          </table:table-cell>
          <table:table-cell table:style-name="Πίνακας1.A2" office:value-type="string">
            <text:p text:style-name="P10">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6</text:p>
          </table:table-cell>
          <table:table-cell table:style-name="Πίνακας1.A2" office:value-type="string">
            <text:p text:style-name="P2">121E5</text:p>
          </table:table-cell>
          <table:table-cell table:style-name="Πίνακας1.A2" office:value-type="string">
            <text:p text:style-name="P2">786</text:p>
          </table:table-cell>
          <table:table-cell table:style-name="Πίνακας1.A2" office:value-type="string">
            <text:p text:style-name="P9">𒇥</text:p>
          </table:table-cell>
          <table:table-cell table:style-name="Πίνακας1.A2" office:value-type="string">
            <text:p text:style-name="P10">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7</text:p>
          </table:table-cell>
          <table:table-cell table:style-name="Πίνακας1.A2" office:value-type="string">
            <text:p text:style-name="P2">121E6</text:p>
          </table:table-cell>
          <table:table-cell table:style-name="Πίνακας1.A2" office:value-type="string">
            <text:p text:style-name="P2">787</text:p>
          </table:table-cell>
          <table:table-cell table:style-name="Πίνακας1.A2" office:value-type="string">
            <text:p text:style-name="P9">𒇦</text:p>
          </table:table-cell>
          <table:table-cell table:style-name="Πίνακας1.A2" office:value-type="string">
            <text:p text:style-name="P10">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8</text:p>
          </table:table-cell>
          <table:table-cell table:style-name="Πίνακας1.A2" office:value-type="string">
            <text:p text:style-name="P2">121E7</text:p>
          </table:table-cell>
          <table:table-cell table:style-name="Πίνακας1.A2" office:value-type="string">
            <text:p text:style-name="P2">788</text:p>
          </table:table-cell>
          <table:table-cell table:style-name="Πίνακας1.A2" office:value-type="string">
            <text:p text:style-name="P9">𒇧</text:p>
          </table:table-cell>
          <table:table-cell table:style-name="Πίνακας1.A2" office:value-type="string">
            <text:p text:style-name="P10">𒇧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39</text:p>
          </table:table-cell>
          <table:table-cell table:style-name="Πίνακας1.A2" office:value-type="string">
            <text:p text:style-name="P2">121CF</text:p>
          </table:table-cell>
          <table:table-cell table:style-name="Πίνακας1.A2" office:value-type="string">
            <text:p text:style-name="P2">789</text:p>
          </table:table-cell>
          <table:table-cell table:style-name="Πίνακας1.A2" office:value-type="string">
            <text:p text:style-name="P9">𒇏</text:p>
          </table:table-cell>
          <table:table-cell table:style-name="Πίνακας1.A2" office:value-type="string">
            <text:p text:style-name="P10">𒇏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0</text:p>
          </table:table-cell>
          <table:table-cell table:style-name="Πίνακας1.A2" office:value-type="string">
            <text:p text:style-name="P2">121D1</text:p>
          </table:table-cell>
          <table:table-cell table:style-name="Πίνακας1.A2" office:value-type="string">
            <text:p text:style-name="P2">790</text:p>
          </table:table-cell>
          <table:table-cell table:style-name="Πίνακας1.A2" office:value-type="string">
            <text:p text:style-name="P9">𒇑</text:p>
          </table:table-cell>
          <table:table-cell table:style-name="Πίνακας1.A2" office:value-type="string">
            <text:p text:style-name="P10">𒇑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1</text:p>
          </table:table-cell>
          <table:table-cell table:style-name="Πίνακας1.A2" office:value-type="string">
            <text:p text:style-name="P2">121D8</text:p>
          </table:table-cell>
          <table:table-cell table:style-name="Πίνακας1.A2" office:value-type="string">
            <text:p text:style-name="P2">791</text:p>
          </table:table-cell>
          <table:table-cell table:style-name="Πίνακας1.A2" office:value-type="string">
            <text:p text:style-name="P9">𒇘</text:p>
          </table:table-cell>
          <table:table-cell table:style-name="Πίνακας1.A2" office:value-type="string">
            <text:p text:style-name="P10">𒇘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942</text:p>
          </table:table-cell>
          <table:table-cell table:style-name="Πίνακας1.A2" office:value-type="string">
            <text:p text:style-name="P2">121D9</text:p>
          </table:table-cell>
          <table:table-cell table:style-name="Πίνακας1.A2" office:value-type="string">
            <text:p text:style-name="P2">792</text:p>
          </table:table-cell>
          <table:table-cell table:style-name="Πίνακας1.A2" office:value-type="string">
            <text:p text:style-name="P9">𒇙</text:p>
          </table:table-cell>
          <table:table-cell table:style-name="Πίνακας1.A2" office:value-type="string">
            <text:p text:style-name="P10">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3</text:p>
          </table:table-cell>
          <table:table-cell table:style-name="Πίνακας1.A2" office:value-type="string">
            <text:p text:style-name="P2">121D6</text:p>
          </table:table-cell>
          <table:table-cell table:style-name="Πίνακας1.A2" office:value-type="string">
            <text:p text:style-name="P2">793</text:p>
          </table:table-cell>
          <table:table-cell table:style-name="Πίνακας1.A2" office:value-type="string">
            <text:p text:style-name="P9">𒇖</text:p>
          </table:table-cell>
          <table:table-cell table:style-name="Πίνακας1.A2" office:value-type="string">
            <text:p text:style-name="P10">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4</text:p>
          </table:table-cell>
          <table:table-cell table:style-name="Πίνακας1.A2" office:value-type="string">
            <text:p text:style-name="P2">121D0</text:p>
          </table:table-cell>
          <table:table-cell table:style-name="Πίνακας1.A2" office:value-type="string">
            <text:p text:style-name="P2">794</text:p>
          </table:table-cell>
          <table:table-cell table:style-name="Πίνακας1.A2" office:value-type="string">
            <text:p text:style-name="P9">𒇐</text:p>
          </table:table-cell>
          <table:table-cell table:style-name="Πίνακας1.A2" office:value-type="string">
            <text:p text:style-name="P10">𒇐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5</text:p>
          </table:table-cell>
          <table:table-cell table:style-name="Πίνακας1.A2" office:value-type="string">
            <text:p text:style-name="P2">121B9</text:p>
          </table:table-cell>
          <table:table-cell table:style-name="Πίνακας1.A2" office:value-type="string">
            <text:p text:style-name="P2">795</text:p>
          </table:table-cell>
          <table:table-cell table:style-name="Πίνακας1.A2" office:value-type="string">
            <text:p text:style-name="P9">𒆹</text:p>
          </table:table-cell>
          <table:table-cell table:style-name="Πίνακας1.A2" office:value-type="string">
            <text:p text:style-name="P10">𒆹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796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𒆹𒋻</text:p>
          </table:table-cell>
          <table:table-cell table:style-name="Πίνακας1.A2" office:value-type="string">
            <text:p text:style-name="P15">𒆹𒋻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47</text:p>
          </table:table-cell>
          <table:table-cell table:style-name="Πίνακας1.A2" office:value-type="string">
            <text:p text:style-name="P2">121BA</text:p>
          </table:table-cell>
          <table:table-cell table:style-name="Πίνακας1.A2" office:value-type="string">
            <text:p text:style-name="P2">797</text:p>
          </table:table-cell>
          <table:table-cell table:style-name="Πίνακας1.A2" office:value-type="string">
            <text:p text:style-name="P9">𒆺</text:p>
          </table:table-cell>
          <table:table-cell table:style-name="Πίνακας1.A2" office:value-type="string">
            <text:p text:style-name="P10">𒆺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8</text:p>
          </table:table-cell>
          <table:table-cell table:style-name="Πίνακας1.A2" office:value-type="string">
            <text:p text:style-name="P2">121BC</text:p>
          </table:table-cell>
          <table:table-cell table:style-name="Πίνακας1.A2" office:value-type="string">
            <text:p text:style-name="P2">798</text:p>
          </table:table-cell>
          <table:table-cell table:style-name="Πίνακας1.A2" office:value-type="string">
            <text:p text:style-name="P9">𒆼</text:p>
          </table:table-cell>
          <table:table-cell table:style-name="Πίνακας1.A2" office:value-type="string">
            <text:p text:style-name="P10">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49</text:p>
          </table:table-cell>
          <table:table-cell table:style-name="Πίνακας1.A2" office:value-type="string">
            <text:p text:style-name="P2">121BB</text:p>
          </table:table-cell>
          <table:table-cell table:style-name="Πίνακας1.A2" office:value-type="string">
            <text:p text:style-name="P2">799</text:p>
          </table:table-cell>
          <table:table-cell table:style-name="Πίνακας1.A2" office:value-type="string">
            <text:p text:style-name="P9">𒆻</text:p>
          </table:table-cell>
          <table:table-cell table:style-name="Πίνακας1.A2" office:value-type="string">
            <text:p text:style-name="P10">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0</text:p>
          </table:table-cell>
          <table:table-cell table:style-name="Πίνακας1.A2" office:value-type="string">
            <text:p text:style-name="P2">121C8</text:p>
          </table:table-cell>
          <table:table-cell table:style-name="Πίνακας1.A2" office:value-type="string">
            <text:p text:style-name="P2">800</text:p>
          </table:table-cell>
          <table:table-cell table:style-name="Πίνακας1.A2" office:value-type="string">
            <text:p text:style-name="P9">𒇈</text:p>
          </table:table-cell>
          <table:table-cell table:style-name="Πίνακας1.A2" office:value-type="string">
            <text:p text:style-name="P10">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1</text:p>
          </table:table-cell>
          <table:table-cell table:style-name="Πίνακας1.A2" office:value-type="string">
            <text:p text:style-name="P2">121C5</text:p>
          </table:table-cell>
          <table:table-cell table:style-name="Πίνακας1.A2" office:value-type="string">
            <text:p text:style-name="P2">801</text:p>
          </table:table-cell>
          <table:table-cell table:style-name="Πίνακας1.A2" office:value-type="string">
            <text:p text:style-name="P9">𒇅</text:p>
          </table:table-cell>
          <table:table-cell table:style-name="Πίνακας1.A2" office:value-type="string">
            <text:p text:style-name="P10">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2</text:p>
          </table:table-cell>
          <table:table-cell table:style-name="Πίνακας1.A2" office:value-type="string">
            <text:p text:style-name="P2">121DF</text:p>
          </table:table-cell>
          <table:table-cell table:style-name="Πίνακας1.A2" office:value-type="string">
            <text:p text:style-name="P2">802</text:p>
          </table:table-cell>
          <table:table-cell table:style-name="Πίνακας1.A2" office:value-type="string">
            <text:p text:style-name="P9">𒇟</text:p>
          </table:table-cell>
          <table:table-cell table:style-name="Πίνακας1.A2" office:value-type="string">
            <text:p text:style-name="P10">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3</text:p>
          </table:table-cell>
          <table:table-cell table:style-name="Πίνακας1.A2" office:value-type="string">
            <text:p text:style-name="P2">121E0</text:p>
          </table:table-cell>
          <table:table-cell table:style-name="Πίνακας1.A2" office:value-type="string">
            <text:p text:style-name="P2">803</text:p>
          </table:table-cell>
          <table:table-cell table:style-name="Πίνακας1.A2" office:value-type="string">
            <text:p text:style-name="P9">𒇠</text:p>
          </table:table-cell>
          <table:table-cell table:style-name="Πίνακας1.A2" office:value-type="string">
            <text:p text:style-name="P10">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04</text:p>
          </table:table-cell>
          <table:table-cell table:style-name="Πίνακας1.A2" office:value-type="string">
            <text:p text:style-name="P9">𒆸𒆸</text:p>
          </table:table-cell>
          <table:table-cell table:style-name="Πίνακας1.A2" office:value-type="string">
            <text:p text:style-name="P10">𒆸𒆸</text:p>
          </table:table-cell>
          <table:table-cell table:style-name="Πίνακας1.A2" office:value-type="string">
            <text:p text:style-name="P15">𒆸𒆸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55</text:p>
          </table:table-cell>
          <table:table-cell table:style-name="Πίνακας1.A2" office:value-type="string">
            <text:p text:style-name="P2">121D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𒇔</text:p>
          </table:table-cell>
          <table:table-cell table:style-name="Πίνακας1.A2" office:value-type="string">
            <text:p text:style-name="P10">𒇔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6</text:p>
          </table:table-cell>
          <table:table-cell table:style-name="Πίνακας1.A2" office:value-type="string">
            <text:p text:style-name="P2">121EB</text:p>
          </table:table-cell>
          <table:table-cell table:style-name="Πίνακας1.A2" office:value-type="string">
            <text:p text:style-name="P2">805</text:p>
          </table:table-cell>
          <table:table-cell table:style-name="Πίνακας1.A2" office:value-type="string">
            <text:p text:style-name="P9">𒇫</text:p>
          </table:table-cell>
          <table:table-cell table:style-name="Πίνακας1.A2" office:value-type="string">
            <text:p text:style-name="P10">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06</text:p>
          </table:table-cell>
          <table:table-cell table:style-name="Πίνακας1.A2" office:value-type="string">
            <text:p text:style-name="P9">𒇧𒇧</text:p>
          </table:table-cell>
          <table:table-cell table:style-name="Πίνακας1.A2" office:value-type="string">
            <text:p text:style-name="P10">𒇧𒇧</text:p>
          </table:table-cell>
          <table:table-cell table:style-name="Πίνακας1.A2" office:value-type="string">
            <text:p text:style-name="P15">𒇧𒇧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958</text:p>
          </table:table-cell>
          <table:table-cell table:style-name="Πίνακας1.A2" office:value-type="string">
            <text:p text:style-name="P2">12141</text:p>
          </table:table-cell>
          <table:table-cell table:style-name="Πίνακας1.A2" office:value-type="string">
            <text:p text:style-name="P2">807</text:p>
          </table:table-cell>
          <table:table-cell table:style-name="Πίνακας1.A2" office:value-type="string">
            <text:p text:style-name="P9">𒅁</text:p>
          </table:table-cell>
          <table:table-cell table:style-name="Πίνακας1.A2" office:value-type="string">
            <text:p text:style-name="P10">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59</text:p>
          </table:table-cell>
          <table:table-cell table:style-name="Πίνακας1.A2" office:value-type="string">
            <text:p text:style-name="P2">121AA</text:p>
          </table:table-cell>
          <table:table-cell table:style-name="Πίνακας1.A2" office:value-type="string">
            <text:p text:style-name="P2">808</text:p>
          </table:table-cell>
          <table:table-cell table:style-name="Πίνακας1.A2" office:value-type="string">
            <text:p text:style-name="P9">𒆪</text:p>
          </table:table-cell>
          <table:table-cell table:style-name="Πίνακας1.A2" office:value-type="string">
            <text:p text:style-name="P10">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1</text:p>
          </table:table-cell>
          <table:table-cell table:style-name="Πίνακας1.A2" office:value-type="string">
            <text:p text:style-name="P2">12306</text:p>
          </table:table-cell>
          <table:table-cell table:style-name="Πίνακας1.A2" office:value-type="string">
            <text:p text:style-name="P2">809</text:p>
          </table:table-cell>
          <table:table-cell table:style-name="Πίνακας1.A2" office:value-type="string">
            <text:p text:style-name="P9">𒌆</text:p>
          </table:table-cell>
          <table:table-cell table:style-name="Πίνακας1.A2" office:value-type="string">
            <text:p text:style-name="P10">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3</text:p>
          </table:table-cell>
          <table:table-cell table:style-name="Πίνακας1.A2" office:value-type="string">
            <text:p text:style-name="P2">120A0</text:p>
          </table:table-cell>
          <table:table-cell table:style-name="Πίνακας1.A2" office:value-type="string">
            <text:p text:style-name="P2">810</text:p>
          </table:table-cell>
          <table:table-cell table:style-name="Πίνακας1.A2" office:value-type="string">
            <text:p text:style-name="P9">𒂠</text:p>
          </table:table-cell>
          <table:table-cell table:style-name="Πίνακας1.A2" office:value-type="string">
            <text:p text:style-name="P10">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5</text:p>
          </table:table-cell>
          <table:table-cell table:style-name="Πίνακας1.A2" office:value-type="string">
            <text:p text:style-name="P2">120A0</text:p>
          </table:table-cell>
          <table:table-cell table:style-name="Πίνακας1.A2" office:value-type="string">
            <text:p text:style-name="P2">811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6</text:p>
          </table:table-cell>
          <table:table-cell table:style-name="Πίνακας1.A2" office:value-type="string">
            <text:p text:style-name="P2">121FB</text:p>
          </table:table-cell>
          <table:table-cell table:style-name="Πίνακας1.A2" office:value-type="string">
            <text:p text:style-name="P2">812</text:p>
          </table:table-cell>
          <table:table-cell table:style-name="Πίνακας1.A2" office:value-type="string">
            <text:p text:style-name="P9">𒇻</text:p>
          </table:table-cell>
          <table:table-cell table:style-name="Πίνακας1.A2" office:value-type="string">
            <text:p text:style-name="P10">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7</text:p>
          </table:table-cell>
          <table:table-cell table:style-name="Πίνακας1.A2" office:value-type="string">
            <text:p text:style-name="P2">12073</text:p>
          </table:table-cell>
          <table:table-cell table:style-name="Πίνακας1.A2" office:value-type="string">
            <text:p text:style-name="P2">813</text:p>
          </table:table-cell>
          <table:table-cell table:style-name="Πίνακας1.A2" office:value-type="string">
            <text:p text:style-name="P9">𒁳</text:p>
          </table:table-cell>
          <table:table-cell table:style-name="Πίνακας1.A2" office:value-type="string">
            <text:p text:style-name="P10">𒁳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8</text:p>
          </table:table-cell>
          <table:table-cell table:style-name="Πίνακας1.A2" office:value-type="string">
            <text:p text:style-name="P2">121FC</text:p>
          </table:table-cell>
          <table:table-cell table:style-name="Πίνακας1.A2" office:value-type="string">
            <text:p text:style-name="P2">814</text:p>
          </table:table-cell>
          <table:table-cell table:style-name="Πίνακας1.A2" office:value-type="string">
            <text:p text:style-name="P9">𒇼</text:p>
          </table:table-cell>
          <table:table-cell table:style-name="Πίνακας1.A2" office:value-type="string">
            <text:p text:style-name="P10">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69</text:p>
          </table:table-cell>
          <table:table-cell table:style-name="Πίνακας1.A2" office:value-type="string">
            <text:p text:style-name="P2">121A5</text:p>
          </table:table-cell>
          <table:table-cell table:style-name="Πίνακας1.A2" office:value-type="string">
            <text:p text:style-name="P2">815</text:p>
          </table:table-cell>
          <table:table-cell table:style-name="Πίνακας1.A2" office:value-type="string">
            <text:p text:style-name="P9">𒆥</text:p>
          </table:table-cell>
          <table:table-cell table:style-name="Πίνακας1.A2" office:value-type="string">
            <text:p text:style-name="P10">𒆥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70</text:p>
          </table:table-cell>
          <table:table-cell table:style-name="Πίνακας1.A2" office:value-type="string">
            <text:p text:style-name="P2">122E0</text:p>
          </table:table-cell>
          <table:table-cell table:style-name="Πίνακας1.A2" office:value-type="string">
            <text:p text:style-name="P2">816</text:p>
          </table:table-cell>
          <table:table-cell table:style-name="Πίνακας1.A2" office:value-type="string">
            <text:p text:style-name="P9">𒋠</text:p>
          </table:table-cell>
          <table:table-cell table:style-name="Πίνακας1.A2" office:value-type="string">
            <text:p text:style-name="P10">𒋠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71</text:p>
          </table:table-cell>
          <table:table-cell table:style-name="Πίνακας1.A2" office:value-type="string">
            <text:p text:style-name="P2">12071</text:p>
          </table:table-cell>
          <table:table-cell table:style-name="Πίνακας1.A2" office:value-type="string">
            <text:p text:style-name="P2">817</text:p>
          </table:table-cell>
          <table:table-cell table:style-name="Πίνακας1.A2" office:value-type="string">
            <text:p text:style-name="P9">𒁱</text:p>
          </table:table-cell>
          <table:table-cell table:style-name="Πίνακας1.A2" office:value-type="string">
            <text:p text:style-name="P10">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72</text:p>
          </table:table-cell>
          <table:table-cell table:style-name="Πίνακας1.A2" office:value-type="string">
            <text:p text:style-name="P2">1209E</text:p>
          </table:table-cell>
          <table:table-cell table:style-name="Πίνακας1.A2" office:value-type="string">
            <text:p text:style-name="P2">818</text:p>
          </table:table-cell>
          <table:table-cell table:style-name="Πίνακας1.A2" office:value-type="string">
            <text:p text:style-name="P9">𒂞</text:p>
          </table:table-cell>
          <table:table-cell table:style-name="Πίνακας1.A2" office:value-type="string">
            <text:p text:style-name="P10">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73</text:p>
          </table:table-cell>
          <table:table-cell table:style-name="Πίνακας1.A2" office:value-type="string">
            <text:p text:style-name="P2">12126</text:p>
          </table:table-cell>
          <table:table-cell table:style-name="Πίνακας1.A2" office:value-type="string">
            <text:p text:style-name="P2">819</text:p>
          </table:table-cell>
          <table:table-cell table:style-name="Πίνακας1.A2" office:value-type="string">
            <text:p text:style-name="P9">𒄦</text:p>
          </table:table-cell>
          <table:table-cell table:style-name="Πίνακας1.A2" office:value-type="string">
            <text:p text:style-name="P10">𒄦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974</text:p>
          </table:table-cell>
          <table:table-cell table:style-name="Πίνακας1.A2" office:value-type="string">
            <text:p text:style-name="P2">12230</text:p>
          </table:table-cell>
          <table:table-cell table:style-name="Πίνακας1.A2" office:value-type="string">
            <text:p text:style-name="P2">820</text:p>
          </table:table-cell>
          <table:table-cell table:style-name="Πίνακας1.A2" office:value-type="string">
            <text:p text:style-name="P9">𒈰</text:p>
          </table:table-cell>
          <table:table-cell table:style-name="Πίνακας1.A2" office:value-type="string">
            <text:p text:style-name="P10">𒈰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75</text:p>
          </table:table-cell>
          <table:table-cell table:style-name="Πίνακας1.A2" office:value-type="string">
            <text:p text:style-name="P2">122C1</text:p>
          </table:table-cell>
          <table:table-cell table:style-name="Πίνακας1.A2" office:value-type="string">
            <text:p text:style-name="P2">821</text:p>
          </table:table-cell>
          <table:table-cell table:style-name="Πίνακας1.A2" office:value-type="string">
            <text:p text:style-name="P9">𒋁</text:p>
          </table:table-cell>
          <table:table-cell table:style-name="Πίνακας1.A2" office:value-type="string">
            <text:p text:style-name="P10">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7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22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6">𒋁𒄴𒈨𒌋</text:p>
          </table:table-cell>
          <table:table-cell table:style-name="Πίνακας1.A2" office:value-type="string">
            <text:p text:style-name="P18">𒋁𒄴𒈨𒌋</text:p>
          </table:table-cell>
          <table:table-cell table:style-name="Πίνακας1.A2" office:value-type="string">
            <text:p text:style-name="P6">kern, liga</text:p>
          </table:table-cell>
        </table:table-row>
        <table:table-row table:style-name="Πίνακας1.1">
          <table:table-cell table:style-name="Πίνακας1.A2" office:value-type="string">
            <text:p text:style-name="P1">97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23</text:p>
          </table:table-cell>
          <table:table-cell table:style-name="Πίνακας1.A2" office:value-type="string">
            <text:p text:style-name="P9">𒋁𒋦</text:p>
          </table:table-cell>
          <table:table-cell table:style-name="Πίνακας1.A2" office:value-type="string">
            <text:p text:style-name="P10">𒋁𒋦</text:p>
          </table:table-cell>
          <table:table-cell table:style-name="Πίνακας1.A2" office:value-type="string">
            <text:p text:style-name="P15">𒋁𒋦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7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24</text:p>
          </table:table-cell>
          <table:table-cell table:style-name="Πίνακας1.A2" office:value-type="string">
            <text:p text:style-name="P9">𒁹𒌋</text:p>
          </table:table-cell>
          <table:table-cell table:style-name="Πίνακας1.A2" office:value-type="string">
            <text:p text:style-name="P10">𒁹𒌋</text:p>
          </table:table-cell>
          <table:table-cell table:style-name="Πίνακας1.A2" office:value-type="string">
            <text:p text:style-name="P15">𒁹𒌋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79</text:p>
          </table:table-cell>
          <table:table-cell table:style-name="Πίνακας1.A2" office:value-type="string">
            <text:p text:style-name="P2">1222B</text:p>
          </table:table-cell>
          <table:table-cell table:style-name="Πίνακας1.A2" office:value-type="string">
            <text:p text:style-name="P2">825</text:p>
          </table:table-cell>
          <table:table-cell table:style-name="Πίνακας1.A2" office:value-type="string">
            <text:p text:style-name="P9">𒈫</text:p>
          </table:table-cell>
          <table:table-cell table:style-name="Πίνακας1.A2" office:value-type="string">
            <text:p text:style-name="P10">𒈫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0</text:p>
          </table:table-cell>
          <table:table-cell table:style-name="Πίνακας1.A2" office:value-type="string">
            <text:p text:style-name="P2">1245A</text:p>
          </table:table-cell>
          <table:table-cell table:style-name="Πίνακας1.A2" office:value-type="string">
            <text:p text:style-name="P2">826</text:p>
          </table:table-cell>
          <table:table-cell table:style-name="Πίνακας1.A2" office:value-type="string">
            <text:p text:style-name="P9">𒑚</text:p>
          </table:table-cell>
          <table:table-cell table:style-name="Πίνακας1.A2" office:value-type="string">
            <text:p text:style-name="P10">𒑚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1</text:p>
          </table:table-cell>
          <table:table-cell table:style-name="Πίνακας1.A2" office:value-type="string">
            <text:p text:style-name="P2">12307</text:p>
          </table:table-cell>
          <table:table-cell table:style-name="Πίνακας1.A2" office:value-type="string">
            <text:p text:style-name="P2">827</text:p>
          </table:table-cell>
          <table:table-cell table:style-name="Πίνακας1.A2" office:value-type="string">
            <text:p text:style-name="P9">𒌇</text:p>
          </table:table-cell>
          <table:table-cell table:style-name="Πίνακας1.A2" office:value-type="string">
            <text:p text:style-name="P10">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2</text:p>
          </table:table-cell>
          <table:table-cell table:style-name="Πίνακας1.A2" office:value-type="string">
            <text:p text:style-name="P2">12328</text:p>
          </table:table-cell>
          <table:table-cell table:style-name="Πίνακας1.A2" office:value-type="string">
            <text:p text:style-name="P2">828</text:p>
          </table:table-cell>
          <table:table-cell table:style-name="Πίνακας1.A2" office:value-type="string">
            <text:p text:style-name="P9">𒌨</text:p>
          </table:table-cell>
          <table:table-cell table:style-name="Πίνακας1.A2" office:value-type="string">
            <text:p text:style-name="P10">𒌨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3</text:p>
          </table:table-cell>
          <table:table-cell table:style-name="Πίνακας1.A2" office:value-type="string">
            <text:p text:style-name="P2">1232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𒌩</text:p>
          </table:table-cell>
          <table:table-cell table:style-name="Πίνακας1.A2" office:value-type="string">
            <text:p text:style-name="P10">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4</text:p>
          </table:table-cell>
          <table:table-cell table:style-name="Πίνακας1.A2" office:value-type="string">
            <text:p text:style-name="P2">1232A</text:p>
          </table:table-cell>
          <table:table-cell table:style-name="Πίνακας1.A2" office:value-type="string">
            <text:p text:style-name="P2">829</text:p>
          </table:table-cell>
          <table:table-cell table:style-name="Πίνακας1.A2" office:value-type="string">
            <text:p text:style-name="P9">𒌪</text:p>
          </table:table-cell>
          <table:table-cell table:style-name="Πίνακας1.A2" office:value-type="string">
            <text:p text:style-name="P10">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𒌨𒀀</text:p>
          </table:table-cell>
          <table:table-cell table:style-name="Πίνακας1.A2" office:value-type="string">
            <text:p text:style-name="P15">𒌨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8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𒌨𒈫</text:p>
          </table:table-cell>
          <table:table-cell table:style-name="Πίνακας1.A2" office:value-type="string">
            <text:p text:style-name="P15">𒌨𒈫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87</text:p>
          </table:table-cell>
          <table:table-cell table:style-name="Πίνακας1.A2" office:value-type="string">
            <text:p text:style-name="P2">12107</text:p>
          </table:table-cell>
          <table:table-cell table:style-name="Πίνακας1.A2" office:value-type="string">
            <text:p text:style-name="P2">830</text:p>
          </table:table-cell>
          <table:table-cell table:style-name="Πίνακας1.A2" office:value-type="string">
            <text:p text:style-name="P9">𒄇</text:p>
          </table:table-cell>
          <table:table-cell table:style-name="Πίνακας1.A2" office:value-type="string">
            <text:p text:style-name="P10">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8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31</text:p>
          </table:table-cell>
          <table:table-cell table:style-name="Πίνακας1.A2" office:value-type="string">
            <text:p text:style-name="P9">𒈫𒌍</text:p>
          </table:table-cell>
          <table:table-cell table:style-name="Πίνακας1.A2" office:value-type="string">
            <text:p text:style-name="P10">𒈫𒌍</text:p>
          </table:table-cell>
          <table:table-cell table:style-name="Πίνακας1.A2" office:value-type="string">
            <text:p text:style-name="P15">𒈫𒌍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89</text:p>
          </table:table-cell>
          <table:table-cell table:style-name="Πίνακας1.A2" office:value-type="string">
            <text:p text:style-name="P2">1245B</text:p>
          </table:table-cell>
          <table:table-cell table:style-name="Πίνακας1.A2" office:value-type="string">
            <text:p text:style-name="P2">832</text:p>
          </table:table-cell>
          <table:table-cell table:style-name="Πίνακας1.A2" office:value-type="string">
            <text:p text:style-name="P9">𒑛</text:p>
          </table:table-cell>
          <table:table-cell table:style-name="Πίνακας1.A2" office:value-type="string">
            <text:p text:style-name="P10">𒑛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990</text:p>
          </table:table-cell>
          <table:table-cell table:style-name="Πίνακας1.A2" office:value-type="string">
            <text:p text:style-name="P2">1231C</text:p>
          </table:table-cell>
          <table:table-cell table:style-name="Πίνακας1.A2" office:value-type="string">
            <text:p text:style-name="P2">833</text:p>
          </table:table-cell>
          <table:table-cell table:style-name="Πίνακας1.A2" office:value-type="string">
            <text:p text:style-name="P9">𒌜</text:p>
          </table:table-cell>
          <table:table-cell table:style-name="Πίνακας1.A2" office:value-type="string">
            <text:p text:style-name="P10">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1</text:p>
          </table:table-cell>
          <table:table-cell table:style-name="Πίνακας1.A2" office:value-type="string">
            <text:p text:style-name="P2">12408</text:p>
          </table:table-cell>
          <table:table-cell table:style-name="Πίνακας1.A2" office:value-type="string">
            <text:p text:style-name="P2">834</text:p>
          </table:table-cell>
          <table:table-cell table:style-name="Πίνακας1.A2" office:value-type="string">
            <text:p text:style-name="P9">𒐈</text:p>
          </table:table-cell>
          <table:table-cell table:style-name="Πίνακας1.A2" office:value-type="string">
            <text:p text:style-name="P10">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2</text:p>
          </table:table-cell>
          <table:table-cell table:style-name="Πίνακας1.A2" office:value-type="string">
            <text:p text:style-name="P2">12334</text:p>
          </table:table-cell>
          <table:table-cell table:style-name="Πίνακας1.A2" office:value-type="string">
            <text:p text:style-name="P2">835</text:p>
          </table:table-cell>
          <table:table-cell table:style-name="Πίνακας1.A2" office:value-type="string">
            <text:p text:style-name="P9">𒌴</text:p>
          </table:table-cell>
          <table:table-cell table:style-name="Πίνακας1.A2" office:value-type="string">
            <text:p text:style-name="P10">𒌴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3</text:p>
          </table:table-cell>
          <table:table-cell table:style-name="Πίνακας1.A2" office:value-type="string">
            <text:p text:style-name="P2">12085</text:p>
          </table:table-cell>
          <table:table-cell table:style-name="Πίνακας1.A2" office:value-type="string">
            <text:p text:style-name="P2">836</text:p>
          </table:table-cell>
          <table:table-cell table:style-name="Πίνακας1.A2" office:value-type="string">
            <text:p text:style-name="P9">𒂅</text:p>
          </table:table-cell>
          <table:table-cell table:style-name="Πίνακας1.A2" office:value-type="string">
            <text:p text:style-name="P10">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37</text:p>
          </table:table-cell>
          <table:table-cell table:style-name="Πίνακας1.A2" office:value-type="string">
            <text:p text:style-name="P9">𒐈𒎙</text:p>
          </table:table-cell>
          <table:table-cell table:style-name="Πίνακας1.A2" office:value-type="string">
            <text:p text:style-name="P10">𒐈𒎙</text:p>
          </table:table-cell>
          <table:table-cell table:style-name="Πίνακας1.A2" office:value-type="string">
            <text:p text:style-name="P15">𒐈𒎙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995</text:p>
          </table:table-cell>
          <table:table-cell table:style-name="Πίνακας1.A2" office:value-type="string">
            <text:p text:style-name="P2">1245C</text:p>
          </table:table-cell>
          <table:table-cell table:style-name="Πίνακας1.A2" office:value-type="string">
            <text:p text:style-name="P2">838</text:p>
          </table:table-cell>
          <table:table-cell table:style-name="Πίνακας1.A2" office:value-type="string">
            <text:p text:style-name="P9">𒑜</text:p>
          </table:table-cell>
          <table:table-cell table:style-name="Πίνακας1.A2" office:value-type="string">
            <text:p text:style-name="P10">𒑜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6</text:p>
          </table:table-cell>
          <table:table-cell table:style-name="Πίνακας1.A2" office:value-type="string">
            <text:p text:style-name="P2">12000</text:p>
          </table:table-cell>
          <table:table-cell table:style-name="Πίνακας1.A2" office:value-type="string">
            <text:p text:style-name="P2">839</text:p>
          </table:table-cell>
          <table:table-cell table:style-name="Πίνακας1.A2" office:value-type="string">
            <text:p text:style-name="P9">𒀀</text:p>
          </table:table-cell>
          <table:table-cell table:style-name="Πίνακας1.A2" office:value-type="string">
            <text:p text:style-name="P10">𒀀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7</text:p>
          </table:table-cell>
          <table:table-cell table:style-name="Πίνακας1.A2" office:value-type="string">
            <text:p text:style-name="P2">1203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𒀷</text:p>
          </table:table-cell>
          <table:table-cell table:style-name="Πίνακας1.A2" office:value-type="string">
            <text:p text:style-name="P10">𒀷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8</text:p>
          </table:table-cell>
          <table:table-cell table:style-name="Πίνακας1.A2" office:value-type="string">
            <text:p text:style-name="P2">12002</text:p>
          </table:table-cell>
          <table:table-cell table:style-name="Πίνακας1.A2" office:value-type="string">
            <text:p text:style-name="P2">840</text:p>
          </table:table-cell>
          <table:table-cell table:style-name="Πίνακας1.A2" office:value-type="string">
            <text:p text:style-name="P9">𒀂</text:p>
          </table:table-cell>
          <table:table-cell table:style-name="Πίνακας1.A2" office:value-type="string">
            <text:p text:style-name="P10">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999</text:p>
          </table:table-cell>
          <table:table-cell table:style-name="Πίνακας1.A2" office:value-type="string">
            <text:p text:style-name="P2">12008</text:p>
          </table:table-cell>
          <table:table-cell table:style-name="Πίνακας1.A2" office:value-type="string">
            <text:p text:style-name="P2">841</text:p>
          </table:table-cell>
          <table:table-cell table:style-name="Πίνακας1.A2" office:value-type="string">
            <text:p text:style-name="P9">𒀈</text:p>
          </table:table-cell>
          <table:table-cell table:style-name="Πίνακας1.A2" office:value-type="string">
            <text:p text:style-name="P10">𒀈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0</text:p>
          </table:table-cell>
          <table:table-cell table:style-name="Πίνακας1.A2" office:value-type="string">
            <text:p text:style-name="P2">12007</text:p>
          </table:table-cell>
          <table:table-cell table:style-name="Πίνακας1.A2" office:value-type="string">
            <text:p text:style-name="P2">842</text:p>
          </table:table-cell>
          <table:table-cell table:style-name="Πίνακας1.A2" office:value-type="string">
            <text:p text:style-name="P9">𒀇</text:p>
          </table:table-cell>
          <table:table-cell table:style-name="Πίνακας1.A2" office:value-type="string">
            <text:p text:style-name="P10">𒀇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1</text:p>
          </table:table-cell>
          <table:table-cell table:style-name="Πίνακας1.A2" office:value-type="string">
            <text:p text:style-name="P2">12006</text:p>
          </table:table-cell>
          <table:table-cell table:style-name="Πίνακας1.A2" office:value-type="string">
            <text:p text:style-name="P2">843</text:p>
          </table:table-cell>
          <table:table-cell table:style-name="Πίνακας1.A2" office:value-type="string">
            <text:p text:style-name="P9">𒀆</text:p>
          </table:table-cell>
          <table:table-cell table:style-name="Πίνακας1.A2" office:value-type="string">
            <text:p text:style-name="P10">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2</text:p>
          </table:table-cell>
          <table:table-cell table:style-name="Πίνακας1.A2" office:value-type="string">
            <text:p text:style-name="P2">12005</text:p>
          </table:table-cell>
          <table:table-cell table:style-name="Πίνακας1.A2" office:value-type="string">
            <text:p text:style-name="P2">844</text:p>
          </table:table-cell>
          <table:table-cell table:style-name="Πίνακας1.A2" office:value-type="string">
            <text:p text:style-name="P9">𒀅</text:p>
          </table:table-cell>
          <table:table-cell table:style-name="Πίνακας1.A2" office:value-type="string">
            <text:p text:style-name="P10">𒀅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3</text:p>
          </table:table-cell>
          <table:table-cell table:style-name="Πίνακας1.A2" office:value-type="string">
            <text:p text:style-name="P2">12001</text:p>
          </table:table-cell>
          <table:table-cell table:style-name="Πίνακας1.A2" office:value-type="string">
            <text:p text:style-name="P2">845</text:p>
          </table:table-cell>
          <table:table-cell table:style-name="Πίνακας1.A2" office:value-type="string">
            <text:p text:style-name="P9">𒀁</text:p>
          </table:table-cell>
          <table:table-cell table:style-name="Πίνακας1.A2" office:value-type="string">
            <text:p text:style-name="P10">𒀁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4</text:p>
          </table:table-cell>
          <table:table-cell table:style-name="Πίνακας1.A2" office:value-type="string">
            <text:p text:style-name="P2">12004</text:p>
          </table:table-cell>
          <table:table-cell table:style-name="Πίνακας1.A2" office:value-type="string">
            <text:p text:style-name="P2">846</text:p>
          </table:table-cell>
          <table:table-cell table:style-name="Πίνακας1.A2" office:value-type="string">
            <text:p text:style-name="P9">𒀄</text:p>
          </table:table-cell>
          <table:table-cell table:style-name="Πίνακας1.A2" office:value-type="string">
            <text:p text:style-name="P10">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5</text:p>
          </table:table-cell>
          <table:table-cell table:style-name="Πίνακας1.A2" office:value-type="string">
            <text:p text:style-name="P2">12456</text:p>
          </table:table-cell>
          <table:table-cell table:style-name="Πίνακας1.A2" office:value-type="string">
            <text:p text:style-name="P2">847</text:p>
          </table:table-cell>
          <table:table-cell table:style-name="Πίνακας1.A2" office:value-type="string">
            <text:p text:style-name="P9">𒑖</text:p>
          </table:table-cell>
          <table:table-cell table:style-name="Πίνακας1.A2" office:value-type="string">
            <text:p text:style-name="P10">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006</text:p>
          </table:table-cell>
          <table:table-cell table:style-name="Πίνακας1.A2" office:value-type="string">
            <text:p text:style-name="P2">12456</text:p>
          </table:table-cell>
          <table:table-cell table:style-name="Πίνακας1.A2" office:value-type="string">
            <text:p text:style-name="P2">848</text:p>
          </table:table-cell>
          <table:table-cell table:style-name="Πίνακας1.A2" office:value-type="string">
            <text:p text:style-name="P9">𒑖</text:p>
          </table:table-cell>
          <table:table-cell table:style-name="Πίνακας1.A2" office:value-type="string">
            <text:p text:style-name="P10">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49</text:p>
          </table:table-cell>
          <table:table-cell table:style-name="Πίνακας1.A2" office:value-type="string">
            <text:p text:style-name="P9">𒑖𒉽</text:p>
          </table:table-cell>
          <table:table-cell table:style-name="Πίνακας1.A2" office:value-type="string">
            <text:p text:style-name="P10">𒑖𒉽</text:p>
          </table:table-cell>
          <table:table-cell table:style-name="Πίνακας1.A2" office:value-type="string">
            <text:p text:style-name="P15">𒑖𒉽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08</text:p>
          </table:table-cell>
          <table:table-cell table:style-name="Πίνακας1.A2" office:value-type="string">
            <text:p text:style-name="P2">12457</text:p>
          </table:table-cell>
          <table:table-cell table:style-name="Πίνακας1.A2" office:value-type="string">
            <text:p text:style-name="P2">850</text:p>
          </table:table-cell>
          <table:table-cell table:style-name="Πίνακας1.A2" office:value-type="string">
            <text:p text:style-name="P9">𒑗</text:p>
          </table:table-cell>
          <table:table-cell table:style-name="Πίνακας1.A2" office:value-type="string">
            <text:p text:style-name="P10">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09</text:p>
          </table:table-cell>
          <table:table-cell table:style-name="Πίνακας1.A2" office:value-type="string">
            <text:p text:style-name="P2">1235D</text:p>
          </table:table-cell>
          <table:table-cell table:style-name="Πίνακας1.A2" office:value-type="string">
            <text:p text:style-name="P2">851</text:p>
          </table:table-cell>
          <table:table-cell table:style-name="Πίνακας1.A2" office:value-type="string">
            <text:p text:style-name="P9">𒍝</text:p>
          </table:table-cell>
          <table:table-cell table:style-name="Πίνακας1.A2" office:value-type="string">
            <text:p text:style-name="P10">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0</text:p>
          </table:table-cell>
          <table:table-cell table:style-name="Πίνακας1.A2" office:value-type="string">
            <text:p text:style-name="P2">1235D</text:p>
          </table:table-cell>
          <table:table-cell table:style-name="Πίνακας1.A2" office:value-type="string">
            <text:p text:style-name="P2">852</text:p>
          </table:table-cell>
          <table:table-cell table:style-name="Πίνακας1.A2" office:value-type="string">
            <text:p text:style-name="P9">𒍝</text:p>
          </table:table-cell>
          <table:table-cell table:style-name="Πίνακας1.A2" office:value-type="string">
            <text:p text:style-name="P10">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2</text:p>
          </table:table-cell>
          <table:table-cell table:style-name="Πίνακας1.A2" office:value-type="string">
            <text:p text:style-name="P2">1235D</text:p>
          </table:table-cell>
          <table:table-cell table:style-name="Πίνακας1.A2" office:value-type="string">
            <text:p text:style-name="P2">853</text:p>
          </table:table-cell>
          <table:table-cell table:style-name="Πίνακας1.A2" office:value-type="string">
            <text:p text:style-name="P9">𒍝</text:p>
          </table:table-cell>
          <table:table-cell table:style-name="Πίνακας1.A2" office:value-type="string">
            <text:p text:style-name="P10">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4</text:p>
          </table:table-cell>
          <table:table-cell table:style-name="Πίνακας1.A2" office:value-type="string">
            <text:p text:style-name="P2">1235E</text:p>
          </table:table-cell>
          <table:table-cell table:style-name="Πίνακας1.A2" office:value-type="string">
            <text:p text:style-name="P2">854</text:p>
          </table:table-cell>
          <table:table-cell table:style-name="Πίνακας1.A2" office:value-type="string">
            <text:p text:style-name="P9">𒍞</text:p>
          </table:table-cell>
          <table:table-cell table:style-name="Πίνακας1.A2" office:value-type="string">
            <text:p text:style-name="P10">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5</text:p>
          </table:table-cell>
          <table:table-cell table:style-name="Πίνακας1.A2" office:value-type="string">
            <text:p text:style-name="P2">1235F</text:p>
          </table:table-cell>
          <table:table-cell table:style-name="Πίνακας1.A2" office:value-type="string">
            <text:p text:style-name="P2">855</text:p>
          </table:table-cell>
          <table:table-cell table:style-name="Πίνακας1.A2" office:value-type="string">
            <text:p text:style-name="P9">𒍟</text:p>
          </table:table-cell>
          <table:table-cell table:style-name="Πίνακας1.A2" office:value-type="string">
            <text:p text:style-name="P10">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6</text:p>
          </table:table-cell>
          <table:table-cell table:style-name="Πίνακας1.A2" office:value-type="string">
            <text:p text:style-name="P2">12129</text:p>
          </table:table-cell>
          <table:table-cell table:style-name="Πίνακας1.A2" office:value-type="string">
            <text:p text:style-name="P2">856</text:p>
          </table:table-cell>
          <table:table-cell table:style-name="Πίνακας1.A2" office:value-type="string">
            <text:p text:style-name="P9">𒄩</text:p>
          </table:table-cell>
          <table:table-cell table:style-name="Πίνακας1.A2" office:value-type="string">
            <text:p text:style-name="P10">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7</text:p>
          </table:table-cell>
          <table:table-cell table:style-name="Πίνακας1.A2" office:value-type="string">
            <text:p text:style-name="P2">1212A</text:p>
          </table:table-cell>
          <table:table-cell table:style-name="Πίνακας1.A2" office:value-type="string">
            <text:p text:style-name="P2">857</text:p>
          </table:table-cell>
          <table:table-cell table:style-name="Πίνακας1.A2" office:value-type="string">
            <text:p text:style-name="P9">𒄪</text:p>
          </table:table-cell>
          <table:table-cell table:style-name="Πίνακας1.A2" office:value-type="string">
            <text:p text:style-name="P10">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1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58</text:p>
          </table:table-cell>
          <table:table-cell table:style-name="Πίνακας1.A2" office:value-type="string">
            <text:p text:style-name="P9">𒍝𒄢</text:p>
          </table:table-cell>
          <table:table-cell table:style-name="Πίνακας1.A2" office:value-type="string">
            <text:p text:style-name="P10">𒍝𒄢</text:p>
          </table:table-cell>
          <table:table-cell table:style-name="Πίνακας1.A2" office:value-type="string">
            <text:p text:style-name="P15">𒍝𒄢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19</text:p>
          </table:table-cell>
          <table:table-cell table:style-name="Πίνακας1.A2" office:value-type="string">
            <text:p text:style-name="P2">120FB</text:p>
          </table:table-cell>
          <table:table-cell table:style-name="Πίνακας1.A2" office:value-type="string">
            <text:p text:style-name="P2">859</text:p>
          </table:table-cell>
          <table:table-cell table:style-name="Πίνακας1.A2" office:value-type="string">
            <text:p text:style-name="P9">𒃻</text:p>
          </table:table-cell>
          <table:table-cell table:style-name="Πίνακας1.A2" office:value-type="string">
            <text:p text:style-name="P10">𒃻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0</text:p>
          </table:table-cell>
          <table:table-cell table:style-name="Πίνακας1.A2" office:value-type="string">
            <text:p text:style-name="P2">1243C</text:p>
          </table:table-cell>
          <table:table-cell table:style-name="Πίνακας1.A2" office:value-type="string">
            <text:p text:style-name="P2">860</text:p>
          </table:table-cell>
          <table:table-cell table:style-name="Πίνακας1.A2" office:value-type="string">
            <text:p text:style-name="P9">𒐼</text:p>
          </table:table-cell>
          <table:table-cell table:style-name="Πίνακας1.A2" office:value-type="string">
            <text:p text:style-name="P10">𒐼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1</text:p>
          </table:table-cell>
          <table:table-cell table:style-name="Πίνακας1.A2" office:value-type="string">
            <text:p text:style-name="P2">1240A</text:p>
          </table:table-cell>
          <table:table-cell table:style-name="Πίνακας1.A2" office:value-type="string">
            <text:p text:style-name="P2">861</text:p>
          </table:table-cell>
          <table:table-cell table:style-name="Πίνακας1.A2" office:value-type="string">
            <text:p text:style-name="P9">𒐊</text:p>
          </table:table-cell>
          <table:table-cell table:style-name="Πίνακας1.A2" office:value-type="string">
            <text:p text:style-name="P10">𒐊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022</text:p>
          </table:table-cell>
          <table:table-cell table:style-name="Πίνακας1.A2" office:value-type="string">
            <text:p text:style-name="P2">1240B</text:p>
          </table:table-cell>
          <table:table-cell table:style-name="Πίνακας1.A2" office:value-type="string">
            <text:p text:style-name="P2">862</text:p>
          </table:table-cell>
          <table:table-cell table:style-name="Πίνακας1.A2" office:value-type="string">
            <text:p text:style-name="P9">𒐋</text:p>
          </table:table-cell>
          <table:table-cell table:style-name="Πίνακας1.A2" office:value-type="string">
            <text:p text:style-name="P10">𒐋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3</text:p>
          </table:table-cell>
          <table:table-cell table:style-name="Πίνακας1.A2" office:value-type="string">
            <text:p text:style-name="P2">12153</text:p>
          </table:table-cell>
          <table:table-cell table:style-name="Πίνακας1.A2" office:value-type="string">
            <text:p text:style-name="P2">863</text:p>
          </table:table-cell>
          <table:table-cell table:style-name="Πίνακας1.A2" office:value-type="string">
            <text:p text:style-name="P9">𒅓</text:p>
          </table:table-cell>
          <table:table-cell table:style-name="Πίνακας1.A2" office:value-type="string">
            <text:p text:style-name="P10">𒅓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𒐌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5</text:p>
          </table:table-cell>
          <table:table-cell table:style-name="Πίνακας1.A2" office:value-type="string">
            <text:p text:style-name="P2">1240D</text:p>
          </table:table-cell>
          <table:table-cell table:style-name="Πίνακας1.A2" office:value-type="string">
            <text:p text:style-name="P2">864</text:p>
          </table:table-cell>
          <table:table-cell table:style-name="Πίνακας1.A2" office:value-type="string">
            <text:p text:style-name="P9">𒐍</text:p>
          </table:table-cell>
          <table:table-cell table:style-name="Πίνακας1.A2" office:value-type="string">
            <text:p text:style-name="P10">𒐍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6</text:p>
          </table:table-cell>
          <table:table-cell table:style-name="Πίνακας1.A2" office:value-type="string">
            <text:p text:style-name="P2">12449</text:p>
          </table:table-cell>
          <table:table-cell table:style-name="Πίνακας1.A2" office:value-type="string">
            <text:p text:style-name="P2">865</text:p>
          </table:table-cell>
          <table:table-cell table:style-name="Πίνακας1.A2" office:value-type="string">
            <text:p text:style-name="P9">𒑉</text:p>
          </table:table-cell>
          <table:table-cell table:style-name="Πίνακας1.A2" office:value-type="string">
            <text:p text:style-name="P10">𒑉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7</text:p>
          </table:table-cell>
          <table:table-cell table:style-name="Πίνακας1.A2" office:value-type="string">
            <text:p text:style-name="P2">12442</text:p>
          </table:table-cell>
          <table:table-cell table:style-name="Πίνακας1.A2" office:value-type="string">
            <text:p text:style-name="P2">866</text:p>
          </table:table-cell>
          <table:table-cell table:style-name="Πίνακας1.A2" office:value-type="string">
            <text:p text:style-name="P9">𒑂</text:p>
          </table:table-cell>
          <table:table-cell table:style-name="Πίνακας1.A2" office:value-type="string">
            <text:p text:style-name="P10">𒑂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8</text:p>
          </table:table-cell>
          <table:table-cell table:style-name="Πίνακας1.A2" office:value-type="string">
            <text:p text:style-name="P2">12444</text:p>
          </table:table-cell>
          <table:table-cell table:style-name="Πίνακας1.A2" office:value-type="string">
            <text:p text:style-name="P2">867</text:p>
          </table:table-cell>
          <table:table-cell table:style-name="Πίνακας1.A2" office:value-type="string">
            <text:p text:style-name="P9">𒑄</text:p>
          </table:table-cell>
          <table:table-cell table:style-name="Πίνακας1.A2" office:value-type="string">
            <text:p text:style-name="P10">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29</text:p>
          </table:table-cell>
          <table:table-cell table:style-name="Πίνακας1.A2" office:value-type="string">
            <text:p text:style-name="P2">12446</text:p>
          </table:table-cell>
          <table:table-cell table:style-name="Πίνακας1.A2" office:value-type="string">
            <text:p text:style-name="P2">868</text:p>
          </table:table-cell>
          <table:table-cell table:style-name="Πίνακας1.A2" office:value-type="string">
            <text:p text:style-name="P9">𒑆</text:p>
          </table:table-cell>
          <table:table-cell table:style-name="Πίνακας1.A2" office:value-type="string">
            <text:p text:style-name="P10">𒑆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30</text:p>
          </table:table-cell>
          <table:table-cell table:style-name="Πίνακας1.A2" office:value-type="string">
            <text:p text:style-name="P2">122D9</text:p>
          </table:table-cell>
          <table:table-cell table:style-name="Πίνακας1.A2" office:value-type="string">
            <text:p text:style-name="P2">869</text:p>
          </table:table-cell>
          <table:table-cell table:style-name="Πίνακας1.A2" office:value-type="string">
            <text:p text:style-name="P9">𒋙</text:p>
          </table:table-cell>
          <table:table-cell table:style-name="Πίνακας1.A2" office:value-type="string">
            <text:p text:style-name="P10">𒋙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31</text:p>
          </table:table-cell>
          <table:table-cell table:style-name="Πίνακας1.A2" office:value-type="string">
            <text:p text:style-name="P2">1245F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9">𒑟</text:p>
          </table:table-cell>
          <table:table-cell table:style-name="Πίνακας1.A2" office:value-type="string">
            <text:p text:style-name="P10">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3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0</text:p>
          </table:table-cell>
          <table:table-cell table:style-name="Πίνακας1.A2" office:value-type="string">
            <text:p text:style-name="P9">𒋙𒀭</text:p>
          </table:table-cell>
          <table:table-cell table:style-name="Πίνακας1.A2" office:value-type="string">
            <text:p text:style-name="P10">𒋙𒀭</text:p>
          </table:table-cell>
          <table:table-cell table:style-name="Πίνακας1.A2" office:value-type="string">
            <text:p text:style-name="P15">𒋙𒀭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33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1</text:p>
          </table:table-cell>
          <table:table-cell table:style-name="Πίνακας1.A2" office:value-type="string">
            <text:p text:style-name="P9">𒋙𒀭𒄲</text:p>
          </table:table-cell>
          <table:table-cell table:style-name="Πίνακας1.A2" office:value-type="string">
            <text:p text:style-name="P10">𒋙𒀭𒄲</text:p>
          </table:table-cell>
          <table:table-cell table:style-name="Πίνακας1.A2" office:value-type="string">
            <text:p text:style-name="P15">𒋙𒀭𒄲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3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2</text:p>
          </table:table-cell>
          <table:table-cell table:style-name="Πίνακας1.A2" office:value-type="string">
            <text:p text:style-name="P9">𒋙𒀯</text:p>
          </table:table-cell>
          <table:table-cell table:style-name="Πίνακας1.A2" office:value-type="string">
            <text:p text:style-name="P10">𒋙𒀯</text:p>
          </table:table-cell>
          <table:table-cell table:style-name="Πίνακας1.A2" office:value-type="string">
            <text:p text:style-name="P15">𒋙𒀯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3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3</text:p>
          </table:table-cell>
          <table:table-cell table:style-name="Πίνακας1.A2" office:value-type="string">
            <text:p text:style-name="P9">𒋙𒉀</text:p>
          </table:table-cell>
          <table:table-cell table:style-name="Πίνακας1.A2" office:value-type="string">
            <text:p text:style-name="P10">𒋙𒉀</text:p>
          </table:table-cell>
          <table:table-cell table:style-name="Πίνακας1.A2" office:value-type="string">
            <text:p text:style-name="P15">𒋙𒉀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3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4</text:p>
          </table:table-cell>
          <table:table-cell table:style-name="Πίνακας1.A2" office:value-type="string">
            <text:p text:style-name="P9">𒋙𒉈</text:p>
          </table:table-cell>
          <table:table-cell table:style-name="Πίνακας1.A2" office:value-type="string">
            <text:p text:style-name="P10">𒋙𒉈</text:p>
          </table:table-cell>
          <table:table-cell table:style-name="Πίνακας1.A2" office:value-type="string">
            <text:p text:style-name="P15">𒋙𒉈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3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5</text:p>
          </table:table-cell>
          <table:table-cell table:style-name="Πίνακας1.A2" office:value-type="string">
            <text:p text:style-name="P9">𒋙𒀾</text:p>
          </table:table-cell>
          <table:table-cell table:style-name="Πίνακας1.A2" office:value-type="string">
            <text:p text:style-name="P10">𒋙𒀾</text:p>
          </table:table-cell>
          <table:table-cell table:style-name="Πίνακας1.A2" office:value-type="string">
            <text:p text:style-name="P15">𒋙𒀾</text:p>
          </table:table-cell>
          <table:table-cell table:style-name="Πίνακας1.A2" office:value-type="string">
            <text:p text:style-name="P1">liga</text:p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03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6</text:p>
          </table:table-cell>
          <table:table-cell table:style-name="Πίνακας1.A2" office:value-type="string">
            <text:p text:style-name="P9">𒋙𒂈</text:p>
          </table:table-cell>
          <table:table-cell table:style-name="Πίνακας1.A2" office:value-type="string">
            <text:p text:style-name="P10">𒋙𒂈</text:p>
          </table:table-cell>
          <table:table-cell table:style-name="Πίνακας1.A2" office:value-type="string">
            <text:p text:style-name="P15">𒋙𒂈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39</text:p>
          </table:table-cell>
          <table:table-cell table:style-name="Πίνακας1.A2" office:value-type="string">
            <text:p text:style-name="P2">1213E</text:p>
          </table:table-cell>
          <table:table-cell table:style-name="Πίνακας1.A2" office:value-type="string">
            <text:p text:style-name="P2">877</text:p>
          </table:table-cell>
          <table:table-cell table:style-name="Πίνακας1.A2" office:value-type="string">
            <text:p text:style-name="P9">𒄾</text:p>
          </table:table-cell>
          <table:table-cell table:style-name="Πίνακας1.A2" office:value-type="string">
            <text:p text:style-name="P10">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40</text:p>
          </table:table-cell>
          <table:table-cell table:style-name="Πίνακας1.A2" office:value-type="string">
            <text:p text:style-name="P2">122BE</text:p>
          </table:table-cell>
          <table:table-cell table:style-name="Πίνακας1.A2" office:value-type="string">
            <text:p text:style-name="P2">878</text:p>
          </table:table-cell>
          <table:table-cell table:style-name="Πίνακας1.A2" office:value-type="string">
            <text:p text:style-name="P9">𒊾</text:p>
          </table:table-cell>
          <table:table-cell table:style-name="Πίνακας1.A2" office:value-type="string">
            <text:p text:style-name="P10">𒊾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41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79</text:p>
          </table:table-cell>
          <table:table-cell table:style-name="Πίνακας1.A2" office:value-type="string">
            <text:p text:style-name="P9">𒋙𒌍</text:p>
          </table:table-cell>
          <table:table-cell table:style-name="Πίνακας1.A2" office:value-type="string">
            <text:p text:style-name="P10">𒋙𒌍</text:p>
          </table:table-cell>
          <table:table-cell table:style-name="Πίνακας1.A2" office:value-type="string">
            <text:p text:style-name="P15">𒋙𒌍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4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80</text:p>
          </table:table-cell>
          <table:table-cell table:style-name="Πίνακας1.A2" office:value-type="string">
            <text:p text:style-name="P9">𒋙𒌪</text:p>
          </table:table-cell>
          <table:table-cell table:style-name="Πίνακας1.A2" office:value-type="string">
            <text:p text:style-name="P10">𒋙𒌪</text:p>
          </table:table-cell>
          <table:table-cell table:style-name="Πίνακας1.A2" office:value-type="string">
            <text:p text:style-name="P15">𒋙𒌪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43</text:p>
          </table:table-cell>
          <table:table-cell table:style-name="Πίνακας1.A2" office:value-type="string">
            <text:p text:style-name="P2">122DD</text:p>
          </table:table-cell>
          <table:table-cell table:style-name="Πίνακας1.A2" office:value-type="string">
            <text:p text:style-name="P2">881</text:p>
          </table:table-cell>
          <table:table-cell table:style-name="Πίνακας1.A2" office:value-type="string">
            <text:p text:style-name="P9">𒋝</text:p>
          </table:table-cell>
          <table:table-cell table:style-name="Πίνακας1.A2" office:value-type="string">
            <text:p text:style-name="P10">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44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82</text:p>
          </table:table-cell>
          <table:table-cell table:style-name="Πίνακας1.A2" office:value-type="string">
            <text:p text:style-name="P9">𒉾</text:p>
          </table:table-cell>
          <table:table-cell table:style-name="Πίνακας1.A2" office:value-type="string">
            <text:p text:style-name="P14">𒉾</text:p>
          </table:table-cell>
          <table:table-cell table:style-name="Πίνακας1.A2" office:value-type="string">
            <text:p text:style-name="P15">𒉾</text:p>
          </table:table-cell>
          <table:table-cell table:style-name="Πίνακας1.A2" office:value-type="string">
            <text:p text:style-name="P1">salt</text:p>
          </table:table-cell>
        </table:table-row>
        <table:table-row table:style-name="Πίνακας1.1">
          <table:table-cell table:style-name="Πίνακας1.A2" office:value-type="string">
            <text:p text:style-name="P1">1045</text:p>
          </table:table-cell>
          <table:table-cell table:style-name="Πίνακας1.A2" office:value-type="string">
            <text:p text:style-name="P2">122A9</text:p>
          </table:table-cell>
          <table:table-cell table:style-name="Πίνακας1.A2" office:value-type="string">
            <text:p text:style-name="P2">883</text:p>
          </table:table-cell>
          <table:table-cell table:style-name="Πίνακας1.A2" office:value-type="string">
            <text:p text:style-name="P9">𒊩</text:p>
          </table:table-cell>
          <table:table-cell table:style-name="Πίνακας1.A2" office:value-type="string">
            <text:p text:style-name="P10">𒊩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46</text:p>
          </table:table-cell>
          <table:table-cell table:style-name="Πίνακας1.A2" office:value-type="string">
            <text:p text:style-name="P2">1236E</text:p>
          </table:table-cell>
          <table:table-cell table:style-name="Πίνακας1.A2" office:value-type="string">
            <text:p text:style-name="P2">884</text:p>
          </table:table-cell>
          <table:table-cell table:style-name="Πίνακας1.A2" office:value-type="string">
            <text:p text:style-name="P9">𒍮</text:p>
          </table:table-cell>
          <table:table-cell table:style-name="Πίνακας1.A2" office:value-type="string">
            <text:p text:style-name="P10">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47</text:p>
          </table:table-cell>
          <table:table-cell table:style-name="Πίνακας1.A2" office:value-type="string">
            <text:p text:style-name="P2">122AA</text:p>
          </table:table-cell>
          <table:table-cell table:style-name="Πίνακας1.A2" office:value-type="string">
            <text:p text:style-name="P2">885</text:p>
          </table:table-cell>
          <table:table-cell table:style-name="Πίνακας1.A2" office:value-type="string">
            <text:p text:style-name="P9">𒊪</text:p>
          </table:table-cell>
          <table:table-cell table:style-name="Πίνακας1.A2" office:value-type="string">
            <text:p text:style-name="P10">𒊪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48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86</text:p>
          </table:table-cell>
          <table:table-cell table:style-name="Πίνακας1.A2" office:value-type="string">
            <text:p text:style-name="P9">𒊩𒆪</text:p>
          </table:table-cell>
          <table:table-cell table:style-name="Πίνακας1.A2" office:value-type="string">
            <text:p text:style-name="P10">𒊩𒆪</text:p>
          </table:table-cell>
          <table:table-cell table:style-name="Πίνακας1.A2" office:value-type="string">
            <text:p text:style-name="P15">𒊩𒆪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4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87</text:p>
          </table:table-cell>
          <table:table-cell table:style-name="Πίνακας1.A2" office:value-type="string">
            <text:p text:style-name="P9">𒊩𒌆</text:p>
          </table:table-cell>
          <table:table-cell table:style-name="Πίνακας1.A2" office:value-type="string">
            <text:p text:style-name="P10">𒊩𒆪</text:p>
          </table:table-cell>
          <table:table-cell table:style-name="Πίνακας1.A2" office:value-type="string">
            <text:p text:style-name="P15">𒊩𒆪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5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88</text:p>
          </table:table-cell>
          <table:table-cell table:style-name="Πίνακας1.A2" office:value-type="string">
            <text:p text:style-name="P9"/>
          </table:table-cell>
          <table:table-cell table:style-name="Πίνακας1.A2" office:value-type="string">
            <text:p text:style-name="P10">𒊩𒆪</text:p>
          </table:table-cell>
          <table:table-cell table:style-name="Πίνακας1.A2" office:value-type="string">
            <text:p text:style-name="P15">𒊩𒆪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51</text:p>
          </table:table-cell>
          <table:table-cell table:style-name="Πίνακας1.A2" office:value-type="string">
            <text:p text:style-name="P2">1206E</text:p>
          </table:table-cell>
          <table:table-cell table:style-name="Πίνακας1.A2" office:value-type="string">
            <text:p text:style-name="P2">889</text:p>
          </table:table-cell>
          <table:table-cell table:style-name="Πίνακας1.A2" office:value-type="string">
            <text:p text:style-name="P9">𒁮</text:p>
          </table:table-cell>
          <table:table-cell table:style-name="Πίνακας1.A2" office:value-type="string">
            <text:p text:style-name="P10">𒁮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52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90</text:p>
          </table:table-cell>
          <table:table-cell table:style-name="Πίνακας1.A2" office:value-type="string">
            <text:p text:style-name="P9">𒊩𒆳</text:p>
          </table:table-cell>
          <table:table-cell table:style-name="Πίνακας1.A2" office:value-type="string">
            <text:p text:style-name="P10">𒊩𒆳</text:p>
          </table:table-cell>
          <table:table-cell table:style-name="Πίνακας1.A2" office:value-type="string">
            <text:p text:style-name="P15">𒊩𒆳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53</text:p>
          </table:table-cell>
          <table:table-cell table:style-name="Πίνακας1.A2" office:value-type="string">
            <text:p text:style-name="P2">12116</text:p>
          </table:table-cell>
          <table:table-cell table:style-name="Πίνακας1.A2" office:value-type="string">
            <text:p text:style-name="P2">891</text:p>
          </table:table-cell>
          <table:table-cell table:style-name="Πίνακας1.A2" office:value-type="string">
            <text:p text:style-name="P9">𒄖</text:p>
          </table:table-cell>
          <table:table-cell table:style-name="Πίνακας1.A2" office:value-type="string">
            <text:p text:style-name="P10">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ext:soft-page-break/>
        <table:table-row table:style-name="Πίνακας1.1">
          <table:table-cell table:style-name="Πίνακας1.A2" office:value-type="string">
            <text:p text:style-name="P1">1054</text:p>
          </table:table-cell>
          <table:table-cell table:style-name="Πίνακας1.A2" office:value-type="string">
            <text:p text:style-name="P2">12117</text:p>
          </table:table-cell>
          <table:table-cell table:style-name="Πίνακας1.A2" office:value-type="string">
            <text:p text:style-name="P2">892</text:p>
          </table:table-cell>
          <table:table-cell table:style-name="Πίνακας1.A2" office:value-type="string">
            <text:p text:style-name="P9">𒄗</text:p>
          </table:table-cell>
          <table:table-cell table:style-name="Πίνακας1.A2" office:value-type="string">
            <text:p text:style-name="P10">𒄗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55</text:p>
          </table:table-cell>
          <table:table-cell table:style-name="Πίνακας1.A2" office:value-type="string">
            <text:p text:style-name="P2">12244</text:p>
          </table:table-cell>
          <table:table-cell table:style-name="Πίνακας1.A2" office:value-type="string">
            <text:p text:style-name="P2">893</text:p>
          </table:table-cell>
          <table:table-cell table:style-name="Πίνακας1.A2" office:value-type="string">
            <text:p text:style-name="P9">𒉄</text:p>
          </table:table-cell>
          <table:table-cell table:style-name="Πίνακας1.A2" office:value-type="string">
            <text:p text:style-name="P10">𒉄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56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94</text:p>
          </table:table-cell>
          <table:table-cell table:style-name="Πίνακας1.A2" office:value-type="string">
            <text:p text:style-name="P9">𒉄𒍞</text:p>
          </table:table-cell>
          <table:table-cell table:style-name="Πίνακας1.A2" office:value-type="string">
            <text:p text:style-name="P10">𒉄𒍞</text:p>
          </table:table-cell>
          <table:table-cell table:style-name="Πίνακας1.A2" office:value-type="string">
            <text:p text:style-name="P15">𒉄𒍞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57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95</text:p>
          </table:table-cell>
          <table:table-cell table:style-name="Πίνακας1.A2" office:value-type="string">
            <text:p text:style-name="P9">𒊩𒇬</text:p>
          </table:table-cell>
          <table:table-cell table:style-name="Πίνακας1.A2" office:value-type="string">
            <text:p text:style-name="P10">𒊩𒇬</text:p>
          </table:table-cell>
          <table:table-cell table:style-name="Πίνακας1.A2" office:value-type="string">
            <text:p text:style-name="P15">𒊩𒇬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58</text:p>
          </table:table-cell>
          <table:table-cell table:style-name="Πίνακας1.A2" office:value-type="string">
            <text:p text:style-name="P2">121B5</text:p>
          </table:table-cell>
          <table:table-cell table:style-name="Πίνακας1.A2" office:value-type="string">
            <text:p text:style-name="P2">896</text:p>
          </table:table-cell>
          <table:table-cell table:style-name="Πίνακας1.A2" office:value-type="string">
            <text:p text:style-name="P9">𒆵</text:p>
          </table:table-cell>
          <table:table-cell table:style-name="Πίνακας1.A2" office:value-type="string">
            <text:p text:style-name="P10">𒆵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59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97</text:p>
          </table:table-cell>
          <table:table-cell table:style-name="Πίνακας1.A2" office:value-type="string">
            <text:p text:style-name="P9">𒊩𒂠</text:p>
          </table:table-cell>
          <table:table-cell table:style-name="Πίνακας1.A2" office:value-type="string">
            <text:p text:style-name="P10">𒊩𒂠</text:p>
          </table:table-cell>
          <table:table-cell table:style-name="Πίνακας1.A2" office:value-type="string">
            <text:p text:style-name="P15">𒊩𒂠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60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898</text:p>
          </table:table-cell>
          <table:table-cell table:style-name="Πίνακας1.A2" office:value-type="string">
            <text:p text:style-name="P9">𒊩𒌨</text:p>
          </table:table-cell>
          <table:table-cell table:style-name="Πίνακας1.A2" office:value-type="string">
            <text:p text:style-name="P10">𒊩𒌨</text:p>
          </table:table-cell>
          <table:table-cell table:style-name="Πίνακας1.A2" office:value-type="string">
            <text:p text:style-name="P15">𒊩𒌨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61</text:p>
          </table:table-cell>
          <table:table-cell table:style-name="Πίνακας1.A2" office:value-type="string">
            <text:p text:style-name="P2">12096</text:p>
          </table:table-cell>
          <table:table-cell table:style-name="Πίνακας1.A2" office:value-type="string">
            <text:p text:style-name="P2">899</text:p>
          </table:table-cell>
          <table:table-cell table:style-name="Πίνακας1.A2" office:value-type="string">
            <text:p text:style-name="P9">𒂖</text:p>
          </table:table-cell>
          <table:table-cell table:style-name="Πίνακας1.A2" office:value-type="string">
            <text:p text:style-name="P10">𒂖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2</text:p>
          </table:table-cell>
          <table:table-cell table:style-name="Πίνακας1.A2" office:value-type="string">
            <text:p text:style-name="P2">1221D</text:p>
          </table:table-cell>
          <table:table-cell table:style-name="Πίνακας1.A2" office:value-type="string">
            <text:p text:style-name="P2">900</text:p>
          </table:table-cell>
          <table:table-cell table:style-name="Πίνακας1.A2" office:value-type="string">
            <text:p text:style-name="P9">𒈝</text:p>
          </table:table-cell>
          <table:table-cell table:style-name="Πίνακας1.A2" office:value-type="string">
            <text:p text:style-name="P10">𒈝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3</text:p>
          </table:table-cell>
          <table:table-cell table:style-name="Πίνακας1.A2" office:value-type="string">
            <text:p text:style-name="P2">12231</text:p>
          </table:table-cell>
          <table:table-cell table:style-name="Πίνακας1.A2" office:value-type="string">
            <text:p text:style-name="P2">901</text:p>
          </table:table-cell>
          <table:table-cell table:style-name="Πίνακας1.A2" office:value-type="string">
            <text:p text:style-name="P9">𒈱</text:p>
          </table:table-cell>
          <table:table-cell table:style-name="Πίνακας1.A2" office:value-type="string">
            <text:p text:style-name="P10">𒈱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4</text:p>
          </table:table-cell>
          <table:table-cell table:style-name="Πίνακας1.A2" office:value-type="string">
            <text:p text:style-name="P2">1221E</text:p>
          </table:table-cell>
          <table:table-cell table:style-name="Πίνακας1.A2" office:value-type="string">
            <text:p text:style-name="P2">902</text:p>
          </table:table-cell>
          <table:table-cell table:style-name="Πίνακας1.A2" office:value-type="string">
            <text:p text:style-name="P9">𒈞</text:p>
          </table:table-cell>
          <table:table-cell table:style-name="Πίνακας1.A2" office:value-type="string">
            <text:p text:style-name="P10">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5</text:p>
          </table:table-cell>
          <table:table-cell table:style-name="Πίνακας1.A2" office:value-type="string">
            <text:p text:style-name="P2"/>
          </table:table-cell>
          <table:table-cell table:style-name="Πίνακας1.A2" office:value-type="string">
            <text:p text:style-name="P2">903</text:p>
          </table:table-cell>
          <table:table-cell table:style-name="Πίνακας1.A2" office:value-type="string">
            <text:p text:style-name="P9">𒈞𒋙</text:p>
          </table:table-cell>
          <table:table-cell table:style-name="Πίνακας1.A2" office:value-type="string">
            <text:p text:style-name="P10">𒈞𒋙</text:p>
          </table:table-cell>
          <table:table-cell table:style-name="Πίνακας1.A2" office:value-type="string">
            <text:p text:style-name="P15">𒈞𒋙</text:p>
          </table:table-cell>
          <table:table-cell table:style-name="Πίνακας1.A2" office:value-type="string">
            <text:p text:style-name="P1">liga</text:p>
          </table:table-cell>
        </table:table-row>
        <table:table-row table:style-name="Πίνακας1.1">
          <table:table-cell table:style-name="Πίνακας1.A2" office:value-type="string">
            <text:p text:style-name="P1">1066</text:p>
          </table:table-cell>
          <table:table-cell table:style-name="Πίνακας1.A2" office:value-type="string">
            <text:p text:style-name="P2">1221F</text:p>
          </table:table-cell>
          <table:table-cell table:style-name="Πίνακας1.A2" office:value-type="string">
            <text:p text:style-name="P2">904</text:p>
          </table:table-cell>
          <table:table-cell table:style-name="Πίνακας1.A2" office:value-type="string">
            <text:p text:style-name="P9">𒈟</text:p>
          </table:table-cell>
          <table:table-cell table:style-name="Πίνακας1.A2" office:value-type="string">
            <text:p text:style-name="P10">𒈟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7</text:p>
          </table:table-cell>
          <table:table-cell table:style-name="Πίνακας1.A2" office:value-type="string">
            <text:p text:style-name="P2">122DE</text:p>
          </table:table-cell>
          <table:table-cell table:style-name="Πίνακας1.A2" office:value-type="string">
            <text:p text:style-name="P2">905</text:p>
          </table:table-cell>
          <table:table-cell table:style-name="Πίνακας1.A2" office:value-type="string">
            <text:p text:style-name="P9">𒋞</text:p>
          </table:table-cell>
          <table:table-cell table:style-name="Πίνακας1.A2" office:value-type="string">
            <text:p text:style-name="P10">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8</text:p>
          </table:table-cell>
          <table:table-cell table:style-name="Πίνακας1.A2" office:value-type="string">
            <text:p text:style-name="P2">122DE</text:p>
          </table:table-cell>
          <table:table-cell table:style-name="Πίνακας1.A2" office:value-type="string">
            <text:p text:style-name="P2">906</text:p>
          </table:table-cell>
          <table:table-cell table:style-name="Πίνακας1.A2" office:value-type="string">
            <text:p text:style-name="P9">𒋞</text:p>
          </table:table-cell>
          <table:table-cell table:style-name="Πίνακας1.A2" office:value-type="string">
            <text:p text:style-name="P10">𒋞</text:p>
          </table:table-cell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10"/>
          </table:table-cell>
        </table:table-row>
        <table:table-row table:style-name="Πίνακας1.1">
          <table:table-cell table:style-name="Πίνακας1.A2" office:value-type="string">
            <text:p text:style-name="P1">1069</text:p>
          </table:table-cell>
          <table:table-cell table:style-name="Πίνακας1.A2" office:value-type="string">
            <text:p text:style-name="P2">122DF</text:p>
          </table:table-cell>
          <table:table-cell table:style-name="Πίνακας1.A2" office:value-type="string">
            <text:p text:style-name="P2">907</text:p>
          </table:table-cell>
          <table:table-cell table:style-name="Πίνακας1.A2" office:value-type="string">
            <text:p text:style-name="P9">𒋟</text:p>
          </table:table-cell>
          <table:table-cell table:style-name="Πίνακας1.A2" office:value-type="string">
            <text:p text:style-name="P10">𒋟</text:p>
          </table:table-cell>
          <table:table-cell table:style-name="Πίνακας1.A2" office:value-type="string">
            <text:p text:style-name="P11"/>
          </table:table-cell>
          <table:table-cell table:style-name="Πίνακας1.A2" office:value-type="string">
            <text:p text:style-name="P11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Times New Roman" svg:font-family="'Times New Roman'" style:font-family-generic="swiss"/>
    <style:font-face style:name="Akkadian" svg:font-family="Akkadian" style:font-family-generic="roman" style:font-pitch="variable"/>
    <style:font-face style:name="Assyrian" svg:font-family="Assyrian" style:font-family-generic="roman" style:font-pitch="variable"/>
    <style:font-face style:name="Assyrian:aalt" svg:font-family="Assyrian:aalt" style:font-family-generic="roman" style:font-pitch="variable"/>
    <style:font-face style:name="Assyrian:aalt=2" svg:font-family="Assyrian:aalt=2" style:font-family-generic="roman" style:font-pitch="variable"/>
    <style:font-face style:name="Assyrian:liga=0" svg:font-family="Assyrian:liga=0" style:font-family-generic="roman" style:font-pitch="variable"/>
    <style:font-face style:name="Assyrian:ornm" svg:font-family="Assyrian:ornm" style:font-family-generic="roman" style:font-pitch="variable"/>
    <style:font-face style:name="Assyrian:salt" svg:font-family="Assyrian:salt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24pt" fo:font-weight="bold" style:letter-kerning="true" style:font-name-asian="Calibri2" style:font-family-asian="Calibri" style:font-family-generic-asian="system" style:font-pitch-asian="variable" style:font-size-asian="24pt" style:language-asian="el" style:country-asian="GR" style:font-weight-asian="bold" style:font-name-complex="Times New Roman1" style:font-family-complex="'Times New Roman'" style:font-family-generic-complex="system" style:font-pitch-complex="variable" style:font-size-complex="24pt" style:language-complex="he" style:country-complex="IL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swiss" fo:font-size="13pt" fo:font-weight="bold" style:font-name-asian="Calibri2" style:font-family-asian="Calibri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swiss" fo:font-weight="bold" style:font-name-asian="Calibri2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swiss" fo:font-size="26pt" fo:letter-spacing="0.009cm" style:letter-kerning="true" style:font-name-asian="Calibri2" style:font-family-asian="Calibri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0pt" style:font-name-asian="Calibri2" style:font-family-asian="Calibri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 style:language-complex="he" style:country-complex="IL"/>
    </style:style>
    <style:style style:name="navbox" style:family="paragraph" style:parent-style-name="Standard" style:default-outline-level="">
      <loext:graphic-properties draw:fill="solid" draw:fill-color="#fdfdfd"/>
      <style:paragraph-properties fo:margin-top="0.494cm" fo:margin-bottom="0.494cm" loext:contextual-spacing="false" fo:line-height="100%" fo:text-align="center" style:justify-single-word="false" fo:background-color="#fdfdfd" fo:padding="0.035cm" fo:border="0.74pt solid #aaaaaa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/>
    </style:style>
    <style:style style:name="navbox-inn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subgroup" style:family="paragraph" style:parent-style-name="Standard" style:default-outline-level="">
      <loext:graphic-properties draw:fill="solid" draw:fill-color="#fdfdfd"/>
      <style:paragraph-properties fo:margin-top="0.494cm" fo:margin-bottom="0.494cm" loext:contextual-spacing="false" fo:line-height="100%" fo:background-color="#fdfdfd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group" style:family="paragraph" style:parent-style-name="Standard" style:default-outline-level="">
      <style:paragraph-properties fo:margin-top="0.494cm" fo:margin-bottom="0.494cm" loext:contextual-spacing="false" style:line-height-at-least="0.635cm" fo:text-align="center" style:justify-single-word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title" style:family="paragraph" style:parent-style-name="Standard" style:default-outline-level="">
      <loext:graphic-properties draw:fill="solid" draw:fill-color="#ccccff"/>
      <style:paragraph-properties fo:margin-top="0.494cm" fo:margin-bottom="0.494cm" loext:contextual-spacing="false" style:line-height-at-least="0.635cm" fo:text-align="center" style:justify-single-word="false" fo:background-color="#cccc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abovebelow" style:family="paragraph" style:parent-style-name="Standard" style:default-outline-level="">
      <loext:graphic-properties draw:fill="solid" draw:fill-color="#ddddff"/>
      <style:paragraph-properties fo:margin-top="0.494cm" fo:margin-bottom="0.494cm" loext:contextual-spacing="false" style:line-height-at-least="0.635cm" fo:text-align="center" style:justify-single-word="false" fo:background-color="#dddd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list" style:family="paragraph" style:parent-style-name="Standard" style:default-outline-level="">
      <style:paragraph-properties fo:margin-top="0.494cm" fo:margin-bottom="0.494cm" loext:contextual-spacing="false" style:line-height-at-least="0.762cm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even" style:family="paragraph" style:parent-style-name="Standard" style:default-outline-level="">
      <loext:graphic-properties draw:fill="solid" draw:fill-color="#f7f7f7"/>
      <style:paragraph-properties fo:margin-top="0.494cm" fo:margin-bottom="0.494cm" loext:contextual-spacing="false" fo:line-height="100%" fo:background-color="#f7f7f7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a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 text:display="none"/>
    </style:style>
    <style:style style:name="collapsebutton" style:family="paragraph" style:parent-style-name="Standard" style:default-outline-level="">
      <style:paragraph-properties fo:margin-left="0.212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collapsible-toggle" style:family="paragraph" style:parent-style-name="Standard" style:default-outline-level="">
      <style:paragraph-properties fo:margin-top="0.494cm" fo:margin-bottom="0.494cm" loext:contextual-spacing="false" fo:line-height="100%" fo:text-align="end" style:justify-single-word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nfobox" style:family="paragraph" style:parent-style-name="Standard" style:default-outline-level="">
      <loext:graphic-properties draw:fill="solid" draw:fill-color="#f9f9f9"/>
      <style:paragraph-properties fo:margin-left="0.423cm" fo:margin-right="0cm" fo:margin-top="0.212cm" fo:margin-bottom="0.212cm" loext:contextual-spacing="false" style:line-height-at-least="0.635cm" fo:text-indent="0cm" style:auto-text-indent="false" fo:background-color="#f9f9f9" fo:padding="0.071cm" fo:border="0.74pt solid #aaaaaa"/>
      <style:text-properties fo:color="#000000"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/>
    </style:style>
    <style:style style:name="messagebox" style:family="paragraph" style:parent-style-name="Standard" style:default-outline-level="">
      <loext:graphic-properties draw:fill="solid" draw:fill-color="#f9f9f9"/>
      <style:paragraph-properties fo:margin-top="0cm" fo:margin-bottom="0.423cm" loext:contextual-spacing="false" fo:line-height="100%" fo:background-color="#f9f9f9" fo:padding="0.071cm" fo:border="0.74pt solid #aaaaaa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visualh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iddenstructure" style:family="paragraph" style:parent-style-name="Standard" style:default-outline-level="">
      <loext:graphic-properties draw:fill="solid" draw:fill-color="#00ff00"/>
      <style:paragraph-properties fo:margin-top="0.494cm" fo:margin-bottom="0.494cm" loext:contextual-spacing="false" fo:line-height="100%" fo:background-color="#00ff00"/>
      <style:text-properties fo:color="#ff0000"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rellink" style:family="paragraph" style:parent-style-name="Standard" style:default-outline-level="">
      <style:paragraph-properties fo:margin-top="0.494cm" fo:margin-bottom="0.212cm" loext:contextual-spacing="false" fo:line-height="100%"/>
      <style:text-properties style:font-name="Times New Roman" fo:font-family="'Times New Roman'" style:font-family-generic="swiss" fo:font-size="12pt" fo:font-style="italic" style:font-name-asian="Calibri2" style:font-family-asian="Calibri" style:font-family-generic-asian="system" style:font-pitch-asian="variable" style:font-size-asian="12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12pt" style:language-complex="he" style:country-complex="IL" style:font-style-complex="italic"/>
    </style:style>
    <style:style style:name="dablink" style:family="paragraph" style:parent-style-name="Standard" style:default-outline-level="">
      <style:paragraph-properties fo:margin-top="0.494cm" fo:margin-bottom="0.212cm" loext:contextual-spacing="false" fo:line-height="100%"/>
      <style:text-properties style:font-name="Times New Roman" fo:font-family="'Times New Roman'" style:font-family-generic="swiss" fo:font-size="12pt" fo:font-style="italic" style:font-name-asian="Calibri2" style:font-family-asian="Calibri" style:font-family-generic-asian="system" style:font-pitch-asian="variable" style:font-size-asian="12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12pt" style:language-complex="he" style:country-complex="IL" style:font-style-complex="italic"/>
    </style:style>
    <style:style style:name="geo-defaul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geo-dm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geo-dec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geo-nondefaul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geo-multi-punc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longitu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atitu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owrap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rap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emplate-documentation" style:family="paragraph" style:parent-style-name="Standard" style:default-outline-level="">
      <loext:graphic-properties draw:fill="solid" draw:fill-color="#ecfcf4"/>
      <style:paragraph-properties fo:margin-top="0.423cm" fo:margin-bottom="0cm" loext:contextual-spacing="false" fo:line-height="100%" fo:background-color="#ecfcf4" fo:padding="0.423cm" fo:border="0.74pt solid #aaaaaa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tag-marker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Arial" fo:font-family="Arial" style:font-family-generic="swiss" fo:font-style="italic" style:font-name-asian="Calibri2" style:font-family-asian="Calibri" style:font-family-generic-asian="system" style:font-pitch-asian="variable" style:language-asian="el" style:country-asian="GR" style:font-style-asian="italic" style:font-name-complex="Arial1" style:font-family-complex="Arial" style:font-family-generic-complex="system" style:font-pitch-complex="variable" style:language-complex="he" style:country-complex="IL" style:font-style-complex="italic"/>
    </style:style>
    <style:style style:name="sysop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accountcreator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templateeditor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autoconfirmed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updatedmarker" style:family="paragraph" style:parent-style-name="Standard" style:default-outline-level="">
      <style:paragraph-properties fo:margin-top="0.494cm" fo:margin-bottom="0.494cm" loext:contextual-spacing="false" fo:line-height="100%"/>
      <style:text-properties fo:color="#006400"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lef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righ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left-w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right-narr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left-extra-w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right-extra-narr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ink-http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redirecttext" style:family="paragraph" style:parent-style-name="Standard" style:default-outline-level="">
      <style:paragraph-properties fo:margin-left="0.157cm" fo:margin-right="0.157cm" fo:margin-top="0.157cm" fo:margin-bottom="0.157cm" loext:contextual-spacing="false" fo:line-height="100%" fo:text-indent="0cm" style:auto-text-indent="false"/>
      <style:text-properties style:font-name="Times New Roman" fo:font-family="'Times New Roman'" style:font-family-generic="swiss" fo:font-size="18pt" style:font-name-asian="Calibri2" style:font-family-asian="Calibri" style:font-family-generic-asian="system" style:font-pitch-asian="variable" style:font-size-asian="18pt" style:language-asian="el" style:country-asian="GR" style:font-name-complex="Times New Roman1" style:font-family-complex="'Times New Roman'" style:font-family-generic-complex="system" style:font-pitch-complex="variable" style:font-size-complex="18pt" style:language-complex="he" style:country-complex="IL"/>
    </style:style>
    <style:style style:name="sortkey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tandard-tal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m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ide-when-compac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ocnumb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elflin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head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outs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imag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imagerigh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empty-cel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-span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humbimag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titl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enhanced-rctim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m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etterhead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editlin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editnotice-redlin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am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vertical-nav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etadata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nputbox-elemen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title1" style:family="paragraph" style:parent-style-name="Standard" style:default-outline-level="">
      <loext:graphic-properties draw:fill="solid" draw:fill-color="#ddddff"/>
      <style:paragraph-properties fo:margin-top="0.494cm" fo:margin-bottom="0.494cm" loext:contextual-spacing="false" style:line-height-at-least="0.635cm" fo:text-align="center" style:justify-single-word="false" fo:background-color="#dddd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group1" style:family="paragraph" style:parent-style-name="Standard" style:default-outline-level="">
      <loext:graphic-properties draw:fill="solid" draw:fill-color="#e6e6ff"/>
      <style:paragraph-properties fo:margin-top="0.494cm" fo:margin-bottom="0.494cm" loext:contextual-spacing="false" style:line-height-at-least="0.635cm" fo:text-align="center" style:justify-single-word="false" fo:background-color="#e6e6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abovebelow1" style:family="paragraph" style:parent-style-name="Standard" style:default-outline-level="">
      <loext:graphic-properties draw:fill="solid" draw:fill-color="#e6e6ff"/>
      <style:paragraph-properties fo:margin-top="0.494cm" fo:margin-bottom="0.494cm" loext:contextual-spacing="false" style:line-height-at-least="0.635cm" fo:text-align="center" style:justify-single-word="false" fo:background-color="#e6e6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ar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navbar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navbar3" style:family="paragraph" style:parent-style-name="Standard" style:default-outline-level="">
      <style:paragraph-properties fo:margin-left="0cm" fo:margin-right="0.212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 text:display="none"/>
    </style:style>
    <style:style style:name="collapsebutton2" style:family="paragraph" style:parent-style-name="Standard" style:default-outline-level="">
      <style:paragraph-properties fo:margin-left="0.212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collapsible-toggle2" style:family="paragraph" style:parent-style-name="Standard" style:default-outline-level="">
      <style:paragraph-properties fo:margin-top="0.494cm" fo:margin-bottom="0.494cm" loext:contextual-spacing="false" fo:line-height="100%" fo:text-align="end" style:justify-single-word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tandard-talk1" style:family="paragraph" style:parent-style-name="Standard" style:default-outline-level="">
      <loext:graphic-properties draw:fill="solid" draw:fill-color="#f8eaba"/>
      <style:paragraph-properties fo:margin-top="0.064cm" fo:margin-bottom="0.064cm" loext:contextual-spacing="false" fo:line-height="100%" fo:background-color="#f8eaba" fo:padding="0.071cm" fo:border="0.74pt solid #c0c090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mbox1" style:family="paragraph" style:parent-style-name="Standard" style:default-outline-level="">
      <style:paragraph-properties fo:margin-left="-0.212cm" fo:margin-right="-0.212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mbox2" style:family="paragraph" style:parent-style-name="Standard" style:default-outline-level="">
      <style:paragraph-properties fo:margin-left="0.125cm" fo:margin-right="0.125cm" fo:margin-top="0.125cm" fo:margin-bottom="0.125cm" loext:contextual-spacing="false" fo:line-height="100%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mbox1" style:family="paragraph" style:parent-style-name="Standard" style:default-outline-level="">
      <style:paragraph-properties fo:margin-top="0.064cm" fo:margin-bottom="0.06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imag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box-imageright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box-empty-cell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box-text1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-span1" style:family="paragraph" style:parent-style-name="Standard" style:default-outline-level="">
      <style:paragraph-properties fo:margin-top="0.494cm" fo:margin-bottom="0.494cm" loext:contextual-spacing="false" style:line-height-at-least="0.635cm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-span2" style:family="paragraph" style:parent-style-name="Standard" style:default-outline-level="">
      <style:paragraph-properties fo:margin-top="0.494cm" fo:margin-bottom="0.494cm" loext:contextual-spacing="false" style:line-height-at-least="0.635cm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ide-when-compact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tocnumber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selflink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humbimage1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header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wpb-header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outsid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editnotice-redlink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w-titl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title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enhanced-rctim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etterhead1" style:family="paragraph" style:parent-style-name="Standard" style:default-outline-level="">
      <loext:graphic-properties draw:fill="solid" draw:fill-color="#faf9f2"/>
      <style:paragraph-properties fo:margin-top="0.494cm" fo:margin-bottom="0.494cm" loext:contextual-spacing="false" fo:line-height="100%" fo:background-color="#faf9f2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ortkey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sortkey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inputbox-element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ambox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navbox1" style:family="paragraph" style:parent-style-name="Standard" style:default-outline-level="">
      <loext:graphic-properties draw:fill="solid" draw:fill-color="#fdfdfd"/>
      <style:paragraph-properties fo:margin-top="0.494cm" fo:margin-bottom="0.494cm" loext:contextual-spacing="false" fo:line-height="100%" fo:text-align="center" style:justify-single-word="false" fo:background-color="#fdfdfd" fo:padding="0.035cm" fo:border="0.74pt solid #aaaaaa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 text:display="none"/>
    </style:style>
    <style:style style:name="vertical-navbox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dablink1" style:family="paragraph" style:parent-style-name="Standard" style:default-outline-level="">
      <style:paragraph-properties fo:margin-top="0.494cm" fo:margin-bottom="0.212cm" loext:contextual-spacing="false" fo:line-height="100%"/>
      <style:text-properties style:font-name="Times New Roman" fo:font-family="'Times New Roman'" style:font-family-generic="swiss" fo:font-size="12pt" fo:font-style="italic" style:font-name-asian="Calibri2" style:font-family-asian="Calibri" style:font-family-generic-asian="system" style:font-pitch-asian="variable" style:font-size-asian="12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12pt" style:language-complex="he" style:country-complex="IL" style:font-style-complex="italic" text:display="none"/>
    </style:style>
    <style:style style:name="metadata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HTML_20_Top_20_of_20_Form" style:display-name="HTML Top of Form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HTML_20_Bottom_20_of_20_Form" style:display-name="HTML Bottom of Form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Βασικό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swiss" fo:font-size="24pt" fo:font-weight="bold" style:letter-kerning="true" style:font-name-asian="Calibri2" style:font-family-asian="Calibri" style:font-family-generic-asian="system" style:font-pitch-asian="variable" style:font-size-asian="24pt" style:language-asian="el" style:country-asian="GR" style:font-weight-asian="bold" style:font-name-complex="Times New Roman1" style:font-family-complex="'Times New Roman'" style:font-family-generic-complex="system" style:font-pitch-complex="variable" style:font-size-complex="24pt" style:language-complex="he" style:country-complex="IL" style:font-weight-complex="bold"/>
    </style:style>
    <style:style style:name="Επικεφαλίδα_20_2_20_Char" style:display-name="Επικεφαλίδα 2 Char" style:family="text" style:parent-style-name="Default_20_Paragraph_20_Font">
      <style:text-properties fo:color="#4f81bd" style:font-name="Cambria" fo:font-family="Cambria" style:font-family-generic="swiss" fo:font-size="13pt" fo:font-weight="bold" style:font-name-asian="Calibri2" style:font-family-asian="Calibri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fo:color="#4f81bd" style:font-name="Cambria" fo:font-family="Cambria" style:font-family-generic="swiss" fo:font-weight="bold" style:font-name-asian="Calibri2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swiss" fo:font-size="26pt" fo:letter-spacing="0.009cm" style:letter-kerning="true" style:font-name-asian="Calibri2" style:font-family-asian="Calibri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Απλό_20_κείμενο_20_Char" style:display-name="Απλό κείμενο Char" style:family="text" style:parent-style-name="Default_20_Paragraph_20_Font"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swiss" fo:font-size="10pt" style:font-name-asian="Calibri2" style:font-family-asian="Calibri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 style:language-complex="he" style:country-complex="IL"/>
    </style:style>
    <style:style style:name="brokenref" style:family="text" style:parent-style-name="Default_20_Paragraph_20_Font">
      <style:text-properties text:display="true"/>
    </style:style>
    <style:style style:name="texhtml" style:family="text" style:parent-style-name="Default_20_Paragraph_20_Font">
      <style:text-properties style:font-name="Times New Roman" fo:font-family="'Times New Roman'" style:font-family-generic="swiss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mw-geshi" style:family="text" style:parent-style-name="Default_20_Paragraph_20_Font">
      <style:text-properties style:font-name="Courier New" fo:font-family="'Courier New'" style:font-family-generic="swiss" style:font-name-complex="Courier New1" style:font-family-complex="'Courier New'" style:font-family-generic-complex="system" style:font-pitch-complex="variable"/>
    </style:style>
    <style:style style:name="collapsebutton1" style:family="text" style:parent-style-name="Default_20_Paragraph_20_Font">
      <style:text-properties fo:font-weight="normal" style:font-weight-asian="normal" style:font-weight-complex="normal" text:display="true"/>
    </style:style>
    <style:style style:name="mw-collapsible-toggle1" style:family="text" style:parent-style-name="Default_20_Paragraph_20_Font">
      <style:text-properties fo:font-weight="normal" style:font-weight-asian="normal" style:font-weight-complex="normal" text:display="true"/>
    </style:style>
    <style:style style:name="texhtml1" style:family="text" style:parent-style-name="Default_20_Paragraph_20_Font">
      <style:text-properties style:font-name="Times New Roman" fo:font-family="'Times New Roman'" style:font-family-generic="swiss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ocnumber2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cite-backlink" style:family="text" style:parent-style-name="Default_20_Paragraph_20_Font"/>
    <style:style style:name="reference-text" style:family="text" style:parent-style-name="Default_20_Paragraph_20_Font"/>
    <style:style style:name="z-Αρχή_20_φόρμας_20_Char" style:display-name="z-Αρχή φόρμας Char" style:family="text" style:parent-style-name="Default_20_Paragraph_20_Font"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z-Τέλος_20_φόρμας_20_Char" style:display-name="z-Τέλος φόρμας Char" style:family="text" style:parent-style-name="Default_20_Paragraph_20_Font"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Προεπιλεγμένη_20_γραμματοσειρά" style:display-name="Προεπιλεγμένη γραμματοσειρά" style:family="text"/>
    <style:style style:name="Υπερ-σύνδεση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code Fonts for Ancient Scripts</dc:title>
    <meta:initial-creator>George Douros</meta:initial-creator>
    <meta:editing-cycles>97</meta:editing-cycles>
    <meta:creation-date>2014-01-03T13:38:00</meta:creation-date>
    <dc:date>2020-03-11T13:56:14.264000000</dc:date>
    <meta:editing-duration>PT5H38M20S</meta:editing-duration>
    <meta:generator>LibreOffice/5.4.2.2$Windows_x86 LibreOffice_project/22b09f6418e8c2d508a9eaf86b2399209b0990f4</meta:generator>
    <dc:description>Strictly limited to personal use.</dc:description>
    <dc:subject>UFAS documentation</dc:subject>
    <meta:document-statistic meta:table-count="1" meta:image-count="0" meta:object-count="0" meta:page-count="68" meta:paragraph-count="5256" meta:word-count="5349" meta:character-count="14255" meta:non-whitespace-character-count="14162"/>
    <meta:template xlink:type="simple" xlink:actuate="onRequest" xlink:title="Normal.dotm" xlink:href=""/>
  </office:meta>
</office:document-meta>
</file>